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1.928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2.0953in"/>
    </style:style>
    <style:style style:name="co7" style:family="table-column">
      <style:table-column-properties fo:break-before="auto" style:column-width="1.9091in"/>
    </style:style>
    <style:style style:name="co8" style:family="table-column">
      <style:table-column-properties fo:break-before="auto" style:column-width="2.0575in"/>
    </style:style>
    <style:style style:name="co9" style:family="table-column">
      <style:table-column-properties fo:break-before="auto" style:column-width="2.011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9555in"/>
    </style:style>
    <style:style style:name="co12" style:family="table-column">
      <style:table-column-properties fo:break-before="auto" style:column-width="2.6807in"/>
    </style:style>
    <style:style style:name="co13" style:family="table-column">
      <style:table-column-properties fo:break-before="auto" style:column-width="2.9874in"/>
    </style:style>
    <style:style style:name="co14" style:family="table-column">
      <style:table-column-properties fo:break-before="auto" style:column-width="1.6484in"/>
    </style:style>
    <style:style style:name="co15" style:family="table-column">
      <style:table-column-properties fo:break-before="auto" style:column-width="2.2339in"/>
    </style:style>
    <style:style style:name="co16" style:family="table-column">
      <style:table-column-properties fo:break-before="auto" style:column-width="0.989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b613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9" table:default-cell-style-name="ce2"/>
        <table:table-column table:style-name="co11" table:default-cell-style-name="ce2"/>
        <table:table-column table:style-name="co12" table:number-columns-repeated="12" table:default-cell-style-name="ce2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number-columns-repeated="979" table:default-cell-style-name="Default"/>
        <table:table-row table:style-name="ro1">
          <table:table-cell office:value-type="string">
            <text:p>zip</text:p>
          </table:table-cell>
          <table:table-cell office:value-type="string">
            <text:p>id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Zillow Home Value Index</text:p>
          </table:table-cell>
          <table:table-cell office:value-type="string">
            <text:p>Median Single Family Home Value</text:p>
          </table:table-cell>
          <table:table-cell office:value-type="string">
            <text:p>Median Condo Value</text:p>
          </table:table-cell>
          <table:table-cell office:value-type="string">
            <text:p>Median 2-Bedroom Home Value</text:p>
          </table:table-cell>
          <table:table-cell office:value-type="string">
            <text:p>Median 3-Bedroom Home Value</text:p>
          </table:table-cell>
          <table:table-cell office:value-type="string">
            <text:p>Median 4-Bedroom Home Value</text:p>
          </table:table-cell>
          <table:table-cell office:value-type="string">
            <text:p>Percent Homes Decreasing</text:p>
          </table:table-cell>
          <table:table-cell office:value-type="string">
            <text:p>Percent Listing Price Reduction</text:p>
          </table:table-cell>
          <table:table-cell office:value-type="string">
            <text:p>Median List Price Per Sq Ft</text:p>
          </table:table-cell>
          <table:table-cell office:value-type="string">
            <text:p>Median List Price</text:p>
          </table:table-cell>
          <table:table-cell office:value-type="string">
            <text:p>Median Sale Price</text:p>
          </table:table-cell>
          <table:table-cell office:value-type="string">
            <text:p>Property Tax</text:p>
          </table:table-cell>
          <table:table-cell office:value-type="string">
            <text:p>Turnover (Sold Within Last Yr.)</text:p>
          </table:table-cell>
          <table:table-cell office:value-type="string">
            <text:p>Median Value Per Sq Ft</text:p>
          </table:table-cell>
          <table:table-cell office:value-type="string">
            <text:p>1-Yr. Change</text:p>
          </table:table-cell>
          <table:table-cell office:value-type="string">
            <text:p>BuiltYear&lt;1900</text:p>
          </table:table-cell>
          <table:table-cell office:value-type="string">
            <text:p>BuiltYear&gt;2000</text:p>
          </table:table-cell>
          <table:table-cell office:value-type="string">
            <text:p>BuiltYear1900-1919</text:p>
          </table:table-cell>
          <table:table-cell office:value-type="string">
            <text:p>BuiltYear1920-1939</text:p>
          </table:table-cell>
          <table:table-cell office:value-type="string">
            <text:p>BuiltYear1940-1959</text:p>
          </table:table-cell>
          <table:table-cell office:value-type="string">
            <text:p>BuiltYear1960-1979</text:p>
          </table:table-cell>
          <table:table-cell office:value-type="string">
            <text:p>BuiltYear1980-1999</text:p>
          </table:table-cell>
          <table:table-cell office:value-type="string">
            <text:p>HomeSize&lt;1000sqft</text:p>
          </table:table-cell>
          <table:table-cell office:value-type="string">
            <text:p>HomeSize&gt;3600sqft</text:p>
          </table:table-cell>
          <table:table-cell office:value-type="string">
            <text:p>HomeSize1000-1400sqft</text:p>
          </table:table-cell>
          <table:table-cell office:value-type="string">
            <text:p>HomeSize1400-1800sqft</text:p>
          </table:table-cell>
          <table:table-cell office:value-type="string">
            <text:p>HomeSize1800-2400sqft</text:p>
          </table:table-cell>
          <table:table-cell office:value-type="string">
            <text:p>HomeSize2400-3600sqft</text:p>
          </table:table-cell>
          <table:table-cell office:value-type="string">
            <text:p>HomeType:Condo</text:p>
          </table:table-cell>
          <table:table-cell office:value-type="string">
            <text:p>HomeType:Other</text:p>
          </table:table-cell>
          <table:table-cell office:value-type="string">
            <text:p>HomeType:SingleFamily</text:p>
          </table:table-cell>
          <table:table-cell office:value-type="string">
            <text:p>Median Household Income</text:p>
          </table:table-cell>
          <table:table-cell office:value-type="string">
            <text:p>Single Males</text:p>
          </table:table-cell>
          <table:table-cell office:value-type="string">
            <text:p>Single Females</text:p>
          </table:table-cell>
          <table:table-cell office:value-type="string">
            <text:p>Median Age</text:p>
          </table:table-cell>
          <table:table-cell office:value-type="string">
            <text:p>Homes With Kids</text:p>
          </table:table-cell>
          <table:table-cell office:value-type="string">
            <text:p>Average Household Size</text:p>
          </table:table-cell>
          <table:table-cell office:value-type="string">
            <text:p>Average Commute Time (Minutes)</text:p>
          </table:table-cell>
          <table:table-cell table:number-columns-repeated="982"/>
        </table:table-row>
        <table:table-row table:style-name="ro2">
          <table:table-cell office:value-type="float" office:value="10453">
            <text:p>10453</text:p>
          </table:table-cell>
          <table:table-cell office:value-type="float" office:value="61793">
            <text:p>61793</text:p>
          </table:table-cell>
          <table:table-cell office:value-type="float" office:value="40.852617">
            <text:p>40.852617</text:p>
          </table:table-cell>
          <table:table-cell office:value-type="float" office:value="-73.914193">
            <text:p>-73.91419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2</text:p>
          </table:table-cell>
          <table:table-cell office:value-type="string">
            <text:p>&lt;value&gt;0</text:p>
          </table:table-cell>
          <table:table-cell office:value-type="string">
            <text:p>&lt;value type="USD"&gt;324000</text:p>
          </table:table-cell>
          <table:table-cell office:value-type="string">
            <text:p>&lt;value&gt;0</text:p>
          </table:table-cell>
          <table:table-cell office:value-type="string">
            <text:p>&lt;value type="USD"&gt;215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159</text:p>
          </table:table-cell>
          <table:table-cell office:value-type="string">
            <text:p>none</text:p>
          </table:table-cell>
          <table:table-cell office:value-type="string">
            <text:p>&lt;value type="percent"&gt;0.0575256107171</text:p>
          </table:table-cell>
          <table:table-cell office:value-type="string">
            <text:p>&lt;value type="percent"&gt;0.0654058313632</text:p>
          </table:table-cell>
          <table:table-cell office:value-type="string">
            <text:p>&lt;value type="percent"&gt;0.2876280535855</text:p>
          </table:table-cell>
          <table:table-cell office:value-type="string">
            <text:p>&lt;value type="percent"&gt;0.3388494877856</text:p>
          </table:table-cell>
          <table:table-cell table:number-columns-repeated="2" office:value-type="string">
            <text:p>&lt;value type="percent"&gt;0.0094562647754</text:p>
          </table:table-cell>
          <table:table-cell office:value-type="string">
            <text:p>&lt;value type="percent"&gt;0.2316784869976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57">
            <text:p>10457</text:p>
          </table:table-cell>
          <table:table-cell office:value-type="float" office:value="61797">
            <text:p>61797</text:p>
          </table:table-cell>
          <table:table-cell office:value-type="float" office:value="40.845882">
            <text:p>40.845882</text:p>
          </table:table-cell>
          <table:table-cell office:value-type="float" office:value="-73.898477">
            <text:p>-73.89847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315000</text:p>
          </table:table-cell>
          <table:table-cell office:value-type="string">
            <text:p>&lt;value&gt;0</text:p>
          </table:table-cell>
          <table:table-cell office:value-type="string">
            <text:p>&lt;value type="USD"&gt;1842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58</text:p>
          </table:table-cell>
          <table:table-cell office:value-type="string">
            <text:p>none</text:p>
          </table:table-cell>
          <table:table-cell office:value-type="string">
            <text:p>&lt;value type="percent"&gt;0.1035834266517</text:p>
          </table:table-cell>
          <table:table-cell office:value-type="string">
            <text:p>&lt;value type="percent"&gt;0.1438969764837</text:p>
          </table:table-cell>
          <table:table-cell office:value-type="string">
            <text:p>&lt;value type="percent"&gt;0.3477043673012</text:p>
          </table:table-cell>
          <table:table-cell office:value-type="string">
            <text:p>&lt;value type="percent"&gt;0.1746920492721</text:p>
          </table:table-cell>
          <table:table-cell office:value-type="string">
            <text:p>&lt;value type="percent"&gt;0.0089585666293</text:p>
          </table:table-cell>
          <table:table-cell office:value-type="string">
            <text:p>&lt;value type="percent"&gt;0.0246360582306</text:p>
          </table:table-cell>
          <table:table-cell office:value-type="string">
            <text:p>&lt;value type="percent"&gt;0.1965285554311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60">
            <text:p>10460</text:p>
          </table:table-cell>
          <table:table-cell office:value-type="float" office:value="61800">
            <text:p>61800</text:p>
          </table:table-cell>
          <table:table-cell office:value-type="float" office:value="40.843603">
            <text:p>40.843603</text:p>
          </table:table-cell>
          <table:table-cell office:value-type="float" office:value="-73.879902">
            <text:p>-73.87990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22</text:p>
          </table:table-cell>
          <table:table-cell office:value-type="string">
            <text:p>&lt;value&gt;0</text:p>
          </table:table-cell>
          <table:table-cell office:value-type="string">
            <text:p>&lt;value type="USD"&gt;199000</text:p>
          </table:table-cell>
          <table:table-cell office:value-type="string">
            <text:p>&lt;value&gt;0</text:p>
          </table:table-cell>
          <table:table-cell office:value-type="string">
            <text:p>&lt;value type="USD"&gt;2925</text:p>
          </table:table-cell>
          <table:table-cell office:value-type="string">
            <text:p>&lt;value type="percent"&gt;0.09</text:p>
          </table:table-cell>
          <table:table-cell office:value-type="string">
            <text:p>&lt;value type="USD"&gt;140</text:p>
          </table:table-cell>
          <table:table-cell office:value-type="string">
            <text:p>none</text:p>
          </table:table-cell>
          <table:table-cell office:value-type="string">
            <text:p>&lt;value type="percent"&gt;0.0718954248366</text:p>
          </table:table-cell>
          <table:table-cell office:value-type="string">
            <text:p>&lt;value type="percent"&gt;0.1613876319758</text:p>
          </table:table-cell>
          <table:table-cell office:value-type="string">
            <text:p>&lt;value type="percent"&gt;0.262443438914</text:p>
          </table:table-cell>
          <table:table-cell office:value-type="string">
            <text:p>&lt;value type="percent"&gt;0.2765208647561</text:p>
          </table:table-cell>
          <table:table-cell office:value-type="string">
            <text:p>&lt;value type="percent"&gt;0.0191050779286</text:p>
          </table:table-cell>
          <table:table-cell office:value-type="string">
            <text:p>&lt;value type="percent"&gt;0.0201106083459</text:p>
          </table:table-cell>
          <table:table-cell office:value-type="string">
            <text:p>&lt;value type="percent"&gt;0.1885369532428</text:p>
          </table:table-cell>
          <table:table-cell office:value-type="string">
            <text:p>&lt;value type="percent"&gt;0.0149100257069</text:p>
          </table:table-cell>
          <table:table-cell office:value-type="string">
            <text:p>&lt;value type="percent"&gt;0.1460154241645</text:p>
          </table:table-cell>
          <table:table-cell office:value-type="string">
            <text:p>&lt;value type="percent"&gt;0.0550128534704</text:p>
          </table:table-cell>
          <table:table-cell office:value-type="string">
            <text:p>&lt;value type="percent"&gt;0.0899742930591</text:p>
          </table:table-cell>
          <table:table-cell office:value-type="string">
            <text:p>&lt;value type="percent"&gt;0.2812339331619</text:p>
          </table:table-cell>
          <table:table-cell office:value-type="string">
            <text:p>&lt;value type="percent"&gt;0.383547557840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58">
            <text:p>10458</text:p>
          </table:table-cell>
          <table:table-cell office:value-type="float" office:value="61798">
            <text:p>61798</text:p>
          </table:table-cell>
          <table:table-cell office:value-type="float" office:value="40.864836">
            <text:p>40.864836</text:p>
          </table:table-cell>
          <table:table-cell office:value-type="float" office:value="-73.886448">
            <text:p>-73.88644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7</text:p>
          </table:table-cell>
          <table:table-cell office:value-type="string">
            <text:p>&lt;value&gt;0</text:p>
          </table:table-cell>
          <table:table-cell office:value-type="string">
            <text:p>&lt;value type="USD"&gt;125000</text:p>
          </table:table-cell>
          <table:table-cell office:value-type="string">
            <text:p>&lt;value&gt;0</text:p>
          </table:table-cell>
          <table:table-cell office:value-type="string">
            <text:p>&lt;value type="USD"&gt;2418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36</text:p>
          </table:table-cell>
          <table:table-cell office:value-type="string">
            <text:p>none</text:p>
          </table:table-cell>
          <table:table-cell office:value-type="string">
            <text:p>&lt;value type="percent"&gt;0.0231958762886</text:p>
          </table:table-cell>
          <table:table-cell office:value-type="string">
            <text:p>&lt;value type="percent"&gt;0.0676546391752</text:p>
          </table:table-cell>
          <table:table-cell office:value-type="string">
            <text:p>&lt;value type="percent"&gt;0.5019329896907</text:p>
          </table:table-cell>
          <table:table-cell office:value-type="string">
            <text:p>&lt;value type="percent"&gt;0.3318298969072</text:p>
          </table:table-cell>
          <table:table-cell office:value-type="string">
            <text:p>&lt;value type="percent"&gt;0.0180412371134</text:p>
          </table:table-cell>
          <table:table-cell office:value-type="string">
            <text:p>&lt;value type="percent"&gt;0.0096649484536</text:p>
          </table:table-cell>
          <table:table-cell office:value-type="string">
            <text:p>&lt;value type="percent"&gt;0.0476804123711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67">
            <text:p>10467</text:p>
          </table:table-cell>
          <table:table-cell office:value-type="float" office:value="61807">
            <text:p>61807</text:p>
          </table:table-cell>
          <table:table-cell office:value-type="float" office:value="40.876903">
            <text:p>40.876903</text:p>
          </table:table-cell>
          <table:table-cell office:value-type="float" office:value="-73.871702">
            <text:p>-73.871702</text:p>
          </table:table-cell>
          <table:table-cell office:value-type="string">
            <text:p>&lt;value type="USD"&gt;312300</text:p>
          </table:table-cell>
          <table:table-cell office:value-type="string">
            <text:p>none</text:p>
          </table:table-cell>
          <table:table-cell office:value-type="string">
            <text:p>&lt;value type="USD"&gt;212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percent"&gt;0.129</text:p>
          </table:table-cell>
          <table:table-cell office:value-type="string">
            <text:p>&lt;value&gt;0</text:p>
          </table:table-cell>
          <table:table-cell office:value-type="string">
            <text:p>&lt;value type="USD"&gt;299000</text:p>
          </table:table-cell>
          <table:table-cell office:value-type="string">
            <text:p>&lt;value type="USD"&gt;212600</text:p>
          </table:table-cell>
          <table:table-cell office:value-type="string">
            <text:p>&lt;value type="USD"&gt;2741</text:p>
          </table:table-cell>
          <table:table-cell office:value-type="string">
            <text:p>&lt;value type="percent"&gt;0.075</text:p>
          </table:table-cell>
          <table:table-cell office:value-type="string">
            <text:p>&lt;value type="USD"&gt;19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28512074785</text:p>
          </table:table-cell>
          <table:table-cell office:value-type="string">
            <text:p>&lt;value type="percent"&gt;0.0875097377304</text:p>
          </table:table-cell>
          <table:table-cell office:value-type="string">
            <text:p>&lt;value type="percent"&gt;0.2227992729161</text:p>
          </table:table-cell>
          <table:table-cell office:value-type="string">
            <text:p>&lt;value type="percent"&gt;0.3508179693586</text:p>
          </table:table-cell>
          <table:table-cell office:value-type="string">
            <text:p>&lt;value type="percent"&gt;0.1859257335756</text:p>
          </table:table-cell>
          <table:table-cell office:value-type="string">
            <text:p>&lt;value type="percent"&gt;0.1165930927031</text:p>
          </table:table-cell>
          <table:table-cell office:value-type="string">
            <text:p>&lt;value type="percent"&gt;0.0135029862373</text:p>
          </table:table-cell>
          <table:table-cell office:value-type="string">
            <text:p>&lt;value type="percent"&gt;0.0835084033613</text:p>
          </table:table-cell>
          <table:table-cell office:value-type="string">
            <text:p>&lt;value type="percent"&gt;0.1499474789915</text:p>
          </table:table-cell>
          <table:table-cell office:value-type="string">
            <text:p>&lt;value type="percent"&gt;0.048056722689</text:p>
          </table:table-cell>
          <table:table-cell office:value-type="string">
            <text:p>&lt;value type="percent"&gt;0.1137079831932</text:p>
          </table:table-cell>
          <table:table-cell office:value-type="string">
            <text:p>&lt;value type="percent"&gt;0.2134978991596</text:p>
          </table:table-cell>
          <table:table-cell office:value-type="string">
            <text:p>&lt;value type="percent"&gt;0.371586134453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8">
            <text:p>10468</text:p>
          </table:table-cell>
          <table:table-cell office:value-type="float" office:value="61808">
            <text:p>61808</text:p>
          </table:table-cell>
          <table:table-cell office:value-type="float" office:value="40.864214">
            <text:p>40.864214</text:p>
          </table:table-cell>
          <table:table-cell office:value-type="float" office:value="-73.853842">
            <text:p>-73.85384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11</text:p>
          </table:table-cell>
          <table:table-cell office:value-type="string">
            <text:p>&lt;value&gt;0</text:p>
          </table:table-cell>
          <table:table-cell office:value-type="string">
            <text:p>&lt;value type="USD"&gt;138000</text:p>
          </table:table-cell>
          <table:table-cell office:value-type="string">
            <text:p>&lt;value&gt;0</text:p>
          </table:table-cell>
          <table:table-cell office:value-type="string">
            <text:p>&lt;value type="USD"&gt;251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47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451">
            <text:p>10451</text:p>
          </table:table-cell>
          <table:table-cell office:value-type="float" office:value="61791">
            <text:p>61791</text:p>
          </table:table-cell>
          <table:table-cell office:value-type="float" office:value="40.819014">
            <text:p>40.819014</text:p>
          </table:table-cell>
          <table:table-cell office:value-type="float" office:value="-73.92126">
            <text:p>-73.92126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9</text:p>
          </table:table-cell>
          <table:table-cell office:value-type="string">
            <text:p>&lt;value&gt;0</text:p>
          </table:table-cell>
          <table:table-cell office:value-type="string">
            <text:p>&lt;value type="USD"&gt;160000</text:p>
          </table:table-cell>
          <table:table-cell office:value-type="string">
            <text:p>&lt;value&gt;0</text:p>
          </table:table-cell>
          <table:table-cell office:value-type="string">
            <text:p>&lt;value type="USD"&gt;14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22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452">
            <text:p>10452</text:p>
          </table:table-cell>
          <table:table-cell table:style-name="ce1" office:value-type="float" office:value="61792">
            <text:p>61792</text:p>
          </table:table-cell>
          <table:table-cell table:style-name="ce1" office:value-type="float" office:value="40.836687">
            <text:p>40.836687</text:p>
          </table:table-cell>
          <table:table-cell table:style-name="ce1" office:value-type="float" office:value="-73.922362">
            <text:p>-73.922362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8</text:p>
          </table:table-cell>
          <table:table-cell office:value-type="string">
            <text:p>&lt;value&gt;0</text:p>
          </table:table-cell>
          <table:table-cell office:value-type="string">
            <text:p>&lt;value type="USD"&gt;145000</text:p>
          </table:table-cell>
          <table:table-cell office:value-type="string">
            <text:p>&lt;value&gt;0</text:p>
          </table:table-cell>
          <table:table-cell office:value-type="string">
            <text:p>&lt;value type="USD"&gt;1088</text:p>
          </table:table-cell>
          <table:table-cell office:value-type="string">
            <text:p>&lt;value type="percent"&gt;0.052</text:p>
          </table:table-cell>
          <table:table-cell office:value-type="string">
            <text:p>&lt;value type="USD"&gt;112</text:p>
          </table:table-cell>
          <table:table-cell office:value-type="string">
            <text:p>none</text:p>
          </table:table-cell>
          <table:table-cell office:value-type="string">
            <text:p>&lt;value type="percent"&gt;0.1024464831804</text:p>
          </table:table-cell>
          <table:table-cell office:value-type="string">
            <text:p>&lt;value type="percent"&gt;0.1865443425076</text:p>
          </table:table-cell>
          <table:table-cell office:value-type="string">
            <text:p>&lt;value type="percent"&gt;0.2706422018348</text:p>
          </table:table-cell>
          <table:table-cell office:value-type="string">
            <text:p>&lt;value type="percent"&gt;0.3119266055045</text:p>
          </table:table-cell>
          <table:table-cell office:value-type="string">
            <text:p>&lt;value type="percent"&gt;0.0290519877675</text:p>
          </table:table-cell>
          <table:table-cell/>
          <table:table-cell office:value-type="string">
            <text:p>&lt;value type="percent"&gt;0.0978593272171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456">
            <text:p>10456</text:p>
          </table:table-cell>
          <table:table-cell office:value-type="float" office:value="61796">
            <text:p>61796</text:p>
          </table:table-cell>
          <table:table-cell office:value-type="float" office:value="40.830383">
            <text:p>40.830383</text:p>
          </table:table-cell>
          <table:table-cell office:value-type="float" office:value="-73.90838">
            <text:p>-73.90838</text:p>
          </table:table-cell>
          <table:table-cell office:value-type="string">
            <text:p>&lt;value type="USD"&gt;256200</text:p>
          </table:table-cell>
          <table:table-cell office:value-type="string">
            <text:p>&lt;value type="USD"&gt;285700</text:p>
          </table:table-cell>
          <table:table-cell office:value-type="string">
            <text:p>&lt;value type="USD"&gt;191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65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201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1117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08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0952879581151</text:p>
          </table:table-cell>
          <table:table-cell office:value-type="string">
            <text:p>&lt;value type="percent"&gt;0.1863874345549</text:p>
          </table:table-cell>
          <table:table-cell office:value-type="string">
            <text:p>&lt;value type="percent"&gt;0.2293193717277</text:p>
          </table:table-cell>
          <table:table-cell office:value-type="string">
            <text:p>&lt;value type="percent"&gt;0.206282722513</text:p>
          </table:table-cell>
          <table:table-cell office:value-type="string">
            <text:p>&lt;value type="percent"&gt;0.2774869109947</text:p>
          </table:table-cell>
          <table:table-cell office:value-type="string">
            <text:p>&lt;value type="percent"&gt;0.0464509394572</text:p>
          </table:table-cell>
          <table:table-cell office:value-type="string">
            <text:p>&lt;value type="percent"&gt;0.1503131524008</text:p>
          </table:table-cell>
          <table:table-cell office:value-type="string">
            <text:p>&lt;value type="percent"&gt;0.2379958246346</text:p>
          </table:table-cell>
          <table:table-cell office:value-type="string">
            <text:p>&lt;value type="percent"&gt;0.0548016701461</text:p>
          </table:table-cell>
          <table:table-cell office:value-type="string">
            <text:p>&lt;value type="percent"&gt;0.1649269311064</text:p>
          </table:table-cell>
          <table:table-cell office:value-type="string">
            <text:p>&lt;value type="percent"&gt;0.3168058455114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0454">
            <text:p>10454</text:p>
          </table:table-cell>
          <table:table-cell office:value-type="float" office:value="61794">
            <text:p>61794</text:p>
          </table:table-cell>
          <table:table-cell office:value-type="float" office:value="40.80543">
            <text:p>40.80543</text:p>
          </table:table-cell>
          <table:table-cell office:value-type="float" office:value="-73.917554">
            <text:p>-73.91755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1</text:p>
          </table:table-cell>
          <table:table-cell office:value-type="string">
            <text:p>&lt;value&gt;0</text:p>
          </table:table-cell>
          <table:table-cell office:value-type="string">
            <text:p>&lt;value type="USD"&gt;350000</text:p>
          </table:table-cell>
          <table:table-cell office:value-type="string">
            <text:p>&lt;value&gt;0</text:p>
          </table:table-cell>
          <table:table-cell office:value-type="string">
            <text:p>&lt;value type="USD"&gt;130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172</text:p>
          </table:table-cell>
          <table:table-cell office:value-type="string">
            <text:p>none</text:p>
          </table:table-cell>
          <table:table-cell office:value-type="string">
            <text:p>&lt;value type="percent"&gt;0.0626506024096</text:p>
          </table:table-cell>
          <table:table-cell office:value-type="string">
            <text:p>&lt;value type="percent"&gt;0.2084337349397</text:p>
          </table:table-cell>
          <table:table-cell office:value-type="string">
            <text:p>&lt;value type="percent"&gt;0.3771084337349</text:p>
          </table:table-cell>
          <table:table-cell office:value-type="string">
            <text:p>&lt;value type="percent"&gt;0.1096385542168</text:p>
          </table:table-cell>
          <table:table-cell office:value-type="string">
            <text:p>&lt;value type="percent"&gt;0.2397590361445</text:p>
          </table:table-cell>
          <table:table-cell office:value-type="string">
            <text:p>&lt;value type="percent"&gt;0.0996354799513</text:p>
          </table:table-cell>
          <table:table-cell office:value-type="string">
            <text:p>&lt;value type="percent"&gt;0.0364520048602</text:p>
          </table:table-cell>
          <table:table-cell office:value-type="string">
            <text:p>&lt;value type="percent"&gt;0.0753341433778</text:p>
          </table:table-cell>
          <table:table-cell office:value-type="string">
            <text:p>&lt;value type="percent"&gt;0.4993924665856</text:p>
          </table:table-cell>
          <table:table-cell office:value-type="string">
            <text:p>&lt;value type="percent"&gt;0.2709599027946</text:p>
          </table:table-cell>
          <table:table-cell table:number-columns-repeated="7" office:value-type="string">
            <text:p>none</text:p>
          </table:table-cell>
          <table:table-cell table:number-columns-repeated="988"/>
        </table:table-row>
        <table:table-row table:style-name="ro2">
          <table:table-cell office:value-type="float" office:value="10455">
            <text:p>10455</text:p>
          </table:table-cell>
          <table:table-cell office:value-type="float" office:value="61795">
            <text:p>61795</text:p>
          </table:table-cell>
          <table:table-cell office:value-type="float" office:value="40.814901">
            <text:p>40.814901</text:p>
          </table:table-cell>
          <table:table-cell office:value-type="float" office:value="-73.908183">
            <text:p>-73.90818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5</text:p>
          </table:table-cell>
          <table:table-cell office:value-type="string">
            <text:p>&lt;value&gt;0</text:p>
          </table:table-cell>
          <table:table-cell office:value-type="string">
            <text:p>&lt;value type="USD"&gt;259900</text:p>
          </table:table-cell>
          <table:table-cell office:value-type="string">
            <text:p>&lt;value&gt;0</text:p>
          </table:table-cell>
          <table:table-cell office:value-type="string">
            <text:p>&lt;value type="USD"&gt;1536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8</text:p>
          </table:table-cell>
          <table:table-cell office:value-type="string">
            <text:p>none</text:p>
          </table:table-cell>
          <table:table-cell office:value-type="string">
            <text:p>&lt;value type="percent"&gt;0.0363815142576</text:p>
          </table:table-cell>
          <table:table-cell office:value-type="string">
            <text:p>&lt;value type="percent"&gt;0.1779744346116</text:p>
          </table:table-cell>
          <table:table-cell office:value-type="string">
            <text:p>&lt;value type="percent"&gt;0.3431661750245</text:p>
          </table:table-cell>
          <table:table-cell office:value-type="string">
            <text:p>&lt;value type="percent"&gt;0.0560471976401</text:p>
          </table:table-cell>
          <table:table-cell office:value-type="string">
            <text:p>&lt;value type="percent"&gt;0.378564405113</text:p>
          </table:table-cell>
          <table:table-cell office:value-type="string">
            <text:p>&lt;value type="percent"&gt;0.0367428003972</text:p>
          </table:table-cell>
          <table:table-cell office:value-type="string">
            <text:p>&lt;value type="percent"&gt;0.1092353525322</text:p>
          </table:table-cell>
          <table:table-cell office:value-type="string">
            <text:p>&lt;value type="percent"&gt;0.1350546176762</text:p>
          </table:table-cell>
          <table:table-cell office:value-type="string">
            <text:p>&lt;value type="percent"&gt;0.0546176762661</text:p>
          </table:table-cell>
          <table:table-cell office:value-type="string">
            <text:p>&lt;value type="percent"&gt;0.3247269116186</text:p>
          </table:table-cell>
          <table:table-cell office:value-type="string">
            <text:p>&lt;value type="percent"&gt;0.3177755710029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0459">
            <text:p>10459</text:p>
          </table:table-cell>
          <table:table-cell office:value-type="float" office:value="61799">
            <text:p>61799</text:p>
          </table:table-cell>
          <table:table-cell office:value-type="float" office:value="40.82562">
            <text:p>40.82562</text:p>
          </table:table-cell>
          <table:table-cell office:value-type="float" office:value="-73.89156">
            <text:p>-73.89156</text:p>
          </table:table-cell>
          <table:table-cell office:value-type="string">
            <text:p>&lt;value type="USD"&gt;268500</text:p>
          </table:table-cell>
          <table:table-cell office:value-type="string">
            <text:p>&lt;value type="USD"&gt;308600</text:p>
          </table:table-cell>
          <table:table-cell office:value-type="string">
            <text:p>&lt;value type="USD"&gt;187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485</text:p>
          </table:table-cell>
          <table:table-cell office:value-type="string">
            <text:p>&lt;value type="percent"&gt;0.261</text:p>
          </table:table-cell>
          <table:table-cell office:value-type="string">
            <text:p>&lt;value type="USD"&gt;175</text:p>
          </table:table-cell>
          <table:table-cell office:value-type="string">
            <text:p>&lt;value type="USD"&gt;214000</text:p>
          </table:table-cell>
          <table:table-cell office:value-type="string">
            <text:p>&lt;value&gt;0</text:p>
          </table:table-cell>
          <table:table-cell office:value-type="string">
            <text:p>&lt;value type="USD"&gt;161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183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percent"&gt;0.0271710175812</text:p>
          </table:table-cell>
          <table:table-cell office:value-type="string">
            <text:p>&lt;value type="percent"&gt;0.1523708044752</text:p>
          </table:table-cell>
          <table:table-cell office:value-type="string">
            <text:p>&lt;value type="percent"&gt;0.210442194992</text:p>
          </table:table-cell>
          <table:table-cell office:value-type="string">
            <text:p>&lt;value type="percent"&gt;0.1177410761854</text:p>
          </table:table-cell>
          <table:table-cell office:value-type="string">
            <text:p>&lt;value type="percent"&gt;0.489611081513</text:p>
          </table:table-cell>
          <table:table-cell office:value-type="string">
            <text:p>&lt;value type="percent"&gt;0.0465698547821</text:p>
          </table:table-cell>
          <table:table-cell office:value-type="string">
            <text:p>&lt;value type="percent"&gt;0.0951427140711</text:p>
          </table:table-cell>
          <table:table-cell office:value-type="string">
            <text:p>&lt;value type="percent"&gt;0.1627441161742</text:p>
          </table:table-cell>
          <table:table-cell office:value-type="string">
            <text:p>&lt;value type="percent"&gt;0.1196795192789</text:p>
          </table:table-cell>
          <table:table-cell office:value-type="string">
            <text:p>&lt;value type="percent"&gt;0.2573860791186</text:p>
          </table:table-cell>
          <table:table-cell office:value-type="string">
            <text:p>&lt;value type="percent"&gt;0.2934401602403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0474">
            <text:p>10474</text:p>
          </table:table-cell>
          <table:table-cell table:style-name="ce1" office:value-type="float" office:value="61814">
            <text:p>61814</text:p>
          </table:table-cell>
          <table:table-cell table:style-name="ce1" office:value-type="float" office:value="40.80418">
            <text:p>40.80418</text:p>
          </table:table-cell>
          <table:table-cell table:style-name="ce1" office:value-type="float" office:value="-73.888163">
            <text:p>-73.888163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733</text:p>
          </table:table-cell>
          <table:table-cell office:value-type="string">
            <text:p>&lt;value type="percent"&gt;0.071</text:p>
          </table:table-cell>
          <table:table-cell office:value-type="string">
            <text:p>&lt;value&gt;0</text:p>
          </table:table-cell>
          <table:table-cell office:value-type="string">
            <text:p>&lt;value type="USD"&gt;475000</text:p>
          </table:table-cell>
          <table:table-cell office:value-type="string">
            <text:p>&lt;value&gt;0</text:p>
          </table:table-cell>
          <table:table-cell office:value-type="string">
            <text:p>&lt;value type="USD"&gt;1715</text:p>
          </table:table-cell>
          <table:table-cell office:value-type="string">
            <text:p>&lt;value type="percent"&gt;0.042</text:p>
          </table:table-cell>
          <table:table-cell office:value-type="string">
            <text:p>&lt;value&gt;0</text:p>
          </table:table-cell>
          <table:table-cell office:value-type="string">
            <text:p>none</text:p>
          </table:table-cell>
          <table:table-cell office:value-type="string">
            <text:p>&lt;value type="percent"&gt;0.0927318295739</text:p>
          </table:table-cell>
          <table:table-cell office:value-type="string">
            <text:p>&lt;value type="percent"&gt;0.2155388471177</text:p>
          </table:table-cell>
          <table:table-cell office:value-type="string">
            <text:p>&lt;value type="percent"&gt;0.3358395989974</text:p>
          </table:table-cell>
          <table:table-cell office:value-type="string">
            <text:p>&lt;value type="percent"&gt;0.328320802005</text:p>
          </table:table-cell>
          <table:table-cell table:number-columns-repeated="7" office:value-type="string">
            <text:p>none</text:p>
          </table:table-cell>
          <table:table-cell/>
          <table:table-cell table:style-name="ce1" table:number-columns-repeated="993"/>
        </table:table-row>
        <table:table-row table:style-name="ro2">
          <table:table-cell office:value-type="float" office:value="10463">
            <text:p>10463</text:p>
          </table:table-cell>
          <table:table-cell office:value-type="float" office:value="61803">
            <text:p>61803</text:p>
          </table:table-cell>
          <table:table-cell office:value-type="float" office:value="40.880069">
            <text:p>40.880069</text:p>
          </table:table-cell>
          <table:table-cell office:value-type="float" office:value="-73.91011">
            <text:p>-73.91011</text:p>
          </table:table-cell>
          <table:table-cell office:value-type="string">
            <text:p>&lt;value type="USD"&gt;510900</text:p>
          </table:table-cell>
          <table:table-cell office:value-type="string">
            <text:p>&lt;value type="USD"&gt;559900</text:p>
          </table:table-cell>
          <table:table-cell office:value-type="string">
            <text:p>&lt;value type="USD"&gt;481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332</text:p>
          </table:table-cell>
          <table:table-cell office:value-type="string">
            <text:p>&lt;value type="percent"&gt;0.246</text:p>
          </table:table-cell>
          <table:table-cell office:value-type="string">
            <text:p>&lt;value type="USD"&gt;360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320800</text:p>
          </table:table-cell>
          <table:table-cell office:value-type="string">
            <text:p>&lt;value type="USD"&gt;3347</text:p>
          </table:table-cell>
          <table:table-cell office:value-type="string">
            <text:p>&lt;value type="percent"&gt;0.188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47</text:p>
          </table:table-cell>
          <table:table-cell table:number-columns-repeated="1005"/>
        </table:table-row>
        <table:table-row table:style-name="ro2">
          <table:table-cell office:value-type="float" office:value="10471">
            <text:p>10471</text:p>
          </table:table-cell>
          <table:table-cell office:value-type="float" office:value="61811">
            <text:p>61811</text:p>
          </table:table-cell>
          <table:table-cell office:value-type="float" office:value="40.900074">
            <text:p>40.900074</text:p>
          </table:table-cell>
          <table:table-cell office:value-type="float" office:value="-73.903888">
            <text:p>-73.903888</text:p>
          </table:table-cell>
          <table:table-cell office:value-type="string">
            <text:p>&lt;value type="USD"&gt;762500</text:p>
          </table:table-cell>
          <table:table-cell office:value-type="string">
            <text:p>&lt;value type="USD"&gt;9045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353</text:p>
          </table:table-cell>
          <table:table-cell office:value-type="string">
            <text:p>&lt;value&gt;0</text:p>
          </table:table-cell>
          <table:table-cell office:value-type="string">
            <text:p>&lt;value type="USD"&gt;278000</text:p>
          </table:table-cell>
          <table:table-cell office:value-type="string">
            <text:p>&lt;value type="USD"&gt;214200</text:p>
          </table:table-cell>
          <table:table-cell office:value-type="string">
            <text:p>&lt;value type="USD"&gt;6974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272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>
          <table:table-cell office:value-type="float" office:value="10466">
            <text:p>10466</text:p>
          </table:table-cell>
          <table:table-cell office:value-type="float" office:value="61806">
            <text:p>61806</text:p>
          </table:table-cell>
          <table:table-cell office:value-type="float" office:value="40.892111">
            <text:p>40.892111</text:p>
          </table:table-cell>
          <table:table-cell office:value-type="float" office:value="-73.842548">
            <text:p>-73.842548</text:p>
          </table:table-cell>
          <table:table-cell office:value-type="string">
            <text:p>&lt;value type="USD"&gt;337000</text:p>
          </table:table-cell>
          <table:table-cell office:value-type="string">
            <text:p>&lt;value type="USD"&gt;337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38900</text:p>
          </table:table-cell>
          <table:table-cell office:value-type="string">
            <text:p>none</text:p>
          </table:table-cell>
          <table:table-cell office:value-type="string">
            <text:p>&lt;value type="percent"&gt;0.28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229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417000</text:p>
          </table:table-cell>
          <table:table-cell office:value-type="string">
            <text:p>&lt;value type="USD"&gt;3216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140021916473</text:p>
          </table:table-cell>
          <table:table-cell office:value-type="string">
            <text:p>&lt;value type="percent"&gt;0.0448070132716</text:p>
          </table:table-cell>
          <table:table-cell office:value-type="string">
            <text:p>&lt;value type="percent"&gt;0.0796298551077</text:p>
          </table:table-cell>
          <table:table-cell office:value-type="string">
            <text:p>&lt;value type="percent"&gt;0.3904785096797</text:p>
          </table:table-cell>
          <table:table-cell office:value-type="string">
            <text:p>&lt;value type="percent"&gt;0.256666260806</text:p>
          </table:table-cell>
          <table:table-cell office:value-type="string">
            <text:p>&lt;value type="percent"&gt;0.1698526725922</text:p>
          </table:table-cell>
          <table:table-cell office:value-type="string">
            <text:p>&lt;value type="percent"&gt;0.0445634968951</text:p>
          </table:table-cell>
          <table:table-cell office:value-type="string">
            <text:p>&lt;value type="percent"&gt;0.0213106676521</text:p>
          </table:table-cell>
          <table:table-cell office:value-type="string">
            <text:p>&lt;value type="percent"&gt;0.0651638334565</text:p>
          </table:table-cell>
          <table:table-cell office:value-type="string">
            <text:p>&lt;value type="percent"&gt;0.1617393446661</text:p>
          </table:table-cell>
          <table:table-cell office:value-type="string">
            <text:p>&lt;value type="percent"&gt;0.2091648189209</text:p>
          </table:table-cell>
          <table:table-cell office:value-type="string">
            <text:p>&lt;value type="percent"&gt;0.2618871643261</text:p>
          </table:table-cell>
          <table:table-cell office:value-type="string">
            <text:p>&lt;value type="percent"&gt;0.278147326927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9">
            <text:p>10469</text:p>
          </table:table-cell>
          <table:table-cell office:value-type="float" office:value="61809">
            <text:p>61809</text:p>
          </table:table-cell>
          <table:table-cell office:value-type="float" office:value="40.870098">
            <text:p>40.870098</text:p>
          </table:table-cell>
          <table:table-cell office:value-type="float" office:value="-73.844449">
            <text:p>-73.844449</text:p>
          </table:table-cell>
          <table:table-cell office:value-type="string">
            <text:p>&lt;value type="USD"&gt;355200</text:p>
          </table:table-cell>
          <table:table-cell office:value-type="string">
            <text:p>&lt;value type="USD"&gt;356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59200</text:p>
          </table:table-cell>
          <table:table-cell office:value-type="string">
            <text:p>none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22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71000</text:p>
          </table:table-cell>
          <table:table-cell office:value-type="string">
            <text:p>&lt;value type="USD"&gt;3443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42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percent"&gt;0.0091916990429</text:p>
          </table:table-cell>
          <table:table-cell office:value-type="string">
            <text:p>&lt;value type="percent"&gt;0.0601724628067</text:p>
          </table:table-cell>
          <table:table-cell office:value-type="string">
            <text:p>&lt;value type="percent"&gt;0.0321235667582</text:p>
          </table:table-cell>
          <table:table-cell office:value-type="string">
            <text:p>&lt;value type="percent"&gt;0.2044916137591</text:p>
          </table:table-cell>
          <table:table-cell office:value-type="string">
            <text:p>&lt;value type="percent"&gt;0.4792949872074</text:p>
          </table:table-cell>
          <table:table-cell office:value-type="string">
            <text:p>&lt;value type="percent"&gt;0.17378944376</text:p>
          </table:table-cell>
          <table:table-cell office:value-type="string">
            <text:p>&lt;value type="percent"&gt;0.0409362266654</text:p>
          </table:table-cell>
          <table:table-cell office:value-type="string">
            <text:p>&lt;value type="percent"&gt;0.0244601566978</text:p>
          </table:table-cell>
          <table:table-cell office:value-type="string">
            <text:p>&lt;value type="percent"&gt;0.0494935983183</text:p>
          </table:table-cell>
          <table:table-cell office:value-type="string">
            <text:p>&lt;value type="percent"&gt;0.0964074144849</text:p>
          </table:table-cell>
          <table:table-cell office:value-type="string">
            <text:p>&lt;value type="percent"&gt;0.2507166061532</text:p>
          </table:table-cell>
          <table:table-cell office:value-type="string">
            <text:p>&lt;value type="percent"&gt;0.3331740875214</text:p>
          </table:table-cell>
          <table:table-cell office:value-type="string">
            <text:p>&lt;value type="percent"&gt;0.245365946875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0">
            <text:p>10470</text:p>
          </table:table-cell>
          <table:table-cell office:value-type="float" office:value="61810">
            <text:p>61810</text:p>
          </table:table-cell>
          <table:table-cell office:value-type="float" office:value="40.90262">
            <text:p>40.90262</text:p>
          </table:table-cell>
          <table:table-cell office:value-type="float" office:value="-73.862417">
            <text:p>-73.86241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8</text:p>
          </table:table-cell>
          <table:table-cell office:value-type="string">
            <text:p>&lt;value&gt;0</text:p>
          </table:table-cell>
          <table:table-cell office:value-type="string">
            <text:p>&lt;value type="USD"&gt;329000</text:p>
          </table:table-cell>
          <table:table-cell office:value-type="string">
            <text:p>&lt;value&gt;0</text:p>
          </table:table-cell>
          <table:table-cell office:value-type="string">
            <text:p>&lt;value type="USD"&gt;3604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179</text:p>
          </table:table-cell>
          <table:table-cell office:value-type="string">
            <text:p>none</text:p>
          </table:table-cell>
          <table:table-cell office:value-type="string">
            <text:p>&lt;value type="percent"&gt;0.0232558139534</text:p>
          </table:table-cell>
          <table:table-cell office:value-type="string">
            <text:p>&lt;value type="percent"&gt;0.0394337714863</text:p>
          </table:table-cell>
          <table:table-cell office:value-type="string">
            <text:p>&lt;value type="percent"&gt;0.2143579373104</text:p>
          </table:table-cell>
          <table:table-cell office:value-type="string">
            <text:p>&lt;value type="percent"&gt;0.4251769464105</text:p>
          </table:table-cell>
          <table:table-cell office:value-type="string">
            <text:p>&lt;value type="percent"&gt;0.1097067745197</text:p>
          </table:table-cell>
          <table:table-cell office:value-type="string">
            <text:p>&lt;value type="percent"&gt;0.1607684529828</text:p>
          </table:table-cell>
          <table:table-cell office:value-type="string">
            <text:p>&lt;value type="percent"&gt;0.0273003033367</text:p>
          </table:table-cell>
          <table:table-cell office:value-type="string">
            <text:p>&lt;value type="percent"&gt;0.0158405723045</text:p>
          </table:table-cell>
          <table:table-cell office:value-type="string">
            <text:p>&lt;value type="percent"&gt;0.0868676545733</text:p>
          </table:table-cell>
          <table:table-cell office:value-type="string">
            <text:p>&lt;value type="percent"&gt;0.0792028615227</text:p>
          </table:table-cell>
          <table:table-cell office:value-type="string">
            <text:p>&lt;value type="percent"&gt;0.2135922330097</text:p>
          </table:table-cell>
          <table:table-cell office:value-type="string">
            <text:p>&lt;value type="percent"&gt;0.2866632600919</text:p>
          </table:table-cell>
          <table:table-cell office:value-type="string">
            <text:p>&lt;value type="percent"&gt;0.311190597853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5">
            <text:p>10475</text:p>
          </table:table-cell>
          <table:table-cell office:value-type="float" office:value="61815">
            <text:p>61815</text:p>
          </table:table-cell>
          <table:table-cell office:value-type="float" office:value="40.869066">
            <text:p>40.869066</text:p>
          </table:table-cell>
          <table:table-cell office:value-type="float" office:value="-73.810628">
            <text:p>-73.81062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2</text:p>
          </table:table-cell>
          <table:table-cell office:value-type="string">
            <text:p>&lt;value&gt;0</text:p>
          </table:table-cell>
          <table:table-cell office:value-type="string">
            <text:p>&lt;value type="USD"&gt;182000</text:p>
          </table:table-cell>
          <table:table-cell office:value-type="string">
            <text:p>&lt;value&gt;0</text:p>
          </table:table-cell>
          <table:table-cell office:value-type="string">
            <text:p>&lt;value type="USD"&gt;332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51</text:p>
          </table:table-cell>
          <table:table-cell office:value-type="string">
            <text:p>none</text:p>
          </table:table-cell>
          <table:table-cell office:value-type="string">
            <text:p>&lt;value type="percent"&gt;0.2079831932773</text:p>
          </table:table-cell>
          <table:table-cell office:value-type="string">
            <text:p>&lt;value type="percent"&gt;0.0588235294117</text:p>
          </table:table-cell>
          <table:table-cell office:value-type="string">
            <text:p>&lt;value type="percent"&gt;0.2184873949579</text:p>
          </table:table-cell>
          <table:table-cell office:value-type="string">
            <text:p>&lt;value type="percent"&gt;0.172268907563</text:p>
          </table:table-cell>
          <table:table-cell office:value-type="string">
            <text:p>&lt;value type="percent"&gt;0.1995798319327</text:p>
          </table:table-cell>
          <table:table-cell office:value-type="string">
            <text:p>&lt;value type="percent"&gt;0.1365546218487</text:p>
          </table:table-cell>
          <table:table-cell office:value-type="string">
            <text:p>&lt;value type="percent"&gt;0.094017094017</text:p>
          </table:table-cell>
          <table:table-cell office:value-type="string">
            <text:p>&lt;value type="percent"&gt;0.0811965811965</text:p>
          </table:table-cell>
          <table:table-cell office:value-type="string">
            <text:p>&lt;value type="percent"&gt;0.1153846153846</text:p>
          </table:table-cell>
          <table:table-cell office:value-type="string">
            <text:p>&lt;value type="percent"&gt;0.1987179487179</text:p>
          </table:table-cell>
          <table:table-cell office:value-type="string">
            <text:p>&lt;value type="percent"&gt;0.2136752136752</text:p>
          </table:table-cell>
          <table:table-cell office:value-type="string">
            <text:p>&lt;value type="percent"&gt;0.297008547008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0461">
            <text:p>10461</text:p>
          </table:table-cell>
          <table:table-cell office:value-type="float" office:value="61801">
            <text:p>61801</text:p>
          </table:table-cell>
          <table:table-cell office:value-type="float" office:value="40.845283">
            <text:p>40.845283</text:p>
          </table:table-cell>
          <table:table-cell office:value-type="float" office:value="-73.843181">
            <text:p>-73.843181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USD"&gt;251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48000</text:p>
          </table:table-cell>
          <table:table-cell office:value-type="string">
            <text:p>&lt;value type="USD"&gt;3674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59</text:p>
          </table:table-cell>
          <table:table-cell office:value-type="string">
            <text:p>none</text:p>
          </table:table-cell>
          <table:table-cell office:value-type="string">
            <text:p>&lt;value type="percent"&gt;0.0197165742452</text:p>
          </table:table-cell>
          <table:table-cell office:value-type="string">
            <text:p>&lt;value type="percent"&gt;0.0414356130622</text:p>
          </table:table-cell>
          <table:table-cell office:value-type="string">
            <text:p>&lt;value type="percent"&gt;0.0893407270486</text:p>
          </table:table-cell>
          <table:table-cell office:value-type="string">
            <text:p>&lt;value type="percent"&gt;0.4711953173136</text:p>
          </table:table-cell>
          <table:table-cell office:value-type="string">
            <text:p>&lt;value type="percent"&gt;0.2660197165742</text:p>
          </table:table-cell>
          <table:table-cell office:value-type="string">
            <text:p>&lt;value type="percent"&gt;0.0979667282809</text:p>
          </table:table-cell>
          <table:table-cell office:value-type="string">
            <text:p>&lt;value type="percent"&gt;0.014325323475</text:p>
          </table:table-cell>
          <table:table-cell office:value-type="string">
            <text:p>&lt;value type="percent"&gt;0.0283788021323</text:p>
          </table:table-cell>
          <table:table-cell office:value-type="string">
            <text:p>&lt;value type="percent"&gt;0.0736908121668</text:p>
          </table:table-cell>
          <table:table-cell office:value-type="string">
            <text:p>&lt;value type="percent"&gt;0.1091251175917</text:p>
          </table:table-cell>
          <table:table-cell office:value-type="string">
            <text:p>&lt;value type="percent"&gt;0.2284415177171</text:p>
          </table:table-cell>
          <table:table-cell office:value-type="string">
            <text:p>&lt;value type="percent"&gt;0.2585449984321</text:p>
          </table:table-cell>
          <table:table-cell office:value-type="string">
            <text:p>&lt;value type="percent"&gt;0.298212605832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0462">
            <text:p>10462</text:p>
          </table:table-cell>
          <table:table-cell table:style-name="ce1" office:value-type="float" office:value="61802">
            <text:p>61802</text:p>
          </table:table-cell>
          <table:table-cell table:style-name="ce1" office:value-type="float" office:value="40.843223">
            <text:p>40.843223</text:p>
          </table:table-cell>
          <table:table-cell table:style-name="ce1" office:value-type="float" office:value="-73.857378">
            <text:p>-73.857378</text:p>
          </table:table-cell>
          <table:table-cell office:value-type="string">
            <text:p>&lt;value type="USD"&gt;1068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05200</text:p>
          </table:table-cell>
          <table:table-cell table:style-name="ce1" office:value-type="string">
            <text:p>&lt;value type="USD"&gt;130500</text:p>
          </table:table-cell>
          <table:table-cell table:number-columns-repeated="2" table:style-name="ce1" office:value-type="string">
            <text:p>none</text:p>
          </table:table-cell>
          <table:table-cell office:value-type="string">
            <text:p>&lt;value type="percent"&gt;0.716</text:p>
          </table:table-cell>
          <table:table-cell office:value-type="string">
            <text:p>&lt;value type="percent"&gt;0.236</text:p>
          </table:table-cell>
          <table:table-cell office:value-type="string">
            <text:p>&lt;value type="USD"&gt;152</text:p>
          </table:table-cell>
          <table:table-cell office:value-type="string">
            <text:p>&lt;value type="USD"&gt;140000</text:p>
          </table:table-cell>
          <table:table-cell office:value-type="string">
            <text:p>&lt;value type="USD"&gt;116700</text:p>
          </table:table-cell>
          <table:table-cell office:value-type="string">
            <text:p>&lt;value type="USD"&gt;1126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161</text:p>
          </table:table-cell>
          <table:table-cell office:value-type="string">
            <text:p>&lt;value type="percent"&gt;-0.079</text:p>
          </table:table-cell>
          <table:table-cell table:number-columns-repeated="7"/>
          <table:table-cell office:value-type="string">
            <text:p>&lt;value type="percent"&gt;0.7317911847452</text:p>
          </table:table-cell>
          <table:table-cell office:value-type="string">
            <text:p>&lt;value type="percent"&gt;0.0251953735542</text:p>
          </table:table-cell>
          <table:table-cell office:value-type="string">
            <text:p>&lt;value type="percent"&gt;0.0455767427321</text:p>
          </table:table-cell>
          <table:table-cell office:value-type="string">
            <text:p>&lt;value type="percent"&gt;0.0367614879649</text:p>
          </table:table-cell>
          <table:table-cell office:value-type="string">
            <text:p>&lt;value type="percent"&gt;0.0706470772116</text:p>
          </table:table-cell>
          <table:table-cell table:style-name="ce1" office:value-type="string">
            <text:p>&lt;value type="percent"&gt;0.0874648327602</text:p>
          </table:table-cell>
          <table:table-cell table:style-name="ce1" office:value-type="string">
            <text:p>&lt;value type="percent"&gt;0.7264229085315</text:p>
          </table:table-cell>
          <table:table-cell table:style-name="ce1" office:value-type="string">
            <text:p>&lt;value type="percent"&gt;0.2323985327179</text:p>
          </table:table-cell>
          <table:table-cell table:style-name="ce1" office:value-type="string">
            <text:p>&lt;value type="percent"&gt;0.041178558750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0464">
            <text:p>10464</text:p>
          </table:table-cell>
          <table:table-cell office:value-type="float" office:value="61804">
            <text:p>61804</text:p>
          </table:table-cell>
          <table:table-cell office:value-type="float" office:value="40.855559">
            <text:p>40.855559</text:p>
          </table:table-cell>
          <table:table-cell office:value-type="float" office:value="-73.77861">
            <text:p>-73.77861</text:p>
          </table:table-cell>
          <table:table-cell office:value-type="string">
            <text:p>&lt;value type="USD"&gt;426100</text:p>
          </table:table-cell>
          <table:table-cell office:value-type="string">
            <text:p>&lt;value type="USD"&gt;434500</text:p>
          </table:table-cell>
          <table:table-cell office:value-type="string">
            <text:p>&lt;value type="USD"&gt;3975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557</text:p>
          </table:table-cell>
          <table:table-cell office:value-type="string">
            <text:p>&lt;value type="percent"&gt;0.538</text:p>
          </table:table-cell>
          <table:table-cell office:value-type="string">
            <text:p>&lt;value type="USD"&gt;313</text:p>
          </table:table-cell>
          <table:table-cell office:value-type="string">
            <text:p>&lt;value type="USD"&gt;439000</text:p>
          </table:table-cell>
          <table:table-cell office:value-type="string">
            <text:p>&lt;value&gt;0</text:p>
          </table:table-cell>
          <table:table-cell office:value-type="string">
            <text:p>&lt;value type="USD"&gt;4007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-0.043</text:p>
          </table:table-cell>
          <table:table-cell office:value-type="string">
            <text:p>&lt;value type="percent"&gt;0.0628480509148</text:p>
          </table:table-cell>
          <table:table-cell office:value-type="string">
            <text:p>&lt;value type="percent"&gt;0.0453460620525</text:p>
          </table:table-cell>
          <table:table-cell office:value-type="string">
            <text:p>&lt;value type="percent"&gt;0.096260938743</text:p>
          </table:table-cell>
          <table:table-cell office:value-type="string">
            <text:p>&lt;value type="percent"&gt;0.4606205250596</text:p>
          </table:table-cell>
          <table:table-cell office:value-type="string">
            <text:p>&lt;value type="percent"&gt;0.1599045346062</text:p>
          </table:table-cell>
          <table:table-cell office:value-type="string">
            <text:p>&lt;value type="percent"&gt;0.1042163882259</text:p>
          </table:table-cell>
          <table:table-cell office:value-type="string">
            <text:p>&lt;value type="percent"&gt;0.0708035003977</text:p>
          </table:table-cell>
          <table:table-cell office:value-type="string">
            <text:p>&lt;value type="percent"&gt;0.1738148984198</text:p>
          </table:table-cell>
          <table:table-cell office:value-type="string">
            <text:p>&lt;value type="percent"&gt;0.0443942814145</text:p>
          </table:table-cell>
          <table:table-cell office:value-type="string">
            <text:p>&lt;value type="percent"&gt;0.2159518434913</text:p>
          </table:table-cell>
          <table:table-cell office:value-type="string">
            <text:p>&lt;value type="percent"&gt;0.2325056433408</text:p>
          </table:table-cell>
          <table:table-cell office:value-type="string">
            <text:p>&lt;value type="percent"&gt;0.2136945071482</text:p>
          </table:table-cell>
          <table:table-cell office:value-type="string">
            <text:p>&lt;value type="percent"&gt;0.117381489841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5">
            <text:p>10465</text:p>
          </table:table-cell>
          <table:table-cell office:value-type="float" office:value="61805">
            <text:p>61805</text:p>
          </table:table-cell>
          <table:table-cell office:value-type="float" office:value="40.829714">
            <text:p>40.829714</text:p>
          </table:table-cell>
          <table:table-cell office:value-type="float" office:value="-73.817793">
            <text:p>-73.817793</text:p>
          </table:table-cell>
          <table:table-cell office:value-type="string">
            <text:p>&lt;value type="USD"&gt;389900</text:p>
          </table:table-cell>
          <table:table-cell office:value-type="string">
            <text:p>&lt;value type="USD"&gt;396100</text:p>
          </table:table-cell>
          <table:table-cell office:value-type="string">
            <text:p>&lt;value type="USD"&gt;317400</text:p>
          </table:table-cell>
          <table:table-cell office:value-type="string">
            <text:p>none</text:p>
          </table:table-cell>
          <table:table-cell office:value-type="string">
            <text:p>&lt;value type="USD"&gt;400300</text:p>
          </table:table-cell>
          <table:table-cell office:value-type="string">
            <text:p>none</text:p>
          </table:table-cell>
          <table:table-cell office:value-type="string">
            <text:p>&lt;value type="percent"&gt;0.416</text:p>
          </table:table-cell>
          <table:table-cell office:value-type="string">
            <text:p>&lt;value type="percent"&gt;0.28</text:p>
          </table:table-cell>
          <table:table-cell office:value-type="string">
            <text:p>&lt;value type="USD"&gt;257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388300</text:p>
          </table:table-cell>
          <table:table-cell office:value-type="string">
            <text:p>&lt;value type="USD"&gt;3777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50</text:p>
          </table:table-cell>
          <table:table-cell office:value-type="string">
            <text:p>&lt;value type="percent"&gt;0.001</text:p>
          </table:table-cell>
          <table:table-cell office:value-type="string">
            <text:p>&lt;value type="percent"&gt;0.0901577761081</text:p>
          </table:table-cell>
          <table:table-cell office:value-type="string">
            <text:p>&lt;value type="percent"&gt;0.030052592036</text:p>
          </table:table-cell>
          <table:table-cell office:value-type="string">
            <text:p>&lt;value type="percent"&gt;0.3112947658402</text:p>
          </table:table-cell>
          <table:table-cell office:value-type="string">
            <text:p>&lt;value type="percent"&gt;0.2668419734535</text:p>
          </table:table-cell>
          <table:table-cell office:value-type="string">
            <text:p>&lt;value type="percent"&gt;0.2354119709491</text:p>
          </table:table-cell>
          <table:table-cell office:value-type="string">
            <text:p>&lt;value type="percent"&gt;0.0649887302779</text:p>
          </table:table-cell>
          <table:table-cell office:value-type="string">
            <text:p>&lt;value type="percent"&gt;0.0806431352845</text:p>
          </table:table-cell>
          <table:table-cell office:value-type="string">
            <text:p>&lt;value type="percent"&gt;0.0570280115563</text:p>
          </table:table-cell>
          <table:table-cell office:value-type="string">
            <text:p>&lt;value type="percent"&gt;0.1494787087049</text:p>
          </table:table-cell>
          <table:table-cell office:value-type="string">
            <text:p>&lt;value type="percent"&gt;0.2414269564125</text:p>
          </table:table-cell>
          <table:table-cell office:value-type="string">
            <text:p>&lt;value type="percent"&gt;0.2689360633086</text:p>
          </table:table-cell>
          <table:table-cell office:value-type="string">
            <text:p>&lt;value type="percent"&gt;0.199723652807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0472">
            <text:p>10472</text:p>
          </table:table-cell>
          <table:table-cell office:value-type="float" office:value="61812">
            <text:p>61812</text:p>
          </table:table-cell>
          <table:table-cell office:value-type="float" office:value="40.830202">
            <text:p>40.830202</text:p>
          </table:table-cell>
          <table:table-cell office:value-type="float" office:value="-73.865473">
            <text:p>-73.86547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</text:p>
          </table:table-cell>
          <table:table-cell office:value-type="string">
            <text:p>&lt;value&gt;0</text:p>
          </table:table-cell>
          <table:table-cell office:value-type="string">
            <text:p>&lt;value type="USD"&gt;425000</text:p>
          </table:table-cell>
          <table:table-cell office:value-type="string">
            <text:p>&lt;value&gt;0</text:p>
          </table:table-cell>
          <table:table-cell office:value-type="string">
            <text:p>&lt;value type="USD"&gt;317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72</text:p>
          </table:table-cell>
          <table:table-cell office:value-type="string">
            <text:p>none</text:p>
          </table:table-cell>
          <table:table-cell office:value-type="string">
            <text:p>&lt;value type="percent"&gt;0.0078314879827</text:p>
          </table:table-cell>
          <table:table-cell office:value-type="string">
            <text:p>&lt;value type="percent"&gt;0.0372670807453</text:p>
          </table:table-cell>
          <table:table-cell office:value-type="string">
            <text:p>&lt;value type="percent"&gt;0.0656224682689</text:p>
          </table:table-cell>
          <table:table-cell office:value-type="string">
            <text:p>&lt;value type="percent"&gt;0.5927626248987</text:p>
          </table:table-cell>
          <table:table-cell office:value-type="string">
            <text:p>&lt;value type="percent"&gt;0.1609505806103</text:p>
          </table:table-cell>
          <table:table-cell office:value-type="string">
            <text:p>&lt;value type="percent"&gt;0.1250337564137</text:p>
          </table:table-cell>
          <table:table-cell office:value-type="string">
            <text:p>&lt;value type="percent"&gt;0.0105320010802</text:p>
          </table:table-cell>
          <table:table-cell office:value-type="string">
            <text:p>&lt;value type="percent"&gt;0.0051728832017</text:p>
          </table:table-cell>
          <table:table-cell office:value-type="string">
            <text:p>&lt;value type="percent"&gt;0.1372175333514</text:p>
          </table:table-cell>
          <table:table-cell office:value-type="string">
            <text:p>&lt;value type="percent"&gt;0.0465559488156</text:p>
          </table:table-cell>
          <table:table-cell office:value-type="string">
            <text:p>&lt;value type="percent"&gt;0.0977402668118</text:p>
          </table:table-cell>
          <table:table-cell office:value-type="string">
            <text:p>&lt;value type="percent"&gt;0.1628096923495</text:p>
          </table:table-cell>
          <table:table-cell office:value-type="string">
            <text:p>&lt;value type="percent"&gt;0.545330792267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3">
            <text:p>10473</text:p>
          </table:table-cell>
          <table:table-cell office:value-type="float" office:value="61813">
            <text:p>61813</text:p>
          </table:table-cell>
          <table:table-cell office:value-type="float" office:value="40.812842">
            <text:p>40.812842</text:p>
          </table:table-cell>
          <table:table-cell office:value-type="float" office:value="-73.861616">
            <text:p>-73.861616</text:p>
          </table:table-cell>
          <table:table-cell office:value-type="string">
            <text:p>&lt;value type="USD"&gt;324400</text:p>
          </table:table-cell>
          <table:table-cell office:value-type="string">
            <text:p>&lt;value type="USD"&gt;327900</text:p>
          </table:table-cell>
          <table:table-cell office:value-type="string">
            <text:p>&lt;value type="USD"&gt;310300</text:p>
          </table:table-cell>
          <table:table-cell office:value-type="string">
            <text:p>none</text:p>
          </table:table-cell>
          <table:table-cell office:value-type="string">
            <text:p>&lt;value type="USD"&gt;336600</text:p>
          </table:table-cell>
          <table:table-cell office:value-type="string">
            <text:p>none</text:p>
          </table:table-cell>
          <table:table-cell office:value-type="string">
            <text:p>&lt;value type="percent"&gt;0.366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USD"&gt;231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405600</text:p>
          </table:table-cell>
          <table:table-cell office:value-type="string">
            <text:p>&lt;value type="USD"&gt;2338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76801890508</text:p>
          </table:table-cell>
          <table:table-cell office:value-type="string">
            <text:p>&lt;value type="percent"&gt;0.2107128790862</text:p>
          </table:table-cell>
          <table:table-cell office:value-type="string">
            <text:p>&lt;value type="percent"&gt;0.0472627018511</text:p>
          </table:table-cell>
          <table:table-cell office:value-type="string">
            <text:p>&lt;value type="percent"&gt;0.2644742024419</text:p>
          </table:table-cell>
          <table:table-cell office:value-type="string">
            <text:p>&lt;value type="percent"&gt;0.1199291059472</text:p>
          </table:table-cell>
          <table:table-cell office:value-type="string">
            <text:p>&lt;value type="percent"&gt;0.206971248523</text:p>
          </table:table-cell>
          <table:table-cell office:value-type="string">
            <text:p>&lt;value type="percent"&gt;0.1429696730996</text:p>
          </table:table-cell>
          <table:table-cell office:value-type="string">
            <text:p>&lt;value type="percent"&gt;0.0895752895752</text:p>
          </table:table-cell>
          <table:table-cell office:value-type="string">
            <text:p>&lt;value type="percent"&gt;0.0291505791505</text:p>
          </table:table-cell>
          <table:table-cell office:value-type="string">
            <text:p>&lt;value type="percent"&gt;0.2133204633204</text:p>
          </table:table-cell>
          <table:table-cell office:value-type="string">
            <text:p>&lt;value type="percent"&gt;0.1727799227799</text:p>
          </table:table-cell>
          <table:table-cell office:value-type="string">
            <text:p>&lt;value type="percent"&gt;0.2635135135135</text:p>
          </table:table-cell>
          <table:table-cell office:value-type="string">
            <text:p>&lt;value type="percent"&gt;0.230308880308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2">
            <text:p>11212</text:p>
          </table:table-cell>
          <table:table-cell office:value-type="float" office:value="62023">
            <text:p>62023</text:p>
          </table:table-cell>
          <table:table-cell office:value-type="float" office:value="40.664757">
            <text:p>40.664757</text:p>
          </table:table-cell>
          <table:table-cell office:value-type="float" office:value="-73.915611">
            <text:p>-73.915611</text:p>
          </table:table-cell>
          <table:table-cell office:value-type="string">
            <text:p>&lt;value type="USD"&gt;314200</text:p>
          </table:table-cell>
          <table:table-cell office:value-type="string">
            <text:p>&lt;value type="USD"&gt;3136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64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2569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130093744021</text:p>
          </table:table-cell>
          <table:table-cell office:value-type="string">
            <text:p>&lt;value type="percent"&gt;0.0694471015879</text:p>
          </table:table-cell>
          <table:table-cell office:value-type="string">
            <text:p>&lt;value type="percent"&gt;0.0413238951597</text:p>
          </table:table-cell>
          <table:table-cell office:value-type="string">
            <text:p>&lt;value type="percent"&gt;0.5184618327912</text:p>
          </table:table-cell>
          <table:table-cell office:value-type="string">
            <text:p>&lt;value type="percent"&gt;0.0820738473311</text:p>
          </table:table-cell>
          <table:table-cell office:value-type="string">
            <text:p>&lt;value type="percent"&gt;0.0036349722594</text:p>
          </table:table-cell>
          <table:table-cell office:value-type="string">
            <text:p>&lt;value type="percent"&gt;0.2720489764683</text:p>
          </table:table-cell>
          <table:table-cell office:value-type="string">
            <text:p>&lt;value type="percent"&gt;0.1122156375454</text:p>
          </table:table-cell>
          <table:table-cell office:value-type="string">
            <text:p>&lt;value type="percent"&gt;0.2246224431275</text:p>
          </table:table-cell>
          <table:table-cell office:value-type="string">
            <text:p>&lt;value type="percent"&gt;0.1181418466832</text:p>
          </table:table-cell>
          <table:table-cell office:value-type="string">
            <text:p>&lt;value type="percent"&gt;0.1856241636398</text:p>
          </table:table-cell>
          <table:table-cell office:value-type="string">
            <text:p>&lt;value type="percent"&gt;0.354425540049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13">
            <text:p>11213</text:p>
          </table:table-cell>
          <table:table-cell office:value-type="float" office:value="62024">
            <text:p>62024</text:p>
          </table:table-cell>
          <table:table-cell office:value-type="float" office:value="40.67216">
            <text:p>40.67216</text:p>
          </table:table-cell>
          <table:table-cell office:value-type="float" office:value="-73.93653">
            <text:p>-73.93653</text:p>
          </table:table-cell>
          <table:table-cell office:value-type="string">
            <text:p>none</text:p>
          </table:table-cell>
          <table:table-cell office:value-type="string">
            <text:p>&lt;value type="USD"&gt;837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385</text:p>
          </table:table-cell>
          <table:table-cell office:value-type="string">
            <text:p>&lt;value type="USD"&gt;55000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276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356</text:p>
          </table:table-cell>
          <table:table-cell office:value-type="string">
            <text:p>none</text:p>
          </table:table-cell>
          <table:table-cell office:value-type="string">
            <text:p>&lt;value type="percent"&gt;0.1408650437248</text:p>
          </table:table-cell>
          <table:table-cell office:value-type="string">
            <text:p>&lt;value type="percent"&gt;0.0723233278184</text:p>
          </table:table-cell>
          <table:table-cell office:value-type="string">
            <text:p>&lt;value type="percent"&gt;0.4481210115811</text:p>
          </table:table-cell>
          <table:table-cell office:value-type="string">
            <text:p>&lt;value type="percent"&gt;0.2987473410541</text:p>
          </table:table-cell>
          <table:table-cell office:value-type="string">
            <text:p>&lt;value type="percent"&gt;0.0063814701016</text:p>
          </table:table-cell>
          <table:table-cell office:value-type="string">
            <text:p>&lt;value type="percent"&gt;0.0316709997636</text:p>
          </table:table-cell>
          <table:table-cell office:value-type="string">
            <text:p>&lt;value type="percent"&gt;0.0235159817351</text:p>
          </table:table-cell>
          <table:table-cell office:value-type="string">
            <text:p>&lt;value type="percent"&gt;0.1618721461187</text:p>
          </table:table-cell>
          <table:table-cell office:value-type="string">
            <text:p>&lt;value type="percent"&gt;0.0337899543378</text:p>
          </table:table-cell>
          <table:table-cell office:value-type="string">
            <text:p>&lt;value type="percent"&gt;0.0794520547945</text:p>
          </table:table-cell>
          <table:table-cell office:value-type="string">
            <text:p>&lt;value type="percent"&gt;0.2118721461187</text:p>
          </table:table-cell>
          <table:table-cell office:value-type="string">
            <text:p>&lt;value type="percent"&gt;0.472831050228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16">
            <text:p>11216</text:p>
          </table:table-cell>
          <table:table-cell office:value-type="float" office:value="62027">
            <text:p>62027</text:p>
          </table:table-cell>
          <table:table-cell office:value-type="float" office:value="40.681235">
            <text:p>40.681235</text:p>
          </table:table-cell>
          <table:table-cell office:value-type="float" office:value="-73.946344">
            <text:p>-73.946344</text:p>
          </table:table-cell>
          <table:table-cell office:value-type="string">
            <text:p>&lt;value type="USD"&gt;735300</text:p>
          </table:table-cell>
          <table:table-cell office:value-type="string">
            <text:p>&lt;value type="USD"&gt;10131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52</text:p>
          </table:table-cell>
          <table:table-cell office:value-type="string">
            <text:p>&lt;value&gt;0</text:p>
          </table:table-cell>
          <table:table-cell office:value-type="string">
            <text:p>&lt;value type="USD"&gt;900000</text:p>
          </table:table-cell>
          <table:table-cell office:value-type="string">
            <text:p>&lt;value&gt;0</text:p>
          </table:table-cell>
          <table:table-cell office:value-type="string">
            <text:p>&lt;value type="USD"&gt;1367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550</text:p>
          </table:table-cell>
          <table:table-cell office:value-type="string">
            <text:p>&lt;value type="percent"&gt;0.248</text:p>
          </table:table-cell>
          <table:table-cell office:value-type="string">
            <text:p>&lt;value type="percent"&gt;0.361658031088</text:p>
          </table:table-cell>
          <table:table-cell office:value-type="string">
            <text:p>&lt;value type="percent"&gt;0.0826943005181</text:p>
          </table:table-cell>
          <table:table-cell office:value-type="string">
            <text:p>&lt;value type="percent"&gt;0.4020725388601</text:p>
          </table:table-cell>
          <table:table-cell office:value-type="string">
            <text:p>&lt;value type="percent"&gt;0.140518134715</text:p>
          </table:table-cell>
          <table:table-cell office:value-type="string">
            <text:p>&lt;value type="percent"&gt;0.0095336787564</text:p>
          </table:table-cell>
          <table:table-cell office:value-type="string">
            <text:p>&lt;value type="percent"&gt;0.0619718309859</text:p>
          </table:table-cell>
          <table:table-cell office:value-type="string">
            <text:p>&lt;value type="percent"&gt;0.2150905432595</text:p>
          </table:table-cell>
          <table:table-cell office:value-type="string">
            <text:p>&lt;value type="percent"&gt;0.0217303822937</text:p>
          </table:table-cell>
          <table:table-cell office:value-type="string">
            <text:p>&lt;value type="percent"&gt;0.0229376257545</text:p>
          </table:table-cell>
          <table:table-cell office:value-type="string">
            <text:p>&lt;value type="percent"&gt;0.1416498993963</text:p>
          </table:table-cell>
          <table:table-cell office:value-type="string">
            <text:p>&lt;value type="percent"&gt;0.5261569416498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1233">
            <text:p>11233</text:p>
          </table:table-cell>
          <table:table-cell office:value-type="float" office:value="62043">
            <text:p>62043</text:p>
          </table:table-cell>
          <table:table-cell office:value-type="float" office:value="40.676441">
            <text:p>40.676441</text:p>
          </table:table-cell>
          <table:table-cell office:value-type="float" office:value="-73.920769">
            <text:p>-73.920769</text:p>
          </table:table-cell>
          <table:table-cell office:value-type="string">
            <text:p>none</text:p>
          </table:table-cell>
          <table:table-cell office:value-type="string">
            <text:p>&lt;value type="USD"&gt;614800</text:p>
          </table:table-cell>
          <table:table-cell office:value-type="string">
            <text:p>&lt;value type="USD"&gt;418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USD"&gt;412</text:p>
          </table:table-cell>
          <table:table-cell office:value-type="string">
            <text:p>&lt;value type="USD"&gt;549000</text:p>
          </table:table-cell>
          <table:table-cell office:value-type="string">
            <text:p>&lt;value&gt;0</text:p>
          </table:table-cell>
          <table:table-cell office:value-type="string">
            <text:p>&lt;value type="USD"&gt;763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USD"&gt;358</text:p>
          </table:table-cell>
          <table:table-cell office:value-type="string">
            <text:p>none</text:p>
          </table:table-cell>
          <table:table-cell office:value-type="string">
            <text:p>&lt;value type="percent"&gt;0.3686547284297</text:p>
          </table:table-cell>
          <table:table-cell office:value-type="string">
            <text:p>&lt;value type="percent"&gt;0.1447387894035</text:p>
          </table:table-cell>
          <table:table-cell office:value-type="string">
            <text:p>&lt;value type="percent"&gt;0.3355039218588</text:p>
          </table:table-cell>
          <table:table-cell office:value-type="string">
            <text:p>&lt;value type="percent"&gt;0.0893887820038</text:p>
          </table:table-cell>
          <table:table-cell office:value-type="string">
            <text:p>&lt;value type="percent"&gt;0.0603818262542</text:p>
          </table:table-cell>
          <table:table-cell office:value-type="string">
            <text:p>&lt;value type="percent"&gt;0.036025566531</text:p>
          </table:table-cell>
          <table:table-cell office:value-type="string">
            <text:p>&lt;value type="percent"&gt;0.1236199883788</text:p>
          </table:table-cell>
          <table:table-cell office:value-type="string">
            <text:p>&lt;value type="percent"&gt;0.0335560720511</text:p>
          </table:table-cell>
          <table:table-cell office:value-type="string">
            <text:p>&lt;value type="percent"&gt;0.0753922138291</text:p>
          </table:table-cell>
          <table:table-cell office:value-type="string">
            <text:p>&lt;value type="percent"&gt;0.2203660662405</text:p>
          </table:table-cell>
          <table:table-cell office:value-type="string">
            <text:p>&lt;value type="percent"&gt;0.5052295177222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1238">
            <text:p>11238</text:p>
          </table:table-cell>
          <table:table-cell table:style-name="ce1" office:value-type="float" office:value="62048">
            <text:p>62048</text:p>
          </table:table-cell>
          <table:table-cell table:style-name="ce1" office:value-type="float" office:value="40.67691">
            <text:p>40.67691</text:p>
          </table:table-cell>
          <table:table-cell table:style-name="ce1" office:value-type="float" office:value="-73.963229">
            <text:p>-73.963229</text:p>
          </table:table-cell>
          <table:table-cell office:value-type="string">
            <text:p>&lt;value type="USD"&gt;786600</text:p>
          </table:table-cell>
          <table:table-cell office:value-type="string">
            <text:p>&lt;value type="USD"&gt;1840000</text:p>
          </table:table-cell>
          <table:table-cell table:style-name="ce1" office:value-type="string">
            <text:p>&lt;value type="USD"&gt;7572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083</text:p>
          </table:table-cell>
          <table:table-cell office:value-type="string">
            <text:p>&lt;value type="percent"&gt;0.135</text:p>
          </table:table-cell>
          <table:table-cell office:value-type="string">
            <text:p>&lt;value&gt;0</text:p>
          </table:table-cell>
          <table:table-cell office:value-type="string">
            <text:p>&lt;value type="USD"&gt;715000</text:p>
          </table:table-cell>
          <table:table-cell office:value-type="string">
            <text:p>&lt;value type="USD"&gt;690200</text:p>
          </table:table-cell>
          <table:table-cell office:value-type="string">
            <text:p>&lt;value type="USD"&gt;1519</text:p>
          </table:table-cell>
          <table:table-cell office:value-type="string">
            <text:p>&lt;value type="percent"&gt;0.09</text:p>
          </table:table-cell>
          <table:table-cell office:value-type="string">
            <text:p>&lt;value type="USD"&gt;793</text:p>
          </table:table-cell>
          <table:table-cell office:value-type="string">
            <text:p>&lt;value type="percent"&gt;0.238</text:p>
          </table:table-cell>
          <table:table-cell table:number-columns-repeated="7"/>
          <table:table-cell office:value-type="string">
            <text:p>&lt;value type="percent"&gt;0.1726829268292</text:p>
          </table:table-cell>
          <table:table-cell office:value-type="string">
            <text:p>&lt;value type="percent"&gt;0.1678048780487</text:p>
          </table:table-cell>
          <table:table-cell office:value-type="string">
            <text:p>&lt;value type="percent"&gt;0.1180487804878</text:p>
          </table:table-cell>
          <table:table-cell office:value-type="string">
            <text:p>&lt;value type="percent"&gt;0.060487804878</text:p>
          </table:table-cell>
          <table:table-cell office:value-type="string">
            <text:p>&lt;value type="percent"&gt;0.1225365853658</text:p>
          </table:table-cell>
          <table:table-cell table:style-name="ce1" office:value-type="string">
            <text:p>&lt;value type="percent"&gt;0.328975609756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09">
            <text:p>11209</text:p>
          </table:table-cell>
          <table:table-cell office:value-type="float" office:value="62020">
            <text:p>62020</text:p>
          </table:table-cell>
          <table:table-cell office:value-type="float" office:value="40.620825">
            <text:p>40.620825</text:p>
          </table:table-cell>
          <table:table-cell office:value-type="float" office:value="-74.029474">
            <text:p>-74.029474</text:p>
          </table:table-cell>
          <table:table-cell office:value-type="string">
            <text:p>&lt;value type="USD"&gt;833400</text:p>
          </table:table-cell>
          <table:table-cell office:value-type="string">
            <text:p>&lt;value type="USD"&gt;910100</text:p>
          </table:table-cell>
          <table:table-cell office:value-type="string">
            <text:p>&lt;value type="USD"&gt;494000</text:p>
          </table:table-cell>
          <table:table-cell office:value-type="string">
            <text:p>none</text:p>
          </table:table-cell>
          <table:table-cell office:value-type="string">
            <text:p>&lt;value type="USD"&gt;865500</text:p>
          </table:table-cell>
          <table:table-cell office:value-type="string">
            <text:p>none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22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270000</text:p>
          </table:table-cell>
          <table:table-cell office:value-type="string">
            <text:p>&lt;value type="USD"&gt;2672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386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percent"&gt;0.0498996990972</text:p>
          </table:table-cell>
          <table:table-cell office:value-type="string">
            <text:p>&lt;value type="percent"&gt;0.0339769307923</text:p>
          </table:table-cell>
          <table:table-cell office:value-type="string">
            <text:p>&lt;value type="percent"&gt;0.2034854563691</text:p>
          </table:table-cell>
          <table:table-cell office:value-type="string">
            <text:p>&lt;value type="percent"&gt;0.6084503510531</text:p>
          </table:table-cell>
          <table:table-cell office:value-type="string">
            <text:p>&lt;value type="percent"&gt;0.0530341023069</text:p>
          </table:table-cell>
          <table:table-cell office:value-type="string">
            <text:p>&lt;value type="percent"&gt;0.0225677031093</text:p>
          </table:table-cell>
          <table:table-cell office:value-type="string">
            <text:p>&lt;value type="percent"&gt;0.0285857572718</text:p>
          </table:table-cell>
          <table:table-cell office:value-type="string">
            <text:p>&lt;value type="percent"&gt;0.0685824680028</text:p>
          </table:table-cell>
          <table:table-cell office:value-type="string">
            <text:p>&lt;value type="percent"&gt;0.0834339531514</text:p>
          </table:table-cell>
          <table:table-cell office:value-type="string">
            <text:p>&lt;value type="percent"&gt;0.0975609756097</text:p>
          </table:table-cell>
          <table:table-cell office:value-type="string">
            <text:p>&lt;value type="percent"&gt;0.1433228688722</text:p>
          </table:table-cell>
          <table:table-cell office:value-type="string">
            <text:p>&lt;value type="percent"&gt;0.2617725187152</text:p>
          </table:table-cell>
          <table:table-cell office:value-type="string">
            <text:p>&lt;value type="percent"&gt;0.330717218063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4">
            <text:p>11214</text:p>
          </table:table-cell>
          <table:table-cell office:value-type="float" office:value="62025">
            <text:p>62025</text:p>
          </table:table-cell>
          <table:table-cell office:value-type="float" office:value="40.598298">
            <text:p>40.598298</text:p>
          </table:table-cell>
          <table:table-cell office:value-type="float" office:value="-73.998686">
            <text:p>-73.998686</text:p>
          </table:table-cell>
          <table:table-cell office:value-type="string">
            <text:p>&lt;value type="USD"&gt;591600</text:p>
          </table:table-cell>
          <table:table-cell office:value-type="string">
            <text:p>&lt;value type="USD"&gt;682800</text:p>
          </table:table-cell>
          <table:table-cell office:value-type="string">
            <text:p>&lt;value type="USD"&gt;5147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444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312400</text:p>
          </table:table-cell>
          <table:table-cell office:value-type="string">
            <text:p>&lt;value type="USD"&gt;1523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37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0203095839279</text:p>
          </table:table-cell>
          <table:table-cell office:value-type="string">
            <text:p>&lt;value type="percent"&gt;0.0903502030958</text:p>
          </table:table-cell>
          <table:table-cell office:value-type="string">
            <text:p>&lt;value type="percent"&gt;0.0892523877483</text:p>
          </table:table-cell>
          <table:table-cell office:value-type="string">
            <text:p>&lt;value type="percent"&gt;0.4477988802283</text:p>
          </table:table-cell>
          <table:table-cell office:value-type="string">
            <text:p>&lt;value type="percent"&gt;0.1787243385662</text:p>
          </table:table-cell>
          <table:table-cell office:value-type="string">
            <text:p>&lt;value type="percent"&gt;0.137336699967</text:p>
          </table:table-cell>
          <table:table-cell office:value-type="string">
            <text:p>&lt;value type="percent"&gt;0.0362279064661</text:p>
          </table:table-cell>
          <table:table-cell office:value-type="string">
            <text:p>&lt;value type="percent"&gt;0.0585273757079</text:p>
          </table:table-cell>
          <table:table-cell office:value-type="string">
            <text:p>&lt;value type="percent"&gt;0.1004824837423</text:p>
          </table:table-cell>
          <table:table-cell office:value-type="string">
            <text:p>&lt;value type="percent"&gt;0.0982798405705</text:p>
          </table:table-cell>
          <table:table-cell office:value-type="string">
            <text:p>&lt;value type="percent"&gt;0.156177889658</text:p>
          </table:table-cell>
          <table:table-cell office:value-type="string">
            <text:p>&lt;value type="percent"&gt;0.2164883574575</text:p>
          </table:table-cell>
          <table:table-cell office:value-type="string">
            <text:p>&lt;value type="percent"&gt;0.359974826935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8">
            <text:p>11228</text:p>
          </table:table-cell>
          <table:table-cell office:value-type="float" office:value="62038">
            <text:p>62038</text:p>
          </table:table-cell>
          <table:table-cell office:value-type="float" office:value="40.616656">
            <text:p>40.616656</text:p>
          </table:table-cell>
          <table:table-cell office:value-type="float" office:value="-74.012893">
            <text:p>-74.012893</text:p>
          </table:table-cell>
          <table:table-cell office:value-type="string">
            <text:p>&lt;value type="USD"&gt;749500</text:p>
          </table:table-cell>
          <table:table-cell office:value-type="string">
            <text:p>&lt;value type="USD"&gt;756600</text:p>
          </table:table-cell>
          <table:table-cell office:value-type="string">
            <text:p>&lt;value type="USD"&gt;523400</text:p>
          </table:table-cell>
          <table:table-cell office:value-type="string">
            <text:p>none</text:p>
          </table:table-cell>
          <table:table-cell office:value-type="string">
            <text:p>&lt;value type="USD"&gt;747600</text:p>
          </table:table-cell>
          <table:table-cell office:value-type="string">
            <text:p>none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USD"&gt;485</text:p>
          </table:table-cell>
          <table:table-cell office:value-type="string">
            <text:p>&lt;value type="USD"&gt;689000</text:p>
          </table:table-cell>
          <table:table-cell office:value-type="string">
            <text:p>&lt;value type="USD"&gt;685000</text:p>
          </table:table-cell>
          <table:table-cell office:value-type="string">
            <text:p>&lt;value type="USD"&gt;4584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75</text:p>
          </table:table-cell>
          <table:table-cell office:value-type="string">
            <text:p>&lt;value type="percent"&gt;0.12</text:p>
          </table:table-cell>
          <table:table-cell office:value-type="string">
            <text:p>&lt;value type="percent"&gt;0.016129032258</text:p>
          </table:table-cell>
          <table:table-cell office:value-type="string">
            <text:p>&lt;value type="percent"&gt;0.0272258064516</text:p>
          </table:table-cell>
          <table:table-cell office:value-type="string">
            <text:p>&lt;value type="percent"&gt;0.1086451612903</text:p>
          </table:table-cell>
          <table:table-cell office:value-type="string">
            <text:p>&lt;value type="percent"&gt;0.6790967741935</text:p>
          </table:table-cell>
          <table:table-cell office:value-type="string">
            <text:p>&lt;value type="percent"&gt;0.1187096774193</text:p>
          </table:table-cell>
          <table:table-cell office:value-type="string">
            <text:p>&lt;value type="percent"&gt;0.0356129032258</text:p>
          </table:table-cell>
          <table:table-cell office:value-type="string">
            <text:p>&lt;value type="percent"&gt;0.0145806451612</text:p>
          </table:table-cell>
          <table:table-cell office:value-type="string">
            <text:p>&lt;value type="percent"&gt;0.0181403019155</text:p>
          </table:table-cell>
          <table:table-cell office:value-type="string">
            <text:p>&lt;value type="percent"&gt;0.0761131548902</text:p>
          </table:table-cell>
          <table:table-cell office:value-type="string">
            <text:p>&lt;value type="percent"&gt;0.1286312317645</text:p>
          </table:table-cell>
          <table:table-cell office:value-type="string">
            <text:p>&lt;value type="percent"&gt;0.1592033489788</text:p>
          </table:table-cell>
          <table:table-cell office:value-type="string">
            <text:p>&lt;value type="percent"&gt;0.2956996067486</text:p>
          </table:table-cell>
          <table:table-cell office:value-type="string">
            <text:p>&lt;value type="percent"&gt;0.318914118990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4">
            <text:p>11204</text:p>
          </table:table-cell>
          <table:table-cell office:value-type="float" office:value="62015">
            <text:p>62015</text:p>
          </table:table-cell>
          <table:table-cell office:value-type="float" office:value="40.62138">
            <text:p>40.62138</text:p>
          </table:table-cell>
          <table:table-cell office:value-type="float" office:value="-73.986908">
            <text:p>-73.986908</text:p>
          </table:table-cell>
          <table:table-cell office:value-type="string">
            <text:p>&lt;value type="USD"&gt;717700</text:p>
          </table:table-cell>
          <table:table-cell office:value-type="string">
            <text:p>&lt;value type="USD"&gt;747700</text:p>
          </table:table-cell>
          <table:table-cell office:value-type="string">
            <text:p>&lt;value type="USD"&gt;569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3</text:p>
          </table:table-cell>
          <table:table-cell office:value-type="string">
            <text:p>&lt;value type="percent"&gt;0.143</text:p>
          </table:table-cell>
          <table:table-cell office:value-type="string">
            <text:p>&lt;value type="USD"&gt;449</text:p>
          </table:table-cell>
          <table:table-cell office:value-type="string">
            <text:p>&lt;value type="USD"&gt;658000</text:p>
          </table:table-cell>
          <table:table-cell office:value-type="string">
            <text:p>&lt;value type="USD"&gt;648000</text:p>
          </table:table-cell>
          <table:table-cell office:value-type="string">
            <text:p>&lt;value type="USD"&gt;3577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129</text:p>
          </table:table-cell>
          <table:table-cell office:value-type="string">
            <text:p>&lt;value type="percent"&gt;0.005853357979</text:p>
          </table:table-cell>
          <table:table-cell office:value-type="string">
            <text:p>&lt;value type="percent"&gt;0.0585335797905</text:p>
          </table:table-cell>
          <table:table-cell office:value-type="string">
            <text:p>&lt;value type="percent"&gt;0.0853357979051</text:p>
          </table:table-cell>
          <table:table-cell office:value-type="string">
            <text:p>&lt;value type="percent"&gt;0.7181146025878</text:p>
          </table:table-cell>
          <table:table-cell office:value-type="string">
            <text:p>&lt;value type="percent"&gt;0.0640788662969</text:p>
          </table:table-cell>
          <table:table-cell office:value-type="string">
            <text:p>&lt;value type="percent"&gt;0.0326555760936</text:p>
          </table:table-cell>
          <table:table-cell office:value-type="string">
            <text:p>&lt;value type="percent"&gt;0.0354282193468</text:p>
          </table:table-cell>
          <table:table-cell office:value-type="string">
            <text:p>&lt;value type="percent"&gt;0.0272088651429</text:p>
          </table:table-cell>
          <table:table-cell office:value-type="string">
            <text:p>&lt;value type="percent"&gt;0.1391115068764</text:p>
          </table:table-cell>
          <table:table-cell office:value-type="string">
            <text:p>&lt;value type="percent"&gt;0.1211041852181</text:p>
          </table:table-cell>
          <table:table-cell office:value-type="string">
            <text:p>&lt;value type="percent"&gt;0.1476204610665</text:p>
          </table:table-cell>
          <table:table-cell office:value-type="string">
            <text:p>&lt;value type="percent"&gt;0.2057979618086</text:p>
          </table:table-cell>
          <table:table-cell office:value-type="string">
            <text:p>&lt;value type="percent"&gt;0.350549124369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8">
            <text:p>11218</text:p>
          </table:table-cell>
          <table:table-cell office:value-type="float" office:value="62029">
            <text:p>62029</text:p>
          </table:table-cell>
          <table:table-cell office:value-type="float" office:value="40.64477">
            <text:p>40.64477</text:p>
          </table:table-cell>
          <table:table-cell office:value-type="float" office:value="-73.982021">
            <text:p>-73.982021</text:p>
          </table:table-cell>
          <table:table-cell office:value-type="string">
            <text:p>&lt;value type="USD"&gt;758200</text:p>
          </table:table-cell>
          <table:table-cell office:value-type="string">
            <text:p>&lt;value type="USD"&gt;886800</text:p>
          </table:table-cell>
          <table:table-cell office:value-type="string">
            <text:p>&lt;value type="USD"&gt;5856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USD"&gt;543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445500</text:p>
          </table:table-cell>
          <table:table-cell office:value-type="string">
            <text:p>&lt;value type="USD"&gt;250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48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percent"&gt;0.1124738259048</text:p>
          </table:table-cell>
          <table:table-cell office:value-type="string">
            <text:p>&lt;value type="percent"&gt;0.0676039485492</text:p>
          </table:table-cell>
          <table:table-cell office:value-type="string">
            <text:p>&lt;value type="percent"&gt;0.2766975770266</text:p>
          </table:table-cell>
          <table:table-cell office:value-type="string">
            <text:p>&lt;value type="percent"&gt;0.4539335925815</text:p>
          </table:table-cell>
          <table:table-cell office:value-type="string">
            <text:p>&lt;value type="percent"&gt;0.0349985043374</text:p>
          </table:table-cell>
          <table:table-cell office:value-type="string">
            <text:p>&lt;value type="percent"&gt;0.0170505533951</text:p>
          </table:table-cell>
          <table:table-cell office:value-type="string">
            <text:p>&lt;value type="percent"&gt;0.0372419982052</text:p>
          </table:table-cell>
          <table:table-cell office:value-type="string">
            <text:p>&lt;value type="percent"&gt;0.0804745568896</text:p>
          </table:table-cell>
          <table:table-cell office:value-type="string">
            <text:p>&lt;value type="percent"&gt;0.0879073756432</text:p>
          </table:table-cell>
          <table:table-cell office:value-type="string">
            <text:p>&lt;value type="percent"&gt;0.1096340766152</text:p>
          </table:table-cell>
          <table:table-cell office:value-type="string">
            <text:p>&lt;value type="percent"&gt;0.1373642081189</text:p>
          </table:table-cell>
          <table:table-cell office:value-type="string">
            <text:p>&lt;value type="percent"&gt;0.2454259576901</text:p>
          </table:table-cell>
          <table:table-cell office:value-type="string">
            <text:p>&lt;value type="percent"&gt;0.323327615780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9">
            <text:p>11219</text:p>
          </table:table-cell>
          <table:table-cell office:value-type="float" office:value="62030">
            <text:p>62030</text:p>
          </table:table-cell>
          <table:table-cell office:value-type="float" office:value="40.633407">
            <text:p>40.633407</text:p>
          </table:table-cell>
          <table:table-cell office:value-type="float" office:value="-73.99694">
            <text:p>-73.99694</text:p>
          </table:table-cell>
          <table:table-cell office:value-type="string">
            <text:p>none</text:p>
          </table:table-cell>
          <table:table-cell office:value-type="string">
            <text:p>&lt;value type="USD"&gt;8283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589000</text:p>
          </table:table-cell>
          <table:table-cell office:value-type="string">
            <text:p>&lt;value type="USD"&gt;452500</text:p>
          </table:table-cell>
          <table:table-cell office:value-type="string">
            <text:p>&lt;value type="USD"&gt;1893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500</text:p>
          </table:table-cell>
          <table:table-cell office:value-type="string">
            <text:p>none</text:p>
          </table:table-cell>
          <table:table-cell office:value-type="string">
            <text:p>&lt;value type="percent"&gt;0.0200721153846</text:p>
          </table:table-cell>
          <table:table-cell office:value-type="string">
            <text:p>&lt;value type="percent"&gt;0.1013221153846</text:p>
          </table:table-cell>
          <table:table-cell office:value-type="string">
            <text:p>&lt;value type="percent"&gt;0.1855769230769</text:p>
          </table:table-cell>
          <table:table-cell office:value-type="string">
            <text:p>&lt;value type="percent"&gt;0.4501201923076</text:p>
          </table:table-cell>
          <table:table-cell office:value-type="string">
            <text:p>&lt;value type="percent"&gt;0.0408653846153</text:p>
          </table:table-cell>
          <table:table-cell office:value-type="string">
            <text:p>&lt;value type="percent"&gt;0.0865384615384</text:p>
          </table:table-cell>
          <table:table-cell office:value-type="string">
            <text:p>&lt;value type="percent"&gt;0.1155048076923</text:p>
          </table:table-cell>
          <table:table-cell office:value-type="string">
            <text:p>&lt;value type="percent"&gt;0.0353719762665</text:p>
          </table:table-cell>
          <table:table-cell office:value-type="string">
            <text:p>&lt;value type="percent"&gt;0.2665449566408</text:p>
          </table:table-cell>
          <table:table-cell office:value-type="string">
            <text:p>&lt;value type="percent"&gt;0.0795298950251</text:p>
          </table:table-cell>
          <table:table-cell office:value-type="string">
            <text:p>&lt;value type="percent"&gt;0.0880876312186</text:p>
          </table:table-cell>
          <table:table-cell office:value-type="string">
            <text:p>&lt;value type="percent"&gt;0.1582610680054</text:p>
          </table:table-cell>
          <table:table-cell office:value-type="string">
            <text:p>&lt;value type="percent"&gt;0.360337745321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0">
            <text:p>11230</text:p>
          </table:table-cell>
          <table:table-cell office:value-type="float" office:value="62040">
            <text:p>62040</text:p>
          </table:table-cell>
          <table:table-cell office:value-type="float" office:value="40.622751">
            <text:p>40.622751</text:p>
          </table:table-cell>
          <table:table-cell office:value-type="float" office:value="-73.966096">
            <text:p>-73.966096</text:p>
          </table:table-cell>
          <table:table-cell office:value-type="string">
            <text:p>&lt;value type="USD"&gt;851800</text:p>
          </table:table-cell>
          <table:table-cell office:value-type="string">
            <text:p>&lt;value type="USD"&gt;9309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163</text:p>
          </table:table-cell>
          <table:table-cell office:value-type="string">
            <text:p>&lt;value type="USD"&gt;486</text:p>
          </table:table-cell>
          <table:table-cell office:value-type="string">
            <text:p>&lt;value type="USD"&gt;289000</text:p>
          </table:table-cell>
          <table:table-cell office:value-type="string">
            <text:p>&lt;value type="USD"&gt;322900</text:p>
          </table:table-cell>
          <table:table-cell office:value-type="string">
            <text:p>&lt;value type="USD"&gt;4555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63</text:p>
          </table:table-cell>
          <table:table-cell office:value-type="string">
            <text:p>&lt;value type="percent"&gt;0.173</text:p>
          </table:table-cell>
          <table:table-cell office:value-type="string">
            <text:p>&lt;value type="percent"&gt;0.0136</text:p>
          </table:table-cell>
          <table:table-cell office:value-type="string">
            <text:p>&lt;value type="percent"&gt;0.0404</text:p>
          </table:table-cell>
          <table:table-cell office:value-type="string">
            <text:p>&lt;value type="percent"&gt;0.2110666666666</text:p>
          </table:table-cell>
          <table:table-cell office:value-type="string">
            <text:p>&lt;value type="percent"&gt;0.6464</text:p>
          </table:table-cell>
          <table:table-cell office:value-type="string">
            <text:p>&lt;value type="percent"&gt;0.0378666666666</text:p>
          </table:table-cell>
          <table:table-cell office:value-type="string">
            <text:p>&lt;value type="percent"&gt;0.0324</text:p>
          </table:table-cell>
          <table:table-cell office:value-type="string">
            <text:p>&lt;value type="percent"&gt;0.0182666666666</text:p>
          </table:table-cell>
          <table:table-cell office:value-type="string">
            <text:p>&lt;value type="percent"&gt;0.0459190272927</text:p>
          </table:table-cell>
          <table:table-cell office:value-type="string">
            <text:p>&lt;value type="percent"&gt;0.1140861466821</text:p>
          </table:table-cell>
          <table:table-cell office:value-type="string">
            <text:p>&lt;value type="percent"&gt;0.1014099081619</text:p>
          </table:table-cell>
          <table:table-cell office:value-type="string">
            <text:p>&lt;value type="percent"&gt;0.1746216530849</text:p>
          </table:table-cell>
          <table:table-cell office:value-type="string">
            <text:p>&lt;value type="percent"&gt;0.2132971155089</text:p>
          </table:table-cell>
          <table:table-cell office:value-type="string">
            <text:p>&lt;value type="percent"&gt;0.334497477687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4">
            <text:p>11234</text:p>
          </table:table-cell>
          <table:table-cell office:value-type="float" office:value="62044">
            <text:p>62044</text:p>
          </table:table-cell>
          <table:table-cell office:value-type="float" office:value="40.609265">
            <text:p>40.609265</text:p>
          </table:table-cell>
          <table:table-cell office:value-type="float" office:value="-73.903913">
            <text:p>-73.903913</text:p>
          </table:table-cell>
          <table:table-cell office:value-type="string">
            <text:p>&lt;value type="USD"&gt;463500</text:p>
          </table:table-cell>
          <table:table-cell office:value-type="string">
            <text:p>&lt;value type="USD"&gt;469400</text:p>
          </table:table-cell>
          <table:table-cell office:value-type="string">
            <text:p>&lt;value type="USD"&gt;363600</text:p>
          </table:table-cell>
          <table:table-cell office:value-type="string">
            <text:p>&lt;value type="USD"&gt;416300</text:p>
          </table:table-cell>
          <table:table-cell office:value-type="string">
            <text:p>&lt;value type="USD"&gt;473200</text:p>
          </table:table-cell>
          <table:table-cell office:value-type="string">
            <text:p>&lt;value type="USD"&gt;718300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348</text:p>
          </table:table-cell>
          <table:table-cell office:value-type="string">
            <text:p>&lt;value type="USD"&gt;559000</text:p>
          </table:table-cell>
          <table:table-cell office:value-type="string">
            <text:p>&lt;value type="USD"&gt;464300</text:p>
          </table:table-cell>
          <table:table-cell office:value-type="string">
            <text:p>&lt;value type="USD"&gt;375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379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percent"&gt;0.0011759675005</text:p>
          </table:table-cell>
          <table:table-cell office:value-type="string">
            <text:p>&lt;value type="percent"&gt;0.025176395125</text:p>
          </table:table-cell>
          <table:table-cell office:value-type="string">
            <text:p>&lt;value type="percent"&gt;0.0079645071627</text:p>
          </table:table-cell>
          <table:table-cell office:value-type="string">
            <text:p>&lt;value type="percent"&gt;0.4715095146461</text:p>
          </table:table-cell>
          <table:table-cell office:value-type="string">
            <text:p>&lt;value type="percent"&gt;0.1975090870215</text:p>
          </table:table-cell>
          <table:table-cell office:value-type="string">
            <text:p>&lt;value type="percent"&gt;0.258819756254</text:p>
          </table:table-cell>
          <table:table-cell office:value-type="string">
            <text:p>&lt;value type="percent"&gt;0.0378447722899</text:p>
          </table:table-cell>
          <table:table-cell office:value-type="string">
            <text:p>&lt;value type="percent"&gt;0.0589439428931</text:p>
          </table:table-cell>
          <table:table-cell office:value-type="string">
            <text:p>&lt;value type="percent"&gt;0.0346945202603</text:p>
          </table:table-cell>
          <table:table-cell office:value-type="string">
            <text:p>&lt;value type="percent"&gt;0.259867730422</text:p>
          </table:table-cell>
          <table:table-cell office:value-type="string">
            <text:p>&lt;value type="percent"&gt;0.216145286584</text:p>
          </table:table-cell>
          <table:table-cell office:value-type="string">
            <text:p>&lt;value type="percent"&gt;0.2437539365945</text:p>
          </table:table-cell>
          <table:table-cell office:value-type="string">
            <text:p>&lt;value type="percent"&gt;0.184809993701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6">
            <text:p>11236</text:p>
          </table:table-cell>
          <table:table-cell office:value-type="float" office:value="62046">
            <text:p>62046</text:p>
          </table:table-cell>
          <table:table-cell office:value-type="float" office:value="40.636409">
            <text:p>40.636409</text:p>
          </table:table-cell>
          <table:table-cell office:value-type="float" office:value="-73.893594">
            <text:p>-73.893594</text:p>
          </table:table-cell>
          <table:table-cell office:value-type="string">
            <text:p>&lt;value type="USD"&gt;3592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276200</text:p>
          </table:table-cell>
          <table:table-cell office:value-type="string">
            <text:p>none</text:p>
          </table:table-cell>
          <table:table-cell office:value-type="string">
            <text:p>&lt;value type="USD"&gt;377300</text:p>
          </table:table-cell>
          <table:table-cell office:value-type="string">
            <text:p>none</text:p>
          </table:table-cell>
          <table:table-cell office:value-type="string">
            <text:p>&lt;value type="percent"&gt;0.431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294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4000</text:p>
          </table:table-cell>
          <table:table-cell office:value-type="string">
            <text:p>&lt;value type="USD"&gt;2991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USD"&gt;301</text:p>
          </table:table-cell>
          <table:table-cell office:value-type="string">
            <text:p>&lt;value type="percent"&gt;-0.004</text:p>
          </table:table-cell>
          <table:table-cell office:value-type="string">
            <text:p>&lt;value type="percent"&gt;0.0029063430938</text:p>
          </table:table-cell>
          <table:table-cell office:value-type="string">
            <text:p>&lt;value type="percent"&gt;0.020853011698</text:p>
          </table:table-cell>
          <table:table-cell office:value-type="string">
            <text:p>&lt;value type="percent"&gt;0.0236866962144</text:p>
          </table:table-cell>
          <table:table-cell office:value-type="string">
            <text:p>&lt;value type="percent"&gt;0.2203008065102</text:p>
          </table:table-cell>
          <table:table-cell office:value-type="string">
            <text:p>&lt;value type="percent"&gt;0.2474024558599</text:p>
          </table:table-cell>
          <table:table-cell office:value-type="string">
            <text:p>&lt;value type="percent"&gt;0.4623265276465</text:p>
          </table:table-cell>
          <table:table-cell office:value-type="string">
            <text:p>&lt;value type="percent"&gt;0.0225241589769</text:p>
          </table:table-cell>
          <table:table-cell office:value-type="string">
            <text:p>&lt;value type="percent"&gt;0.0653490152411</text:p>
          </table:table-cell>
          <table:table-cell office:value-type="string">
            <text:p>&lt;value type="percent"&gt;0.0285336488273</text:p>
          </table:table-cell>
          <table:table-cell office:value-type="string">
            <text:p>&lt;value type="percent"&gt;0.144825666365</text:p>
          </table:table-cell>
          <table:table-cell office:value-type="string">
            <text:p>&lt;value type="percent"&gt;0.2234671863038</text:p>
          </table:table-cell>
          <table:table-cell office:value-type="string">
            <text:p>&lt;value type="percent"&gt;0.2737142459461</text:p>
          </table:table-cell>
          <table:table-cell office:value-type="string">
            <text:p>&lt;value type="percent"&gt;0.262092003618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39">
            <text:p>11239</text:p>
          </table:table-cell>
          <table:table-cell table:style-name="ce1" office:value-type="float" office:value="62049">
            <text:p>62049</text:p>
          </table:table-cell>
          <table:table-cell table:style-name="ce1" office:value-type="float" office:value="40.647533">
            <text:p>40.647533</text:p>
          </table:table-cell>
          <table:table-cell table:style-name="ce1" office:value-type="float" office:value="-73.878498">
            <text:p>-73.878498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73</text:p>
          </table:table-cell>
          <table:table-cell office:value-type="string">
            <text:p>&lt;value&gt;0</text:p>
          </table:table-cell>
          <table:table-cell office:value-type="string">
            <text:p>&lt;value type="USD"&gt;342000</text:p>
          </table:table-cell>
          <table:table-cell office:value-type="string">
            <text:p>&lt;value&gt;0</text:p>
          </table:table-cell>
          <table:table-cell office:value-type="string">
            <text:p>&lt;value type="USD"&gt;950</text:p>
          </table:table-cell>
          <table:table-cell office:value-type="string">
            <text:p>&lt;value type="percent"&gt;0.08</text:p>
          </table:table-cell>
          <table:table-cell office:value-type="string">
            <text:p>&lt;value&gt;0</text:p>
          </table:table-cell>
          <table:table-cell office:value-type="string">
            <text:p>none</text:p>
          </table:table-cell>
          <table:table-cell/>
          <table:table-cell office:value-type="string">
            <text:p>&lt;value type="percent"&gt;0.6083550913838</text:p>
          </table:table-cell>
          <table:table-cell table:number-columns-repeated="4"/>
          <table:table-cell office:value-type="string">
            <text:p>&lt;value type="percent"&gt;0.3890339425587</text:p>
          </table:table-cell>
          <table:table-cell table:number-columns-repeated="2"/>
          <table:table-cell office:value-type="string">
            <text:p>&lt;value type="percent"&gt;0.2708333333333</text:p>
          </table:table-cell>
          <table:table-cell office:value-type="string">
            <text:p>&lt;value type="percent"&gt;0.3489583333333</text:p>
          </table:table-cell>
          <table:table-cell office:value-type="string">
            <text:p>&lt;value type="percent"&gt;0.3697916666666</text:p>
          </table:table-cell>
          <table:table-cell table:style-name="ce1"/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23">
            <text:p>11223</text:p>
          </table:table-cell>
          <table:table-cell office:value-type="float" office:value="62034">
            <text:p>62034</text:p>
          </table:table-cell>
          <table:table-cell office:value-type="float" office:value="40.596285">
            <text:p>40.596285</text:p>
          </table:table-cell>
          <table:table-cell office:value-type="float" office:value="-73.973238">
            <text:p>-73.973238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07500</text:p>
          </table:table-cell>
          <table:table-cell office:value-type="string">
            <text:p>none</text:p>
          </table:table-cell>
          <table:table-cell office:value-type="string">
            <text:p>&lt;value type="USD"&gt;699400</text:p>
          </table:table-cell>
          <table:table-cell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2</text:p>
          </table:table-cell>
          <table:table-cell office:value-type="string">
            <text:p>&lt;value type="USD"&gt;508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651200</text:p>
          </table:table-cell>
          <table:table-cell office:value-type="string">
            <text:p>&lt;value type="USD"&gt;349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47</text:p>
          </table:table-cell>
          <table:table-cell office:value-type="string">
            <text:p>none</text:p>
          </table:table-cell>
          <table:table-cell office:value-type="string">
            <text:p>&lt;value type="percent"&gt;0.0043218769294</text:p>
          </table:table-cell>
          <table:table-cell office:value-type="string">
            <text:p>&lt;value type="percent"&gt;0.0535089524593</text:p>
          </table:table-cell>
          <table:table-cell office:value-type="string">
            <text:p>&lt;value type="percent"&gt;0.0668861905741</text:p>
          </table:table-cell>
          <table:table-cell office:value-type="string">
            <text:p>&lt;value type="percent"&gt;0.7026137065239</text:p>
          </table:table-cell>
          <table:table-cell office:value-type="string">
            <text:p>&lt;value type="percent"&gt;0.094772586952</text:p>
          </table:table-cell>
          <table:table-cell office:value-type="string">
            <text:p>&lt;value type="percent"&gt;0.0667832887425</text:p>
          </table:table-cell>
          <table:table-cell office:value-type="string">
            <text:p>&lt;value type="percent"&gt;0.0111133978184</text:p>
          </table:table-cell>
          <table:table-cell office:value-type="string">
            <text:p>&lt;value type="percent"&gt;0.0296847903702</text:p>
          </table:table-cell>
          <table:table-cell office:value-type="string">
            <text:p>&lt;value type="percent"&gt;0.1165969601142</text:p>
          </table:table-cell>
          <table:table-cell office:value-type="string">
            <text:p>&lt;value type="percent"&gt;0.1403651943282</text:p>
          </table:table-cell>
          <table:table-cell office:value-type="string">
            <text:p>&lt;value type="percent"&gt;0.1547485463633</text:p>
          </table:table-cell>
          <table:table-cell office:value-type="string">
            <text:p>&lt;value type="percent"&gt;0.2497194736305</text:p>
          </table:table-cell>
          <table:table-cell office:value-type="string">
            <text:p>&lt;value type="percent"&gt;0.302356421503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4">
            <text:p>11224</text:p>
          </table:table-cell>
          <table:table-cell office:value-type="float" office:value="62035">
            <text:p>62035</text:p>
          </table:table-cell>
          <table:table-cell office:value-type="float" office:value="40.577114">
            <text:p>40.577114</text:p>
          </table:table-cell>
          <table:table-cell office:value-type="float" office:value="-73.986162">
            <text:p>-73.986162</text:p>
          </table:table-cell>
          <table:table-cell office:value-type="string">
            <text:p>&lt;value type="USD"&gt;446100</text:p>
          </table:table-cell>
          <table:table-cell office:value-type="string">
            <text:p>&lt;value type="USD"&gt;431900</text:p>
          </table:table-cell>
          <table:table-cell office:value-type="string">
            <text:p>&lt;value type="USD"&gt;451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45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USD"&gt;384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275300</text:p>
          </table:table-cell>
          <table:table-cell office:value-type="string">
            <text:p>&lt;value type="USD"&gt;202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344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percent"&gt;0.0445134575569</text:p>
          </table:table-cell>
          <table:table-cell office:value-type="string">
            <text:p>&lt;value type="percent"&gt;0.0420979986197</text:p>
          </table:table-cell>
          <table:table-cell office:value-type="string">
            <text:p>&lt;value type="percent"&gt;0.2194616977225</text:p>
          </table:table-cell>
          <table:table-cell office:value-type="string">
            <text:p>&lt;value type="percent"&gt;0.0414078674948</text:p>
          </table:table-cell>
          <table:table-cell office:value-type="string">
            <text:p>&lt;value type="percent"&gt;0.3305728088336</text:p>
          </table:table-cell>
          <table:table-cell office:value-type="string">
            <text:p>&lt;value type="percent"&gt;0.3202208419599</text:p>
          </table:table-cell>
          <table:table-cell office:value-type="string">
            <text:p>&lt;value type="percent"&gt;0.2361382909328</text:p>
          </table:table-cell>
          <table:table-cell office:value-type="string">
            <text:p>&lt;value type="percent"&gt;0.0606653620352</text:p>
          </table:table-cell>
          <table:table-cell office:value-type="string">
            <text:p>&lt;value type="percent"&gt;0.2596216568819</text:p>
          </table:table-cell>
          <table:table-cell office:value-type="string">
            <text:p>&lt;value type="percent"&gt;0.1842791911285</text:p>
          </table:table-cell>
          <table:table-cell office:value-type="string">
            <text:p>&lt;value type="percent"&gt;0.1382909328114</text:p>
          </table:table-cell>
          <table:table-cell office:value-type="string">
            <text:p>&lt;value type="percent"&gt;0.11937377690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29">
            <text:p>11229</text:p>
          </table:table-cell>
          <table:table-cell office:value-type="float" office:value="62039">
            <text:p>62039</text:p>
          </table:table-cell>
          <table:table-cell office:value-type="float" office:value="40.601057">
            <text:p>40.601057</text:p>
          </table:table-cell>
          <table:table-cell office:value-type="float" office:value="-73.940017">
            <text:p>-73.940017</text:p>
          </table:table-cell>
          <table:table-cell office:value-type="string">
            <text:p>&lt;value type="USD"&gt;567700</text:p>
          </table:table-cell>
          <table:table-cell office:value-type="string">
            <text:p>&lt;value type="USD"&gt;577900</text:p>
          </table:table-cell>
          <table:table-cell office:value-type="string">
            <text:p>none</text:p>
          </table:table-cell>
          <table:table-cell office:value-type="string">
            <text:p>&lt;value type="USD"&gt;455100</text:p>
          </table:table-cell>
          <table:table-cell office:value-type="string">
            <text:p>&lt;value type="USD"&gt;607000</text:p>
          </table:table-cell>
          <table:table-cell office:value-type="string">
            <text:p>none</text:p>
          </table:table-cell>
          <table:table-cell office:value-type="string">
            <text:p>&lt;value type="percent"&gt;0.258</text:p>
          </table:table-cell>
          <table:table-cell office:value-type="string">
            <text:p>&lt;value type="percent"&gt;0.236</text:p>
          </table:table-cell>
          <table:table-cell office:value-type="string">
            <text:p>&lt;value type="USD"&gt;394</text:p>
          </table:table-cell>
          <table:table-cell office:value-type="string">
            <text:p>&lt;value type="USD"&gt;240000</text:p>
          </table:table-cell>
          <table:table-cell office:value-type="string">
            <text:p>&lt;value type="USD"&gt;379300</text:p>
          </table:table-cell>
          <table:table-cell office:value-type="string">
            <text:p>&lt;value type="USD"&gt;35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291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percent"&gt;0.0475228390723</text:p>
          </table:table-cell>
          <table:table-cell office:value-type="string">
            <text:p>&lt;value type="percent"&gt;0.0310084328882</text:p>
          </table:table-cell>
          <table:table-cell office:value-type="string">
            <text:p>&lt;value type="percent"&gt;0.6459943780744</text:p>
          </table:table-cell>
          <table:table-cell office:value-type="string">
            <text:p>&lt;value type="percent"&gt;0.2279515108924</text:p>
          </table:table-cell>
          <table:table-cell office:value-type="string">
            <text:p>&lt;value type="percent"&gt;0.032853127196</text:p>
          </table:table-cell>
          <table:table-cell office:value-type="string">
            <text:p>&lt;value type="percent"&gt;0.0142304989458</text:p>
          </table:table-cell>
          <table:table-cell office:value-type="string">
            <text:p>&lt;value type="percent"&gt;0.0829184549356</text:p>
          </table:table-cell>
          <table:table-cell office:value-type="string">
            <text:p>&lt;value type="percent"&gt;0.0456652360515</text:p>
          </table:table-cell>
          <table:table-cell office:value-type="string">
            <text:p>&lt;value type="percent"&gt;0.2069527896995</text:p>
          </table:table-cell>
          <table:table-cell office:value-type="string">
            <text:p>&lt;value type="percent"&gt;0.2480686695278</text:p>
          </table:table-cell>
          <table:table-cell office:value-type="string">
            <text:p>&lt;value type="percent"&gt;0.2549356223175</text:p>
          </table:table-cell>
          <table:table-cell office:value-type="string">
            <text:p>&lt;value type="percent"&gt;0.153390557939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table:style-name="ce1" office:value-type="float" office:value="11235">
            <text:p>11235</text:p>
          </table:table-cell>
          <table:table-cell table:style-name="ce1" office:value-type="float" office:value="62045">
            <text:p>62045</text:p>
          </table:table-cell>
          <table:table-cell table:style-name="ce1" office:value-type="float" office:value="40.584464">
            <text:p>40.584464</text:p>
          </table:table-cell>
          <table:table-cell table:style-name="ce1" office:value-type="float" office:value="-73.948324">
            <text:p>-73.948324</text:p>
          </table:table-cell>
          <table:table-cell office:value-type="string">
            <text:p>&lt;value type="USD"&gt;587000</text:p>
          </table:table-cell>
          <table:table-cell office:value-type="string">
            <text:p>&lt;value type="USD"&gt;6269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500400</text:p>
          </table:table-cell>
          <table:table-cell table:style-name="ce1" office:value-type="string">
            <text:p>&lt;value type="USD"&gt;5973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378</text:p>
          </table:table-cell>
          <table:table-cell office:value-type="string">
            <text:p>&lt;value type="percent"&gt;0.21</text:p>
          </table:table-cell>
          <table:table-cell office:value-type="string">
            <text:p>&lt;value type="USD"&gt;464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263600</text:p>
          </table:table-cell>
          <table:table-cell office:value-type="string">
            <text:p>&lt;value type="USD"&gt;1733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445</text:p>
          </table:table-cell>
          <table:table-cell office:value-type="string">
            <text:p>&lt;value type="percent"&gt;0.009</text:p>
          </table:table-cell>
          <table:table-cell table:number-columns-repeated="7"/>
          <table:table-cell office:value-type="string">
            <text:p>&lt;value type="percent"&gt;0.1218798955613</text:p>
          </table:table-cell>
          <table:table-cell office:value-type="string">
            <text:p>&lt;value type="percent"&gt;0.0662140992167</text:p>
          </table:table-cell>
          <table:table-cell office:value-type="string">
            <text:p>&lt;value type="percent"&gt;0.1746214099216</text:p>
          </table:table-cell>
          <table:table-cell office:value-type="string">
            <text:p>&lt;value type="percent"&gt;0.1702349869451</text:p>
          </table:table-cell>
          <table:table-cell office:value-type="string">
            <text:p>&lt;value type="percent"&gt;0.2644386422976</text:p>
          </table:table-cell>
          <table:table-cell table:style-name="ce1" office:value-type="string">
            <text:p>&lt;value type="percent"&gt;0.184751958224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01">
            <text:p>11201</text:p>
          </table:table-cell>
          <table:table-cell office:value-type="float" office:value="62012">
            <text:p>62012</text:p>
          </table:table-cell>
          <table:table-cell office:value-type="float" office:value="40.698126">
            <text:p>40.698126</text:p>
          </table:table-cell>
          <table:table-cell office:value-type="float" office:value="-73.988348">
            <text:p>-73.988348</text:p>
          </table:table-cell>
          <table:table-cell office:value-type="string">
            <text:p>&lt;value type="USD"&gt;975600</text:p>
          </table:table-cell>
          <table:table-cell office:value-type="string">
            <text:p>&lt;value type="USD"&gt;3488400</text:p>
          </table:table-cell>
          <table:table-cell office:value-type="string">
            <text:p>&lt;value type="USD"&gt;942400</text:p>
          </table:table-cell>
          <table:table-cell office:value-type="string">
            <text:p>&lt;value type="USD"&gt;1145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percent"&gt;0.126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USD"&gt;976</text:p>
          </table:table-cell>
          <table:table-cell office:value-type="string">
            <text:p>&lt;value type="USD"&gt;915000</text:p>
          </table:table-cell>
          <table:table-cell office:value-type="string">
            <text:p>&lt;value type="USD"&gt;832500</text:p>
          </table:table-cell>
          <table:table-cell office:value-type="string">
            <text:p>&lt;value type="USD"&gt;570</text:p>
          </table:table-cell>
          <table:table-cell office:value-type="string">
            <text:p>&lt;value type="percent"&gt;0.083</text:p>
          </table:table-cell>
          <table:table-cell office:value-type="string">
            <text:p>&lt;value type="USD"&gt;1108</text:p>
          </table:table-cell>
          <table:table-cell office:value-type="string">
            <text:p>&lt;value type="percent"&gt;0.134</text:p>
          </table:table-cell>
          <table:table-cell table:number-columns-repeated="1005"/>
        </table:table-row>
        <table:table-row table:style-name="ro2">
          <table:table-cell table:style-name="ce1" office:value-type="float" office:value="11205">
            <text:p>11205</text:p>
          </table:table-cell>
          <table:table-cell table:style-name="ce1" office:value-type="float" office:value="62016">
            <text:p>62016</text:p>
          </table:table-cell>
          <table:table-cell table:style-name="ce1" office:value-type="float" office:value="40.69379">
            <text:p>40.69379</text:p>
          </table:table-cell>
          <table:table-cell table:style-name="ce1" office:value-type="float" office:value="-73.965993">
            <text:p>-73.965993</text:p>
          </table:table-cell>
          <table:table-cell office:value-type="string">
            <text:p>&lt;value type="USD"&gt;735100</text:p>
          </table:table-cell>
          <table:table-cell office:value-type="string">
            <text:p>&lt;value type="USD"&gt;1748100</text:p>
          </table:table-cell>
          <table:table-cell table:style-name="ce1" office:value-type="string">
            <text:p>&lt;value type="USD"&gt;7198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41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612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578300</text:p>
          </table:table-cell>
          <table:table-cell office:value-type="string">
            <text:p>&lt;value type="USD"&gt;473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USD"&gt;657</text:p>
          </table:table-cell>
          <table:table-cell office:value-type="string">
            <text:p>&lt;value type="percent"&gt;0.312</text:p>
          </table:table-cell>
          <table:table-cell table:number-columns-repeated="7"/>
          <table:table-cell office:value-type="string">
            <text:p>&lt;value type="percent"&gt;0.1276931161324</text:p>
          </table:table-cell>
          <table:table-cell office:value-type="string">
            <text:p>&lt;value type="percent"&gt;0.1290068313189</text:p>
          </table:table-cell>
          <table:table-cell office:value-type="string">
            <text:p>&lt;value type="percent"&gt;0.2464529689963</text:p>
          </table:table-cell>
          <table:table-cell office:value-type="string">
            <text:p>&lt;value type="percent"&gt;0.1003678402522</text:p>
          </table:table-cell>
          <table:table-cell office:value-type="string">
            <text:p>&lt;value type="percent"&gt;0.1332107199159</text:p>
          </table:table-cell>
          <table:table-cell table:style-name="ce1" office:value-type="string">
            <text:p>&lt;value type="percent"&gt;0.234629532317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15">
            <text:p>11215</text:p>
          </table:table-cell>
          <table:table-cell office:value-type="float" office:value="62026">
            <text:p>62026</text:p>
          </table:table-cell>
          <table:table-cell office:value-type="float" office:value="40.666029">
            <text:p>40.666029</text:p>
          </table:table-cell>
          <table:table-cell office:value-type="float" office:value="-73.980449">
            <text:p>-73.980449</text:p>
          </table:table-cell>
          <table:table-cell office:value-type="string">
            <text:p>&lt;value type="USD"&gt;933000</text:p>
          </table:table-cell>
          <table:table-cell office:value-type="string">
            <text:p>&lt;value type="USD"&gt;1764100</text:p>
          </table:table-cell>
          <table:table-cell office:value-type="string">
            <text:p>&lt;value type="USD"&gt;839100</text:p>
          </table:table-cell>
          <table:table-cell office:value-type="string">
            <text:p>&lt;value type="USD"&gt;845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percent"&gt;0.142</text:p>
          </table:table-cell>
          <table:table-cell office:value-type="string">
            <text:p>&lt;value type="percent"&gt;0.153</text:p>
          </table:table-cell>
          <table:table-cell office:value-type="string">
            <text:p>&lt;value type="USD"&gt;877</text:p>
          </table:table-cell>
          <table:table-cell office:value-type="string">
            <text:p>&lt;value type="USD"&gt;859000</text:p>
          </table:table-cell>
          <table:table-cell office:value-type="string">
            <text:p>&lt;value type="USD"&gt;802900</text:p>
          </table:table-cell>
          <table:table-cell office:value-type="string">
            <text:p>&lt;value type="USD"&gt;159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934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2474367737525</text:p>
          </table:table-cell>
          <table:table-cell office:value-type="string">
            <text:p>&lt;value type="percent"&gt;0.1159717475506</text:p>
          </table:table-cell>
          <table:table-cell office:value-type="string">
            <text:p>&lt;value type="percent"&gt;0.3849396217817</text:p>
          </table:table-cell>
          <table:table-cell office:value-type="string">
            <text:p>&lt;value type="percent"&gt;0.2243107769423</text:p>
          </table:table-cell>
          <table:table-cell office:value-type="string">
            <text:p>&lt;value type="percent"&gt;0.0133287764866</text:p>
          </table:table-cell>
          <table:table-cell office:value-type="string">
            <text:p>&lt;value type="percent"&gt;0.0048986101617</text:p>
          </table:table-cell>
          <table:table-cell office:value-type="string">
            <text:p>&lt;value type="percent"&gt;0.0091136933242</text:p>
          </table:table-cell>
          <table:table-cell office:value-type="string">
            <text:p>&lt;value type="percent"&gt;0.1443510354726</text:p>
          </table:table-cell>
          <table:table-cell office:value-type="string">
            <text:p>&lt;value type="percent"&gt;0.1813614927209</text:p>
          </table:table-cell>
          <table:table-cell office:value-type="string">
            <text:p>&lt;value type="percent"&gt;0.0953454992823</text:p>
          </table:table-cell>
          <table:table-cell office:value-type="string">
            <text:p>&lt;value type="percent"&gt;0.1073405782243</text:p>
          </table:table-cell>
          <table:table-cell office:value-type="string">
            <text:p>&lt;value type="percent"&gt;0.1846421980725</text:p>
          </table:table-cell>
          <table:table-cell office:value-type="string">
            <text:p>&lt;value type="percent"&gt;0.270863235595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17">
            <text:p>11217</text:p>
          </table:table-cell>
          <table:table-cell table:style-name="ce1" office:value-type="float" office:value="62028">
            <text:p>62028</text:p>
          </table:table-cell>
          <table:table-cell table:style-name="ce1" office:value-type="float" office:value="40.681251">
            <text:p>40.681251</text:p>
          </table:table-cell>
          <table:table-cell table:style-name="ce1" office:value-type="float" office:value="-73.980967">
            <text:p>-73.980967</text:p>
          </table:table-cell>
          <table:table-cell office:value-type="string">
            <text:p>&lt;value type="USD"&gt;987200</text:p>
          </table:table-cell>
          <table:table-cell office:value-type="string">
            <text:p>&lt;value type="USD"&gt;2561900</text:p>
          </table:table-cell>
          <table:table-cell table:style-name="ce1" office:value-type="string">
            <text:p>&lt;value type="USD"&gt;9322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892</text:p>
          </table:table-cell>
          <table:table-cell office:value-type="string">
            <text:p>&lt;value type="USD"&gt;1100000</text:p>
          </table:table-cell>
          <table:table-cell office:value-type="string">
            <text:p>&lt;value type="USD"&gt;975200</text:p>
          </table:table-cell>
          <table:table-cell office:value-type="string">
            <text:p>&lt;value type="USD"&gt;2260</text:p>
          </table:table-cell>
          <table:table-cell office:value-type="string">
            <text:p>&lt;value type="percent"&gt;0.075</text:p>
          </table:table-cell>
          <table:table-cell office:value-type="string">
            <text:p>&lt;value type="USD"&gt;1002</text:p>
          </table:table-cell>
          <table:table-cell office:value-type="string">
            <text:p>&lt;value type="percent"&gt;0.079</text:p>
          </table:table-cell>
          <table:table-cell table:number-columns-repeated="7"/>
          <table:table-cell office:value-type="string">
            <text:p>&lt;value type="percent"&gt;0.1311985768289</text:p>
          </table:table-cell>
          <table:table-cell office:value-type="string">
            <text:p>&lt;value type="percent"&gt;0.2283744718701</text:p>
          </table:table-cell>
          <table:table-cell office:value-type="string">
            <text:p>&lt;value type="percent"&gt;0.1220813875917</text:p>
          </table:table-cell>
          <table:table-cell office:value-type="string">
            <text:p>&lt;value type="percent"&gt;0.0602623971536</text:p>
          </table:table-cell>
          <table:table-cell office:value-type="string">
            <text:p>&lt;value type="percent"&gt;0.1045141205247</text:p>
          </table:table-cell>
          <table:table-cell table:style-name="ce1" office:value-type="string">
            <text:p>&lt;value type="percent"&gt;0.338225483655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31">
            <text:p>11231</text:p>
          </table:table-cell>
          <table:table-cell office:value-type="float" office:value="62041">
            <text:p>62041</text:p>
          </table:table-cell>
          <table:table-cell office:value-type="float" office:value="40.678526">
            <text:p>40.678526</text:p>
          </table:table-cell>
          <table:table-cell office:value-type="float" office:value="-74.003847">
            <text:p>-74.003847</text:p>
          </table:table-cell>
          <table:table-cell office:value-type="string">
            <text:p>&lt;value type="USD"&gt;897400</text:p>
          </table:table-cell>
          <table:table-cell office:value-type="string">
            <text:p>&lt;value type="USD"&gt;2230300</text:p>
          </table:table-cell>
          <table:table-cell office:value-type="string">
            <text:p>&lt;value type="USD"&gt;866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18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891</text:p>
          </table:table-cell>
          <table:table-cell office:value-type="string">
            <text:p>&lt;value type="USD"&gt;1335800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2028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000</text:p>
          </table:table-cell>
          <table:table-cell office:value-type="string">
            <text:p>&lt;value type="percent"&gt;0.106</text:p>
          </table:table-cell>
          <table:table-cell office:value-type="string">
            <text:p>&lt;value type="percent"&gt;0.4259752847104</text:p>
          </table:table-cell>
          <table:table-cell office:value-type="string">
            <text:p>&lt;value type="percent"&gt;0.1041919069542</text:p>
          </table:table-cell>
          <table:table-cell office:value-type="string">
            <text:p>&lt;value type="percent"&gt;0.1921492609643</text:p>
          </table:table-cell>
          <table:table-cell office:value-type="string">
            <text:p>&lt;value type="percent"&gt;0.2469105888054</text:p>
          </table:table-cell>
          <table:table-cell table:number-columns-repeated="2" office:value-type="string">
            <text:p>&lt;value type="percent"&gt;0.0050884419675</text:p>
          </table:table-cell>
          <table:table-cell office:value-type="string">
            <text:p>&lt;value type="percent"&gt;0.0205960746304</text:p>
          </table:table-cell>
          <table:table-cell office:value-type="string">
            <text:p>&lt;value type="percent"&gt;0.1690317195325</text:p>
          </table:table-cell>
          <table:table-cell office:value-type="string">
            <text:p>&lt;value type="percent"&gt;0.1375208681135</text:p>
          </table:table-cell>
          <table:table-cell office:value-type="string">
            <text:p>&lt;value type="percent"&gt;0.1020450751252</text:p>
          </table:table-cell>
          <table:table-cell office:value-type="string">
            <text:p>&lt;value type="percent"&gt;0.064899833055</text:p>
          </table:table-cell>
          <table:table-cell office:value-type="string">
            <text:p>&lt;value type="percent"&gt;0.1798831385642</text:p>
          </table:table-cell>
          <table:table-cell office:value-type="string">
            <text:p>&lt;value type="percent"&gt;0.335559265442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3">
            <text:p>11203</text:p>
          </table:table-cell>
          <table:table-cell office:value-type="float" office:value="62014">
            <text:p>62014</text:p>
          </table:table-cell>
          <table:table-cell office:value-type="float" office:value="40.648641">
            <text:p>40.648641</text:p>
          </table:table-cell>
          <table:table-cell office:value-type="float" office:value="-73.933664">
            <text:p>-73.933664</text:p>
          </table:table-cell>
          <table:table-cell office:value-type="string">
            <text:p>&lt;value type="USD"&gt;383500</text:p>
          </table:table-cell>
          <table:table-cell office:value-type="string">
            <text:p>&lt;value type="USD"&gt;3823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2600</text:p>
          </table:table-cell>
          <table:table-cell office:value-type="string">
            <text:p>none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USD"&gt;263</text:p>
          </table:table-cell>
          <table:table-cell office:value-type="string">
            <text:p>&lt;value type="USD"&gt;439000</text:p>
          </table:table-cell>
          <table:table-cell office:value-type="string">
            <text:p>&lt;value type="USD"&gt;440000</text:p>
          </table:table-cell>
          <table:table-cell office:value-type="string">
            <text:p>&lt;value type="USD"&gt;331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70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116988301169</text:p>
          </table:table-cell>
          <table:table-cell office:value-type="string">
            <text:p>&lt;value type="percent"&gt;0.0244975502449</text:p>
          </table:table-cell>
          <table:table-cell office:value-type="string">
            <text:p>&lt;value type="percent"&gt;0.1130886911308</text:p>
          </table:table-cell>
          <table:table-cell office:value-type="string">
            <text:p>&lt;value type="percent"&gt;0.5671432856714</text:p>
          </table:table-cell>
          <table:table-cell office:value-type="string">
            <text:p>&lt;value type="percent"&gt;0.2565743425657</text:p>
          </table:table-cell>
          <table:table-cell office:value-type="string">
            <text:p>&lt;value type="percent"&gt;0.0144985501449</text:p>
          </table:table-cell>
          <table:table-cell office:value-type="string">
            <text:p>&lt;value type="percent"&gt;0.0124987501249</text:p>
          </table:table-cell>
          <table:table-cell office:value-type="string">
            <text:p>&lt;value type="percent"&gt;0.0171571072319</text:p>
          </table:table-cell>
          <table:table-cell office:value-type="string">
            <text:p>&lt;value type="percent"&gt;0.0686284289276</text:p>
          </table:table-cell>
          <table:table-cell office:value-type="string">
            <text:p>&lt;value type="percent"&gt;0.1704738154613</text:p>
          </table:table-cell>
          <table:table-cell office:value-type="string">
            <text:p>&lt;value type="percent"&gt;0.2686284289276</text:p>
          </table:table-cell>
          <table:table-cell office:value-type="string">
            <text:p>&lt;value type="percent"&gt;0.2707231920199</text:p>
          </table:table-cell>
          <table:table-cell office:value-type="string">
            <text:p>&lt;value type="percent"&gt;0.201695760598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0">
            <text:p>11210</text:p>
          </table:table-cell>
          <table:table-cell office:value-type="float" office:value="62021">
            <text:p>62021</text:p>
          </table:table-cell>
          <table:table-cell office:value-type="float" office:value="40.625632">
            <text:p>40.625632</text:p>
          </table:table-cell>
          <table:table-cell office:value-type="float" office:value="-73.945789">
            <text:p>-73.945789</text:p>
          </table:table-cell>
          <table:table-cell office:value-type="string">
            <text:p>&lt;value type="USD"&gt;608800</text:p>
          </table:table-cell>
          <table:table-cell office:value-type="string">
            <text:p>&lt;value type="USD"&gt;614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10800</text:p>
          </table:table-cell>
          <table:table-cell office:value-type="string">
            <text:p>none</text:p>
          </table:table-cell>
          <table:table-cell office:value-type="string">
            <text:p>&lt;value type="percent"&gt;0.231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USD"&gt;380</text:p>
          </table:table-cell>
          <table:table-cell office:value-type="string">
            <text:p>&lt;value type="USD"&gt;264900</text:p>
          </table:table-cell>
          <table:table-cell office:value-type="string">
            <text:p>&lt;value type="USD"&gt;378000</text:p>
          </table:table-cell>
          <table:table-cell office:value-type="string">
            <text:p>&lt;value type="USD"&gt;4285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0083854818523</text:p>
          </table:table-cell>
          <table:table-cell office:value-type="string">
            <text:p>&lt;value type="percent"&gt;0.0112640801001</text:p>
          </table:table-cell>
          <table:table-cell office:value-type="string">
            <text:p>&lt;value type="percent"&gt;0.1969962453066</text:p>
          </table:table-cell>
          <table:table-cell office:value-type="string">
            <text:p>&lt;value type="percent"&gt;0.7107634543178</text:p>
          </table:table-cell>
          <table:table-cell office:value-type="string">
            <text:p>&lt;value type="percent"&gt;0.058448060075</text:p>
          </table:table-cell>
          <table:table-cell office:value-type="string">
            <text:p>&lt;value type="percent"&gt;0.0092615769712</text:p>
          </table:table-cell>
          <table:table-cell office:value-type="string">
            <text:p>&lt;value type="percent"&gt;0.0048811013767</text:p>
          </table:table-cell>
          <table:table-cell office:value-type="string">
            <text:p>&lt;value type="percent"&gt;0.0097026993407</text:p>
          </table:table-cell>
          <table:table-cell office:value-type="string">
            <text:p>&lt;value type="percent"&gt;0.0610772484139</text:p>
          </table:table-cell>
          <table:table-cell office:value-type="string">
            <text:p>&lt;value type="percent"&gt;0.1778828212464</text:p>
          </table:table-cell>
          <table:table-cell office:value-type="string">
            <text:p>&lt;value type="percent"&gt;0.2652071153128</text:p>
          </table:table-cell>
          <table:table-cell office:value-type="string">
            <text:p>&lt;value type="percent"&gt;0.2569971389476</text:p>
          </table:table-cell>
          <table:table-cell office:value-type="string">
            <text:p>&lt;value type="percent"&gt;0.224903594974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5">
            <text:p>11225</text:p>
          </table:table-cell>
          <table:table-cell office:value-type="float" office:value="62036">
            <text:p>62036</text:p>
          </table:table-cell>
          <table:table-cell office:value-type="float" office:value="40.66325">
            <text:p>40.66325</text:p>
          </table:table-cell>
          <table:table-cell office:value-type="float" office:value="-73.95186">
            <text:p>-73.95186</text:p>
          </table:table-cell>
          <table:table-cell office:value-type="string">
            <text:p>&lt;value type="USD"&gt;898400</text:p>
          </table:table-cell>
          <table:table-cell office:value-type="string">
            <text:p>&lt;value type="USD"&gt;1115900</text:p>
          </table:table-cell>
          <table:table-cell office:value-type="string">
            <text:p>&lt;value type="USD"&gt;570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476</text:p>
          </table:table-cell>
          <table:table-cell office:value-type="string">
            <text:p>&lt;value type="USD"&gt;1250000</text:p>
          </table:table-cell>
          <table:table-cell office:value-type="string">
            <text:p>&lt;value type="USD"&gt;375200</text:p>
          </table:table-cell>
          <table:table-cell office:value-type="string">
            <text:p>&lt;value type="USD"&gt;3528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530</text:p>
          </table:table-cell>
          <table:table-cell office:value-type="string">
            <text:p>&lt;value type="percent"&gt;0.138</text:p>
          </table:table-cell>
          <table:table-cell office:value-type="string">
            <text:p>&lt;value type="percent"&gt;0.0466396292004</text:p>
          </table:table-cell>
          <table:table-cell office:value-type="string">
            <text:p>&lt;value type="percent"&gt;0.0666280417149</text:p>
          </table:table-cell>
          <table:table-cell office:value-type="string">
            <text:p>&lt;value type="percent"&gt;0.4269988412514</text:p>
          </table:table-cell>
          <table:table-cell office:value-type="string">
            <text:p>&lt;value type="percent"&gt;0.4443800695249</text:p>
          </table:table-cell>
          <table:table-cell office:value-type="string">
            <text:p>&lt;value type="percent"&gt;0.0066628041714</text:p>
          </table:table-cell>
          <table:table-cell office:value-type="string">
            <text:p>&lt;value type="percent"&gt;0.0031865585168</text:p>
          </table:table-cell>
          <table:table-cell office:value-type="string">
            <text:p>&lt;value type="percent"&gt;0.0055040556199</text:p>
          </table:table-cell>
          <table:table-cell office:value-type="string">
            <text:p>&lt;value type="percent"&gt;0.0522178551375</text:p>
          </table:table-cell>
          <table:table-cell office:value-type="string">
            <text:p>&lt;value type="percent"&gt;0.1221224031443</text:p>
          </table:table-cell>
          <table:table-cell office:value-type="string">
            <text:p>&lt;value type="percent"&gt;0.0597978663672</text:p>
          </table:table-cell>
          <table:table-cell office:value-type="string">
            <text:p>&lt;value type="percent"&gt;0.1313868613138</text:p>
          </table:table-cell>
          <table:table-cell office:value-type="string">
            <text:p>&lt;value type="percent"&gt;0.2209432902863</text:p>
          </table:table-cell>
          <table:table-cell office:value-type="string">
            <text:p>&lt;value type="percent"&gt;0.397529477821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6">
            <text:p>11226</text:p>
          </table:table-cell>
          <table:table-cell office:value-type="float" office:value="62037">
            <text:p>62037</text:p>
          </table:table-cell>
          <table:table-cell office:value-type="float" office:value="40.645085">
            <text:p>40.645085</text:p>
          </table:table-cell>
          <table:table-cell office:value-type="float" office:value="-73.956533">
            <text:p>-73.956533</text:p>
          </table:table-cell>
          <table:table-cell office:value-type="string">
            <text:p>&lt;value type="USD"&gt;625800</text:p>
          </table:table-cell>
          <table:table-cell office:value-type="string">
            <text:p>&lt;value type="USD"&gt;821700</text:p>
          </table:table-cell>
          <table:table-cell office:value-type="string">
            <text:p>&lt;value type="USD"&gt;432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USD"&gt;446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450600</text:p>
          </table:table-cell>
          <table:table-cell office:value-type="string">
            <text:p>&lt;value type="USD"&gt;3442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2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percent"&gt;0.1201345506967</text:p>
          </table:table-cell>
          <table:table-cell office:value-type="string">
            <text:p>&lt;value type="percent"&gt;0.0480538202787</text:p>
          </table:table-cell>
          <table:table-cell office:value-type="string">
            <text:p>&lt;value type="percent"&gt;0.4036520903411</text:p>
          </table:table-cell>
          <table:table-cell office:value-type="string">
            <text:p>&lt;value type="percent"&gt;0.4089380105718</text:p>
          </table:table-cell>
          <table:table-cell office:value-type="string">
            <text:p>&lt;value type="percent"&gt;0.0088899567515</text:p>
          </table:table-cell>
          <table:table-cell office:value-type="string">
            <text:p>&lt;value type="percent"&gt;0.0060067275348</text:p>
          </table:table-cell>
          <table:table-cell office:value-type="string">
            <text:p>&lt;value type="percent"&gt;0.004324843825</text:p>
          </table:table-cell>
          <table:table-cell office:value-type="string">
            <text:p>&lt;value type="percent"&gt;0.0649233543733</text:p>
          </table:table-cell>
          <table:table-cell office:value-type="string">
            <text:p>&lt;value type="percent"&gt;0.1212804328223</text:p>
          </table:table-cell>
          <table:table-cell office:value-type="string">
            <text:p>&lt;value type="percent"&gt;0.0703336339044</text:p>
          </table:table-cell>
          <table:table-cell office:value-type="string">
            <text:p>&lt;value type="percent"&gt;0.106176735798</text:p>
          </table:table-cell>
          <table:table-cell office:value-type="string">
            <text:p>&lt;value type="percent"&gt;0.1995040577096</text:p>
          </table:table-cell>
          <table:table-cell office:value-type="string">
            <text:p>&lt;value type="percent"&gt;0.41366095581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7">
            <text:p>11207</text:p>
          </table:table-cell>
          <table:table-cell office:value-type="float" office:value="62018">
            <text:p>62018</text:p>
          </table:table-cell>
          <table:table-cell office:value-type="float" office:value="40.671366">
            <text:p>40.671366</text:p>
          </table:table-cell>
          <table:table-cell office:value-type="float" office:value="-73.896075">
            <text:p>-73.896075</text:p>
          </table:table-cell>
          <table:table-cell office:value-type="string">
            <text:p>&lt;value type="USD"&gt;319600</text:p>
          </table:table-cell>
          <table:table-cell office:value-type="string">
            <text:p>&lt;value type="USD"&gt;333300</text:p>
          </table:table-cell>
          <table:table-cell office:value-type="string">
            <text:p>&lt;value type="USD"&gt;261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9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287</text:p>
          </table:table-cell>
          <table:table-cell office:value-type="string">
            <text:p>&lt;value type="USD"&gt;539000</text:p>
          </table:table-cell>
          <table:table-cell office:value-type="string">
            <text:p>&lt;value type="USD"&gt;273000</text:p>
          </table:table-cell>
          <table:table-cell office:value-type="string">
            <text:p>&lt;value type="USD"&gt;1316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5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0546116504854</text:p>
          </table:table-cell>
          <table:table-cell office:value-type="string">
            <text:p>&lt;value type="percent"&gt;0.1439761694616</text:p>
          </table:table-cell>
          <table:table-cell office:value-type="string">
            <text:p>&lt;value type="percent"&gt;0.3310900264783</text:p>
          </table:table-cell>
          <table:table-cell office:value-type="string">
            <text:p>&lt;value type="percent"&gt;0.2808914386584</text:p>
          </table:table-cell>
          <table:table-cell office:value-type="string">
            <text:p>&lt;value type="percent"&gt;0.0068402471315</text:p>
          </table:table-cell>
          <table:table-cell office:value-type="string">
            <text:p>&lt;value type="percent"&gt;0.0660856134157</text:p>
          </table:table-cell>
          <table:table-cell office:value-type="string">
            <text:p>&lt;value type="percent"&gt;0.1165048543689</text:p>
          </table:table-cell>
          <table:table-cell office:value-type="string">
            <text:p>&lt;value type="percent"&gt;0.0943773094976</text:p>
          </table:table-cell>
          <table:table-cell office:value-type="string">
            <text:p>&lt;value type="percent"&gt;0.0928792569659</text:p>
          </table:table-cell>
          <table:table-cell office:value-type="string">
            <text:p>&lt;value type="percent"&gt;0.1819634475182</text:p>
          </table:table-cell>
          <table:table-cell office:value-type="string">
            <text:p>&lt;value type="percent"&gt;0.0887845800459</text:p>
          </table:table-cell>
          <table:table-cell office:value-type="string">
            <text:p>&lt;value type="percent"&gt;0.2228103465494</text:p>
          </table:table-cell>
          <table:table-cell office:value-type="string">
            <text:p>&lt;value type="percent"&gt;0.316888045540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8">
            <text:p>11208</text:p>
          </table:table-cell>
          <table:table-cell office:value-type="float" office:value="62019">
            <text:p>62019</text:p>
          </table:table-cell>
          <table:table-cell office:value-type="float" office:value="40.670956">
            <text:p>40.670956</text:p>
          </table:table-cell>
          <table:table-cell office:value-type="float" office:value="-73.872576">
            <text:p>-73.872576</text:p>
          </table:table-cell>
          <table:table-cell office:value-type="string">
            <text:p>&lt;value type="USD"&gt;329400</text:p>
          </table:table-cell>
          <table:table-cell office:value-type="string">
            <text:p>&lt;value type="USD"&gt;330900</text:p>
          </table:table-cell>
          <table:table-cell office:value-type="string">
            <text:p>&lt;value type="USD"&gt;258000</text:p>
          </table:table-cell>
          <table:table-cell office:value-type="string">
            <text:p>none</text:p>
          </table:table-cell>
          <table:table-cell office:value-type="string">
            <text:p>&lt;value type="USD"&gt;328300</text:p>
          </table:table-cell>
          <table:table-cell office:value-type="string">
            <text:p>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270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867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565385823473</text:p>
          </table:table-cell>
          <table:table-cell office:value-type="string">
            <text:p>&lt;value type="percent"&gt;0.1257459951837</text:p>
          </table:table-cell>
          <table:table-cell office:value-type="string">
            <text:p>&lt;value type="percent"&gt;0.4072871950581</text:p>
          </table:table-cell>
          <table:table-cell office:value-type="string">
            <text:p>&lt;value type="percent"&gt;0.2766202491885</text:p>
          </table:table-cell>
          <table:table-cell office:value-type="string">
            <text:p>&lt;value type="percent"&gt;0.0210449167626</text:p>
          </table:table-cell>
          <table:table-cell office:value-type="string">
            <text:p>&lt;value type="percent"&gt;0.0538163543084</text:p>
          </table:table-cell>
          <table:table-cell office:value-type="string">
            <text:p>&lt;value type="percent"&gt;0.058946707151</text:p>
          </table:table-cell>
          <table:table-cell office:value-type="string">
            <text:p>&lt;value type="percent"&gt;0.0218003546469</text:p>
          </table:table-cell>
          <table:table-cell office:value-type="string">
            <text:p>&lt;value type="percent"&gt;0.0615416710128</text:p>
          </table:table-cell>
          <table:table-cell office:value-type="string">
            <text:p>&lt;value type="percent"&gt;0.1500990925211</text:p>
          </table:table-cell>
          <table:table-cell office:value-type="string">
            <text:p>&lt;value type="percent"&gt;0.1371649108167</text:p>
          </table:table-cell>
          <table:table-cell office:value-type="string">
            <text:p>&lt;value type="percent"&gt;0.2956086366955</text:p>
          </table:table-cell>
          <table:table-cell office:value-type="string">
            <text:p>&lt;value type="percent"&gt;0.332846563054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1">
            <text:p>11211</text:p>
          </table:table-cell>
          <table:table-cell office:value-type="float" office:value="62022">
            <text:p>62022</text:p>
          </table:table-cell>
          <table:table-cell office:value-type="float" office:value="40.712943">
            <text:p>40.712943</text:p>
          </table:table-cell>
          <table:table-cell office:value-type="float" office:value="-73.943731">
            <text:p>-73.943731</text:p>
          </table:table-cell>
          <table:table-cell office:value-type="string">
            <text:p>&lt;value type="USD"&gt;904700</text:p>
          </table:table-cell>
          <table:table-cell office:value-type="string">
            <text:p>&lt;value type="USD"&gt;1122200</text:p>
          </table:table-cell>
          <table:table-cell office:value-type="string">
            <text:p>&lt;value type="USD"&gt;8887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percent"&gt;0.203</text:p>
          </table:table-cell>
          <table:table-cell office:value-type="string">
            <text:p>&lt;value&gt;0</text:p>
          </table:table-cell>
          <table:table-cell office:value-type="string">
            <text:p>&lt;value type="USD"&gt;950000</text:p>
          </table:table-cell>
          <table:table-cell office:value-type="string">
            <text:p>&lt;value type="USD"&gt;894200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47</text:p>
          </table:table-cell>
          <table:table-cell office:value-type="string">
            <text:p>&lt;value type="USD"&gt;1076</text:p>
          </table:table-cell>
          <table:table-cell office:value-type="string">
            <text:p>&lt;value type="percent"&gt;0.255</text:p>
          </table:table-cell>
          <table:table-cell office:value-type="string">
            <text:p>&lt;value type="percent"&gt;0.1968688845401</text:p>
          </table:table-cell>
          <table:table-cell office:value-type="string">
            <text:p>&lt;value type="percent"&gt;0.2534246575342</text:p>
          </table:table-cell>
          <table:table-cell office:value-type="string">
            <text:p>&lt;value type="percent"&gt;0.3043052837573</text:p>
          </table:table-cell>
          <table:table-cell office:value-type="string">
            <text:p>&lt;value type="percent"&gt;0.1886497064579</text:p>
          </table:table-cell>
          <table:table-cell office:value-type="string">
            <text:p>&lt;value type="percent"&gt;0.0166340508806</text:p>
          </table:table-cell>
          <table:table-cell office:value-type="string">
            <text:p>&lt;value type="percent"&gt;0.0031311154598</text:p>
          </table:table-cell>
          <table:table-cell office:value-type="string">
            <text:p>&lt;value type="percent"&gt;0.0369863013698</text:p>
          </table:table-cell>
          <table:table-cell office:value-type="string">
            <text:p>&lt;value type="percent"&gt;0.1805904522613</text:p>
          </table:table-cell>
          <table:table-cell office:value-type="string">
            <text:p>&lt;value type="percent"&gt;0.1407035175879</text:p>
          </table:table-cell>
          <table:table-cell office:value-type="string">
            <text:p>&lt;value type="percent"&gt;0.1710113065326</text:p>
          </table:table-cell>
          <table:table-cell office:value-type="string">
            <text:p>&lt;value type="percent"&gt;0.118404522613</text:p>
          </table:table-cell>
          <table:table-cell office:value-type="string">
            <text:p>&lt;value type="percent"&gt;0.1311243718592</text:p>
          </table:table-cell>
          <table:table-cell office:value-type="string">
            <text:p>&lt;value type="percent"&gt;0.232726130653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2">
            <text:p>11222</text:p>
          </table:table-cell>
          <table:table-cell office:value-type="float" office:value="62033">
            <text:p>62033</text:p>
          </table:table-cell>
          <table:table-cell office:value-type="float" office:value="40.728327">
            <text:p>40.728327</text:p>
          </table:table-cell>
          <table:table-cell office:value-type="float" office:value="-73.9454">
            <text:p>-73.9454</text:p>
          </table:table-cell>
          <table:table-cell office:value-type="string">
            <text:p>&lt;value type="USD"&gt;842400</text:p>
          </table:table-cell>
          <table:table-cell office:value-type="string">
            <text:p>&lt;value type="USD"&gt;1208000</text:p>
          </table:table-cell>
          <table:table-cell office:value-type="string">
            <text:p>&lt;value type="USD"&gt;782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895</text:p>
          </table:table-cell>
          <table:table-cell office:value-type="string">
            <text:p>&lt;value type="USD"&gt;895000</text:p>
          </table:table-cell>
          <table:table-cell office:value-type="string">
            <text:p>&lt;value type="USD"&gt;700000</text:p>
          </table:table-cell>
          <table:table-cell office:value-type="string">
            <text:p>&lt;value type="USD"&gt;490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858</text:p>
          </table:table-cell>
          <table:table-cell office:value-type="string">
            <text:p>&lt;value type="percent"&gt;0.278</text:p>
          </table:table-cell>
          <table:table-cell office:value-type="string">
            <text:p>&lt;value type="percent"&gt;0.2134292565947</text:p>
          </table:table-cell>
          <table:table-cell office:value-type="string">
            <text:p>&lt;value type="percent"&gt;0.1705302424726</text:p>
          </table:table-cell>
          <table:table-cell office:value-type="string">
            <text:p>&lt;value type="percent"&gt;0.3309352517985</text:p>
          </table:table-cell>
          <table:table-cell office:value-type="string">
            <text:p>&lt;value type="percent"&gt;0.2573940847322</text:p>
          </table:table-cell>
          <table:table-cell office:value-type="string">
            <text:p>&lt;value type="percent"&gt;0.0063948840927</text:p>
          </table:table-cell>
          <table:table-cell office:value-type="string">
            <text:p>&lt;value type="percent"&gt;0.0109245936584</text:p>
          </table:table-cell>
          <table:table-cell office:value-type="string">
            <text:p>&lt;value type="percent"&gt;0.0103916866506</text:p>
          </table:table-cell>
          <table:table-cell table:number-columns-repeated="2" office:value-type="string">
            <text:p>&lt;value type="percent"&gt;0.1581709145427</text:p>
          </table:table-cell>
          <table:table-cell office:value-type="string">
            <text:p>&lt;value type="percent"&gt;0.0704647676161</text:p>
          </table:table-cell>
          <table:table-cell office:value-type="string">
            <text:p>&lt;value type="percent"&gt;0.0932033983008</text:p>
          </table:table-cell>
          <table:table-cell office:value-type="string">
            <text:p>&lt;value type="percent"&gt;0.1861569215392</text:p>
          </table:table-cell>
          <table:table-cell office:value-type="string">
            <text:p>&lt;value type="percent"&gt;0.321589205397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0">
            <text:p>11220</text:p>
          </table:table-cell>
          <table:table-cell office:value-type="float" office:value="62031">
            <text:p>62031</text:p>
          </table:table-cell>
          <table:table-cell office:value-type="float" office:value="40.640555">
            <text:p>40.640555</text:p>
          </table:table-cell>
          <table:table-cell office:value-type="float" office:value="-74.017501">
            <text:p>-74.017501</text:p>
          </table:table-cell>
          <table:table-cell office:value-type="string">
            <text:p>&lt;value type="USD"&gt;633400</text:p>
          </table:table-cell>
          <table:table-cell office:value-type="string">
            <text:p>&lt;value type="USD"&gt;768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275000</text:p>
          </table:table-cell>
          <table:table-cell office:value-type="string">
            <text:p>&lt;value type="USD"&gt;1498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USD"&gt;522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percent"&gt;0.0790945752569</text:p>
          </table:table-cell>
          <table:table-cell office:value-type="string">
            <text:p>&lt;value type="percent"&gt;0.0446207883439</text:p>
          </table:table-cell>
          <table:table-cell office:value-type="string">
            <text:p>&lt;value type="percent"&gt;0.398595030571</text:p>
          </table:table-cell>
          <table:table-cell office:value-type="string">
            <text:p>&lt;value type="percent"&gt;0.4255236112917</text:p>
          </table:table-cell>
          <table:table-cell office:value-type="string">
            <text:p>&lt;value type="percent"&gt;0.034343697151</text:p>
          </table:table-cell>
          <table:table-cell office:value-type="string">
            <text:p>&lt;value type="percent"&gt;0.0102770911929</text:p>
          </table:table-cell>
          <table:table-cell office:value-type="string">
            <text:p>&lt;value type="percent"&gt;0.0075452061922</text:p>
          </table:table-cell>
          <table:table-cell office:value-type="string">
            <text:p>&lt;value type="percent"&gt;0.0670383981751</text:p>
          </table:table-cell>
          <table:table-cell office:value-type="string">
            <text:p>&lt;value type="percent"&gt;0.0904828285388</text:p>
          </table:table-cell>
          <table:table-cell office:value-type="string">
            <text:p>&lt;value type="percent"&gt;0.0444810543657</text:p>
          </table:table-cell>
          <table:table-cell office:value-type="string">
            <text:p>&lt;value type="percent"&gt;0.0660245849702</text:p>
          </table:table-cell>
          <table:table-cell office:value-type="string">
            <text:p>&lt;value type="percent"&gt;0.1879356228614</text:p>
          </table:table-cell>
          <table:table-cell office:value-type="string">
            <text:p>&lt;value type="percent"&gt;0.537447725256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2">
            <text:p>11232</text:p>
          </table:table-cell>
          <table:table-cell office:value-type="float" office:value="62042">
            <text:p>62042</text:p>
          </table:table-cell>
          <table:table-cell office:value-type="float" office:value="40.65792">
            <text:p>40.65792</text:p>
          </table:table-cell>
          <table:table-cell office:value-type="float" office:value="-74.008123">
            <text:p>-74.008123</text:p>
          </table:table-cell>
          <table:table-cell office:value-type="string">
            <text:p>&lt;value type="USD"&gt;572900</text:p>
          </table:table-cell>
          <table:table-cell office:value-type="string">
            <text:p>&lt;value type="USD"&gt;739300</text:p>
          </table:table-cell>
          <table:table-cell office:value-type="string">
            <text:p>&lt;value type="USD"&gt;487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6</text:p>
          </table:table-cell>
          <table:table-cell office:value-type="string">
            <text:p>&lt;value type="percent"&gt;0.205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307200</text:p>
          </table:table-cell>
          <table:table-cell office:value-type="string">
            <text:p>&lt;value type="USD"&gt;38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466</text:p>
          </table:table-cell>
          <table:table-cell office:value-type="string">
            <text:p>&lt;value type="percent"&gt;0.29</text:p>
          </table:table-cell>
          <table:table-cell office:value-type="string">
            <text:p>&lt;value type="percent"&gt;0.0875946969696</text:p>
          </table:table-cell>
          <table:table-cell office:value-type="string">
            <text:p>&lt;value type="percent"&gt;0.1070075757575</text:p>
          </table:table-cell>
          <table:table-cell office:value-type="string">
            <text:p>&lt;value type="percent"&gt;0.497159090909</text:p>
          </table:table-cell>
          <table:table-cell office:value-type="string">
            <text:p>&lt;value type="percent"&gt;0.2651515151515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0080492424242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1458707360861</text:p>
          </table:table-cell>
          <table:table-cell office:value-type="string">
            <text:p>&lt;value type="percent"&gt;0.0830341113105</text:p>
          </table:table-cell>
          <table:table-cell office:value-type="string">
            <text:p>&lt;value type="percent"&gt;0.0763016157989</text:p>
          </table:table-cell>
          <table:table-cell office:value-type="string">
            <text:p>&lt;value type="percent"&gt;0.1288150807899</text:p>
          </table:table-cell>
          <table:table-cell office:value-type="string">
            <text:p>&lt;value type="percent"&gt;0.2378815080789</text:p>
          </table:table-cell>
          <table:table-cell office:value-type="string">
            <text:p>&lt;value type="percent"&gt;0.312387791741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6">
            <text:p>11206</text:p>
          </table:table-cell>
          <table:table-cell office:value-type="float" office:value="62017">
            <text:p>62017</text:p>
          </table:table-cell>
          <table:table-cell office:value-type="float" office:value="40.702486">
            <text:p>40.702486</text:p>
          </table:table-cell>
          <table:table-cell office:value-type="float" office:value="-73.942521">
            <text:p>-73.942521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5</text:p>
          </table:table-cell>
          <table:table-cell office:value-type="string">
            <text:p>&lt;value&gt;0</text:p>
          </table:table-cell>
          <table:table-cell office:value-type="string">
            <text:p>&lt;value type="USD"&gt;800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6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626</text:p>
          </table:table-cell>
          <table:table-cell office:value-type="string">
            <text:p>none</text:p>
          </table:table-cell>
          <table:table-cell office:value-type="string">
            <text:p>&lt;value type="percent"&gt;0.1214470284237</text:p>
          </table:table-cell>
          <table:table-cell office:value-type="string">
            <text:p>&lt;value type="percent"&gt;0.3772609819121</text:p>
          </table:table-cell>
          <table:table-cell office:value-type="string">
            <text:p>&lt;value type="percent"&gt;0.1240310077519</text:p>
          </table:table-cell>
          <table:table-cell office:value-type="string">
            <text:p>&lt;value type="percent"&gt;0.2343669250645</text:p>
          </table:table-cell>
          <table:table-cell office:value-type="string">
            <text:p>&lt;value type="percent"&gt;0.1387596899224</text:p>
          </table:table-cell>
          <table:table-cell office:value-type="string">
            <text:p>&lt;value type="percent"&gt;0.0999327806408</text:p>
          </table:table-cell>
          <table:table-cell office:value-type="string">
            <text:p>&lt;value type="percent"&gt;0.1664799462245</text:p>
          </table:table-cell>
          <table:table-cell office:value-type="string">
            <text:p>&lt;value type="percent"&gt;0.1646874299798</text:p>
          </table:table-cell>
          <table:table-cell office:value-type="string">
            <text:p>&lt;value type="percent"&gt;0.1250280080663</text:p>
          </table:table-cell>
          <table:table-cell office:value-type="string">
            <text:p>&lt;value type="percent"&gt;0.1584136231234</text:p>
          </table:table-cell>
          <table:table-cell office:value-type="string">
            <text:p>&lt;value type="percent"&gt;0.2630517589065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1221">
            <text:p>11221</text:p>
          </table:table-cell>
          <table:table-cell office:value-type="float" office:value="62032">
            <text:p>62032</text:p>
          </table:table-cell>
          <table:table-cell office:value-type="float" office:value="40.692665">
            <text:p>40.692665</text:p>
          </table:table-cell>
          <table:table-cell office:value-type="float" office:value="-73.927246">
            <text:p>-73.927246</text:p>
          </table:table-cell>
          <table:table-cell office:value-type="string">
            <text:p>&lt;value type="USD"&gt;717800</text:p>
          </table:table-cell>
          <table:table-cell office:value-type="string">
            <text:p>&lt;value type="USD"&gt;7723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168</text:p>
          </table:table-cell>
          <table:table-cell office:value-type="string">
            <text:p>&lt;value type="USD"&gt;397</text:p>
          </table:table-cell>
          <table:table-cell office:value-type="string">
            <text:p>&lt;value type="USD"&gt;940000</text:p>
          </table:table-cell>
          <table:table-cell office:value-type="string">
            <text:p>&lt;value&gt;0</text:p>
          </table:table-cell>
          <table:table-cell office:value-type="string">
            <text:p>&lt;value type="USD"&gt;1251</text:p>
          </table:table-cell>
          <table:table-cell office:value-type="string">
            <text:p>&lt;value type="percent"&gt;0.116</text:p>
          </table:table-cell>
          <table:table-cell office:value-type="string">
            <text:p>&lt;value type="USD"&gt;343</text:p>
          </table:table-cell>
          <table:table-cell office:value-type="string">
            <text:p>&lt;value type="percent"&gt;0.34</text:p>
          </table:table-cell>
          <table:table-cell office:value-type="string">
            <text:p>&lt;value type="percent"&gt;0.3054079825636</text:p>
          </table:table-cell>
          <table:table-cell office:value-type="string">
            <text:p>&lt;value type="percent"&gt;0.1059801117014</text:p>
          </table:table-cell>
          <table:table-cell office:value-type="string">
            <text:p>&lt;value type="percent"&gt;0.3133088135131</text:p>
          </table:table-cell>
          <table:table-cell office:value-type="string">
            <text:p>&lt;value type="percent"&gt;0.1881215093311</text:p>
          </table:table-cell>
          <table:table-cell office:value-type="string">
            <text:p>&lt;value type="percent"&gt;0.0020433183489</text:p>
          </table:table-cell>
          <table:table-cell office:value-type="string">
            <text:p>&lt;value type="percent"&gt;0.0847296008718</text:p>
          </table:table-cell>
          <table:table-cell office:value-type="string">
            <text:p>&lt;value type="percent"&gt;0.0139208001081</text:p>
          </table:table-cell>
          <table:table-cell office:value-type="string">
            <text:p>&lt;value type="percent"&gt;0.1751588052439</text:p>
          </table:table-cell>
          <table:table-cell office:value-type="string">
            <text:p>&lt;value type="percent"&gt;0.0152723340992</text:p>
          </table:table-cell>
          <table:table-cell office:value-type="string">
            <text:p>&lt;value type="percent"&gt;0.0458170022976</text:p>
          </table:table-cell>
          <table:table-cell office:value-type="string">
            <text:p>&lt;value type="percent"&gt;0.2132720637924</text:p>
          </table:table-cell>
          <table:table-cell office:value-type="string">
            <text:p>&lt;value type="percent"&gt;0.532369239086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37">
            <text:p>11237</text:p>
          </table:table-cell>
          <table:table-cell office:value-type="float" office:value="62047">
            <text:p>62047</text:p>
          </table:table-cell>
          <table:table-cell office:value-type="float" office:value="40.702905">
            <text:p>40.702905</text:p>
          </table:table-cell>
          <table:table-cell office:value-type="float" office:value="-73.918464">
            <text:p>-73.918464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48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53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749000</text:p>
          </table:table-cell>
          <table:table-cell office:value-type="string">
            <text:p>&lt;value type="USD"&gt;404600</text:p>
          </table:table-cell>
          <table:table-cell office:value-type="string">
            <text:p>&lt;value type="USD"&gt;958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618</text:p>
          </table:table-cell>
          <table:table-cell office:value-type="string">
            <text:p>none</text:p>
          </table:table-cell>
          <table:table-cell office:value-type="string">
            <text:p>&lt;value type="percent"&gt;0.0488454706927</text:p>
          </table:table-cell>
          <table:table-cell office:value-type="string">
            <text:p>&lt;value type="percent"&gt;0.0772646536412</text:p>
          </table:table-cell>
          <table:table-cell office:value-type="string">
            <text:p>&lt;value type="percent"&gt;0.3432504440497</text:p>
          </table:table-cell>
          <table:table-cell office:value-type="string">
            <text:p>&lt;value type="percent"&gt;0.4555950266429</text:p>
          </table:table-cell>
          <table:table-cell office:value-type="string">
            <text:p>&lt;value type="percent"&gt;0.0399644760213</text:p>
          </table:table-cell>
          <table:table-cell office:value-type="string">
            <text:p>&lt;value type="percent"&gt;0.0053285968028</text:p>
          </table:table-cell>
          <table:table-cell office:value-type="string">
            <text:p>&lt;value type="percent"&gt;0.0297513321492</text:p>
          </table:table-cell>
          <table:table-cell office:value-type="string">
            <text:p>&lt;value type="percent"&gt;0.0663829787234</text:p>
          </table:table-cell>
          <table:table-cell office:value-type="string">
            <text:p>&lt;value type="percent"&gt;0.2902127659574</text:p>
          </table:table-cell>
          <table:table-cell office:value-type="string">
            <text:p>&lt;value type="percent"&gt;0.0591489361702</text:p>
          </table:table-cell>
          <table:table-cell office:value-type="string">
            <text:p>&lt;value type="percent"&gt;0.0510638297872</text:p>
          </table:table-cell>
          <table:table-cell office:value-type="string">
            <text:p>&lt;value type="percent"&gt;0.0961702127659</text:p>
          </table:table-cell>
          <table:table-cell office:value-type="string">
            <text:p>&lt;value type="percent"&gt;0.430212765957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026">
            <text:p>10026</text:p>
          </table:table-cell>
          <table:table-cell office:value-type="float" office:value="61640">
            <text:p>61640</text:p>
          </table:table-cell>
          <table:table-cell office:value-type="float" office:value="40.798825">
            <text:p>40.798825</text:p>
          </table:table-cell>
          <table:table-cell office:value-type="float" office:value="-73.953612">
            <text:p>-73.95361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5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773800</text:p>
          </table:table-cell>
          <table:table-cell office:value-type="string">
            <text:p>&lt;value type="USD"&gt;540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101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7">
            <text:p>10027</text:p>
          </table:table-cell>
          <table:table-cell office:value-type="float" office:value="61641">
            <text:p>61641</text:p>
          </table:table-cell>
          <table:table-cell office:value-type="float" office:value="40.812273">
            <text:p>40.812273</text:p>
          </table:table-cell>
          <table:table-cell office:value-type="float" office:value="-73.957642">
            <text:p>-73.957642</text:p>
          </table:table-cell>
          <table:table-cell office:value-type="string">
            <text:p>&lt;value type="USD"&gt;921300</text:p>
          </table:table-cell>
          <table:table-cell office:value-type="string">
            <text:p>none</text:p>
          </table:table-cell>
          <table:table-cell office:value-type="string">
            <text:p>&lt;value type="USD"&gt;909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38</text:p>
          </table:table-cell>
          <table:table-cell office:value-type="string">
            <text:p>&lt;value&gt;0</text:p>
          </table:table-cell>
          <table:table-cell office:value-type="string">
            <text:p>&lt;value type="USD"&gt;585000</text:p>
          </table:table-cell>
          <table:table-cell office:value-type="string">
            <text:p>&lt;value type="USD"&gt;421000</text:p>
          </table:table-cell>
          <table:table-cell office:value-type="string">
            <text:p>&lt;value type="USD"&gt;484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02</text:p>
          </table:table-cell>
          <table:table-cell office:value-type="string">
            <text:p>&lt;value type="percent"&gt;0.186</text:p>
          </table:table-cell>
          <table:table-cell table:number-columns-repeated="1005"/>
        </table:table-row>
        <table:table-row table:style-name="ro2">
          <table:table-cell table:style-name="ce1" office:value-type="float" office:value="10030">
            <text:p>10030</text:p>
          </table:table-cell>
          <table:table-cell table:style-name="ce1" office:value-type="float" office:value="61644">
            <text:p>61644</text:p>
          </table:table-cell>
          <table:table-cell table:style-name="ce1" office:value-type="float" office:value="40.818412">
            <text:p>40.818412</text:p>
          </table:table-cell>
          <table:table-cell table:style-name="ce1" office:value-type="float" office:value="-73.942453">
            <text:p>-73.942453</text:p>
          </table:table-cell>
          <table:table-cell office:value-type="string">
            <text:p>&lt;value type="USD"&gt;5760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5496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378</text:p>
          </table:table-cell>
          <table:table-cell office:value-type="string">
            <text:p>&lt;value type="percent"&gt;0.158</text:p>
          </table:table-cell>
          <table:table-cell office:value-type="string">
            <text:p>&lt;value&gt;0</text:p>
          </table:table-cell>
          <table:table-cell office:value-type="string">
            <text:p>&lt;value type="USD"&gt;585000</text:p>
          </table:table-cell>
          <table:table-cell office:value-type="string">
            <text:p>&lt;value type="USD"&gt;465000</text:p>
          </table:table-cell>
          <table:table-cell office:value-type="string">
            <text:p>&lt;value type="USD"&gt;678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599</text:p>
          </table:table-cell>
          <table:table-cell office:value-type="string">
            <text:p>&lt;value type="percent"&gt;0.002</text:p>
          </table:table-cell>
          <table:table-cell office:value-type="string">
            <text:p>&lt;value type="percent"&gt;0.0782414307004</text:p>
          </table:table-cell>
          <table:table-cell office:value-type="string">
            <text:p>&lt;value type="percent"&gt;0.1713859910581</text:p>
          </table:table-cell>
          <table:table-cell office:value-type="string">
            <text:p>&lt;value type="percent"&gt;0.4605067064083</text:p>
          </table:table-cell>
          <table:table-cell office:value-type="string">
            <text:p>&lt;value type="percent"&gt;0.2667660208643</text:p>
          </table:table-cell>
          <table:table-cell/>
          <table:table-cell office:value-type="string">
            <text:p>&lt;value type="percent"&gt;0.0111773472429</text:p>
          </table:table-cell>
          <table:table-cell table:number-columns-repeated="6" office:value-type="string">
            <text:p>none</text:p>
          </table:table-cell>
          <table:table-cell table:style-name="ce1" office:value-type="string">
            <text:p>none</text:p>
          </table:table-cell>
          <table:table-cell table:style-name="ce1" table:number-columns-repeated="992"/>
        </table:table-row>
        <table:table-row table:style-name="ro2">
          <table:table-cell office:value-type="float" office:value="10037">
            <text:p>10037</text:p>
          </table:table-cell>
          <table:table-cell office:value-type="float" office:value="61651">
            <text:p>61651</text:p>
          </table:table-cell>
          <table:table-cell office:value-type="float" office:value="40.813555">
            <text:p>40.813555</text:p>
          </table:table-cell>
          <table:table-cell office:value-type="float" office:value="-73.938386">
            <text:p>-73.938386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5</text:p>
          </table:table-cell>
          <table:table-cell office:value-type="string">
            <text:p>&lt;value&gt;0</text:p>
          </table:table-cell>
          <table:table-cell office:value-type="string">
            <text:p>&lt;value type="USD"&gt;278100</text:p>
          </table:table-cell>
          <table:table-cell office:value-type="string">
            <text:p>&lt;value type="USD"&gt;425900</text:p>
          </table:table-cell>
          <table:table-cell office:value-type="string">
            <text:p>&lt;value type="USD"&gt;6335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653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39">
            <text:p>10039</text:p>
          </table:table-cell>
          <table:table-cell office:value-type="float" office:value="61653">
            <text:p>61653</text:p>
          </table:table-cell>
          <table:table-cell office:value-type="float" office:value="40.826928">
            <text:p>40.826928</text:p>
          </table:table-cell>
          <table:table-cell office:value-type="float" office:value="-73.93839">
            <text:p>-73.93839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387500</text:p>
          </table:table-cell>
          <table:table-cell office:value-type="string">
            <text:p>&lt;value type="USD"&gt;481500</text:p>
          </table:table-cell>
          <table:table-cell office:value-type="string">
            <text:p>&lt;value type="USD"&gt;15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649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01">
            <text:p>10001</text:p>
          </table:table-cell>
          <table:table-cell office:value-type="float" office:value="61615">
            <text:p>61615</text:p>
          </table:table-cell>
          <table:table-cell office:value-type="float" office:value="40.750237">
            <text:p>40.750237</text:p>
          </table:table-cell>
          <table:table-cell office:value-type="float" office:value="-73.995782">
            <text:p>-73.995782</text:p>
          </table:table-cell>
          <table:table-cell office:value-type="string">
            <text:p>&lt;value type="USD"&gt;2190100</text:p>
          </table:table-cell>
          <table:table-cell office:value-type="string">
            <text:p>none</text:p>
          </table:table-cell>
          <table:table-cell office:value-type="string">
            <text:p>&lt;value type="USD"&gt;2191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USD"&gt;1607</text:p>
          </table:table-cell>
          <table:table-cell office:value-type="string">
            <text:p>&lt;value type="USD"&gt;1925000</text:p>
          </table:table-cell>
          <table:table-cell office:value-type="string">
            <text:p>&lt;value type="USD"&gt;825800</text:p>
          </table:table-cell>
          <table:table-cell office:value-type="string">
            <text:p>&lt;value type="USD"&gt;1413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1688</text:p>
          </table:table-cell>
          <table:table-cell office:value-type="string">
            <text:p>&lt;value type="percent"&gt;0.223</text:p>
          </table:table-cell>
          <table:table-cell table:number-columns-repeated="1005"/>
        </table:table-row>
        <table:table-row table:style-name="ro2">
          <table:table-cell office:value-type="float" office:value="10011">
            <text:p>10011</text:p>
          </table:table-cell>
          <table:table-cell office:value-type="float" office:value="61625">
            <text:p>61625</text:p>
          </table:table-cell>
          <table:table-cell office:value-type="float" office:value="40.744875">
            <text:p>40.744875</text:p>
          </table:table-cell>
          <table:table-cell office:value-type="float" office:value="-74.003909">
            <text:p>-74.003909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4</text:p>
          </table:table-cell>
          <table:table-cell office:value-type="string">
            <text:p>&lt;value&gt;0</text:p>
          </table:table-cell>
          <table:table-cell office:value-type="string">
            <text:p>&lt;value type="USD"&gt;2695000</text:p>
          </table:table-cell>
          <table:table-cell office:value-type="string">
            <text:p>&lt;value type="USD"&gt;926300</text:p>
          </table:table-cell>
          <table:table-cell office:value-type="string">
            <text:p>&lt;value type="USD"&gt;8984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2298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8">
            <text:p>10018</text:p>
          </table:table-cell>
          <table:table-cell office:value-type="float" office:value="61632">
            <text:p>61632</text:p>
          </table:table-cell>
          <table:table-cell office:value-type="float" office:value="40.756155">
            <text:p>40.756155</text:p>
          </table:table-cell>
          <table:table-cell office:value-type="float" office:value="-73.996643">
            <text:p>-73.99664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6</text:p>
          </table:table-cell>
          <table:table-cell office:value-type="string">
            <text:p>&lt;value&gt;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660300</text:p>
          </table:table-cell>
          <table:table-cell office:value-type="string">
            <text:p>&lt;value type="USD"&gt;5188</text:p>
          </table:table-cell>
          <table:table-cell office:value-type="string">
            <text:p>&lt;value type="percent"&gt;0.084</text:p>
          </table:table-cell>
          <table:table-cell office:value-type="string">
            <text:p>&lt;value type="USD"&gt;250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19">
            <text:p>10019</text:p>
          </table:table-cell>
          <table:table-cell table:style-name="ce1" office:value-type="float" office:value="61633">
            <text:p>61633</text:p>
          </table:table-cell>
          <table:table-cell table:style-name="ce1" office:value-type="float" office:value="40.769458">
            <text:p>40.769458</text:p>
          </table:table-cell>
          <table:table-cell table:style-name="ce1" office:value-type="float" office:value="-73.990176">
            <text:p>-73.990176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6</text:p>
          </table:table-cell>
          <table:table-cell office:value-type="string">
            <text:p>&lt;value&gt;0</text:p>
          </table:table-cell>
          <table:table-cell office:value-type="string">
            <text:p>&lt;value type="USD"&gt;1795000</text:p>
          </table:table-cell>
          <table:table-cell office:value-type="string">
            <text:p>&lt;value type="USD"&gt;640200</text:p>
          </table:table-cell>
          <table:table-cell office:value-type="string">
            <text:p>&lt;value type="USD"&gt;9195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1833</text:p>
          </table:table-cell>
          <table:table-cell office:value-type="string">
            <text:p>none</text:p>
          </table:table-cell>
          <table:table-cell table:number-columns-repeated="12"/>
          <table:table-cell table:style-name="ce1"/>
          <table:table-cell table:style-name="ce1" office:value-type="string">
            <text:p>&lt;value type="percent"&gt;0.7505298213745</text:p>
          </table:table-cell>
          <table:table-cell table:style-name="ce1" office:value-type="string">
            <text:p>&lt;value type="percent"&gt;0.248460995054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20">
            <text:p>10020</text:p>
          </table:table-cell>
          <table:table-cell office:value-type="float" office:value="61634">
            <text:p>61634</text:p>
          </table:table-cell>
          <table:table-cell office:value-type="float" office:value="40.759189">
            <text:p>40.759189</text:p>
          </table:table-cell>
          <table:table-cell office:value-type="float" office:value="-73.980686">
            <text:p>-73.980686</text:p>
          </table:table-cell>
          <table:table-cell table:number-columns-repeated="6" office:value-type="string">
            <text:p>none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7750000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80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36">
            <text:p>10036</text:p>
          </table:table-cell>
          <table:table-cell table:style-name="ce1" office:value-type="float" office:value="61650">
            <text:p>61650</text:p>
          </table:table-cell>
          <table:table-cell table:style-name="ce1" office:value-type="float" office:value="40.759857">
            <text:p>40.759857</text:p>
          </table:table-cell>
          <table:table-cell table:style-name="ce1" office:value-type="float" office:value="-73.989908">
            <text:p>-73.989908</text:p>
          </table:table-cell>
          <table:table-cell office:value-type="string">
            <text:p>&lt;value type="USD"&gt;11500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1500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percent"&gt;0.206</text:p>
          </table:table-cell>
          <table:table-cell office:value-type="string">
            <text:p>&lt;value type="USD"&gt;1540</text:p>
          </table:table-cell>
          <table:table-cell office:value-type="string">
            <text:p>&lt;value type="USD"&gt;1349900</text:p>
          </table:table-cell>
          <table:table-cell office:value-type="string">
            <text:p>&lt;value type="USD"&gt;894400</text:p>
          </table:table-cell>
          <table:table-cell office:value-type="string">
            <text:p>&lt;value type="USD"&gt;5214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558</text:p>
          </table:table-cell>
          <table:table-cell office:value-type="string">
            <text:p>&lt;value type="percent"&gt;0.164</text:p>
          </table:table-cell>
          <table:table-cell office:value-type="string">
            <text:p>&lt;value type="percent"&gt;0.0211676340047</text:p>
          </table:table-cell>
          <table:table-cell office:value-type="string">
            <text:p>&lt;value type="percent"&gt;0.6722430863776</text:p>
          </table:table-cell>
          <table:table-cell office:value-type="string">
            <text:p>&lt;value type="percent"&gt;0.0679412768863</text:p>
          </table:table-cell>
          <table:table-cell office:value-type="string">
            <text:p>&lt;value type="percent"&gt;0.0928644588596</text:p>
          </table:table-cell>
          <table:table-cell/>
          <table:table-cell office:value-type="string">
            <text:p>&lt;value type="percent"&gt;0.0191191532946</text:p>
          </table:table-cell>
          <table:table-cell office:value-type="string">
            <text:p>&lt;value type="percent"&gt;0.1235916695117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029">
            <text:p>10029</text:p>
          </table:table-cell>
          <table:table-cell office:value-type="float" office:value="61643">
            <text:p>61643</text:p>
          </table:table-cell>
          <table:table-cell office:value-type="float" office:value="40.791598">
            <text:p>40.791598</text:p>
          </table:table-cell>
          <table:table-cell office:value-type="float" office:value="-73.944144">
            <text:p>-73.944144</text:p>
          </table:table-cell>
          <table:table-cell office:value-type="string">
            <text:p>&lt;value type="USD"&gt;726600</text:p>
          </table:table-cell>
          <table:table-cell office:value-type="string">
            <text:p>none</text:p>
          </table:table-cell>
          <table:table-cell office:value-type="string">
            <text:p>&lt;value type="USD"&gt;722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percent"&gt;0.214</text:p>
          </table:table-cell>
          <table:table-cell office:value-type="string">
            <text:p>&lt;value type="USD"&gt;916</text:p>
          </table:table-cell>
          <table:table-cell office:value-type="string">
            <text:p>&lt;value type="USD"&gt;838000</text:p>
          </table:table-cell>
          <table:table-cell office:value-type="string">
            <text:p>&lt;value type="USD"&gt;670000</text:p>
          </table:table-cell>
          <table:table-cell office:value-type="string">
            <text:p>&lt;value type="USD"&gt;4012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USD"&gt;909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2125154894671</text:p>
          </table:table-cell>
          <table:table-cell office:value-type="string">
            <text:p>&lt;value type="percent"&gt;0.1957868649318</text:p>
          </table:table-cell>
          <table:table-cell office:value-type="string">
            <text:p>&lt;value type="percent"&gt;0.3079306071871</text:p>
          </table:table-cell>
          <table:table-cell office:value-type="string">
            <text:p>&lt;value type="percent"&gt;0.2118959107806</text:p>
          </table:table-cell>
          <table:table-cell office:value-type="string">
            <text:p>&lt;value type="percent"&gt;0.0216852540272</text:p>
          </table:table-cell>
          <table:table-cell office:value-type="string">
            <text:p>&lt;value type="percent"&gt;0.0167286245353</text:p>
          </table:table-cell>
          <table:table-cell office:value-type="string">
            <text:p>&lt;value type="percent"&gt;0.0334572490706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035">
            <text:p>10035</text:p>
          </table:table-cell>
          <table:table-cell office:value-type="float" office:value="61649">
            <text:p>61649</text:p>
          </table:table-cell>
          <table:table-cell office:value-type="float" office:value="40.795676">
            <text:p>40.795676</text:p>
          </table:table-cell>
          <table:table-cell office:value-type="float" office:value="-73.931953">
            <text:p>-73.93195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64</text:p>
          </table:table-cell>
          <table:table-cell office:value-type="string">
            <text:p>&lt;value&gt;0</text:p>
          </table:table-cell>
          <table:table-cell office:value-type="string">
            <text:p>&lt;value type="USD"&gt;600000</text:p>
          </table:table-cell>
          <table:table-cell office:value-type="string">
            <text:p>&lt;value&gt;0</text:p>
          </table:table-cell>
          <table:table-cell office:value-type="string">
            <text:p>&lt;value type="USD"&gt;200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USD"&gt;667</text:p>
          </table:table-cell>
          <table:table-cell office:value-type="string">
            <text:p>none</text:p>
          </table:table-cell>
          <table:table-cell office:value-type="string">
            <text:p>&lt;value type="percent"&gt;0.2893823733518</text:p>
          </table:table-cell>
          <table:table-cell office:value-type="string">
            <text:p>&lt;value type="percent"&gt;0.3990284524635</text:p>
          </table:table-cell>
          <table:table-cell office:value-type="string">
            <text:p>&lt;value type="percent"&gt;0.2095766828591</text:p>
          </table:table-cell>
          <table:table-cell office:value-type="string">
            <text:p>&lt;value type="percent"&gt;0.0680083275503</text:p>
          </table:table-cell>
          <table:table-cell office:value-type="string">
            <text:p>&lt;value type="percent"&gt;0.0076335877862</text:p>
          </table:table-cell>
          <table:table-cell office:value-type="string">
            <text:p>&lt;value type="percent"&gt;0.0138792505204</text:p>
          </table:table-cell>
          <table:table-cell office:value-type="string">
            <text:p>&lt;value type="percent"&gt;0.0124913254684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010">
            <text:p>10010</text:p>
          </table:table-cell>
          <table:table-cell office:value-type="float" office:value="61624">
            <text:p>61624</text:p>
          </table:table-cell>
          <table:table-cell office:value-type="float" office:value="40.738363">
            <text:p>40.738363</text:p>
          </table:table-cell>
          <table:table-cell office:value-type="float" office:value="-73.982796">
            <text:p>-73.982796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1699</text:p>
          </table:table-cell>
          <table:table-cell office:value-type="string">
            <text:p>&lt;value type="USD"&gt;1200000</text:p>
          </table:table-cell>
          <table:table-cell office:value-type="string">
            <text:p>&lt;value type="USD"&gt;830700</text:p>
          </table:table-cell>
          <table:table-cell office:value-type="string">
            <text:p>&lt;value type="USD"&gt;12248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1665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6">
            <text:p>10016</text:p>
          </table:table-cell>
          <table:table-cell office:value-type="float" office:value="61630">
            <text:p>61630</text:p>
          </table:table-cell>
          <table:table-cell office:value-type="float" office:value="40.744593">
            <text:p>40.744593</text:p>
          </table:table-cell>
          <table:table-cell office:value-type="float" office:value="-73.974644">
            <text:p>-73.97464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9</text:p>
          </table:table-cell>
          <table:table-cell office:value-type="string">
            <text:p>&lt;value&gt;0</text:p>
          </table:table-cell>
          <table:table-cell office:value-type="string">
            <text:p>&lt;value type="USD"&gt;899000</text:p>
          </table:table-cell>
          <table:table-cell office:value-type="string">
            <text:p>&lt;value type="USD"&gt;643000</text:p>
          </table:table-cell>
          <table:table-cell office:value-type="string">
            <text:p>&lt;value type="USD"&gt;8969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1436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7">
            <text:p>10017</text:p>
          </table:table-cell>
          <table:table-cell office:value-type="float" office:value="61631">
            <text:p>61631</text:p>
          </table:table-cell>
          <table:table-cell office:value-type="float" office:value="40.751151">
            <text:p>40.751151</text:p>
          </table:table-cell>
          <table:table-cell office:value-type="float" office:value="-73.969528">
            <text:p>-73.96952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4</text:p>
          </table:table-cell>
          <table:table-cell office:value-type="string">
            <text:p>&lt;value&gt;0</text:p>
          </table:table-cell>
          <table:table-cell office:value-type="string">
            <text:p>&lt;value type="USD"&gt;720000</text:p>
          </table:table-cell>
          <table:table-cell office:value-type="string">
            <text:p>&lt;value type="USD"&gt;537100</text:p>
          </table:table-cell>
          <table:table-cell office:value-type="string">
            <text:p>&lt;value type="USD"&gt;9994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346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2">
            <text:p>10022</text:p>
          </table:table-cell>
          <table:table-cell office:value-type="float" office:value="61636">
            <text:p>61636</text:p>
          </table:table-cell>
          <table:table-cell office:value-type="float" office:value="40.757292">
            <text:p>40.757292</text:p>
          </table:table-cell>
          <table:table-cell office:value-type="float" office:value="-73.96689">
            <text:p>-73.96689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USD"&gt;21542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1</text:p>
          </table:table-cell>
          <table:table-cell office:value-type="string">
            <text:p>&lt;value&gt;0</text:p>
          </table:table-cell>
          <table:table-cell office:value-type="string">
            <text:p>&lt;value type="USD"&gt;1625000</text:p>
          </table:table-cell>
          <table:table-cell office:value-type="string">
            <text:p>&lt;value type="USD"&gt;743100</text:p>
          </table:table-cell>
          <table:table-cell office:value-type="string">
            <text:p>&lt;value type="USD"&gt;1038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USD"&gt;1386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2">
            <text:p>10012</text:p>
          </table:table-cell>
          <table:table-cell office:value-type="float" office:value="61626">
            <text:p>61626</text:p>
          </table:table-cell>
          <table:table-cell office:value-type="float" office:value="40.726041">
            <text:p>40.726041</text:p>
          </table:table-cell>
          <table:table-cell office:value-type="float" office:value="-73.998184">
            <text:p>-73.99818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7</text:p>
          </table:table-cell>
          <table:table-cell office:value-type="string">
            <text:p>&lt;value&gt;0</text:p>
          </table:table-cell>
          <table:table-cell office:value-type="string">
            <text:p>&lt;value type="USD"&gt;3250000</text:p>
          </table:table-cell>
          <table:table-cell office:value-type="string">
            <text:p>&lt;value type="USD"&gt;1437800</text:p>
          </table:table-cell>
          <table:table-cell office:value-type="string">
            <text:p>&lt;value type="USD"&gt;10802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47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13">
            <text:p>10013</text:p>
          </table:table-cell>
          <table:table-cell table:style-name="ce1" office:value-type="float" office:value="61627">
            <text:p>61627</text:p>
          </table:table-cell>
          <table:table-cell table:style-name="ce1" office:value-type="float" office:value="40.720097">
            <text:p>40.720097</text:p>
          </table:table-cell>
          <table:table-cell table:style-name="ce1" office:value-type="float" office:value="-74.008959">
            <text:p>-74.008959</text:p>
          </table:table-cell>
          <table:table-cell office:value-type="string">
            <text:p>&lt;value type="USD"&gt;30790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30577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9</text:p>
          </table:table-cell>
          <table:table-cell office:value-type="string">
            <text:p>&lt;value type="percent"&gt;0.068</text:p>
          </table:table-cell>
          <table:table-cell office:value-type="string">
            <text:p>&lt;value&gt;0</text:p>
          </table:table-cell>
          <table:table-cell office:value-type="string">
            <text:p>&lt;value type="USD"&gt;4775000</text:p>
          </table:table-cell>
          <table:table-cell office:value-type="string">
            <text:p>&lt;value type="USD"&gt;2630000</text:p>
          </table:table-cell>
          <table:table-cell office:value-type="string">
            <text:p>&lt;value type="USD"&gt;1301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2446</text:p>
          </table:table-cell>
          <table:table-cell office:value-type="string">
            <text:p>&lt;value type="percent"&gt;0.195</text:p>
          </table:table-cell>
          <table:table-cell table:number-columns-repeated="12"/>
          <table:table-cell table:style-name="ce1" table:number-columns-repeated="993"/>
        </table:table-row>
        <table:table-row table:style-name="ro2">
          <table:table-cell office:value-type="float" office:value="10014">
            <text:p>10014</text:p>
          </table:table-cell>
          <table:table-cell office:value-type="float" office:value="61628">
            <text:p>61628</text:p>
          </table:table-cell>
          <table:table-cell office:value-type="float" office:value="40.72443">
            <text:p>40.72443</text:p>
          </table:table-cell>
          <table:table-cell office:value-type="float" office:value="-74.010328">
            <text:p>-74.01032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4</text:p>
          </table:table-cell>
          <table:table-cell office:value-type="string">
            <text:p>&lt;value&gt;0</text:p>
          </table:table-cell>
          <table:table-cell office:value-type="string">
            <text:p>&lt;value type="USD"&gt;2150000</text:p>
          </table:table-cell>
          <table:table-cell office:value-type="string">
            <text:p>&lt;value type="USD"&gt;964000</text:p>
          </table:table-cell>
          <table:table-cell office:value-type="string">
            <text:p>&lt;value type="USD"&gt;1021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233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04">
            <text:p>10004</text:p>
          </table:table-cell>
          <table:table-cell table:style-name="ce1" office:value-type="float" office:value="61618">
            <text:p>61618</text:p>
          </table:table-cell>
          <table:table-cell table:style-name="ce1" office:value-type="float" office:value="40.697664">
            <text:p>40.697664</text:p>
          </table:table-cell>
          <table:table-cell table:style-name="ce1" office:value-type="float" office:value="-74.022462">
            <text:p>-74.022462</text:p>
          </table:table-cell>
          <table:table-cell office:value-type="string">
            <text:p>&lt;value type="USD"&gt;15441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5441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85</text:p>
          </table:table-cell>
          <table:table-cell office:value-type="string">
            <text:p>&lt;value type="USD"&gt;1457</text:p>
          </table:table-cell>
          <table:table-cell office:value-type="string">
            <text:p>&lt;value type="USD"&gt;1450000</text:p>
          </table:table-cell>
          <table:table-cell office:value-type="string">
            <text:p>&lt;value type="USD"&gt;1565000</text:p>
          </table:table-cell>
          <table:table-cell office:value-type="string">
            <text:p>&lt;value type="USD"&gt;5685</text:p>
          </table:table-cell>
          <table:table-cell office:value-type="string">
            <text:p>&lt;value type="percent"&gt;0.082</text:p>
          </table:table-cell>
          <table:table-cell office:value-type="string">
            <text:p>&lt;value type="USD"&gt;1436</text:p>
          </table:table-cell>
          <table:table-cell office:value-type="string">
            <text:p>&lt;value type="percent"&gt;0.134</text:p>
          </table:table-cell>
          <table:table-cell/>
          <table:table-cell office:value-type="string">
            <text:p>&lt;value type="percent"&gt;0.6061588330632</text:p>
          </table:table-cell>
          <table:table-cell/>
          <table:table-cell office:value-type="string">
            <text:p>&lt;value type="percent"&gt;0.2495948136142</text:p>
          </table:table-cell>
          <table:table-cell table:number-columns-repeated="2"/>
          <table:table-cell office:value-type="string">
            <text:p>&lt;value type="percent"&gt;0.1361426256077</text:p>
          </table:table-cell>
          <table:table-cell office:value-type="string">
            <text:p>&lt;value type="percent"&gt;0.4140866873065</text:p>
          </table:table-cell>
          <table:table-cell office:value-type="string">
            <text:p>&lt;value type="percent"&gt;0.0154798761609</text:p>
          </table:table-cell>
          <table:table-cell office:value-type="string">
            <text:p>&lt;value type="percent"&gt;0.2592879256965</text:p>
          </table:table-cell>
          <table:table-cell office:value-type="string">
            <text:p>&lt;value type="percent"&gt;0.1950464396284</text:p>
          </table:table-cell>
          <table:table-cell office:value-type="string">
            <text:p>&lt;value type="percent"&gt;0.0766253869969</text:p>
          </table:table-cell>
          <table:table-cell table:style-name="ce1" office:value-type="string">
            <text:p>&lt;value type="percent"&gt;0.0286377708978</text:p>
          </table:table-cell>
          <table:table-cell table:style-name="ce1" office:value-type="string">
            <text:p>&lt;value type="percent"&gt;0.8658385093167</text:p>
          </table:table-cell>
          <table:table-cell table:style-name="ce1" office:value-type="string">
            <text:p>&lt;value type="percent"&gt;0.134161490683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table:style-name="ce1" office:value-type="float" office:value="10005">
            <text:p>10005</text:p>
          </table:table-cell>
          <table:table-cell table:style-name="ce1" office:value-type="float" office:value="61619">
            <text:p>61619</text:p>
          </table:table-cell>
          <table:table-cell table:style-name="ce1" office:value-type="float" office:value="40.706242">
            <text:p>40.706242</text:p>
          </table:table-cell>
          <table:table-cell table:style-name="ce1" office:value-type="float" office:value="-74.008961">
            <text:p>-74.008961</text:p>
          </table:table-cell>
          <table:table-cell office:value-type="string">
            <text:p>&lt;value type="USD"&gt;11798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1803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42</text:p>
          </table:table-cell>
          <table:table-cell office:value-type="string">
            <text:p>&lt;value type="USD"&gt;1295</text:p>
          </table:table-cell>
          <table:table-cell office:value-type="string">
            <text:p>&lt;value type="USD"&gt;1150000</text:p>
          </table:table-cell>
          <table:table-cell office:value-type="string">
            <text:p>&lt;value type="USD"&gt;1085000</text:p>
          </table:table-cell>
          <table:table-cell office:value-type="string">
            <text:p>&lt;value type="USD"&gt;8409</text:p>
          </table:table-cell>
          <table:table-cell office:value-type="string">
            <text:p>&lt;value type="percent"&gt;0.11</text:p>
          </table:table-cell>
          <table:table-cell office:value-type="string">
            <text:p>&lt;value type="USD"&gt;1273</text:p>
          </table:table-cell>
          <table:table-cell office:value-type="string">
            <text:p>&lt;value type="percent"&gt;0.197</text:p>
          </table:table-cell>
          <table:table-cell office:value-type="string">
            <text:p>&lt;value type="percent"&gt;0.0160642570281</text:p>
          </table:table-cell>
          <table:table-cell office:value-type="string">
            <text:p>&lt;value type="percent"&gt;0.053547523427</text:p>
          </table:table-cell>
          <table:table-cell office:value-type="string">
            <text:p>&lt;value type="percent"&gt;0.2704149933065</text:p>
          </table:table-cell>
          <table:table-cell office:value-type="string">
            <text:p>&lt;value type="percent"&gt;0.2603748326639</text:p>
          </table:table-cell>
          <table:table-cell office:value-type="string">
            <text:p>&lt;value type="percent"&gt;0.0816599732262</text:p>
          </table:table-cell>
          <table:table-cell/>
          <table:table-cell office:value-type="string">
            <text:p>&lt;value type="percent"&gt;0.317938420348</text:p>
          </table:table-cell>
          <table:table-cell table:number-columns-repeated="5"/>
          <table:table-cell table:style-name="ce1"/>
          <table:table-cell table:style-name="ce1" office:value-type="string">
            <text:p>&lt;value type="percent"&gt;0.7398489140698</text:p>
          </table:table-cell>
          <table:table-cell table:style-name="ce1" office:value-type="string">
            <text:p>&lt;value type="percent"&gt;0.2592067988668</text:p>
          </table:table-cell>
          <table:table-cell table:style-name="ce1"/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0006">
            <text:p>10006</text:p>
          </table:table-cell>
          <table:table-cell office:value-type="float" office:value="61620">
            <text:p>61620</text:p>
          </table:table-cell>
          <table:table-cell office:value-type="float" office:value="40.7322">
            <text:p>40.7322</text:p>
          </table:table-cell>
          <table:table-cell office:value-type="float" office:value="-73.984607">
            <text:p>-73.98460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9</text:p>
          </table:table-cell>
          <table:table-cell office:value-type="string">
            <text:p>&lt;value type="USD"&gt;1266</text:p>
          </table:table-cell>
          <table:table-cell office:value-type="string">
            <text:p>&lt;value type="USD"&gt;1785000</text:p>
          </table:table-cell>
          <table:table-cell office:value-type="string">
            <text:p>&lt;value type="USD"&gt;665000</text:p>
          </table:table-cell>
          <table:table-cell office:value-type="string">
            <text:p>&lt;value type="USD"&gt;2620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1918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07">
            <text:p>10007</text:p>
          </table:table-cell>
          <table:table-cell table:style-name="ce1" office:value-type="float" office:value="61621">
            <text:p>61621</text:p>
          </table:table-cell>
          <table:table-cell table:style-name="ce1" office:value-type="float" office:value="40.713498">
            <text:p>40.713498</text:p>
          </table:table-cell>
          <table:table-cell table:style-name="ce1" office:value-type="float" office:value="-74.007103">
            <text:p>-74.007103</text:p>
          </table:table-cell>
          <table:table-cell office:value-type="string">
            <text:p>&lt;value type="USD"&gt;25511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25508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36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1725</text:p>
          </table:table-cell>
          <table:table-cell office:value-type="string">
            <text:p>&lt;value type="USD"&gt;4725000</text:p>
          </table:table-cell>
          <table:table-cell office:value-type="string">
            <text:p>&lt;value type="USD"&gt;2240000</text:p>
          </table:table-cell>
          <table:table-cell office:value-type="string">
            <text:p>&lt;value type="USD"&gt;10800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2648</text:p>
          </table:table-cell>
          <table:table-cell office:value-type="string">
            <text:p>&lt;value type="percent"&gt;0.183</text:p>
          </table:table-cell>
          <table:table-cell table:number-columns-repeated="12"/>
          <table:table-cell table:style-name="ce1"/>
          <table:table-cell table:style-name="ce1" office:value-type="string">
            <text:p>&lt;value type="percent"&gt;0.7916446324695</text:p>
          </table:table-cell>
          <table:table-cell table:style-name="ce1" office:value-type="string">
            <text:p>&lt;value type="percent"&gt;0.205182443151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38">
            <text:p>10038</text:p>
          </table:table-cell>
          <table:table-cell office:value-type="float" office:value="61652">
            <text:p>61652</text:p>
          </table:table-cell>
          <table:table-cell office:value-type="float" office:value="40.709599">
            <text:p>40.709599</text:p>
          </table:table-cell>
          <table:table-cell office:value-type="float" office:value="-74.003273">
            <text:p>-74.00327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8</text:p>
          </table:table-cell>
          <table:table-cell office:value-type="string">
            <text:p>&lt;value type="USD"&gt;1255</text:p>
          </table:table-cell>
          <table:table-cell office:value-type="string">
            <text:p>&lt;value type="USD"&gt;1100000</text:p>
          </table:table-cell>
          <table:table-cell office:value-type="string">
            <text:p>&lt;value type="USD"&gt;905000</text:p>
          </table:table-cell>
          <table:table-cell office:value-type="string">
            <text:p>&lt;value type="USD"&gt;8351</text:p>
          </table:table-cell>
          <table:table-cell office:value-type="string">
            <text:p>&lt;value type="percent"&gt;0.082</text:p>
          </table:table-cell>
          <table:table-cell office:value-type="string">
            <text:p>&lt;value type="USD"&gt;1102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280">
            <text:p>10280</text:p>
          </table:table-cell>
          <table:table-cell table:style-name="ce1" office:value-type="float" office:value="61771">
            <text:p>61771</text:p>
          </table:table-cell>
          <table:table-cell table:style-name="ce1" office:value-type="float" office:value="40.708595">
            <text:p>40.708595</text:p>
          </table:table-cell>
          <table:table-cell table:style-name="ce1" office:value-type="float" office:value="-74.020033">
            <text:p>-74.020033</text:p>
          </table:table-cell>
          <table:table-cell office:value-type="string">
            <text:p>&lt;value type="USD"&gt;7252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7255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percent"&gt;0.286</text:p>
          </table:table-cell>
          <table:table-cell office:value-type="string">
            <text:p>&lt;value type="USD"&gt;1046</text:p>
          </table:table-cell>
          <table:table-cell office:value-type="string">
            <text:p>&lt;value type="USD"&gt;699000</text:p>
          </table:table-cell>
          <table:table-cell office:value-type="string">
            <text:p>&lt;value type="USD"&gt;628000</text:p>
          </table:table-cell>
          <table:table-cell office:value-type="string">
            <text:p>&lt;value type="USD"&gt;13280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1030</text:p>
          </table:table-cell>
          <table:table-cell office:value-type="string">
            <text:p>&lt;value type="percent"&gt;0.207</text:p>
          </table:table-cell>
          <table:table-cell table:number-columns-repeated="7"/>
          <table:table-cell office:value-type="string">
            <text:p>&lt;value type="percent"&gt;0.8359326263256</text:p>
          </table:table-cell>
          <table:table-cell/>
          <table:table-cell office:value-type="string">
            <text:p>&lt;value type="percent"&gt;0.1316281971303</text:p>
          </table:table-cell>
          <table:table-cell office:value-type="string">
            <text:p>&lt;value type="percent"&gt;0.0208983156581</text:p>
          </table:table-cell>
          <table:table-cell office:value-type="string">
            <text:p>&lt;value type="percent"&gt;0.008421709295</text:p>
          </table:table-cell>
          <table:table-cell table:style-name="ce1"/>
          <table:table-cell table:style-name="ce1" office:value-type="string">
            <text:p>&lt;value type="percent"&gt;0.9804400977995</text:p>
          </table:table-cell>
          <table:table-cell table:style-name="ce1" office:value-type="string">
            <text:p>&lt;value type="percent"&gt;0.018948655256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02">
            <text:p>10002</text:p>
          </table:table-cell>
          <table:table-cell office:value-type="float" office:value="61616">
            <text:p>61616</text:p>
          </table:table-cell>
          <table:table-cell office:value-type="float" office:value="40.716469">
            <text:p>40.716469</text:p>
          </table:table-cell>
          <table:table-cell office:value-type="float" office:value="-73.985199">
            <text:p>-73.985199</text:p>
          </table:table-cell>
          <table:table-cell office:value-type="string">
            <text:p>&lt;value type="USD"&gt;889600</text:p>
          </table:table-cell>
          <table:table-cell table:number-columns-repeated="5" office:value-type="string">
            <text:p>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288</text:p>
          </table:table-cell>
          <table:table-cell office:value-type="string">
            <text:p>&lt;value type="USD"&gt;699000</text:p>
          </table:table-cell>
          <table:table-cell office:value-type="string">
            <text:p>&lt;value type="USD"&gt;591800</text:p>
          </table:table-cell>
          <table:table-cell office:value-type="string">
            <text:p>&lt;value type="USD"&gt;5345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1037</text:p>
          </table:table-cell>
          <table:table-cell office:value-type="string">
            <text:p>&lt;value type="percent"&gt;0.094</text:p>
          </table:table-cell>
          <table:table-cell table:number-columns-repeated="1005"/>
        </table:table-row>
        <table:table-row table:style-name="ro2">
          <table:table-cell office:value-type="float" office:value="10003">
            <text:p>10003</text:p>
          </table:table-cell>
          <table:table-cell office:value-type="float" office:value="61617">
            <text:p>61617</text:p>
          </table:table-cell>
          <table:table-cell office:value-type="float" office:value="40.731303">
            <text:p>40.731303</text:p>
          </table:table-cell>
          <table:table-cell office:value-type="float" office:value="-73.988418">
            <text:p>-73.988418</text:p>
          </table:table-cell>
          <table:table-cell office:value-type="string">
            <text:p>&lt;value type="USD"&gt;1425400</text:p>
          </table:table-cell>
          <table:table-cell office:value-type="string">
            <text:p>none</text:p>
          </table:table-cell>
          <table:table-cell office:value-type="string">
            <text:p>&lt;value type="USD"&gt;1398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USD"&gt;1619</text:p>
          </table:table-cell>
          <table:table-cell office:value-type="string">
            <text:p>&lt;value type="USD"&gt;1350000</text:p>
          </table:table-cell>
          <table:table-cell office:value-type="string">
            <text:p>&lt;value type="USD"&gt;873000</text:p>
          </table:table-cell>
          <table:table-cell office:value-type="string">
            <text:p>&lt;value type="USD"&gt;10245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647</text:p>
          </table:table-cell>
          <table:table-cell office:value-type="string">
            <text:p>&lt;value type="percent"&gt;0.053</text:p>
          </table:table-cell>
          <table:table-cell table:number-columns-repeated="1005"/>
        </table:table-row>
        <table:table-row table:style-name="ro2">
          <table:table-cell office:value-type="float" office:value="10009">
            <text:p>10009</text:p>
          </table:table-cell>
          <table:table-cell office:value-type="float" office:value="61623">
            <text:p>61623</text:p>
          </table:table-cell>
          <table:table-cell office:value-type="float" office:value="40.727084">
            <text:p>40.727084</text:p>
          </table:table-cell>
          <table:table-cell office:value-type="float" office:value="-73.974984">
            <text:p>-73.974984</text:p>
          </table:table-cell>
          <table:table-cell office:value-type="string">
            <text:p>&lt;value type="USD"&gt;1064700</text:p>
          </table:table-cell>
          <table:table-cell office:value-type="string">
            <text:p>none</text:p>
          </table:table-cell>
          <table:table-cell office:value-type="string">
            <text:p>&lt;value type="USD"&gt;1073200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&lt;value type="percent"&gt;0.193</text:p>
          </table:table-cell>
          <table:table-cell office:value-type="string">
            <text:p>&lt;value type="USD"&gt;1345</text:p>
          </table:table-cell>
          <table:table-cell office:value-type="string">
            <text:p>&lt;value type="USD"&gt;785000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5389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USD"&gt;1197</text:p>
          </table:table-cell>
          <table:table-cell office:value-type="string">
            <text:p>&lt;value type="percent"&gt;0.067</text:p>
          </table:table-cell>
          <table:table-cell table:number-columns-repeated="1005"/>
        </table:table-row>
        <table:table-row table:style-name="ro2">
          <table:table-cell office:value-type="float" office:value="10021">
            <text:p>10021</text:p>
          </table:table-cell>
          <table:table-cell office:value-type="float" office:value="61635">
            <text:p>61635</text:p>
          </table:table-cell>
          <table:table-cell office:value-type="float" office:value="40.77032">
            <text:p>40.77032</text:p>
          </table:table-cell>
          <table:table-cell office:value-type="float" office:value="-73.960099">
            <text:p>-73.960099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8</text:p>
          </table:table-cell>
          <table:table-cell office:value-type="string">
            <text:p>&lt;value&gt;0</text:p>
          </table:table-cell>
          <table:table-cell office:value-type="string">
            <text:p>&lt;value type="USD"&gt;1545000</text:p>
          </table:table-cell>
          <table:table-cell office:value-type="string">
            <text:p>&lt;value type="USD"&gt;918500</text:p>
          </table:table-cell>
          <table:table-cell office:value-type="string">
            <text:p>&lt;value type="USD"&gt;12660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538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8">
            <text:p>10028</text:p>
          </table:table-cell>
          <table:table-cell office:value-type="float" office:value="61642">
            <text:p>61642</text:p>
          </table:table-cell>
          <table:table-cell office:value-type="float" office:value="40.78123">
            <text:p>40.78123</text:p>
          </table:table-cell>
          <table:table-cell office:value-type="float" office:value="-73.954827">
            <text:p>-73.95482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1</text:p>
          </table:table-cell>
          <table:table-cell office:value-type="string">
            <text:p>&lt;value&gt;0</text:p>
          </table:table-cell>
          <table:table-cell office:value-type="string">
            <text:p>&lt;value type="USD"&gt;1595000</text:p>
          </table:table-cell>
          <table:table-cell office:value-type="string">
            <text:p>&lt;value type="USD"&gt;913300</text:p>
          </table:table-cell>
          <table:table-cell office:value-type="string">
            <text:p>&lt;value type="USD"&gt;11592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1245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44">
            <text:p>10044</text:p>
          </table:table-cell>
          <table:table-cell table:style-name="ce1" office:value-type="float" office:value="61657">
            <text:p>61657</text:p>
          </table:table-cell>
          <table:table-cell table:style-name="ce1" office:value-type="float" office:value="40.728584">
            <text:p>40.728584</text:p>
          </table:table-cell>
          <table:table-cell table:style-name="ce1" office:value-type="float" office:value="-73.980923">
            <text:p>-73.980923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438</text:p>
          </table:table-cell>
          <table:table-cell office:value-type="string">
            <text:p>&lt;value&gt;0</text:p>
          </table:table-cell>
          <table:table-cell office:value-type="string">
            <text:p>&lt;value type="USD"&gt;745000</text:p>
          </table:table-cell>
          <table:table-cell office:value-type="string">
            <text:p>&lt;value type="USD"&gt;47445200</text:p>
          </table:table-cell>
          <table:table-cell office:value-type="string">
            <text:p>&lt;value type="USD"&gt;1989</text:p>
          </table:table-cell>
          <table:table-cell office:value-type="string">
            <text:p>&lt;value type="percent"&gt;0.041</text:p>
          </table:table-cell>
          <table:table-cell office:value-type="string">
            <text:p>&lt;value type="USD"&gt;961</text:p>
          </table:table-cell>
          <table:table-cell office:value-type="string">
            <text:p>none</text:p>
          </table:table-cell>
          <table:table-cell/>
          <table:table-cell office:value-type="string">
            <text:p>&lt;value type="percent"&gt;0.9948275862068</text:p>
          </table:table-cell>
          <table:table-cell table:number-columns-repeated="5"/>
          <table:table-cell office:value-type="string">
            <text:p>&lt;value type="percent"&gt;0.6546112115732</text:p>
          </table:table-cell>
          <table:table-cell/>
          <table:table-cell office:value-type="string">
            <text:p>&lt;value type="percent"&gt;0.2875226039783</text:p>
          </table:table-cell>
          <table:table-cell office:value-type="string">
            <text:p>&lt;value type="percent"&gt;0.0524412296564</text:p>
          </table:table-cell>
          <table:table-cell/>
          <table:table-cell table:style-name="ce1"/>
          <table:table-cell table:style-name="ce1" office:value-type="string">
            <text:p>&lt;value type="percent"&gt;0.8827160493827</text:p>
          </table:table-cell>
          <table:table-cell table:style-name="ce1" office:value-type="string">
            <text:p>&lt;value type="percent"&gt;0.117283950617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128">
            <text:p>10128</text:p>
          </table:table-cell>
          <table:table-cell office:value-type="float" office:value="61703">
            <text:p>61703</text:p>
          </table:table-cell>
          <table:table-cell office:value-type="float" office:value="40.781913">
            <text:p>40.781913</text:p>
          </table:table-cell>
          <table:table-cell office:value-type="float" office:value="-73.952544">
            <text:p>-73.95254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43</text:p>
          </table:table-cell>
          <table:table-cell office:value-type="string">
            <text:p>&lt;value&gt;0</text:p>
          </table:table-cell>
          <table:table-cell office:value-type="string">
            <text:p>&lt;value type="USD"&gt;1199000</text:p>
          </table:table-cell>
          <table:table-cell office:value-type="string">
            <text:p>&lt;value type="USD"&gt;849800</text:p>
          </table:table-cell>
          <table:table-cell office:value-type="string">
            <text:p>&lt;value type="USD"&gt;11672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USD"&gt;114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3">
            <text:p>10023</text:p>
          </table:table-cell>
          <table:table-cell office:value-type="float" office:value="61637">
            <text:p>61637</text:p>
          </table:table-cell>
          <table:table-cell office:value-type="float" office:value="40.776566">
            <text:p>40.776566</text:p>
          </table:table-cell>
          <table:table-cell office:value-type="float" office:value="-73.981582">
            <text:p>-73.98158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</text:p>
          </table:table-cell>
          <table:table-cell office:value-type="string">
            <text:p>&lt;value&gt;0</text:p>
          </table:table-cell>
          <table:table-cell office:value-type="string">
            <text:p>&lt;value type="USD"&gt;1150000</text:p>
          </table:table-cell>
          <table:table-cell office:value-type="string">
            <text:p>&lt;value type="USD"&gt;985200</text:p>
          </table:table-cell>
          <table:table-cell office:value-type="string">
            <text:p>&lt;value type="USD"&gt;11390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168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4">
            <text:p>10024</text:p>
          </table:table-cell>
          <table:table-cell office:value-type="float" office:value="61638">
            <text:p>61638</text:p>
          </table:table-cell>
          <table:table-cell office:value-type="float" office:value="40.78552">
            <text:p>40.78552</text:p>
          </table:table-cell>
          <table:table-cell office:value-type="float" office:value="-73.982263">
            <text:p>-73.98226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4</text:p>
          </table:table-cell>
          <table:table-cell office:value-type="string">
            <text:p>&lt;value&gt;0</text:p>
          </table:table-cell>
          <table:table-cell office:value-type="string">
            <text:p>&lt;value type="USD"&gt;1550000</text:p>
          </table:table-cell>
          <table:table-cell office:value-type="string">
            <text:p>&lt;value type="USD"&gt;1102200</text:p>
          </table:table-cell>
          <table:table-cell office:value-type="string">
            <text:p>&lt;value type="USD"&gt;11794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1464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5">
            <text:p>10025</text:p>
          </table:table-cell>
          <table:table-cell office:value-type="float" office:value="61639">
            <text:p>61639</text:p>
          </table:table-cell>
          <table:table-cell office:value-type="float" office:value="40.79954">
            <text:p>40.79954</text:p>
          </table:table-cell>
          <table:table-cell office:value-type="float" office:value="-73.969685">
            <text:p>-73.969685</text:p>
          </table:table-cell>
          <table:table-cell office:value-type="string">
            <text:p>&lt;value type="USD"&gt;1037900</text:p>
          </table:table-cell>
          <table:table-cell office:value-type="string">
            <text:p>none</text:p>
          </table:table-cell>
          <table:table-cell office:value-type="string">
            <text:p>&lt;value type="USD"&gt;1036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71</text:p>
          </table:table-cell>
          <table:table-cell office:value-type="string">
            <text:p>&lt;value type="percent"&gt;0.181</text:p>
          </table:table-cell>
          <table:table-cell office:value-type="string">
            <text:p>&lt;value type="USD"&gt;1191</text:p>
          </table:table-cell>
          <table:table-cell office:value-type="string">
            <text:p>&lt;value type="USD"&gt;925000</text:p>
          </table:table-cell>
          <table:table-cell office:value-type="string">
            <text:p>&lt;value type="USD"&gt;831000</text:p>
          </table:table-cell>
          <table:table-cell office:value-type="string">
            <text:p>&lt;value type="USD"&gt;513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201</text:p>
          </table:table-cell>
          <table:table-cell office:value-type="string">
            <text:p>&lt;value type="percent"&gt;0.115</text:p>
          </table:table-cell>
          <table:table-cell table:number-columns-repeated="1005"/>
        </table:table-row>
        <table:table-row table:style-name="ro2">
          <table:table-cell table:style-name="ce1" office:value-type="float" office:value="10031">
            <text:p>10031</text:p>
          </table:table-cell>
          <table:table-cell table:style-name="ce1" office:value-type="float" office:value="61645">
            <text:p>61645</text:p>
          </table:table-cell>
          <table:table-cell table:style-name="ce1" office:value-type="float" office:value="40.830776">
            <text:p>40.830776</text:p>
          </table:table-cell>
          <table:table-cell table:style-name="ce1" office:value-type="float" office:value="-73.953803">
            <text:p>-73.953803</text:p>
          </table:table-cell>
          <table:table-cell office:value-type="string">
            <text:p>&lt;value type="USD"&gt;619500</text:p>
          </table:table-cell>
          <table:table-cell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13</text:p>
          </table:table-cell>
          <table:table-cell office:value-type="string">
            <text:p>&lt;value type="percent"&gt;0.132</text:p>
          </table:table-cell>
          <table:table-cell office:value-type="string">
            <text:p>&lt;value type="USD"&gt;644</text:p>
          </table:table-cell>
          <table:table-cell office:value-type="string">
            <text:p>&lt;value type="USD"&gt;499000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2923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624</text:p>
          </table:table-cell>
          <table:table-cell office:value-type="string">
            <text:p>&lt;value type="percent"&gt;0.14</text:p>
          </table:table-cell>
          <table:table-cell office:value-type="string">
            <text:p>&lt;value type="percent"&gt;0.1477457903313</text:p>
          </table:table-cell>
          <table:table-cell office:value-type="string">
            <text:p>&lt;value type="percent"&gt;0.0543183052688</text:p>
          </table:table-cell>
          <table:table-cell office:value-type="string">
            <text:p>&lt;value type="percent"&gt;0.4057577403585</text:p>
          </table:table-cell>
          <table:table-cell office:value-type="string">
            <text:p>&lt;value type="percent"&gt;0.3758826724606</text:p>
          </table:table-cell>
          <table:table-cell office:value-type="string">
            <text:p>&lt;value type="percent"&gt;0.0119500271591</text:p>
          </table:table-cell>
          <table:table-cell table:number-columns-repeated="2"/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032">
            <text:p>10032</text:p>
          </table:table-cell>
          <table:table-cell office:value-type="float" office:value="61646">
            <text:p>61646</text:p>
          </table:table-cell>
          <table:table-cell office:value-type="float" office:value="40.840341">
            <text:p>40.840341</text:p>
          </table:table-cell>
          <table:table-cell office:value-type="float" office:value="-73.941887">
            <text:p>-73.94188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499000</text:p>
          </table:table-cell>
          <table:table-cell office:value-type="string">
            <text:p>&lt;value type="USD"&gt;2265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673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33">
            <text:p>10033</text:p>
          </table:table-cell>
          <table:table-cell office:value-type="float" office:value="61647">
            <text:p>61647</text:p>
          </table:table-cell>
          <table:table-cell office:value-type="float" office:value="40.852752">
            <text:p>40.852752</text:p>
          </table:table-cell>
          <table:table-cell office:value-type="float" office:value="-73.939561">
            <text:p>-73.939561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1</text:p>
          </table:table-cell>
          <table:table-cell office:value-type="string">
            <text:p>&lt;value&gt;0</text:p>
          </table:table-cell>
          <table:table-cell office:value-type="string">
            <text:p>&lt;value type="USD"&gt;465000</text:p>
          </table:table-cell>
          <table:table-cell office:value-type="string">
            <text:p>&lt;value type="USD"&gt;439300</text:p>
          </table:table-cell>
          <table:table-cell office:value-type="string">
            <text:p>&lt;value type="USD"&gt;370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USD"&gt;52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34">
            <text:p>10034</text:p>
          </table:table-cell>
          <table:table-cell office:value-type="float" office:value="61648">
            <text:p>61648</text:p>
          </table:table-cell>
          <table:table-cell office:value-type="float" office:value="40.868911">
            <text:p>40.868911</text:p>
          </table:table-cell>
          <table:table-cell office:value-type="float" office:value="-73.92708">
            <text:p>-73.9270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55</text:p>
          </table:table-cell>
          <table:table-cell office:value-type="string">
            <text:p>&lt;value&gt;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15000</text:p>
          </table:table-cell>
          <table:table-cell office:value-type="string">
            <text:p>&lt;value type="USD"&gt;2541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USD"&gt;424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40">
            <text:p>10040</text:p>
          </table:table-cell>
          <table:table-cell office:value-type="float" office:value="61654">
            <text:p>61654</text:p>
          </table:table-cell>
          <table:table-cell office:value-type="float" office:value="40.856211">
            <text:p>40.856211</text:p>
          </table:table-cell>
          <table:table-cell office:value-type="float" office:value="-73.930552">
            <text:p>-73.93055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7</text:p>
          </table:table-cell>
          <table:table-cell office:value-type="string">
            <text:p>&lt;value&gt;0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7300</text:p>
          </table:table-cell>
          <table:table-cell office:value-type="string">
            <text:p>&lt;value type="USD"&gt;6178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USD"&gt;46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361">
            <text:p>11361</text:p>
          </table:table-cell>
          <table:table-cell office:value-type="float" office:value="62073">
            <text:p>62073</text:p>
          </table:table-cell>
          <table:table-cell office:value-type="float" office:value="40.762907">
            <text:p>40.762907</text:p>
          </table:table-cell>
          <table:table-cell office:value-type="float" office:value="-73.765736">
            <text:p>-73.765736</text:p>
          </table:table-cell>
          <table:table-cell office:value-type="string">
            <text:p>&lt;value type="USD"&gt;657200</text:p>
          </table:table-cell>
          <table:table-cell office:value-type="string">
            <text:p>&lt;value type="USD"&gt;6645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649800</text:p>
          </table:table-cell>
          <table:table-cell office:value-type="string">
            <text:p>none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percent"&gt;0.324</text:p>
          </table:table-cell>
          <table:table-cell office:value-type="string">
            <text:p>&lt;value type="USD"&gt;515</text:p>
          </table:table-cell>
          <table:table-cell office:value-type="string">
            <text:p>&lt;value type="USD"&gt;635000</text:p>
          </table:table-cell>
          <table:table-cell office:value-type="string">
            <text:p>&lt;value type="USD"&gt;597900</text:p>
          </table:table-cell>
          <table:table-cell office:value-type="string">
            <text:p>&lt;value type="USD"&gt;4709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percent"&gt;0.0372393247269</text:p>
          </table:table-cell>
          <table:table-cell office:value-type="string">
            <text:p>&lt;value type="percent"&gt;0.025653757034</text:p>
          </table:table-cell>
          <table:table-cell office:value-type="string">
            <text:p>&lt;value type="percent"&gt;0.3694141012909</text:p>
          </table:table-cell>
          <table:table-cell office:value-type="string">
            <text:p>&lt;value type="percent"&gt;0.3849718636213</text:p>
          </table:table-cell>
          <table:table-cell office:value-type="string">
            <text:p>&lt;value type="percent"&gt;0.1342270771267</text:p>
          </table:table-cell>
          <table:table-cell office:value-type="string">
            <text:p>&lt;value type="percent"&gt;0.04832836809</text:p>
          </table:table-cell>
          <table:table-cell office:value-type="string">
            <text:p>&lt;value type="percent"&gt;0.0501661129568</text:p>
          </table:table-cell>
          <table:table-cell office:value-type="string">
            <text:p>&lt;value type="percent"&gt;0.0244186046511</text:p>
          </table:table-cell>
          <table:table-cell office:value-type="string">
            <text:p>&lt;value type="percent"&gt;0.2950166112956</text:p>
          </table:table-cell>
          <table:table-cell office:value-type="string">
            <text:p>&lt;value type="percent"&gt;0.2089700996677</text:p>
          </table:table-cell>
          <table:table-cell office:value-type="string">
            <text:p>&lt;value type="percent"&gt;0.232392026578</text:p>
          </table:table-cell>
          <table:table-cell office:value-type="string">
            <text:p>&lt;value type="percent"&gt;0.184219269102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table:style-name="ce1" office:value-type="float" office:value="11362">
            <text:p>11362</text:p>
          </table:table-cell>
          <table:table-cell table:style-name="ce1" office:value-type="float" office:value="62074">
            <text:p>62074</text:p>
          </table:table-cell>
          <table:table-cell table:style-name="ce1" office:value-type="float" office:value="40.758022">
            <text:p>40.758022</text:p>
          </table:table-cell>
          <table:table-cell table:style-name="ce1" office:value-type="float" office:value="-73.735054">
            <text:p>-73.735054</text:p>
          </table:table-cell>
          <table:table-cell office:value-type="string">
            <text:p>&lt;value type="USD"&gt;768400</text:p>
          </table:table-cell>
          <table:table-cell office:value-type="string">
            <text:p>&lt;value type="USD"&gt;797900</text:p>
          </table:table-cell>
          <table:table-cell table:style-name="ce1" office:value-type="string">
            <text:p>&lt;value type="USD"&gt;5515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224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USD"&gt;505</text:p>
          </table:table-cell>
          <table:table-cell office:value-type="string">
            <text:p>&lt;value type="USD"&gt;368000</text:p>
          </table:table-cell>
          <table:table-cell office:value-type="string">
            <text:p>&lt;value type="USD"&gt;572300</text:p>
          </table:table-cell>
          <table:table-cell office:value-type="string">
            <text:p>&lt;value type="USD"&gt;5670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79</text:p>
          </table:table-cell>
          <table:table-cell office:value-type="string">
            <text:p>&lt;value type="percent"&gt;0.061</text:p>
          </table:table-cell>
          <table:table-cell table:number-columns-repeated="7"/>
          <table:table-cell office:value-type="string">
            <text:p>&lt;value type="percent"&gt;0.068921342557</text:p>
          </table:table-cell>
          <table:table-cell office:value-type="string">
            <text:p>&lt;value type="percent"&gt;0.0494491416858</text:p>
          </table:table-cell>
          <table:table-cell office:value-type="string">
            <text:p>&lt;value type="percent"&gt;0.2846528311555</text:p>
          </table:table-cell>
          <table:table-cell office:value-type="string">
            <text:p>&lt;value type="percent"&gt;0.1865231872918</text:p>
          </table:table-cell>
          <table:table-cell office:value-type="string">
            <text:p>&lt;value type="percent"&gt;0.2439149372277</text:p>
          </table:table-cell>
          <table:table-cell table:style-name="ce1" office:value-type="string">
            <text:p>&lt;value type="percent"&gt;0.160645657186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1363">
            <text:p>11363</text:p>
          </table:table-cell>
          <table:table-cell table:style-name="ce1" office:value-type="float" office:value="62075">
            <text:p>62075</text:p>
          </table:table-cell>
          <table:table-cell table:style-name="ce1" office:value-type="float" office:value="40.774053">
            <text:p>40.774053</text:p>
          </table:table-cell>
          <table:table-cell table:style-name="ce1" office:value-type="float" office:value="-73.744748">
            <text:p>-73.744748</text:p>
          </table:table-cell>
          <table:table-cell office:value-type="string">
            <text:p>&lt;value type="USD"&gt;853700</text:p>
          </table:table-cell>
          <table:table-cell office:value-type="string">
            <text:p>&lt;value type="USD"&gt;8624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449</text:p>
          </table:table-cell>
          <table:table-cell office:value-type="string">
            <text:p>&lt;value type="percent"&gt;0.454</text:p>
          </table:table-cell>
          <table:table-cell office:value-type="string">
            <text:p>&lt;value type="USD"&gt;518</text:p>
          </table:table-cell>
          <table:table-cell office:value-type="string">
            <text:p>&lt;value type="USD"&gt;785000</text:p>
          </table:table-cell>
          <table:table-cell office:value-type="string">
            <text:p>&lt;value&gt;0</text:p>
          </table:table-cell>
          <table:table-cell office:value-type="string">
            <text:p>&lt;value type="USD"&gt;5999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81</text:p>
          </table:table-cell>
          <table:table-cell office:value-type="string">
            <text:p>&lt;value type="percent"&gt;-0.02</text:p>
          </table:table-cell>
          <table:table-cell/>
          <table:table-cell office:value-type="string">
            <text:p>&lt;value type="percent"&gt;0.0346074380165</text:p>
          </table:table-cell>
          <table:table-cell office:value-type="string">
            <text:p>&lt;value type="percent"&gt;0.0237603305785</text:p>
          </table:table-cell>
          <table:table-cell office:value-type="string">
            <text:p>&lt;value type="percent"&gt;0.5242768595041</text:p>
          </table:table-cell>
          <table:table-cell office:value-type="string">
            <text:p>&lt;value type="percent"&gt;0.209194214876</text:p>
          </table:table-cell>
          <table:table-cell office:value-type="string">
            <text:p>&lt;value type="percent"&gt;0.1787190082644</text:p>
          </table:table-cell>
          <table:table-cell office:value-type="string">
            <text:p>&lt;value type="percent"&gt;0.0294421487603</text:p>
          </table:table-cell>
          <table:table-cell office:value-type="string">
            <text:p>&lt;value type="percent"&gt;0.0642154324184</text:p>
          </table:table-cell>
          <table:table-cell office:value-type="string">
            <text:p>&lt;value type="percent"&gt;0.0875194199896</text:p>
          </table:table-cell>
          <table:table-cell office:value-type="string">
            <text:p>&lt;value type="percent"&gt;0.1962713619886</text:p>
          </table:table-cell>
          <table:table-cell office:value-type="string">
            <text:p>&lt;value type="percent"&gt;0.1563956499223</text:p>
          </table:table-cell>
          <table:table-cell office:value-type="string">
            <text:p>&lt;value type="percent"&gt;0.2703262558259</text:p>
          </table:table-cell>
          <table:table-cell table:style-name="ce1" office:value-type="string">
            <text:p>&lt;value type="percent"&gt;0.2206110823407</text:p>
          </table:table-cell>
          <table:table-cell table:style-name="ce1" office:value-type="string">
            <text:p>&lt;value type="percent"&gt;0.0085662759242</text:p>
          </table:table-cell>
          <table:table-cell table:style-name="ce1" office:value-type="string">
            <text:p>&lt;value type="percent"&gt;0.2497745716861</text:p>
          </table:table-cell>
          <table:table-cell table:style-name="ce1" office:value-type="string">
            <text:p>&lt;value type="percent"&gt;0.741659152389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4">
            <text:p>11364</text:p>
          </table:table-cell>
          <table:table-cell table:style-name="ce1" office:value-type="float" office:value="62076">
            <text:p>62076</text:p>
          </table:table-cell>
          <table:table-cell table:style-name="ce1" office:value-type="float" office:value="40.744905">
            <text:p>40.744905</text:p>
          </table:table-cell>
          <table:table-cell table:style-name="ce1" office:value-type="float" office:value="-73.756824">
            <text:p>-73.756824</text:p>
          </table:table-cell>
          <table:table-cell office:value-type="string">
            <text:p>&lt;value type="USD"&gt;701500</text:p>
          </table:table-cell>
          <table:table-cell office:value-type="string">
            <text:p>&lt;value type="USD"&gt;712000</text:p>
          </table:table-cell>
          <table:table-cell table:style-name="ce1" office:value-type="string">
            <text:p>&lt;value type="USD"&gt;4641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7126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166</text:p>
          </table:table-cell>
          <table:table-cell office:value-type="string">
            <text:p>&lt;value type="percent"&gt;0.226</text:p>
          </table:table-cell>
          <table:table-cell office:value-type="string">
            <text:p>&lt;value type="USD"&gt;512</text:p>
          </table:table-cell>
          <table:table-cell office:value-type="string">
            <text:p>&lt;value type="USD"&gt;219000</text:p>
          </table:table-cell>
          <table:table-cell office:value-type="string">
            <text:p>&lt;value type="USD"&gt;259300</text:p>
          </table:table-cell>
          <table:table-cell office:value-type="string">
            <text:p>&lt;value type="USD"&gt;5124</text:p>
          </table:table-cell>
          <table:table-cell office:value-type="string">
            <text:p>&lt;value type="percent"&gt;0.047</text:p>
          </table:table-cell>
          <table:table-cell office:value-type="string">
            <text:p>&lt;value type="USD"&gt;344</text:p>
          </table:table-cell>
          <table:table-cell office:value-type="string">
            <text:p>&lt;value type="percent"&gt;0.043</text:p>
          </table:table-cell>
          <table:table-cell table:number-columns-repeated="7"/>
          <table:table-cell office:value-type="string">
            <text:p>&lt;value type="percent"&gt;0.0607907485544</text:p>
          </table:table-cell>
          <table:table-cell office:value-type="string">
            <text:p>&lt;value type="percent"&gt;0.0100015627441</text:p>
          </table:table-cell>
          <table:table-cell office:value-type="string">
            <text:p>&lt;value type="percent"&gt;0.3455227379278</text:p>
          </table:table-cell>
          <table:table-cell office:value-type="string">
            <text:p>&lt;value type="percent"&gt;0.2248788873261</text:p>
          </table:table-cell>
          <table:table-cell office:value-type="string">
            <text:p>&lt;value type="percent"&gt;0.2037818409126</text:p>
          </table:table-cell>
          <table:table-cell table:style-name="ce1" office:value-type="string">
            <text:p>&lt;value type="percent"&gt;0.151742459759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1354">
            <text:p>11354</text:p>
          </table:table-cell>
          <table:table-cell table:style-name="ce1" office:value-type="float" office:value="62066">
            <text:p>62066</text:p>
          </table:table-cell>
          <table:table-cell table:style-name="ce1" office:value-type="float" office:value="40.766192">
            <text:p>40.766192</text:p>
          </table:table-cell>
          <table:table-cell table:style-name="ce1" office:value-type="float" office:value="-73.828843">
            <text:p>-73.828843</text:p>
          </table:table-cell>
          <table:table-cell office:value-type="string">
            <text:p>&lt;value type="USD"&gt;570700</text:p>
          </table:table-cell>
          <table:table-cell office:value-type="string">
            <text:p>&lt;value type="USD"&gt;725100</text:p>
          </table:table-cell>
          <table:table-cell table:style-name="ce1" office:value-type="string">
            <text:p>&lt;value type="USD"&gt;4463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68</text:p>
          </table:table-cell>
          <table:table-cell office:value-type="string">
            <text:p>&lt;value type="percent"&gt;0.18</text:p>
          </table:table-cell>
          <table:table-cell office:value-type="string">
            <text:p>&lt;value type="USD"&gt;517</text:p>
          </table:table-cell>
          <table:table-cell office:value-type="string">
            <text:p>&lt;value type="USD"&gt;275000</text:p>
          </table:table-cell>
          <table:table-cell office:value-type="string">
            <text:p>&lt;value type="USD"&gt;219300</text:p>
          </table:table-cell>
          <table:table-cell office:value-type="string">
            <text:p>&lt;value type="USD"&gt;2689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399</text:p>
          </table:table-cell>
          <table:table-cell office:value-type="string">
            <text:p>&lt;value type="percent"&gt;0.165</text:p>
          </table:table-cell>
          <table:table-cell table:number-columns-repeated="7"/>
          <table:table-cell office:value-type="string">
            <text:p>&lt;value type="percent"&gt;0.2649514397682</text:p>
          </table:table-cell>
          <table:table-cell office:value-type="string">
            <text:p>&lt;value type="percent"&gt;0.0557164764014</text:p>
          </table:table-cell>
          <table:table-cell office:value-type="string">
            <text:p>&lt;value type="percent"&gt;0.1465326290679</text:p>
          </table:table-cell>
          <table:table-cell office:value-type="string">
            <text:p>&lt;value type="percent"&gt;0.1414210257284</text:p>
          </table:table-cell>
          <table:table-cell office:value-type="string">
            <text:p>&lt;value type="percent"&gt;0.1894700971204</text:p>
          </table:table-cell>
          <table:table-cell table:style-name="ce1" office:value-type="string">
            <text:p>&lt;value type="percent"&gt;0.188277389674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355">
            <text:p>11355</text:p>
          </table:table-cell>
          <table:table-cell office:value-type="float" office:value="62067">
            <text:p>62067</text:p>
          </table:table-cell>
          <table:table-cell office:value-type="float" office:value="40.751062">
            <text:p>40.751062</text:p>
          </table:table-cell>
          <table:table-cell office:value-type="float" office:value="-73.821952">
            <text:p>-73.821952</text:p>
          </table:table-cell>
          <table:table-cell office:value-type="string">
            <text:p>&lt;value type="USD"&gt;573900</text:p>
          </table:table-cell>
          <table:table-cell office:value-type="string">
            <text:p>&lt;value type="USD"&gt;653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9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516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05000</text:p>
          </table:table-cell>
          <table:table-cell office:value-type="string">
            <text:p>&lt;value type="USD"&gt;2487</text:p>
          </table:table-cell>
          <table:table-cell office:value-type="string">
            <text:p>&lt;value type="percent"&gt;0.057</text:p>
          </table:table-cell>
          <table:table-cell office:value-type="string">
            <text:p>&lt;value type="USD"&gt;471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1361302442078</text:p>
          </table:table-cell>
          <table:table-cell office:value-type="string">
            <text:p>&lt;value type="percent"&gt;0.0484658735128</text:p>
          </table:table-cell>
          <table:table-cell office:value-type="string">
            <text:p>&lt;value type="percent"&gt;0.2477144646211</text:p>
          </table:table-cell>
          <table:table-cell office:value-type="string">
            <text:p>&lt;value type="percent"&gt;0.3109580463368</text:p>
          </table:table-cell>
          <table:table-cell office:value-type="string">
            <text:p>&lt;value type="percent"&gt;0.1670632435817</text:p>
          </table:table-cell>
          <table:table-cell office:value-type="string">
            <text:p>&lt;value type="percent"&gt;0.0892924232936</text:p>
          </table:table-cell>
          <table:table-cell office:value-type="string">
            <text:p>&lt;value type="percent"&gt;0.2332537245536</text:p>
          </table:table-cell>
          <table:table-cell office:value-type="string">
            <text:p>&lt;value type="percent"&gt;0.0360514045263</text:p>
          </table:table-cell>
          <table:table-cell office:value-type="string">
            <text:p>&lt;value type="percent"&gt;0.1695667007847</text:p>
          </table:table-cell>
          <table:table-cell office:value-type="string">
            <text:p>&lt;value type="percent"&gt;0.190606163994</text:p>
          </table:table-cell>
          <table:table-cell office:value-type="string">
            <text:p>&lt;value type="percent"&gt;0.174115773911</text:p>
          </table:table-cell>
          <table:table-cell office:value-type="string">
            <text:p>&lt;value type="percent"&gt;0.183782554304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6">
            <text:p>11356</text:p>
          </table:table-cell>
          <table:table-cell office:value-type="float" office:value="62068">
            <text:p>62068</text:p>
          </table:table-cell>
          <table:table-cell office:value-type="float" office:value="40.78698">
            <text:p>40.78698</text:p>
          </table:table-cell>
          <table:table-cell office:value-type="float" office:value="-73.849018">
            <text:p>-73.849018</text:p>
          </table:table-cell>
          <table:table-cell office:value-type="string">
            <text:p>&lt;value type="USD"&gt;534500</text:p>
          </table:table-cell>
          <table:table-cell office:value-type="string">
            <text:p>&lt;value type="USD"&gt;560100</text:p>
          </table:table-cell>
          <table:table-cell office:value-type="string">
            <text:p>&lt;value type="USD"&gt;4476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442</text:p>
          </table:table-cell>
          <table:table-cell office:value-type="string">
            <text:p>&lt;value type="USD"&gt;558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393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424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percent"&gt;0.1276240458015</text:p>
          </table:table-cell>
          <table:table-cell office:value-type="string">
            <text:p>&lt;value type="percent"&gt;0.1071087786259</text:p>
          </table:table-cell>
          <table:table-cell office:value-type="string">
            <text:p>&lt;value type="percent"&gt;0.3874045801526</text:p>
          </table:table-cell>
          <table:table-cell office:value-type="string">
            <text:p>&lt;value type="percent"&gt;0.1612595419847</text:p>
          </table:table-cell>
          <table:table-cell office:value-type="string">
            <text:p>&lt;value type="percent"&gt;0.1395515267175</text:p>
          </table:table-cell>
          <table:table-cell office:value-type="string">
            <text:p>&lt;value type="percent"&gt;0.0765744274809</text:p>
          </table:table-cell>
          <table:table-cell office:value-type="string">
            <text:p>&lt;value type="percent"&gt;0.0800533689126</text:p>
          </table:table-cell>
          <table:table-cell office:value-type="string">
            <text:p>&lt;value type="percent"&gt;0.032021347565</text:p>
          </table:table-cell>
          <table:table-cell office:value-type="string">
            <text:p>&lt;value type="percent"&gt;0.1387591727818</text:p>
          </table:table-cell>
          <table:table-cell office:value-type="string">
            <text:p>&lt;value type="percent"&gt;0.2185901712252</text:p>
          </table:table-cell>
          <table:table-cell office:value-type="string">
            <text:p>&lt;value type="percent"&gt;0.289971091839</text:p>
          </table:table-cell>
          <table:table-cell office:value-type="string">
            <text:p>&lt;value type="percent"&gt;0.23704692016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7">
            <text:p>11357</text:p>
          </table:table-cell>
          <table:table-cell office:value-type="float" office:value="62069">
            <text:p>62069</text:p>
          </table:table-cell>
          <table:table-cell office:value-type="float" office:value="40.789614">
            <text:p>40.789614</text:p>
          </table:table-cell>
          <table:table-cell office:value-type="float" office:value="-73.813641">
            <text:p>-73.813641</text:p>
          </table:table-cell>
          <table:table-cell office:value-type="string">
            <text:p>&lt;value type="USD"&gt;715200</text:p>
          </table:table-cell>
          <table:table-cell office:value-type="string">
            <text:p>&lt;value type="USD"&gt;716600</text:p>
          </table:table-cell>
          <table:table-cell office:value-type="string">
            <text:p>&lt;value type="USD"&gt;588000</text:p>
          </table:table-cell>
          <table:table-cell office:value-type="string">
            <text:p>none</text:p>
          </table:table-cell>
          <table:table-cell office:value-type="string">
            <text:p>&lt;value type="USD"&gt;711700</text:p>
          </table:table-cell>
          <table:table-cell office:value-type="string">
            <text:p>&lt;value type="USD"&gt;972400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526</text:p>
          </table:table-cell>
          <table:table-cell office:value-type="string">
            <text:p>&lt;value type="USD"&gt;560000</text:p>
          </table:table-cell>
          <table:table-cell office:value-type="string">
            <text:p>&lt;value type="USD"&gt;5643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54</text:p>
          </table:table-cell>
          <table:table-cell office:value-type="string">
            <text:p>&lt;value type="percent"&gt;0.0446056984313</text:p>
          </table:table-cell>
          <table:table-cell office:value-type="string">
            <text:p>&lt;value type="percent"&gt;0.0175008003414</text:p>
          </table:table-cell>
          <table:table-cell office:value-type="string">
            <text:p>&lt;value type="percent"&gt;0.2420232632589</text:p>
          </table:table-cell>
          <table:table-cell office:value-type="string">
            <text:p>&lt;value type="percent"&gt;0.4654786042044</text:p>
          </table:table-cell>
          <table:table-cell office:value-type="string">
            <text:p>&lt;value type="percent"&gt;0.1887738768541</text:p>
          </table:table-cell>
          <table:table-cell office:value-type="string">
            <text:p>&lt;value type="percent"&gt;0.0415110447124</text:p>
          </table:table-cell>
          <table:table-cell office:value-type="string">
            <text:p>&lt;value type="percent"&gt;0.0371940235244</text:p>
          </table:table-cell>
          <table:table-cell office:value-type="string">
            <text:p>&lt;value type="percent"&gt;0.0443997032955</text:p>
          </table:table-cell>
          <table:table-cell office:value-type="string">
            <text:p>&lt;value type="percent"&gt;0.2792200911306</text:p>
          </table:table-cell>
          <table:table-cell office:value-type="string">
            <text:p>&lt;value type="percent"&gt;0.2124615873688</text:p>
          </table:table-cell>
          <table:table-cell office:value-type="string">
            <text:p>&lt;value type="percent"&gt;0.2286743668538</text:p>
          </table:table-cell>
          <table:table-cell office:value-type="string">
            <text:p>&lt;value type="percent"&gt;0.191586309208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8">
            <text:p>11358</text:p>
          </table:table-cell>
          <table:table-cell office:value-type="float" office:value="62070">
            <text:p>62070</text:p>
          </table:table-cell>
          <table:table-cell office:value-type="float" office:value="40.761634">
            <text:p>40.761634</text:p>
          </table:table-cell>
          <table:table-cell office:value-type="float" office:value="-73.79461">
            <text:p>-73.79461</text:p>
          </table:table-cell>
          <table:table-cell office:value-type="string">
            <text:p>&lt;value type="USD"&gt;678600</text:p>
          </table:table-cell>
          <table:table-cell office:value-type="string">
            <text:p>&lt;value type="USD"&gt;684400</text:p>
          </table:table-cell>
          <table:table-cell office:value-type="string">
            <text:p>&lt;value type="USD"&gt;377000</text:p>
          </table:table-cell>
          <table:table-cell office:value-type="string">
            <text:p>none</text:p>
          </table:table-cell>
          <table:table-cell office:value-type="string">
            <text:p>&lt;value type="USD"&gt;668500</text:p>
          </table:table-cell>
          <table:table-cell office:value-type="string">
            <text:p>none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percent"&gt;0.262</text:p>
          </table:table-cell>
          <table:table-cell office:value-type="string">
            <text:p>&lt;value type="USD"&gt;463</text:p>
          </table:table-cell>
          <table:table-cell office:value-type="string">
            <text:p>&lt;value type="USD"&gt;788000</text:p>
          </table:table-cell>
          <table:table-cell office:value-type="string">
            <text:p>&lt;value type="USD"&gt;748900</text:p>
          </table:table-cell>
          <table:table-cell office:value-type="string">
            <text:p>&lt;value type="USD"&gt;4915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7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0018326206475</text:p>
          </table:table-cell>
          <table:table-cell office:value-type="string">
            <text:p>&lt;value type="percent"&gt;0.0321319486866</text:p>
          </table:table-cell>
          <table:table-cell office:value-type="string">
            <text:p>&lt;value type="percent"&gt;0.0204031765424</text:p>
          </table:table-cell>
          <table:table-cell office:value-type="string">
            <text:p>&lt;value type="percent"&gt;0.4447159437996</text:p>
          </table:table-cell>
          <table:table-cell office:value-type="string">
            <text:p>&lt;value type="percent"&gt;0.3869273060476</text:p>
          </table:table-cell>
          <table:table-cell office:value-type="string">
            <text:p>&lt;value type="percent"&gt;0.0901649358582</text:p>
          </table:table-cell>
          <table:table-cell office:value-type="string">
            <text:p>&lt;value type="percent"&gt;0.0238240684178</text:p>
          </table:table-cell>
          <table:table-cell office:value-type="string">
            <text:p>&lt;value type="percent"&gt;0.0431179437905</text:p>
          </table:table-cell>
          <table:table-cell office:value-type="string">
            <text:p>&lt;value type="percent"&gt;0.0294258947874</text:p>
          </table:table-cell>
          <table:table-cell office:value-type="string">
            <text:p>&lt;value type="percent"&gt;0.1982944991592</text:p>
          </table:table-cell>
          <table:table-cell office:value-type="string">
            <text:p>&lt;value type="percent"&gt;0.2965409560413</text:p>
          </table:table-cell>
          <table:table-cell office:value-type="string">
            <text:p>&lt;value type="percent"&gt;0.2582272399711</text:p>
          </table:table-cell>
          <table:table-cell office:value-type="string">
            <text:p>&lt;value type="percent"&gt;0.170429978380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359">
            <text:p>11359</text:p>
          </table:table-cell>
          <table:table-cell office:value-type="float" office:value="62071">
            <text:p>62071</text:p>
          </table:table-cell>
          <table:table-cell office:value-type="float" office:value="40.791774">
            <text:p>40.791774</text:p>
          </table:table-cell>
          <table:table-cell office:value-type="float" office:value="-73.776624">
            <text:p>-73.776624</text:p>
          </table:table-cell>
          <table:table-cell table:number-columns-repeated="6" office:value-type="string">
            <text:p>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360">
            <text:p>11360</text:p>
          </table:table-cell>
          <table:table-cell office:value-type="float" office:value="62072">
            <text:p>62072</text:p>
          </table:table-cell>
          <table:table-cell office:value-type="float" office:value="40.780746">
            <text:p>40.780746</text:p>
          </table:table-cell>
          <table:table-cell office:value-type="float" office:value="-73.778928">
            <text:p>-73.778928</text:p>
          </table:table-cell>
          <table:table-cell office:value-type="string">
            <text:p>&lt;value type="USD"&gt;641600</text:p>
          </table:table-cell>
          <table:table-cell office:value-type="string">
            <text:p>&lt;value type="USD"&gt;831800</text:p>
          </table:table-cell>
          <table:table-cell office:value-type="string">
            <text:p>&lt;value type="USD"&gt;5463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429</text:p>
          </table:table-cell>
          <table:table-cell office:value-type="string">
            <text:p>&lt;value type="percent"&gt;0.346</text:p>
          </table:table-cell>
          <table:table-cell office:value-type="string">
            <text:p>&lt;value type="USD"&gt;566</text:p>
          </table:table-cell>
          <table:table-cell office:value-type="string">
            <text:p>&lt;value type="USD"&gt;332000</text:p>
          </table:table-cell>
          <table:table-cell office:value-type="string">
            <text:p>&lt;value type="USD"&gt;328200</text:p>
          </table:table-cell>
          <table:table-cell office:value-type="string">
            <text:p>&lt;value type="USD"&gt;3899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422</text:p>
          </table:table-cell>
          <table:table-cell office:value-type="string">
            <text:p>&lt;value type="percent"&gt;0</text:p>
          </table:table-cell>
          <table:table-cell table:number-columns-repeated="1005"/>
        </table:table-row>
        <table:table-row table:style-name="ro2">
          <table:table-cell table:style-name="ce1" office:value-type="float" office:value="11365">
            <text:p>11365</text:p>
          </table:table-cell>
          <table:table-cell table:style-name="ce1" office:value-type="float" office:value="62077">
            <text:p>62077</text:p>
          </table:table-cell>
          <table:table-cell table:style-name="ce1" office:value-type="float" office:value="40.739534">
            <text:p>40.739534</text:p>
          </table:table-cell>
          <table:table-cell table:style-name="ce1" office:value-type="float" office:value="-73.790225">
            <text:p>-73.790225</text:p>
          </table:table-cell>
          <table:table-cell office:value-type="string">
            <text:p>&lt;value type="USD"&gt;662200</text:p>
          </table:table-cell>
          <table:table-cell office:value-type="string">
            <text:p>&lt;value type="USD"&gt;681600</text:p>
          </table:table-cell>
          <table:table-cell table:style-name="ce1" office:value-type="string">
            <text:p>&lt;value type="USD"&gt;4140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6595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124</text:p>
          </table:table-cell>
          <table:table-cell office:value-type="string">
            <text:p>&lt;value type="percent"&gt;0.169</text:p>
          </table:table-cell>
          <table:table-cell office:value-type="string">
            <text:p>&lt;value type="USD"&gt;489</text:p>
          </table:table-cell>
          <table:table-cell office:value-type="string">
            <text:p>&lt;value type="USD"&gt;650000</text:p>
          </table:table-cell>
          <table:table-cell office:value-type="string">
            <text:p>&lt;value type="USD"&gt;551300</text:p>
          </table:table-cell>
          <table:table-cell office:value-type="string">
            <text:p>&lt;value type="USD"&gt;4742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24</text:p>
          </table:table-cell>
          <table:table-cell office:value-type="string">
            <text:p>&lt;value type="percent"&gt;0.093</text:p>
          </table:table-cell>
          <table:table-cell/>
          <table:table-cell office:value-type="string">
            <text:p>&lt;value type="percent"&gt;0.043956043956</text:p>
          </table:table-cell>
          <table:table-cell office:value-type="string">
            <text:p>&lt;value type="percent"&gt;0.0016558783682</text:p>
          </table:table-cell>
          <table:table-cell office:value-type="string">
            <text:p>&lt;value type="percent"&gt;0.1047719403883</text:p>
          </table:table-cell>
          <table:table-cell office:value-type="string">
            <text:p>&lt;value type="percent"&gt;0.7114255607406</text:p>
          </table:table-cell>
          <table:table-cell office:value-type="string">
            <text:p>&lt;value type="percent"&gt;0.083697124793</text:p>
          </table:table-cell>
          <table:table-cell office:value-type="string">
            <text:p>&lt;value type="percent"&gt;0.0544934517537</text:p>
          </table:table-cell>
          <table:table-cell office:value-type="string">
            <text:p>&lt;value type="percent"&gt;0.1026615969581</text:p>
          </table:table-cell>
          <table:table-cell office:value-type="string">
            <text:p>&lt;value type="percent"&gt;0.0301257677683</text:p>
          </table:table-cell>
          <table:table-cell office:value-type="string">
            <text:p>&lt;value type="percent"&gt;0.256069026031</text:p>
          </table:table-cell>
          <table:table-cell office:value-type="string">
            <text:p>&lt;value type="percent"&gt;0.2658672126352</text:p>
          </table:table-cell>
          <table:table-cell office:value-type="string">
            <text:p>&lt;value type="percent"&gt;0.202252120503</text:p>
          </table:table-cell>
          <table:table-cell table:style-name="ce1" office:value-type="string">
            <text:p>&lt;value type="percent"&gt;0.140245685873</text:p>
          </table:table-cell>
          <table:table-cell table:style-name="ce1" office:value-type="string">
            <text:p>&lt;value type="percent"&gt;0.1061143424599</text:p>
          </table:table-cell>
          <table:table-cell table:style-name="ce1" office:value-type="string">
            <text:p>&lt;value type="percent"&gt;0.235352532274</text:p>
          </table:table-cell>
          <table:table-cell table:style-name="ce1" office:value-type="string">
            <text:p>&lt;value type="percent"&gt;0.658533125265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6">
            <text:p>11366</text:p>
          </table:table-cell>
          <table:table-cell table:style-name="ce1" office:value-type="float" office:value="62078">
            <text:p>62078</text:p>
          </table:table-cell>
          <table:table-cell table:style-name="ce1" office:value-type="float" office:value="40.728749">
            <text:p>40.728749</text:p>
          </table:table-cell>
          <table:table-cell table:style-name="ce1" office:value-type="float" office:value="-73.788597">
            <text:p>-73.788597</text:p>
          </table:table-cell>
          <table:table-cell office:value-type="string">
            <text:p>&lt;value type="USD"&gt;690500</text:p>
          </table:table-cell>
          <table:table-cell office:value-type="string">
            <text:p>&lt;value type="USD"&gt;6924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percent"&gt;0.188</text:p>
          </table:table-cell>
          <table:table-cell office:value-type="string">
            <text:p>&lt;value type="USD"&gt;476</text:p>
          </table:table-cell>
          <table:table-cell office:value-type="string">
            <text:p>&lt;value type="USD"&gt;769000</text:p>
          </table:table-cell>
          <table:table-cell office:value-type="string">
            <text:p>&lt;value type="USD"&gt;650000</text:p>
          </table:table-cell>
          <table:table-cell office:value-type="string">
            <text:p>&lt;value type="USD"&gt;5027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98</text:p>
          </table:table-cell>
          <table:table-cell office:value-type="string">
            <text:p>&lt;value type="percent"&gt;0.055</text:p>
          </table:table-cell>
          <table:table-cell/>
          <table:table-cell office:value-type="string">
            <text:p>&lt;value type="percent"&gt;0.0132956152758</text:p>
          </table:table-cell>
          <table:table-cell/>
          <table:table-cell office:value-type="string">
            <text:p>&lt;value type="percent"&gt;0.1782178217821</text:p>
          </table:table-cell>
          <table:table-cell office:value-type="string">
            <text:p>&lt;value type="percent"&gt;0.7504950495049</text:p>
          </table:table-cell>
          <table:table-cell office:value-type="string">
            <text:p>&lt;value type="percent"&gt;0.0446958981612</text:p>
          </table:table-cell>
          <table:table-cell office:value-type="string">
            <text:p>&lt;value type="percent"&gt;0.0118811881188</text:p>
          </table:table-cell>
          <table:table-cell office:value-type="string">
            <text:p>&lt;value type="percent"&gt;0.0259776536312</text:p>
          </table:table-cell>
          <table:table-cell office:value-type="string">
            <text:p>&lt;value type="percent"&gt;0.0064245810055</text:p>
          </table:table-cell>
          <table:table-cell office:value-type="string">
            <text:p>&lt;value type="percent"&gt;0.3480446927374</text:p>
          </table:table-cell>
          <table:table-cell office:value-type="string">
            <text:p>&lt;value type="percent"&gt;0.2902234636871</text:p>
          </table:table-cell>
          <table:table-cell office:value-type="string">
            <text:p>&lt;value type="percent"&gt;0.2715083798882</text:p>
          </table:table-cell>
          <table:table-cell table:style-name="ce1" office:value-type="string">
            <text:p>&lt;value type="percent"&gt;0.0567039106145</text:p>
          </table:table-cell>
          <table:table-cell table:style-name="ce1" office:value-type="string">
            <text:p>&lt;value type="percent"&gt;0.0188679245283</text:p>
          </table:table-cell>
          <table:table-cell table:style-name="ce1" office:value-type="string">
            <text:p>&lt;value type="percent"&gt;0.2291495761552</text:p>
          </table:table-cell>
          <table:table-cell table:style-name="ce1" office:value-type="string">
            <text:p>&lt;value type="percent"&gt;0.751982499316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7">
            <text:p>11367</text:p>
          </table:table-cell>
          <table:table-cell table:style-name="ce1" office:value-type="float" office:value="62079">
            <text:p>62079</text:p>
          </table:table-cell>
          <table:table-cell table:style-name="ce1" office:value-type="float" office:value="40.730516">
            <text:p>40.730516</text:p>
          </table:table-cell>
          <table:table-cell table:style-name="ce1" office:value-type="float" office:value="-73.826422">
            <text:p>-73.826422</text:p>
          </table:table-cell>
          <table:table-cell office:value-type="string">
            <text:p>&lt;value type="USD"&gt;565300</text:p>
          </table:table-cell>
          <table:table-cell office:value-type="string">
            <text:p>&lt;value type="USD"&gt;5849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79</text:p>
          </table:table-cell>
          <table:table-cell office:value-type="string">
            <text:p>&lt;value type="USD"&gt;443</text:p>
          </table:table-cell>
          <table:table-cell office:value-type="string">
            <text:p>&lt;value type="USD"&gt;199900</text:p>
          </table:table-cell>
          <table:table-cell office:value-type="string">
            <text:p>&lt;value type="USD"&gt;263500</text:p>
          </table:table-cell>
          <table:table-cell office:value-type="string">
            <text:p>&lt;value type="USD"&gt;4182</text:p>
          </table:table-cell>
          <table:table-cell office:value-type="string">
            <text:p>&lt;value type="percent"&gt;0.053</text:p>
          </table:table-cell>
          <table:table-cell office:value-type="string">
            <text:p>&lt;value type="USD"&gt;287</text:p>
          </table:table-cell>
          <table:table-cell office:value-type="string">
            <text:p>&lt;value type="percent"&gt;0.077</text:p>
          </table:table-cell>
          <table:table-cell/>
          <table:table-cell office:value-type="string">
            <text:p>&lt;value type="percent"&gt;0.0108322801949</text:p>
          </table:table-cell>
          <table:table-cell/>
          <table:table-cell office:value-type="string">
            <text:p>&lt;value type="percent"&gt;0.0584943130528</text:p>
          </table:table-cell>
          <table:table-cell office:value-type="string">
            <text:p>&lt;value type="percent"&gt;0.7459830294276</text:p>
          </table:table-cell>
          <table:table-cell office:value-type="string">
            <text:p>&lt;value type="percent"&gt;0.1688030330384</text:p>
          </table:table-cell>
          <table:table-cell office:value-type="string">
            <text:p>&lt;value type="percent"&gt;0.0151651922729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1412">
            <text:p>11412</text:p>
          </table:table-cell>
          <table:table-cell office:value-type="float" office:value="62098">
            <text:p>62098</text:p>
          </table:table-cell>
          <table:table-cell office:value-type="float" office:value="40.697434">
            <text:p>40.697434</text:p>
          </table:table-cell>
          <table:table-cell office:value-type="float" office:value="-73.762446">
            <text:p>-73.762446</text:p>
          </table:table-cell>
          <table:table-cell table:number-columns-repeated="2" office:value-type="string">
            <text:p>&lt;value type="USD"&gt;3610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59900</text:p>
          </table:table-cell>
          <table:table-cell office:value-type="string">
            <text:p>&lt;value type="USD"&gt;390100</text:p>
          </table:table-cell>
          <table:table-cell office:value-type="string">
            <text:p>&lt;value type="percent"&gt;0.398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253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79800</text:p>
          </table:table-cell>
          <table:table-cell office:value-type="string">
            <text:p>&lt;value type="USD"&gt;3132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4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200215801462</text:p>
          </table:table-cell>
          <table:table-cell office:value-type="string">
            <text:p>&lt;value type="percent"&gt;0.0125884186548</text:p>
          </table:table-cell>
          <table:table-cell office:value-type="string">
            <text:p>&lt;value type="percent"&gt;0.6614314830356</text:p>
          </table:table-cell>
          <table:table-cell office:value-type="string">
            <text:p>&lt;value type="percent"&gt;0.2746673060784</text:p>
          </table:table-cell>
          <table:table-cell office:value-type="string">
            <text:p>&lt;value type="percent"&gt;0.0208608080565</text:p>
          </table:table-cell>
          <table:table-cell office:value-type="string">
            <text:p>&lt;value type="percent"&gt;0.0101906246253</text:p>
          </table:table-cell>
          <table:table-cell office:value-type="string">
            <text:p>&lt;value type="percent"&gt;0.0295034780522</text:p>
          </table:table-cell>
          <table:table-cell office:value-type="string">
            <text:p>&lt;value type="percent"&gt;0.0040777164787</text:p>
          </table:table-cell>
          <table:table-cell office:value-type="string">
            <text:p>&lt;value type="percent"&gt;0.3201007435835</text:p>
          </table:table-cell>
          <table:table-cell office:value-type="string">
            <text:p>&lt;value type="percent"&gt;0.3663948189014</text:p>
          </table:table-cell>
          <table:table-cell office:value-type="string">
            <text:p>&lt;value type="percent"&gt;0.2031662269129</text:p>
          </table:table-cell>
          <table:table-cell office:value-type="string">
            <text:p>&lt;value type="percent"&gt;0.0766370832333</text:p>
          </table:table-cell>
          <table:table-cell office:value-type="string">
            <text:p>Other</text:p>
          </table:table-cell>
          <table:table-cell office:value-type="string">
            <text:p>&lt;value type="percent"&gt;0.29494282683</text:p>
          </table:table-cell>
          <table:table-cell office:value-type="string">
            <text:p>SingleFamily</text:p>
          </table:table-cell>
          <table:table-cell office:value-type="string">
            <text:p>&lt;value type="percent"&gt;0.7050571731698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23">
            <text:p>11423</text:p>
          </table:table-cell>
          <table:table-cell office:value-type="float" office:value="62109">
            <text:p>62109</text:p>
          </table:table-cell>
          <table:table-cell office:value-type="float" office:value="40.71764">
            <text:p>40.71764</text:p>
          </table:table-cell>
          <table:table-cell office:value-type="float" office:value="-73.765965">
            <text:p>-73.765965</text:p>
          </table:table-cell>
          <table:table-cell office:value-type="string">
            <text:p>&lt;value type="USD"&gt;422900</text:p>
          </table:table-cell>
          <table:table-cell office:value-type="string">
            <text:p>&lt;value type="USD"&gt;4228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376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USD"&gt;311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659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4</text:p>
          </table:table-cell>
          <table:table-cell office:value-type="string">
            <text:p>&lt;value type="percent"&gt;0.022</text:p>
          </table:table-cell>
          <table:table-cell office:value-type="string">
            <text:p>&lt;value type="percent"&gt;0.0317331163547</text:p>
          </table:table-cell>
          <table:table-cell office:value-type="string">
            <text:p>&lt;value type="percent"&gt;0.0539056143205</text:p>
          </table:table-cell>
          <table:table-cell office:value-type="string">
            <text:p>&lt;value type="percent"&gt;0.6251017087062</text:p>
          </table:table-cell>
          <table:table-cell office:value-type="string">
            <text:p>&lt;value type="percent"&gt;0.2245728234336</text:p>
          </table:table-cell>
          <table:table-cell office:value-type="string">
            <text:p>&lt;value type="percent"&gt;0.0516680227827</text:p>
          </table:table-cell>
          <table:table-cell office:value-type="string">
            <text:p>&lt;value type="percent"&gt;0.0120016273393</text:p>
          </table:table-cell>
          <table:table-cell office:value-type="string">
            <text:p>&lt;value type="percent"&gt;0.0097620500305</text:p>
          </table:table-cell>
          <table:table-cell office:value-type="string">
            <text:p>&lt;value type="percent"&gt;0.0412853365873</text:p>
          </table:table-cell>
          <table:table-cell office:value-type="string">
            <text:p>&lt;value type="percent"&gt;0.219442749644</text:p>
          </table:table-cell>
          <table:table-cell office:value-type="string">
            <text:p>&lt;value type="percent"&gt;0.2802521862924</text:p>
          </table:table-cell>
          <table:table-cell office:value-type="string">
            <text:p>&lt;value type="percent"&gt;0.2792353060809</text:p>
          </table:table-cell>
          <table:table-cell office:value-type="string">
            <text:p>&lt;value type="percent"&gt;0.168395363026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2">
            <text:p>11432</text:p>
          </table:table-cell>
          <table:table-cell office:value-type="float" office:value="62118">
            <text:p>62118</text:p>
          </table:table-cell>
          <table:table-cell office:value-type="float" office:value="40.714738">
            <text:p>40.714738</text:p>
          </table:table-cell>
          <table:table-cell office:value-type="float" office:value="-73.79324">
            <text:p>-73.79324</text:p>
          </table:table-cell>
          <table:table-cell office:value-type="string">
            <text:p>&lt;value type="USD"&gt;600400</text:p>
          </table:table-cell>
          <table:table-cell office:value-type="string">
            <text:p>&lt;value type="USD"&gt;642000</text:p>
          </table:table-cell>
          <table:table-cell office:value-type="string">
            <text:p>&lt;value type="USD"&gt;365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402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157500</text:p>
          </table:table-cell>
          <table:table-cell office:value-type="string">
            <text:p>&lt;value type="USD"&gt;4547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19798713083</text:p>
          </table:table-cell>
          <table:table-cell office:value-type="string">
            <text:p>&lt;value type="percent"&gt;0.0547764395314</text:p>
          </table:table-cell>
          <table:table-cell office:value-type="string">
            <text:p>&lt;value type="percent"&gt;0.0610460320079</text:p>
          </table:table-cell>
          <table:table-cell office:value-type="string">
            <text:p>&lt;value type="percent"&gt;0.5733377330473</text:p>
          </table:table-cell>
          <table:table-cell office:value-type="string">
            <text:p>&lt;value type="percent"&gt;0.2326348787328</text:p>
          </table:table-cell>
          <table:table-cell office:value-type="string">
            <text:p>&lt;value type="percent"&gt;0.0494967827091</text:p>
          </table:table-cell>
          <table:table-cell office:value-type="string">
            <text:p>&lt;value type="percent"&gt;0.0267282626629</text:p>
          </table:table-cell>
          <table:table-cell office:value-type="string">
            <text:p>&lt;value type="percent"&gt;0.0436766623207</text:p>
          </table:table-cell>
          <table:table-cell office:value-type="string">
            <text:p>&lt;value type="percent"&gt;0.0501955671447</text:p>
          </table:table-cell>
          <table:table-cell office:value-type="string">
            <text:p>&lt;value type="percent"&gt;0.1768252933507</text:p>
          </table:table-cell>
          <table:table-cell office:value-type="string">
            <text:p>&lt;value type="percent"&gt;0.237777053455</text:p>
          </table:table-cell>
          <table:table-cell office:value-type="string">
            <text:p>&lt;value type="percent"&gt;0.2574967405475</text:p>
          </table:table-cell>
          <table:table-cell office:value-type="string">
            <text:p>&lt;value type="percent"&gt;0.227672750977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33">
            <text:p>11433</text:p>
          </table:table-cell>
          <table:table-cell office:value-type="float" office:value="62119">
            <text:p>62119</text:p>
          </table:table-cell>
          <table:table-cell office:value-type="float" office:value="40.697755">
            <text:p>40.697755</text:p>
          </table:table-cell>
          <table:table-cell office:value-type="float" office:value="-73.786927">
            <text:p>-73.786927</text:p>
          </table:table-cell>
          <table:table-cell office:value-type="string">
            <text:p>&lt;value type="USD"&gt;332500</text:p>
          </table:table-cell>
          <table:table-cell office:value-type="string">
            <text:p>&lt;value type="USD"&gt;334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30000</text:p>
          </table:table-cell>
          <table:table-cell office:value-type="string">
            <text:p>none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28</text:p>
          </table:table-cell>
          <table:table-cell office:value-type="string">
            <text:p>&lt;value type="USD"&gt;284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25000</text:p>
          </table:table-cell>
          <table:table-cell office:value-type="string">
            <text:p>&lt;value type="USD"&gt;243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74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231571377202</text:p>
          </table:table-cell>
          <table:table-cell office:value-type="string">
            <text:p>&lt;value type="percent"&gt;0.0837828119381</text:p>
          </table:table-cell>
          <table:table-cell office:value-type="string">
            <text:p>&lt;value type="percent"&gt;0.5138439410284</text:p>
          </table:table-cell>
          <table:table-cell office:value-type="string">
            <text:p>&lt;value type="percent"&gt;0.1580366774541</text:p>
          </table:table-cell>
          <table:table-cell office:value-type="string">
            <text:p>&lt;value type="percent"&gt;0.0485436893203</text:p>
          </table:table-cell>
          <table:table-cell office:value-type="string">
            <text:p>&lt;value type="percent"&gt;0.0720963682128</text:p>
          </table:table-cell>
          <table:table-cell office:value-type="string">
            <text:p>&lt;value type="percent"&gt;0.1135837635748</text:p>
          </table:table-cell>
          <table:table-cell office:value-type="string">
            <text:p>&lt;value type="percent"&gt;0.0121061064625</text:p>
          </table:table-cell>
          <table:table-cell office:value-type="string">
            <text:p>&lt;value type="percent"&gt;0.3332739896742</text:p>
          </table:table-cell>
          <table:table-cell office:value-type="string">
            <text:p>&lt;value type="percent"&gt;0.2433683460922</text:p>
          </table:table-cell>
          <table:table-cell office:value-type="string">
            <text:p>&lt;value type="percent"&gt;0.2106106462524</text:p>
          </table:table-cell>
          <table:table-cell office:value-type="string">
            <text:p>&lt;value type="percent"&gt;0.085988962079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4">
            <text:p>11434</text:p>
          </table:table-cell>
          <table:table-cell office:value-type="float" office:value="62120">
            <text:p>62120</text:p>
          </table:table-cell>
          <table:table-cell office:value-type="float" office:value="40.676235">
            <text:p>40.676235</text:p>
          </table:table-cell>
          <table:table-cell office:value-type="float" office:value="-73.77617">
            <text:p>-73.77617</text:p>
          </table:table-cell>
          <table:table-cell office:value-type="string">
            <text:p>&lt;value type="USD"&gt;340500</text:p>
          </table:table-cell>
          <table:table-cell office:value-type="string">
            <text:p>&lt;value type="USD"&gt;340900</text:p>
          </table:table-cell>
          <table:table-cell office:value-type="string">
            <text:p>none</text:p>
          </table:table-cell>
          <table:table-cell office:value-type="string">
            <text:p>&lt;value type="USD"&gt;290300</text:p>
          </table:table-cell>
          <table:table-cell office:value-type="string">
            <text:p>&lt;value type="USD"&gt;343900</text:p>
          </table:table-cell>
          <table:table-cell office:value-type="string">
            <text:p>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29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87000</text:p>
          </table:table-cell>
          <table:table-cell office:value-type="string">
            <text:p>&lt;value type="USD"&gt;285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percent"&gt;0.0593289689034</text:p>
          </table:table-cell>
          <table:table-cell office:value-type="string">
            <text:p>&lt;value type="percent"&gt;0.0187193126022</text:p>
          </table:table-cell>
          <table:table-cell office:value-type="string">
            <text:p>&lt;value type="percent"&gt;0.5018412438625</text:p>
          </table:table-cell>
          <table:table-cell office:value-type="string">
            <text:p>&lt;value type="percent"&gt;0.2742430441898</text:p>
          </table:table-cell>
          <table:table-cell office:value-type="string">
            <text:p>&lt;value type="percent"&gt;0.0764116202945</text:p>
          </table:table-cell>
          <table:table-cell office:value-type="string">
            <text:p>&lt;value type="percent"&gt;0.0690466448445</text:p>
          </table:table-cell>
          <table:table-cell office:value-type="string">
            <text:p>&lt;value type="percent"&gt;0.1116803278688</text:p>
          </table:table-cell>
          <table:table-cell office:value-type="string">
            <text:p>&lt;value type="percent"&gt;0.0033811475409</text:p>
          </table:table-cell>
          <table:table-cell office:value-type="string">
            <text:p>&lt;value type="percent"&gt;0.3252049180327</text:p>
          </table:table-cell>
          <table:table-cell office:value-type="string">
            <text:p>&lt;value type="percent"&gt;0.2594262295081</text:p>
          </table:table-cell>
          <table:table-cell office:value-type="string">
            <text:p>&lt;value type="percent"&gt;0.2232581967213</text:p>
          </table:table-cell>
          <table:table-cell office:value-type="string">
            <text:p>&lt;value type="percent"&gt;0.076434426229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5">
            <text:p>11435</text:p>
          </table:table-cell>
          <table:table-cell office:value-type="float" office:value="62121">
            <text:p>62121</text:p>
          </table:table-cell>
          <table:table-cell office:value-type="float" office:value="40.700997">
            <text:p>40.700997</text:p>
          </table:table-cell>
          <table:table-cell office:value-type="float" office:value="-73.810236">
            <text:p>-73.810236</text:p>
          </table:table-cell>
          <table:table-cell office:value-type="string">
            <text:p>&lt;value type="USD"&gt;384100</text:p>
          </table:table-cell>
          <table:table-cell office:value-type="string">
            <text:p>&lt;value type="USD"&gt;3886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34</text:p>
          </table:table-cell>
          <table:table-cell office:value-type="string">
            <text:p>&lt;value type="percent"&gt;0.182</text:p>
          </table:table-cell>
          <table:table-cell office:value-type="string">
            <text:p>&lt;value type="USD"&gt;314</text:p>
          </table:table-cell>
          <table:table-cell office:value-type="string">
            <text:p>&lt;value type="USD"&gt;199900</text:p>
          </table:table-cell>
          <table:table-cell office:value-type="string">
            <text:p>&lt;value type="USD"&gt;207800</text:p>
          </table:table-cell>
          <table:table-cell office:value-type="string">
            <text:p>&lt;value type="USD"&gt;280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237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percent"&gt;0.0025964391691</text:p>
          </table:table-cell>
          <table:table-cell office:value-type="string">
            <text:p>&lt;value type="percent"&gt;0.0502596439169</text:p>
          </table:table-cell>
          <table:table-cell office:value-type="string">
            <text:p>&lt;value type="percent"&gt;0.1027448071216</text:p>
          </table:table-cell>
          <table:table-cell office:value-type="string">
            <text:p>&lt;value type="percent"&gt;0.6198071216617</text:p>
          </table:table-cell>
          <table:table-cell office:value-type="string">
            <text:p>&lt;value type="percent"&gt;0.1513353115727</text:p>
          </table:table-cell>
          <table:table-cell office:value-type="string">
            <text:p>&lt;value type="percent"&gt;0.0461795252225</text:p>
          </table:table-cell>
          <table:table-cell office:value-type="string">
            <text:p>&lt;value type="percent"&gt;0.0270771513353</text:p>
          </table:table-cell>
          <table:table-cell office:value-type="string">
            <text:p>&lt;value type="percent"&gt;0.0560730253353</text:p>
          </table:table-cell>
          <table:table-cell office:value-type="string">
            <text:p>&lt;value type="percent"&gt;0.0301788375558</text:p>
          </table:table-cell>
          <table:table-cell office:value-type="string">
            <text:p>&lt;value type="percent"&gt;0.2697466467958</text:p>
          </table:table-cell>
          <table:table-cell office:value-type="string">
            <text:p>&lt;value type="percent"&gt;0.2319299552906</text:p>
          </table:table-cell>
          <table:table-cell office:value-type="string">
            <text:p>&lt;value type="percent"&gt;0.2406855439642</text:p>
          </table:table-cell>
          <table:table-cell office:value-type="string">
            <text:p>&lt;value type="percent"&gt;0.165797317436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36">
            <text:p>11436</text:p>
          </table:table-cell>
          <table:table-cell office:value-type="float" office:value="62122">
            <text:p>62122</text:p>
          </table:table-cell>
          <table:table-cell office:value-type="float" office:value="40.674475">
            <text:p>40.674475</text:p>
          </table:table-cell>
          <table:table-cell office:value-type="float" office:value="-73.795442">
            <text:p>-73.795442</text:p>
          </table:table-cell>
          <table:table-cell table:number-columns-repeated="2" office:value-type="string">
            <text:p>&lt;value type="USD"&gt;319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38900</text:p>
          </table:table-cell>
          <table:table-cell office:value-type="string">
            <text:p>none</text:p>
          </table:table-cell>
          <table:table-cell office:value-type="string">
            <text:p>&lt;value type="percent"&gt;0.252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USD"&gt;315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60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1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362731152204</text:p>
          </table:table-cell>
          <table:table-cell office:value-type="string">
            <text:p>&lt;value type="percent"&gt;0.0365101944049</text:p>
          </table:table-cell>
          <table:table-cell office:value-type="string">
            <text:p>&lt;value type="percent"&gt;0.6123755334281</text:p>
          </table:table-cell>
          <table:table-cell office:value-type="string">
            <text:p>&lt;value type="percent"&gt;0.2114746325272</text:p>
          </table:table-cell>
          <table:table-cell office:value-type="string">
            <text:p>&lt;value type="percent"&gt;0.0777619724988</text:p>
          </table:table-cell>
          <table:table-cell office:value-type="string">
            <text:p>&lt;value type="percent"&gt;0.0253674727358</text:p>
          </table:table-cell>
          <table:table-cell office:value-type="string">
            <text:p>&lt;value type="percent"&gt;0.2201138519924</text:p>
          </table:table-cell>
          <table:table-cell office:value-type="string">
            <text:p>&lt;value type="percent"&gt;0.0033206831119</text:p>
          </table:table-cell>
          <table:table-cell office:value-type="string">
            <text:p>&lt;value type="percent"&gt;0.3688330170777</text:p>
          </table:table-cell>
          <table:table-cell office:value-type="string">
            <text:p>&lt;value type="percent"&gt;0.1859582542694</text:p>
          </table:table-cell>
          <table:table-cell office:value-type="string">
            <text:p>&lt;value type="percent"&gt;0.1646110056925</text:p>
          </table:table-cell>
          <table:table-cell office:value-type="string">
            <text:p>&lt;value type="percent"&gt;0.057163187855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101">
            <text:p>11101</text:p>
          </table:table-cell>
          <table:table-cell office:value-type="float" office:value="62004">
            <text:p>62004</text:p>
          </table:table-cell>
          <table:table-cell office:value-type="float" office:value="40.745427">
            <text:p>40.745427</text:p>
          </table:table-cell>
          <table:table-cell office:value-type="float" office:value="-73.941909">
            <text:p>-73.941909</text:p>
          </table:table-cell>
          <table:table-cell office:value-type="string">
            <text:p>&lt;value type="USD"&gt;793800</text:p>
          </table:table-cell>
          <table:table-cell office:value-type="string">
            <text:p>&lt;value type="USD"&gt;722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827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800300</text:p>
          </table:table-cell>
          <table:table-cell office:value-type="string">
            <text:p>&lt;value type="USD"&gt;569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USD"&gt;97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percent"&gt;0.1584278768233</text:p>
          </table:table-cell>
          <table:table-cell office:value-type="string">
            <text:p>&lt;value type="percent"&gt;0.3970826580226</text:p>
          </table:table-cell>
          <table:table-cell office:value-type="string">
            <text:p>&lt;value type="percent"&gt;0.1308752025931</text:p>
          </table:table-cell>
          <table:table-cell office:value-type="string">
            <text:p>&lt;value type="percent"&gt;0.2645867098865</text:p>
          </table:table-cell>
          <table:table-cell office:value-type="string">
            <text:p>&lt;value type="percent"&gt;0.0328200972447</text:p>
          </table:table-cell>
          <table:table-cell office:value-type="string">
            <text:p>&lt;value type="percent"&gt;0.0133711507293</text:p>
          </table:table-cell>
          <table:table-cell office:value-type="string">
            <text:p>&lt;value type="percent"&gt;0.2988154375238</text:p>
          </table:table-cell>
          <table:table-cell office:value-type="string">
            <text:p>&lt;value type="percent"&gt;0.0542606037447</text:p>
          </table:table-cell>
          <table:table-cell office:value-type="string">
            <text:p>&lt;value type="percent"&gt;0.2862055789071</text:p>
          </table:table-cell>
          <table:table-cell office:value-type="string">
            <text:p>&lt;value type="percent"&gt;0.1230416507451</text:p>
          </table:table-cell>
          <table:table-cell office:value-type="string">
            <text:p>&lt;value type="percent"&gt;0.1150171952617</text:p>
          </table:table-cell>
          <table:table-cell office:value-type="string">
            <text:p>&lt;value type="percent"&gt;0.109667558272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102">
            <text:p>11102</text:p>
          </table:table-cell>
          <table:table-cell office:value-type="float" office:value="62005">
            <text:p>62005</text:p>
          </table:table-cell>
          <table:table-cell office:value-type="float" office:value="40.774398">
            <text:p>40.774398</text:p>
          </table:table-cell>
          <table:table-cell office:value-type="float" office:value="-73.928731">
            <text:p>-73.928731</text:p>
          </table:table-cell>
          <table:table-cell office:value-type="string">
            <text:p>none</text:p>
          </table:table-cell>
          <table:table-cell office:value-type="string">
            <text:p>&lt;value type="USD"&gt;6789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&lt;value type="USD"&gt;545000</text:p>
          </table:table-cell>
          <table:table-cell office:value-type="string">
            <text:p>&lt;value&gt;0</text:p>
          </table:table-cell>
          <table:table-cell office:value-type="string">
            <text:p>&lt;value type="USD"&gt;11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767</text:p>
          </table:table-cell>
          <table:table-cell office:value-type="string">
            <text:p>none</text:p>
          </table:table-cell>
          <table:table-cell office:value-type="string">
            <text:p>&lt;value type="percent"&gt;0.0351084812623</text:p>
          </table:table-cell>
          <table:table-cell office:value-type="string">
            <text:p>&lt;value type="percent"&gt;0.1400394477317</text:p>
          </table:table-cell>
          <table:table-cell office:value-type="string">
            <text:p>&lt;value type="percent"&gt;0.1305719921104</text:p>
          </table:table-cell>
          <table:table-cell office:value-type="string">
            <text:p>&lt;value type="percent"&gt;0.4339250493096</text:p>
          </table:table-cell>
          <table:table-cell office:value-type="string">
            <text:p>&lt;value type="percent"&gt;0.0927021696252</text:p>
          </table:table-cell>
          <table:table-cell office:value-type="string">
            <text:p>&lt;value type="percent"&gt;0.1057199211045</text:p>
          </table:table-cell>
          <table:table-cell office:value-type="string">
            <text:p>&lt;value type="percent"&gt;0.061932938856</text:p>
          </table:table-cell>
          <table:table-cell office:value-type="string">
            <text:p>&lt;value type="percent"&gt;0.248359240069</text:p>
          </table:table-cell>
          <table:table-cell office:value-type="string">
            <text:p>&lt;value type="percent"&gt;0.0853195164075</text:p>
          </table:table-cell>
          <table:table-cell office:value-type="string">
            <text:p>&lt;value type="percent"&gt;0.0659758203799</text:p>
          </table:table-cell>
          <table:table-cell office:value-type="string">
            <text:p>&lt;value type="percent"&gt;0.1322970639032</text:p>
          </table:table-cell>
          <table:table-cell office:value-type="string">
            <text:p>&lt;value type="percent"&gt;0.1903281519861</text:p>
          </table:table-cell>
          <table:table-cell office:value-type="string">
            <text:p>&lt;value type="percent"&gt;0.270466321243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103">
            <text:p>11103</text:p>
          </table:table-cell>
          <table:table-cell office:value-type="float" office:value="62006">
            <text:p>62006</text:p>
          </table:table-cell>
          <table:table-cell office:value-type="float" office:value="40.762496">
            <text:p>40.762496</text:p>
          </table:table-cell>
          <table:table-cell office:value-type="float" office:value="-73.912297">
            <text:p>-73.912297</text:p>
          </table:table-cell>
          <table:table-cell office:value-type="string">
            <text:p>&lt;value type="USD"&gt;669400</text:p>
          </table:table-cell>
          <table:table-cell office:value-type="string">
            <text:p>&lt;value type="USD"&gt;698900</text:p>
          </table:table-cell>
          <table:table-cell office:value-type="string">
            <text:p>&lt;value type="USD"&gt;404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602</text:p>
          </table:table-cell>
          <table:table-cell office:value-type="string">
            <text:p>&lt;value type="USD"&gt;515000</text:p>
          </table:table-cell>
          <table:table-cell office:value-type="string">
            <text:p>&lt;value&gt;0</text:p>
          </table:table-cell>
          <table:table-cell office:value-type="string">
            <text:p>&lt;value type="USD"&gt;2665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820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54133496631</text:p>
          </table:table-cell>
          <table:table-cell office:value-type="string">
            <text:p>&lt;value type="percent"&gt;0.1625842008573</text:p>
          </table:table-cell>
          <table:table-cell office:value-type="string">
            <text:p>&lt;value type="percent"&gt;0.4761175750153</text:p>
          </table:table-cell>
          <table:table-cell office:value-type="string">
            <text:p>&lt;value type="percent"&gt;0.1714635639926</text:p>
          </table:table-cell>
          <table:table-cell office:value-type="string">
            <text:p>&lt;value type="percent"&gt;0.1301285976729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77185501066</text:p>
          </table:table-cell>
          <table:table-cell office:value-type="string">
            <text:p>&lt;value type="percent"&gt;0.1157477916539</text:p>
          </table:table-cell>
          <table:table-cell office:value-type="string">
            <text:p>&lt;value type="percent"&gt;0.0798050563508</text:p>
          </table:table-cell>
          <table:table-cell office:value-type="string">
            <text:p>&lt;value type="percent"&gt;0.1282363691745</text:p>
          </table:table-cell>
          <table:table-cell office:value-type="string">
            <text:p>&lt;value type="percent"&gt;0.259823332318</text:p>
          </table:table-cell>
          <table:table-cell office:value-type="string">
            <text:p>&lt;value type="percent"&gt;0.383795309168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104">
            <text:p>11104</text:p>
          </table:table-cell>
          <table:table-cell table:style-name="ce1" office:value-type="float" office:value="62007">
            <text:p>62007</text:p>
          </table:table-cell>
          <table:table-cell table:style-name="ce1" office:value-type="float" office:value="40.743197">
            <text:p>40.743197</text:p>
          </table:table-cell>
          <table:table-cell table:style-name="ce1" office:value-type="float" office:value="-73.918578">
            <text:p>-73.918578</text:p>
          </table:table-cell>
          <table:table-cell office:value-type="string">
            <text:p>none</text:p>
          </table:table-cell>
          <table:table-cell office:value-type="string">
            <text:p>&lt;value type="USD"&gt;7209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88</text:p>
          </table:table-cell>
          <table:table-cell office:value-type="string">
            <text:p>&lt;value type="USD"&gt;588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200000</text:p>
          </table:table-cell>
          <table:table-cell office:value-type="string">
            <text:p>&lt;value type="USD"&gt;2555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11</text:p>
          </table:table-cell>
          <table:table-cell office:value-type="string">
            <text:p>none</text:p>
          </table:table-cell>
          <table:table-cell table:number-columns-repeated="7"/>
          <table:table-cell office:value-type="string">
            <text:p>&lt;value type="percent"&gt;0.3011049723756</text:p>
          </table:table-cell>
          <table:table-cell office:value-type="string">
            <text:p>&lt;value type="percent"&gt;0.0226519337016</text:p>
          </table:table-cell>
          <table:table-cell office:value-type="string">
            <text:p>&lt;value type="percent"&gt;0.135359116022</text:p>
          </table:table-cell>
          <table:table-cell office:value-type="string">
            <text:p>&lt;value type="percent"&gt;0.1436464088397</text:p>
          </table:table-cell>
          <table:table-cell office:value-type="string">
            <text:p>&lt;value type="percent"&gt;0.1883977900552</text:p>
          </table:table-cell>
          <table:table-cell table:style-name="ce1" office:value-type="string">
            <text:p>&lt;value type="percent"&gt;0.180110497237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105">
            <text:p>11105</text:p>
          </table:table-cell>
          <table:table-cell office:value-type="float" office:value="62008">
            <text:p>62008</text:p>
          </table:table-cell>
          <table:table-cell office:value-type="float" office:value="40.782717">
            <text:p>40.782717</text:p>
          </table:table-cell>
          <table:table-cell office:value-type="float" office:value="-73.906027">
            <text:p>-73.906027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670200</text:p>
          </table:table-cell>
          <table:table-cell office:value-type="string">
            <text:p>&lt;value type="USD"&gt;441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304</text:p>
          </table:table-cell>
          <table:table-cell office:value-type="string">
            <text:p>&lt;value type="USD"&gt;562</text:p>
          </table:table-cell>
          <table:table-cell office:value-type="string">
            <text:p>&lt;value type="USD"&gt;330000</text:p>
          </table:table-cell>
          <table:table-cell office:value-type="string">
            <text:p>&lt;value&gt;0</text:p>
          </table:table-cell>
          <table:table-cell office:value-type="string">
            <text:p>&lt;value type="USD"&gt;4412</text:p>
          </table:table-cell>
          <table:table-cell office:value-type="string">
            <text:p>&lt;value type="percent"&gt;0.0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percent"&gt;0.0603448275862</text:p>
          </table:table-cell>
          <table:table-cell office:value-type="string">
            <text:p>&lt;value type="percent"&gt;0.0108259823576</text:p>
          </table:table-cell>
          <table:table-cell office:value-type="string">
            <text:p>&lt;value type="percent"&gt;0.0370890136327</text:p>
          </table:table-cell>
          <table:table-cell office:value-type="string">
            <text:p>&lt;value type="percent"&gt;0.6010425020048</text:p>
          </table:table-cell>
          <table:table-cell office:value-type="string">
            <text:p>&lt;value type="percent"&gt;0.2004811547714</text:p>
          </table:table-cell>
          <table:table-cell office:value-type="string">
            <text:p>&lt;value type="percent"&gt;0.0769847634322</text:p>
          </table:table-cell>
          <table:table-cell office:value-type="string">
            <text:p>&lt;value type="percent"&gt;0.0132317562149</text:p>
          </table:table-cell>
          <table:table-cell office:value-type="string">
            <text:p>&lt;value type="percent"&gt;0.0427882683808</text:p>
          </table:table-cell>
          <table:table-cell office:value-type="string">
            <text:p>&lt;value type="percent"&gt;0.0460024106066</text:p>
          </table:table-cell>
          <table:table-cell office:value-type="string">
            <text:p>&lt;value type="percent"&gt;0.1163117717959</text:p>
          </table:table-cell>
          <table:table-cell office:value-type="string">
            <text:p>&lt;value type="percent"&gt;0.2253917235837</text:p>
          </table:table-cell>
          <table:table-cell office:value-type="string">
            <text:p>&lt;value type="percent"&gt;0.2802330253113</text:p>
          </table:table-cell>
          <table:table-cell office:value-type="string">
            <text:p>&lt;value type="percent"&gt;0.286460425873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106">
            <text:p>11106</text:p>
          </table:table-cell>
          <table:table-cell office:value-type="float" office:value="62009">
            <text:p>62009</text:p>
          </table:table-cell>
          <table:table-cell office:value-type="float" office:value="40.760976">
            <text:p>40.760976</text:p>
          </table:table-cell>
          <table:table-cell office:value-type="float" office:value="-73.932037">
            <text:p>-73.932037</text:p>
          </table:table-cell>
          <table:table-cell office:value-type="string">
            <text:p>&lt;value type="USD"&gt;559700</text:p>
          </table:table-cell>
          <table:table-cell office:value-type="string">
            <text:p>&lt;value type="USD"&gt;662400</text:p>
          </table:table-cell>
          <table:table-cell office:value-type="string">
            <text:p>&lt;value type="USD"&gt;4616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307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596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4900</text:p>
          </table:table-cell>
          <table:table-cell office:value-type="string">
            <text:p>&lt;value type="USD"&gt;773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749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percent"&gt;0.0771578029642</text:p>
          </table:table-cell>
          <table:table-cell office:value-type="string">
            <text:p>&lt;value type="percent"&gt;0.158674803836</text:p>
          </table:table-cell>
          <table:table-cell office:value-type="string">
            <text:p>&lt;value type="percent"&gt;0.4110723626852</text:p>
          </table:table-cell>
          <table:table-cell office:value-type="string">
            <text:p>&lt;value type="percent"&gt;0.2035745422842</text:p>
          </table:table-cell>
          <table:table-cell office:value-type="string">
            <text:p>&lt;value type="percent"&gt;0.0828247602441</text:p>
          </table:table-cell>
          <table:table-cell office:value-type="string">
            <text:p>&lt;value type="percent"&gt;0.0658238884045</text:p>
          </table:table-cell>
          <table:table-cell office:value-type="string">
            <text:p>&lt;value type="percent"&gt;0.1033737024221</text:p>
          </table:table-cell>
          <table:table-cell office:value-type="string">
            <text:p>&lt;value type="percent"&gt;0.0882352941176</text:p>
          </table:table-cell>
          <table:table-cell office:value-type="string">
            <text:p>&lt;value type="percent"&gt;0.0717993079584</text:p>
          </table:table-cell>
          <table:table-cell office:value-type="string">
            <text:p>&lt;value type="percent"&gt;0.1388408304498</text:p>
          </table:table-cell>
          <table:table-cell office:value-type="string">
            <text:p>&lt;value type="percent"&gt;0.2802768166089</text:p>
          </table:table-cell>
          <table:table-cell office:value-type="string">
            <text:p>&lt;value type="percent"&gt;0.306660899653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4">
            <text:p>11374</text:p>
          </table:table-cell>
          <table:table-cell office:value-type="float" office:value="62086">
            <text:p>62086</text:p>
          </table:table-cell>
          <table:table-cell office:value-type="float" office:value="40.722385">
            <text:p>40.722385</text:p>
          </table:table-cell>
          <table:table-cell office:value-type="float" office:value="-73.862796">
            <text:p>-73.862796</text:p>
          </table:table-cell>
          <table:table-cell office:value-type="string">
            <text:p>&lt;value type="USD"&gt;587700</text:p>
          </table:table-cell>
          <table:table-cell office:value-type="string">
            <text:p>&lt;value type="USD"&gt;655000</text:p>
          </table:table-cell>
          <table:table-cell office:value-type="string">
            <text:p>&lt;value type="USD"&gt;387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08</text:p>
          </table:table-cell>
          <table:table-cell office:value-type="string">
            <text:p>&lt;value type="percent"&gt;0.198</text:p>
          </table:table-cell>
          <table:table-cell office:value-type="string">
            <text:p>&lt;value type="USD"&gt;489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253600</text:p>
          </table:table-cell>
          <table:table-cell office:value-type="string">
            <text:p>&lt;value type="USD"&gt;3425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USD"&gt;412</text:p>
          </table:table-cell>
          <table:table-cell office:value-type="string">
            <text:p>&lt;value type="percent"&gt;0.064</text:p>
          </table:table-cell>
          <table:table-cell table:number-columns-repeated="1005"/>
        </table:table-row>
        <table:table-row table:style-name="ro2">
          <table:table-cell office:value-type="float" office:value="11375">
            <text:p>11375</text:p>
          </table:table-cell>
          <table:table-cell office:value-type="float" office:value="62087">
            <text:p>62087</text:p>
          </table:table-cell>
          <table:table-cell office:value-type="float" office:value="40.723925">
            <text:p>40.723925</text:p>
          </table:table-cell>
          <table:table-cell office:value-type="float" office:value="-73.841766">
            <text:p>-73.841766</text:p>
          </table:table-cell>
          <table:table-cell office:value-type="string">
            <text:p>&lt;value type="USD"&gt;755000</text:p>
          </table:table-cell>
          <table:table-cell office:value-type="string">
            <text:p>&lt;value type="USD"&gt;817800</text:p>
          </table:table-cell>
          <table:table-cell office:value-type="string">
            <text:p>&lt;value type="USD"&gt;479200</text:p>
          </table:table-cell>
          <table:table-cell office:value-type="string">
            <text:p>none</text:p>
          </table:table-cell>
          <table:table-cell office:value-type="string">
            <text:p>&lt;value type="USD"&gt;735000</text:p>
          </table:table-cell>
          <table:table-cell office:value-type="string">
            <text:p>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217</text:p>
          </table:table-cell>
          <table:table-cell office:value-type="string">
            <text:p>&lt;value type="USD"&gt;565</text:p>
          </table:table-cell>
          <table:table-cell office:value-type="string">
            <text:p>&lt;value type="USD"&gt;285000</text:p>
          </table:table-cell>
          <table:table-cell office:value-type="string">
            <text:p>&lt;value type="USD"&gt;282400</text:p>
          </table:table-cell>
          <table:table-cell office:value-type="string">
            <text:p>&lt;value type="USD"&gt;4985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377</text:p>
          </table:table-cell>
          <table:table-cell office:value-type="string">
            <text:p>&lt;value type="percent"&gt;0.057</text:p>
          </table:table-cell>
          <table:table-cell table:number-columns-repeated="1005"/>
        </table:table-row>
        <table:table-row table:style-name="ro2">
          <table:table-cell office:value-type="float" office:value="11379">
            <text:p>11379</text:p>
          </table:table-cell>
          <table:table-cell office:value-type="float" office:value="62090">
            <text:p>62090</text:p>
          </table:table-cell>
          <table:table-cell office:value-type="float" office:value="40.718491">
            <text:p>40.718491</text:p>
          </table:table-cell>
          <table:table-cell office:value-type="float" office:value="-73.881236">
            <text:p>-73.881236</text:p>
          </table:table-cell>
          <table:table-cell office:value-type="string">
            <text:p>&lt;value type="USD"&gt;565400</text:p>
          </table:table-cell>
          <table:table-cell office:value-type="string">
            <text:p>&lt;value type="USD"&gt;5704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83600</text:p>
          </table:table-cell>
          <table:table-cell office:value-type="string">
            <text:p>none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469</text:p>
          </table:table-cell>
          <table:table-cell office:value-type="string">
            <text:p>&lt;value type="USD"&gt;598000</text:p>
          </table:table-cell>
          <table:table-cell office:value-type="string">
            <text:p>&lt;value type="USD"&gt;569700</text:p>
          </table:table-cell>
          <table:table-cell office:value-type="string">
            <text:p>&lt;value type="USD"&gt;414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403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0348363043224</text:p>
          </table:table-cell>
          <table:table-cell office:value-type="string">
            <text:p>&lt;value type="percent"&gt;0.0321565886053</text:p>
          </table:table-cell>
          <table:table-cell office:value-type="string">
            <text:p>&lt;value type="percent"&gt;0.3581498310614</text:p>
          </table:table-cell>
          <table:table-cell office:value-type="string">
            <text:p>&lt;value type="percent"&gt;0.3918210415938</text:p>
          </table:table-cell>
          <table:table-cell office:value-type="string">
            <text:p>&lt;value type="percent"&gt;0.1605499242689</text:p>
          </table:table-cell>
          <table:table-cell office:value-type="string">
            <text:p>&lt;value type="percent"&gt;0.0220202726319</text:p>
          </table:table-cell>
          <table:table-cell office:value-type="string">
            <text:p>&lt;value type="percent"&gt;0.0654734411085</text:p>
          </table:table-cell>
          <table:table-cell office:value-type="string">
            <text:p>&lt;value type="percent"&gt;0.0252886836027</text:p>
          </table:table-cell>
          <table:table-cell office:value-type="string">
            <text:p>&lt;value type="percent"&gt;0.2245958429561</text:p>
          </table:table-cell>
          <table:table-cell office:value-type="string">
            <text:p>&lt;value type="percent"&gt;0.2735565819861</text:p>
          </table:table-cell>
          <table:table-cell office:value-type="string">
            <text:p>&lt;value type="percent"&gt;0.223441108545</text:p>
          </table:table-cell>
          <table:table-cell office:value-type="string">
            <text:p>&lt;value type="percent"&gt;0.185681293302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85">
            <text:p>11385</text:p>
          </table:table-cell>
          <table:table-cell office:value-type="float" office:value="62093">
            <text:p>62093</text:p>
          </table:table-cell>
          <table:table-cell office:value-type="float" office:value="40.698436">
            <text:p>40.698436</text:p>
          </table:table-cell>
          <table:table-cell office:value-type="float" office:value="-73.880937">
            <text:p>-73.880937</text:p>
          </table:table-cell>
          <table:table-cell office:value-type="string">
            <text:p>&lt;value type="USD"&gt;475200</text:p>
          </table:table-cell>
          <table:table-cell office:value-type="string">
            <text:p>&lt;value type="USD"&gt;484200</text:p>
          </table:table-cell>
          <table:table-cell office:value-type="string">
            <text:p>&lt;value type="USD"&gt;351400</text:p>
          </table:table-cell>
          <table:table-cell office:value-type="string">
            <text:p>none</text:p>
          </table:table-cell>
          <table:table-cell office:value-type="string">
            <text:p>&lt;value type="USD"&gt;494300</text:p>
          </table:table-cell>
          <table:table-cell office:value-type="string">
            <text:p>none</text:p>
          </table:table-cell>
          <table:table-cell office:value-type="string">
            <text:p>&lt;value type="percent"&gt;0.172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USD"&gt;393</text:p>
          </table:table-cell>
          <table:table-cell office:value-type="string">
            <text:p>&lt;value type="USD"&gt;507000</text:p>
          </table:table-cell>
          <table:table-cell office:value-type="string">
            <text:p>&lt;value type="USD"&gt;440300</text:p>
          </table:table-cell>
          <table:table-cell office:value-type="string">
            <text:p>&lt;value type="USD"&gt;362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73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037677123433</text:p>
          </table:table-cell>
          <table:table-cell office:value-type="string">
            <text:p>&lt;value type="percent"&gt;0.0196576296174</text:p>
          </table:table-cell>
          <table:table-cell office:value-type="string">
            <text:p>&lt;value type="percent"&gt;0.3013350806781</text:p>
          </table:table-cell>
          <table:table-cell office:value-type="string">
            <text:p>&lt;value type="percent"&gt;0.5690883774264</text:p>
          </table:table-cell>
          <table:table-cell office:value-type="string">
            <text:p>&lt;value type="percent"&gt;0.0717503481038</text:p>
          </table:table-cell>
          <table:table-cell office:value-type="string">
            <text:p>&lt;value type="percent"&gt;0.0277664018347</text:p>
          </table:table-cell>
          <table:table-cell office:value-type="string">
            <text:p>&lt;value type="percent"&gt;0.0066344499959</text:p>
          </table:table-cell>
          <table:table-cell office:value-type="string">
            <text:p>&lt;value type="percent"&gt;0.0299386701097</text:p>
          </table:table-cell>
          <table:table-cell office:value-type="string">
            <text:p>&lt;value type="percent"&gt;0.0751291155584</text:p>
          </table:table-cell>
          <table:table-cell office:value-type="string">
            <text:p>&lt;value type="percent"&gt;0.1269367333763</text:p>
          </table:table-cell>
          <table:table-cell office:value-type="string">
            <text:p>&lt;value type="percent"&gt;0.1225790832795</text:p>
          </table:table-cell>
          <table:table-cell office:value-type="string">
            <text:p>&lt;value type="percent"&gt;0.2508069722401</text:p>
          </table:table-cell>
          <table:table-cell office:value-type="string">
            <text:p>&lt;value type="percent"&gt;0.392672692059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1">
            <text:p>11691</text:p>
          </table:table-cell>
          <table:table-cell office:value-type="float" office:value="62179">
            <text:p>62179</text:p>
          </table:table-cell>
          <table:table-cell office:value-type="float" office:value="40.600967">
            <text:p>40.600967</text:p>
          </table:table-cell>
          <table:table-cell office:value-type="float" office:value="-73.763416">
            <text:p>-73.763416</text:p>
          </table:table-cell>
          <table:table-cell office:value-type="string">
            <text:p>&lt;value type="USD"&gt;371500</text:p>
          </table:table-cell>
          <table:table-cell office:value-type="string">
            <text:p>&lt;value type="USD"&gt;394500</text:p>
          </table:table-cell>
          <table:table-cell office:value-type="string">
            <text:p>&lt;value type="USD"&gt;2967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3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2686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percent"&gt;0.0063497511584</text:p>
          </table:table-cell>
          <table:table-cell office:value-type="string">
            <text:p>&lt;value type="percent"&gt;0.2267032778445</text:p>
          </table:table-cell>
          <table:table-cell office:value-type="string">
            <text:p>&lt;value type="percent"&gt;0.0461644070705</text:p>
          </table:table-cell>
          <table:table-cell office:value-type="string">
            <text:p>&lt;value type="percent"&gt;0.2898575596361</text:p>
          </table:table-cell>
          <table:table-cell office:value-type="string">
            <text:p>&lt;value type="percent"&gt;0.2067959498884</text:p>
          </table:table-cell>
          <table:table-cell office:value-type="string">
            <text:p>&lt;value type="percent"&gt;0.1668096790801</text:p>
          </table:table-cell>
          <table:table-cell office:value-type="string">
            <text:p>&lt;value type="percent"&gt;0.0573193753217</text:p>
          </table:table-cell>
          <table:table-cell office:value-type="string">
            <text:p>&lt;value type="percent"&gt;0.0908935879945</text:p>
          </table:table-cell>
          <table:table-cell office:value-type="string">
            <text:p>&lt;value type="percent"&gt;0.0436562073669</text:p>
          </table:table-cell>
          <table:table-cell office:value-type="string">
            <text:p>&lt;value type="percent"&gt;0.1357435197817</text:p>
          </table:table-cell>
          <table:table-cell office:value-type="string">
            <text:p>&lt;value type="percent"&gt;0.1471691678035</text:p>
          </table:table-cell>
          <table:table-cell office:value-type="string">
            <text:p>&lt;value type="percent"&gt;0.3136084583901</text:p>
          </table:table-cell>
          <table:table-cell office:value-type="string">
            <text:p>&lt;value type="percent"&gt;0.264665757162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2">
            <text:p>11692</text:p>
          </table:table-cell>
          <table:table-cell office:value-type="float" office:value="62180">
            <text:p>62180</text:p>
          </table:table-cell>
          <table:table-cell office:value-type="float" office:value="40.604893">
            <text:p>40.604893</text:p>
          </table:table-cell>
          <table:table-cell office:value-type="float" office:value="-73.79099">
            <text:p>-73.79099</text:p>
          </table:table-cell>
          <table:table-cell office:value-type="string">
            <text:p>&lt;value type="USD"&gt;290200</text:p>
          </table:table-cell>
          <table:table-cell office:value-type="string">
            <text:p>&lt;value type="USD"&gt;283500</text:p>
          </table:table-cell>
          <table:table-cell office:value-type="string">
            <text:p>&lt;value type="USD"&gt;338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16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283</text:p>
          </table:table-cell>
          <table:table-cell office:value-type="string">
            <text:p>&lt;value type="USD"&gt;338000</text:p>
          </table:table-cell>
          <table:table-cell office:value-type="string">
            <text:p>&lt;value&gt;0</text:p>
          </table:table-cell>
          <table:table-cell office:value-type="string">
            <text:p>&lt;value type="USD"&gt;195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0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4098701298701</text:p>
          </table:table-cell>
          <table:table-cell office:value-type="string">
            <text:p>&lt;value type="percent"&gt;0.051948051948</text:p>
          </table:table-cell>
          <table:table-cell office:value-type="string">
            <text:p>&lt;value type="percent"&gt;0.184935064935</text:p>
          </table:table-cell>
          <table:table-cell office:value-type="string">
            <text:p>&lt;value type="percent"&gt;0.1641558441558</text:p>
          </table:table-cell>
          <table:table-cell office:value-type="string">
            <text:p>&lt;value type="percent"&gt;0.1381818181818</text:p>
          </table:table-cell>
          <table:table-cell office:value-type="string">
            <text:p>&lt;value type="percent"&gt;0.050909090909</text:p>
          </table:table-cell>
          <table:table-cell office:value-type="string">
            <text:p>&lt;value type="percent"&gt;0.0705128205128</text:p>
          </table:table-cell>
          <table:table-cell office:value-type="string">
            <text:p>&lt;value type="percent"&gt;0.0646367521367</text:p>
          </table:table-cell>
          <table:table-cell office:value-type="string">
            <text:p>&lt;value type="percent"&gt;0.1089743589743</text:p>
          </table:table-cell>
          <table:table-cell office:value-type="string">
            <text:p>&lt;value type="percent"&gt;0.1629273504273</text:p>
          </table:table-cell>
          <table:table-cell office:value-type="string">
            <text:p>&lt;value type="percent"&gt;0.4107905982905</text:p>
          </table:table-cell>
          <table:table-cell office:value-type="string">
            <text:p>&lt;value type="percent"&gt;0.179487179487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693">
            <text:p>11693</text:p>
          </table:table-cell>
          <table:table-cell office:value-type="float" office:value="62181">
            <text:p>62181</text:p>
          </table:table-cell>
          <table:table-cell office:value-type="float" office:value="40.61057">
            <text:p>40.61057</text:p>
          </table:table-cell>
          <table:table-cell office:value-type="float" office:value="-73.826437">
            <text:p>-73.826437</text:p>
          </table:table-cell>
          <table:table-cell office:value-type="string">
            <text:p>&lt;value type="USD"&gt;321200</text:p>
          </table:table-cell>
          <table:table-cell office:value-type="string">
            <text:p>&lt;value type="USD"&gt;3206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516</text:p>
          </table:table-cell>
          <table:table-cell office:value-type="string">
            <text:p>&lt;value type="percent"&gt;0.294</text:p>
          </table:table-cell>
          <table:table-cell office:value-type="string">
            <text:p>&lt;value type="USD"&gt;305</text:p>
          </table:table-cell>
          <table:table-cell office:value-type="string">
            <text:p>&lt;value type="USD"&gt;289900</text:p>
          </table:table-cell>
          <table:table-cell office:value-type="string">
            <text:p>&lt;value type="USD"&gt;337200</text:p>
          </table:table-cell>
          <table:table-cell office:value-type="string">
            <text:p>&lt;value type="USD"&gt;1353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77</text:p>
          </table:table-cell>
          <table:table-cell office:value-type="string">
            <text:p>&lt;value type="percent"&gt;-0.032</text:p>
          </table:table-cell>
          <table:table-cell office:value-type="string">
            <text:p>&lt;value type="percent"&gt;0.0128479657387</text:p>
          </table:table-cell>
          <table:table-cell office:value-type="string">
            <text:p>&lt;value type="percent"&gt;0.2976445396145</text:p>
          </table:table-cell>
          <table:table-cell office:value-type="string">
            <text:p>&lt;value type="percent"&gt;0.085653104925</text:p>
          </table:table-cell>
          <table:table-cell office:value-type="string">
            <text:p>&lt;value type="percent"&gt;0.5112419700214</text:p>
          </table:table-cell>
          <table:table-cell office:value-type="string">
            <text:p>&lt;value type="percent"&gt;0.0508565310492</text:p>
          </table:table-cell>
          <table:table-cell office:value-type="string">
            <text:p>&lt;value type="percent"&gt;0.0273019271948</text:p>
          </table:table-cell>
          <table:table-cell office:value-type="string">
            <text:p>&lt;value type="percent"&gt;0.0144539614561</text:p>
          </table:table-cell>
          <table:table-cell office:value-type="string">
            <text:p>&lt;value type="percent"&gt;0.3082706766917</text:p>
          </table:table-cell>
          <table:table-cell office:value-type="string">
            <text:p>&lt;value type="percent"&gt;0.0225563909774</text:p>
          </table:table-cell>
          <table:table-cell office:value-type="string">
            <text:p>&lt;value type="percent"&gt;0.2486573576799</text:p>
          </table:table-cell>
          <table:table-cell office:value-type="string">
            <text:p>&lt;value type="percent"&gt;0.1648764769065</text:p>
          </table:table-cell>
          <table:table-cell office:value-type="string">
            <text:p>&lt;value type="percent"&gt;0.126208378088</text:p>
          </table:table-cell>
          <table:table-cell office:value-type="string">
            <text:p>&lt;value type="percent"&gt;0.126745435016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4">
            <text:p>11694</text:p>
          </table:table-cell>
          <table:table-cell office:value-type="float" office:value="62182">
            <text:p>62182</text:p>
          </table:table-cell>
          <table:table-cell office:value-type="float" office:value="40.584672">
            <text:p>40.584672</text:p>
          </table:table-cell>
          <table:table-cell office:value-type="float" office:value="-73.843947">
            <text:p>-73.843947</text:p>
          </table:table-cell>
          <table:table-cell office:value-type="string">
            <text:p>&lt;value type="USD"&gt;618200</text:p>
          </table:table-cell>
          <table:table-cell office:value-type="string">
            <text:p>&lt;value type="USD"&gt;670300</text:p>
          </table:table-cell>
          <table:table-cell office:value-type="string">
            <text:p>&lt;value type="USD"&gt;3609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587</text:p>
          </table:table-cell>
          <table:table-cell office:value-type="string">
            <text:p>&lt;value type="percent"&gt;0.141</text:p>
          </table:table-cell>
          <table:table-cell office:value-type="string">
            <text:p>&lt;value type="USD"&gt;391</text:p>
          </table:table-cell>
          <table:table-cell office:value-type="string">
            <text:p>&lt;value type="USD"&gt;435000</text:p>
          </table:table-cell>
          <table:table-cell office:value-type="string">
            <text:p>&lt;value type="USD"&gt;530000</text:p>
          </table:table-cell>
          <table:table-cell office:value-type="string">
            <text:p>&lt;value type="USD"&gt;4721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62</text:p>
          </table:table-cell>
          <table:table-cell office:value-type="string">
            <text:p>&lt;value type="percent"&gt;-0.015</text:p>
          </table:table-cell>
          <table:table-cell office:value-type="string">
            <text:p>&lt;value type="percent"&gt;0.1341068537506</text:p>
          </table:table-cell>
          <table:table-cell office:value-type="string">
            <text:p>&lt;value type="percent"&gt;0.0736643281165</text:p>
          </table:table-cell>
          <table:table-cell office:value-type="string">
            <text:p>&lt;value type="percent"&gt;0.4484619535887</text:p>
          </table:table-cell>
          <table:table-cell office:value-type="string">
            <text:p>&lt;value type="percent"&gt;0.2231516459794</text:p>
          </table:table-cell>
          <table:table-cell office:value-type="string">
            <text:p>&lt;value type="percent"&gt;0.0922827846735</text:p>
          </table:table-cell>
          <table:table-cell office:value-type="string">
            <text:p>&lt;value type="percent"&gt;0.0259039395574</text:p>
          </table:table-cell>
          <table:table-cell office:value-type="string">
            <text:p>&lt;value type="percent"&gt;0.0743243243243</text:p>
          </table:table-cell>
          <table:table-cell office:value-type="string">
            <text:p>&lt;value type="percent"&gt;0.0864864864864</text:p>
          </table:table-cell>
          <table:table-cell office:value-type="string">
            <text:p>&lt;value type="percent"&gt;0.1043243243243</text:p>
          </table:table-cell>
          <table:table-cell office:value-type="string">
            <text:p>&lt;value type="percent"&gt;0.1451351351351</text:p>
          </table:table-cell>
          <table:table-cell office:value-type="string">
            <text:p>&lt;value type="percent"&gt;0.2664864864864</text:p>
          </table:table-cell>
          <table:table-cell office:value-type="string">
            <text:p>&lt;value type="percent"&gt;0.318378378378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695">
            <text:p>11695</text:p>
          </table:table-cell>
          <table:table-cell office:value-type="float" office:value="62183">
            <text:p>62183</text:p>
          </table:table-cell>
          <table:table-cell office:value-type="float" office:value="40.56">
            <text:p>40.56</text:p>
          </table:table-cell>
          <table:table-cell office:value-type="float" office:value="-73.889999">
            <text:p>-73.889999</text:p>
          </table:table-cell>
          <table:table-cell table:number-columns-repeated="6" office:value-type="string">
            <text:p>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697">
            <text:p>11697</text:p>
          </table:table-cell>
          <table:table-cell office:value-type="float" office:value="62184">
            <text:p>62184</text:p>
          </table:table-cell>
          <table:table-cell office:value-type="float" office:value="40.562933">
            <text:p>40.562933</text:p>
          </table:table-cell>
          <table:table-cell office:value-type="float" office:value="-73.900263">
            <text:p>-73.90026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8</text:p>
          </table:table-cell>
          <table:table-cell office:value-type="string">
            <text:p>&lt;value&gt;0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180000</text:p>
          </table:table-cell>
          <table:table-cell office:value-type="string">
            <text:p>&lt;value type="USD"&gt;4904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004">
            <text:p>11004</text:p>
          </table:table-cell>
          <table:table-cell office:value-type="float" office:value="61979">
            <text:p>61979</text:p>
          </table:table-cell>
          <table:table-cell office:value-type="float" office:value="40.746228">
            <text:p>40.746228</text:p>
          </table:table-cell>
          <table:table-cell office:value-type="float" office:value="-73.711752">
            <text:p>-73.711752</text:p>
          </table:table-cell>
          <table:table-cell table:number-columns-repeated="2" office:value-type="string">
            <text:p>&lt;value type="USD"&gt;5502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22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7</text:p>
          </table:table-cell>
          <table:table-cell office:value-type="string">
            <text:p>&lt;value type="USD"&gt;285900</text:p>
          </table:table-cell>
          <table:table-cell office:value-type="string">
            <text:p>&lt;value type="USD"&gt;265500</text:p>
          </table:table-cell>
          <table:table-cell office:value-type="string">
            <text:p>&lt;value type="USD"&gt;5030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0.077</text:p>
          </table:table-cell>
          <table:table-cell table:number-columns-repeated="1005"/>
        </table:table-row>
        <table:table-row table:style-name="ro2">
          <table:table-cell office:value-type="float" office:value="11005">
            <text:p>11005</text:p>
          </table:table-cell>
          <table:table-cell office:value-type="float" office:value="61980">
            <text:p>61980</text:p>
          </table:table-cell>
          <table:table-cell office:value-type="float" office:value="40.755779">
            <text:p>40.755779</text:p>
          </table:table-cell>
          <table:table-cell office:value-type="float" office:value="-73.712694">
            <text:p>-73.71269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6</text:p>
          </table:table-cell>
          <table:table-cell office:value-type="string">
            <text:p>&lt;value&gt;0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545900</text:p>
          </table:table-cell>
          <table:table-cell office:value-type="string">
            <text:p>&lt;value&gt;0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465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1411">
            <text:p>11411</text:p>
          </table:table-cell>
          <table:table-cell table:style-name="ce1" office:value-type="float" office:value="62097">
            <text:p>62097</text:p>
          </table:table-cell>
          <table:table-cell table:style-name="ce1" office:value-type="float" office:value="40.693091">
            <text:p>40.693091</text:p>
          </table:table-cell>
          <table:table-cell table:style-name="ce1" office:value-type="float" office:value="-73.73655">
            <text:p>-73.73655</text:p>
          </table:table-cell>
          <table:table-cell table:number-columns-repeated="2" office:value-type="string">
            <text:p>&lt;value type="USD"&gt;3751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348</text:p>
          </table:table-cell>
          <table:table-cell office:value-type="string">
            <text:p>&lt;value type="percent"&gt;0.172</text:p>
          </table:table-cell>
          <table:table-cell office:value-type="string">
            <text:p>&lt;value type="USD"&gt;297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86000</text:p>
          </table:table-cell>
          <table:table-cell office:value-type="string">
            <text:p>&lt;value type="USD"&gt;3593</text:p>
          </table:table-cell>
          <table:table-cell office:value-type="string">
            <text:p>&lt;value type="percent"&gt;0.026</text:p>
          </table:table-cell>
          <table:table-cell office:value-type="string">
            <text:p>&lt;value type="USD"&gt;301</text:p>
          </table:table-cell>
          <table:table-cell office:value-type="string">
            <text:p>&lt;value type="percent"&gt;0.011</text:p>
          </table:table-cell>
          <table:table-cell table:number-columns-repeated="3"/>
          <table:table-cell office:value-type="string">
            <text:p>&lt;value type="percent"&gt;0.2127415343409</text:p>
          </table:table-cell>
          <table:table-cell office:value-type="string">
            <text:p>&lt;value type="percent"&gt;0.7503348000765</text:p>
          </table:table-cell>
          <table:table-cell office:value-type="string">
            <text:p>&lt;value type="percent"&gt;0.0338626363114</text:p>
          </table:table-cell>
          <table:table-cell/>
          <table:table-cell office:value-type="string">
            <text:p>&lt;value type="percent"&gt;0.0577769274918</text:p>
          </table:table-cell>
          <table:table-cell/>
          <table:table-cell office:value-type="string">
            <text:p>&lt;value type="percent"&gt;0.5205662904151</text:p>
          </table:table-cell>
          <table:table-cell office:value-type="string">
            <text:p>&lt;value type="percent"&gt;0.2775970920221</text:p>
          </table:table-cell>
          <table:table-cell office:value-type="string">
            <text:p>&lt;value type="percent"&gt;0.1207193418787</text:p>
          </table:table-cell>
          <table:table-cell table:style-name="ce1" office:value-type="string">
            <text:p>&lt;value type="percent"&gt;0.0221924622154</text:p>
          </table:table-cell>
          <table:table-cell table:style-name="ce1"/>
          <table:table-cell table:style-name="ce1" office:value-type="string">
            <text:p>&lt;value type="percent"&gt;0.1278095238095</text:p>
          </table:table-cell>
          <table:table-cell table:style-name="ce1" office:value-type="string">
            <text:p>&lt;value type="percent"&gt;0.872190476190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1413">
            <text:p>11413</text:p>
          </table:table-cell>
          <table:table-cell office:value-type="float" office:value="62099">
            <text:p>62099</text:p>
          </table:table-cell>
          <table:table-cell office:value-type="float" office:value="40.667476">
            <text:p>40.667476</text:p>
          </table:table-cell>
          <table:table-cell office:value-type="float" office:value="-73.749889">
            <text:p>-73.749889</text:p>
          </table:table-cell>
          <table:table-cell table:number-columns-repeated="2" office:value-type="string">
            <text:p>&lt;value type="USD"&gt;3738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74200</text:p>
          </table:table-cell>
          <table:table-cell office:value-type="string">
            <text:p>none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295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350000</text:p>
          </table:table-cell>
          <table:table-cell office:value-type="string">
            <text:p>&lt;value type="USD"&gt;3431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USD"&gt;285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percent"&gt;0.0419330371654</text:p>
          </table:table-cell>
          <table:table-cell office:value-type="string">
            <text:p>&lt;value type="percent"&gt;0.0128941380431</text:p>
          </table:table-cell>
          <table:table-cell office:value-type="string">
            <text:p>&lt;value type="percent"&gt;0.4260483259291</text:p>
          </table:table-cell>
          <table:table-cell office:value-type="string">
            <text:p>&lt;value type="percent"&gt;0.391808429949</text:p>
          </table:table-cell>
          <table:table-cell office:value-type="string">
            <text:p>&lt;value type="percent"&gt;0.0854913858489</text:p>
          </table:table-cell>
          <table:table-cell office:value-type="string">
            <text:p>&lt;value type="percent"&gt;0.0418246830642</text:p>
          </table:table-cell>
          <table:table-cell office:value-type="string">
            <text:p>&lt;value type="percent"&gt;0.0655097613882</text:p>
          </table:table-cell>
          <table:table-cell office:value-type="string">
            <text:p>&lt;value type="percent"&gt;0.0091106290672</text:p>
          </table:table-cell>
          <table:table-cell office:value-type="string">
            <text:p>&lt;value type="percent"&gt;0.3258134490238</text:p>
          </table:table-cell>
          <table:table-cell office:value-type="string">
            <text:p>&lt;value type="percent"&gt;0.2728850325379</text:p>
          </table:table-cell>
          <table:table-cell office:value-type="string">
            <text:p>&lt;value type="percent"&gt;0.2219088937093</text:p>
          </table:table-cell>
          <table:table-cell office:value-type="string">
            <text:p>&lt;value type="percent"&gt;0.104555314533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2">
            <text:p>11422</text:p>
          </table:table-cell>
          <table:table-cell office:value-type="float" office:value="62108">
            <text:p>62108</text:p>
          </table:table-cell>
          <table:table-cell office:value-type="float" office:value="40.659254">
            <text:p>40.659254</text:p>
          </table:table-cell>
          <table:table-cell office:value-type="float" office:value="-73.739702">
            <text:p>-73.739702</text:p>
          </table:table-cell>
          <table:table-cell office:value-type="string">
            <text:p>&lt;value type="USD"&gt;372700</text:p>
          </table:table-cell>
          <table:table-cell office:value-type="string">
            <text:p>&lt;value type="USD"&gt;373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75900</text:p>
          </table:table-cell>
          <table:table-cell office:value-type="string">
            <text:p>none</text:p>
          </table:table-cell>
          <table:table-cell office:value-type="string">
            <text:p>&lt;value type="percent"&gt;0.495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509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</text:p>
          </table:table-cell>
          <table:table-cell office:value-type="string">
            <text:p>&lt;value type="percent"&gt;0.0341334164588</text:p>
          </table:table-cell>
          <table:table-cell office:value-type="string">
            <text:p>&lt;value type="percent"&gt;0.0120012468827</text:p>
          </table:table-cell>
          <table:table-cell office:value-type="string">
            <text:p>&lt;value type="percent"&gt;0.2652743142144</text:p>
          </table:table-cell>
          <table:table-cell office:value-type="string">
            <text:p>&lt;value type="percent"&gt;0.4323566084788</text:p>
          </table:table-cell>
          <table:table-cell office:value-type="string">
            <text:p>&lt;value type="percent"&gt;0.2320760598503</text:p>
          </table:table-cell>
          <table:table-cell office:value-type="string">
            <text:p>&lt;value type="percent"&gt;0.0236907730673</text:p>
          </table:table-cell>
          <table:table-cell office:value-type="string">
            <text:p>&lt;value type="percent"&gt;0.0795241077019</text:p>
          </table:table-cell>
          <table:table-cell office:value-type="string">
            <text:p>&lt;value type="percent"&gt;0.0161239824671</text:p>
          </table:table-cell>
          <table:table-cell office:value-type="string">
            <text:p>&lt;value type="percent"&gt;0.3101127113337</text:p>
          </table:table-cell>
          <table:table-cell office:value-type="string">
            <text:p>&lt;value type="percent"&gt;0.2327802128991</text:p>
          </table:table-cell>
          <table:table-cell office:value-type="string">
            <text:p>&lt;value type="percent"&gt;0.2222917971195</text:p>
          </table:table-cell>
          <table:table-cell office:value-type="string">
            <text:p>&lt;value type="percent"&gt;0.138071383844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6">
            <text:p>11426</text:p>
          </table:table-cell>
          <table:table-cell office:value-type="float" office:value="62112">
            <text:p>62112</text:p>
          </table:table-cell>
          <table:table-cell office:value-type="float" office:value="40.738328">
            <text:p>40.738328</text:p>
          </table:table-cell>
          <table:table-cell office:value-type="float" office:value="-73.721318">
            <text:p>-73.721318</text:p>
          </table:table-cell>
          <table:table-cell office:value-type="string">
            <text:p>&lt;value type="USD"&gt;496300</text:p>
          </table:table-cell>
          <table:table-cell office:value-type="string">
            <text:p>&lt;value type="USD"&gt;4966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492400</text:p>
          </table:table-cell>
          <table:table-cell office:value-type="string">
            <text:p>none</text:p>
          </table:table-cell>
          <table:table-cell office:value-type="string">
            <text:p>&lt;value type="percent"&gt;0.154</text:p>
          </table:table-cell>
          <table:table-cell office:value-type="string">
            <text:p>&lt;value type="percent"&gt;0.226</text:p>
          </table:table-cell>
          <table:table-cell office:value-type="string">
            <text:p>&lt;value type="USD"&gt;377</text:p>
          </table:table-cell>
          <table:table-cell office:value-type="string">
            <text:p>&lt;value type="USD"&gt;445000</text:p>
          </table:table-cell>
          <table:table-cell office:value-type="string">
            <text:p>&lt;value type="USD"&gt;471200</text:p>
          </table:table-cell>
          <table:table-cell office:value-type="string">
            <text:p>&lt;value type="USD"&gt;3999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USD"&gt;353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079217148182</text:p>
          </table:table-cell>
          <table:table-cell office:value-type="string">
            <text:p>&lt;value type="percent"&gt;0.0039608574091</text:p>
          </table:table-cell>
          <table:table-cell office:value-type="string">
            <text:p>&lt;value type="percent"&gt;0.4095992544268</text:p>
          </table:table-cell>
          <table:table-cell office:value-type="string">
            <text:p>&lt;value type="percent"&gt;0.5484622553588</text:p>
          </table:table-cell>
          <table:table-cell office:value-type="string">
            <text:p>&lt;value type="percent"&gt;0.0272600186393</text:p>
          </table:table-cell>
          <table:table-cell office:value-type="string">
            <text:p>&lt;value type="percent"&gt;0.0027958993476</text:p>
          </table:table-cell>
          <table:table-cell office:value-type="string">
            <text:p>&lt;value type="percent"&gt;0.0945157526254</text:p>
          </table:table-cell>
          <table:table-cell office:value-type="string">
            <text:p>&lt;value type="percent"&gt;0.0032672112018</text:p>
          </table:table-cell>
          <table:table-cell office:value-type="string">
            <text:p>&lt;value type="percent"&gt;0.3409568261376</text:p>
          </table:table-cell>
          <table:table-cell office:value-type="string">
            <text:p>&lt;value type="percent"&gt;0.3722287047841</text:p>
          </table:table-cell>
          <table:table-cell office:value-type="string">
            <text:p>&lt;value type="percent"&gt;0.1402567094515</text:p>
          </table:table-cell>
          <table:table-cell office:value-type="string">
            <text:p>&lt;value type="percent"&gt;0.047374562427</text:p>
          </table:table-cell>
          <table:table-cell office:value-type="string">
            <text:p>Other</text:p>
          </table:table-cell>
          <table:table-cell office:value-type="string">
            <text:p>&lt;value type="percent"&gt;0.2770589443417</text:p>
          </table:table-cell>
          <table:table-cell office:value-type="string">
            <text:p>SingleFamily</text:p>
          </table:table-cell>
          <table:table-cell office:value-type="string">
            <text:p>&lt;value type="percent"&gt;0.7227356746765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27">
            <text:p>11427</text:p>
          </table:table-cell>
          <table:table-cell office:value-type="float" office:value="62113">
            <text:p>62113</text:p>
          </table:table-cell>
          <table:table-cell office:value-type="float" office:value="40.731332">
            <text:p>40.731332</text:p>
          </table:table-cell>
          <table:table-cell office:value-type="float" office:value="-73.748108">
            <text:p>-73.748108</text:p>
          </table:table-cell>
          <table:table-cell table:number-columns-repeated="2" office:value-type="string">
            <text:p>&lt;value type="USD"&gt;4646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446000</text:p>
          </table:table-cell>
          <table:table-cell office:value-type="string">
            <text:p>none</text:p>
          </table:table-cell>
          <table:table-cell table:number-columns-repeated="2" office:value-type="string">
            <text:p>&lt;value type="percent"&gt;0.216</text:p>
          </table:table-cell>
          <table:table-cell office:value-type="string">
            <text:p>&lt;value type="USD"&gt;372</text:p>
          </table:table-cell>
          <table:table-cell office:value-type="string">
            <text:p>&lt;value type="USD"&gt;380000</text:p>
          </table:table-cell>
          <table:table-cell office:value-type="string">
            <text:p>&lt;value type="USD"&gt;407700</text:p>
          </table:table-cell>
          <table:table-cell office:value-type="string">
            <text:p>&lt;value type="USD"&gt;3937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-0.002</text:p>
          </table:table-cell>
          <table:table-cell office:value-type="string">
            <text:p>&lt;value type="percent"&gt;0.0325400679941</text:p>
          </table:table-cell>
          <table:table-cell office:value-type="string">
            <text:p>&lt;value type="percent"&gt;0.364983001457</text:p>
          </table:table-cell>
          <table:table-cell office:value-type="string">
            <text:p>&lt;value type="percent"&gt;0.5327829043224</text:p>
          </table:table-cell>
          <table:table-cell office:value-type="string">
            <text:p>&lt;value type="percent"&gt;0.0621661000485</text:p>
          </table:table-cell>
          <table:table-cell office:value-type="string">
            <text:p>&lt;value type="percent"&gt;0.0070422535211</text:p>
          </table:table-cell>
          <table:table-cell office:value-type="string">
            <text:p>&lt;value type="percent"&gt;0.0080370189965</text:p>
          </table:table-cell>
          <table:table-cell office:value-type="string">
            <text:p>&lt;value type="percent"&gt;0.0107160253287</text:p>
          </table:table-cell>
          <table:table-cell office:value-type="string">
            <text:p>&lt;value type="percent"&gt;0.3200194836824</text:p>
          </table:table-cell>
          <table:table-cell office:value-type="string">
            <text:p>&lt;value type="percent"&gt;0.3823672674135</text:p>
          </table:table-cell>
          <table:table-cell office:value-type="string">
            <text:p>&lt;value type="percent"&gt;0.1938626400389</text:p>
          </table:table-cell>
          <table:table-cell office:value-type="string">
            <text:p>&lt;value type="percent"&gt;0.0823185582075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1428">
            <text:p>11428</text:p>
          </table:table-cell>
          <table:table-cell table:style-name="ce1" office:value-type="float" office:value="62114">
            <text:p>62114</text:p>
          </table:table-cell>
          <table:table-cell table:style-name="ce1" office:value-type="float" office:value="40.721978">
            <text:p>40.721978</text:p>
          </table:table-cell>
          <table:table-cell table:style-name="ce1" office:value-type="float" office:value="-73.743636">
            <text:p>-73.743636</text:p>
          </table:table-cell>
          <table:table-cell table:number-columns-repeated="2" office:value-type="string">
            <text:p>&lt;value type="USD"&gt;406200</text:p>
          </table:table-cell>
          <table:table-cell table:number-columns-repeated="2" table:style-name="ce1" office:value-type="string">
            <text:p>none</text:p>
          </table:table-cell>
          <table:table-cell table:style-name="ce1" office:value-type="string">
            <text:p>&lt;value type="USD"&gt;4116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301</text:p>
          </table:table-cell>
          <table:table-cell office:value-type="string">
            <text:p>&lt;value type="percent"&gt;0.194</text:p>
          </table:table-cell>
          <table:table-cell office:value-type="string">
            <text:p>&lt;value type="USD"&gt;322</text:p>
          </table:table-cell>
          <table:table-cell office:value-type="string">
            <text:p>&lt;value type="USD"&gt;459000</text:p>
          </table:table-cell>
          <table:table-cell office:value-type="string">
            <text:p>&lt;value type="USD"&gt;370000</text:p>
          </table:table-cell>
          <table:table-cell office:value-type="string">
            <text:p>&lt;value type="USD"&gt;3476</text:p>
          </table:table-cell>
          <table:table-cell office:value-type="string">
            <text:p>&lt;value type="percent"&gt;0.022</text:p>
          </table:table-cell>
          <table:table-cell office:value-type="string">
            <text:p>&lt;value type="USD"&gt;312</text:p>
          </table:table-cell>
          <table:table-cell office:value-type="string">
            <text:p>&lt;value type="percent"&gt;0.026</text:p>
          </table:table-cell>
          <table:table-cell/>
          <table:table-cell office:value-type="string">
            <text:p>&lt;value type="percent"&gt;0.0087251575375</text:p>
          </table:table-cell>
          <table:table-cell office:value-type="string">
            <text:p>&lt;value type="percent"&gt;0.0181774115365</text:p>
          </table:table-cell>
          <table:table-cell office:value-type="string">
            <text:p>&lt;value type="percent"&gt;0.8647600581677</text:p>
          </table:table-cell>
          <table:table-cell office:value-type="string">
            <text:p>&lt;value type="percent"&gt;0.0918565196316</text:p>
          </table:table-cell>
          <table:table-cell office:value-type="string">
            <text:p>&lt;value type="percent"&gt;0.0142995637421</text:p>
          </table:table-cell>
          <table:table-cell/>
          <table:table-cell office:value-type="string">
            <text:p>&lt;value type="percent"&gt;0.0145454545454</text:p>
          </table:table-cell>
          <table:table-cell office:value-type="string">
            <text:p>&lt;value type="percent"&gt;0.0053333333333</text:p>
          </table:table-cell>
          <table:table-cell office:value-type="string">
            <text:p>&lt;value type="percent"&gt;0.4804848484848</text:p>
          </table:table-cell>
          <table:table-cell office:value-type="string">
            <text:p>&lt;value type="percent"&gt;0.3035151515151</text:p>
          </table:table-cell>
          <table:table-cell office:value-type="string">
            <text:p>&lt;value type="percent"&gt;0.1306666666666</text:p>
          </table:table-cell>
          <table:table-cell table:style-name="ce1" office:value-type="string">
            <text:p>&lt;value type="percent"&gt;0.0649696969696</text:p>
          </table:table-cell>
          <table:table-cell table:style-name="ce1"/>
          <table:table-cell table:style-name="ce1" office:value-type="string">
            <text:p>&lt;value type="percent"&gt;0.2243035542747</text:p>
          </table:table-cell>
          <table:table-cell table:style-name="ce1" office:value-type="string">
            <text:p>&lt;value type="percent"&gt;0.775696445725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1429">
            <text:p>11429</text:p>
          </table:table-cell>
          <table:table-cell office:value-type="float" office:value="62115">
            <text:p>62115</text:p>
          </table:table-cell>
          <table:table-cell office:value-type="float" office:value="40.711009">
            <text:p>40.711009</text:p>
          </table:table-cell>
          <table:table-cell office:value-type="float" office:value="-73.740338">
            <text:p>-73.740338</text:p>
          </table:table-cell>
          <table:table-cell table:number-columns-repeated="2" office:value-type="string">
            <text:p>&lt;value type="USD"&gt;3719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75300</text:p>
          </table:table-cell>
          <table:table-cell office:value-type="string">
            <text:p>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161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70000</text:p>
          </table:table-cell>
          <table:table-cell office:value-type="string">
            <text:p>&lt;value type="USD"&gt;330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7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percent"&gt;0.0182052225082</text:p>
          </table:table-cell>
          <table:table-cell office:value-type="string">
            <text:p>&lt;value type="percent"&gt;0.0262964325119</text:p>
          </table:table-cell>
          <table:table-cell office:value-type="string">
            <text:p>&lt;value type="percent"&gt;0.6250459727841</text:p>
          </table:table-cell>
          <table:table-cell office:value-type="string">
            <text:p>&lt;value type="percent"&gt;0.2763883780801</text:p>
          </table:table-cell>
          <table:table-cell office:value-type="string">
            <text:p>&lt;value type="percent"&gt;0.0450533284295</text:p>
          </table:table-cell>
          <table:table-cell office:value-type="string">
            <text:p>&lt;value type="percent"&gt;0.0088267745494</text:p>
          </table:table-cell>
          <table:table-cell office:value-type="string">
            <text:p>&lt;value type="percent"&gt;0.0408689248895</text:p>
          </table:table-cell>
          <table:table-cell office:value-type="string">
            <text:p>&lt;value type="percent"&gt;0.0055228276877</text:p>
          </table:table-cell>
          <table:table-cell office:value-type="string">
            <text:p>&lt;value type="percent"&gt;0.350147275405</text:p>
          </table:table-cell>
          <table:table-cell office:value-type="string">
            <text:p>&lt;value type="percent"&gt;0.3624815905743</text:p>
          </table:table-cell>
          <table:table-cell office:value-type="string">
            <text:p>&lt;value type="percent"&gt;0.1794918998527</text:p>
          </table:table-cell>
          <table:table-cell office:value-type="string">
            <text:p>&lt;value type="percent"&gt;0.0613033873343</text:p>
          </table:table-cell>
          <table:table-cell office:value-type="string">
            <text:p>Other</text:p>
          </table:table-cell>
          <table:table-cell office:value-type="string">
            <text:p>&lt;value type="percent"&gt;0.2589172551149</text:p>
          </table:table-cell>
          <table:table-cell office:value-type="string">
            <text:p>SingleFamily</text:p>
          </table:table-cell>
          <table:table-cell office:value-type="string">
            <text:p>&lt;value type="percent"&gt;0.741082744885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14">
            <text:p>11414</text:p>
          </table:table-cell>
          <table:table-cell office:value-type="float" office:value="62100">
            <text:p>62100</text:p>
          </table:table-cell>
          <table:table-cell office:value-type="float" office:value="40.646076">
            <text:p>40.646076</text:p>
          </table:table-cell>
          <table:table-cell office:value-type="float" office:value="-73.845225">
            <text:p>-73.845225</text:p>
          </table:table-cell>
          <table:table-cell office:value-type="string">
            <text:p>&lt;value type="USD"&gt;533600</text:p>
          </table:table-cell>
          <table:table-cell office:value-type="string">
            <text:p>&lt;value type="USD"&gt;5712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479</text:p>
          </table:table-cell>
          <table:table-cell office:value-type="string">
            <text:p>&lt;value type="percent"&gt;0.281</text:p>
          </table:table-cell>
          <table:table-cell office:value-type="string">
            <text:p>&lt;value type="USD"&gt;338</text:p>
          </table:table-cell>
          <table:table-cell office:value-type="string">
            <text:p>&lt;value type="USD"&gt;227000</text:p>
          </table:table-cell>
          <table:table-cell office:value-type="string">
            <text:p>&lt;value type="USD"&gt;195100</text:p>
          </table:table-cell>
          <table:table-cell office:value-type="string">
            <text:p>&lt;value type="USD"&gt;3693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75</text:p>
          </table:table-cell>
          <table:table-cell office:value-type="string">
            <text:p>&lt;value type="percent"&gt;-0.001</text:p>
          </table:table-cell>
          <table:table-cell office:value-type="string">
            <text:p>&lt;value type="percent"&gt;0.0283448624936</text:p>
          </table:table-cell>
          <table:table-cell office:value-type="string">
            <text:p>&lt;value type="percent"&gt;0.0118103593723</text:p>
          </table:table-cell>
          <table:table-cell office:value-type="string">
            <text:p>&lt;value type="percent"&gt;0.1542095495191</text:p>
          </table:table-cell>
          <table:table-cell office:value-type="string">
            <text:p>&lt;value type="percent"&gt;0.2443057195883</text:p>
          </table:table-cell>
          <table:table-cell office:value-type="string">
            <text:p>&lt;value type="percent"&gt;0.526067150329</text:p>
          </table:table-cell>
          <table:table-cell office:value-type="string">
            <text:p>&lt;value type="percent"&gt;0.034587481019</text:p>
          </table:table-cell>
          <table:table-cell office:value-type="string">
            <text:p>&lt;value type="percent"&gt;0.118186364394</text:p>
          </table:table-cell>
          <table:table-cell office:value-type="string">
            <text:p>&lt;value type="percent"&gt;0.0256709451575</text:p>
          </table:table-cell>
          <table:table-cell office:value-type="string">
            <text:p>&lt;value type="percent"&gt;0.1640273378896</text:p>
          </table:table-cell>
          <table:table-cell office:value-type="string">
            <text:p>&lt;value type="percent"&gt;0.1220203367227</text:p>
          </table:table-cell>
          <table:table-cell office:value-type="string">
            <text:p>&lt;value type="percent"&gt;0.3500583430571</text:p>
          </table:table-cell>
          <table:table-cell office:value-type="string">
            <text:p>&lt;value type="percent"&gt;0.214202367061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5">
            <text:p>11415</text:p>
          </table:table-cell>
          <table:table-cell office:value-type="float" office:value="62101">
            <text:p>62101</text:p>
          </table:table-cell>
          <table:table-cell office:value-type="float" office:value="40.707624">
            <text:p>40.707624</text:p>
          </table:table-cell>
          <table:table-cell office:value-type="float" office:value="-73.829691">
            <text:p>-73.829691</text:p>
          </table:table-cell>
          <table:table-cell office:value-type="string">
            <text:p>&lt;value type="USD"&gt;508900</text:p>
          </table:table-cell>
          <table:table-cell office:value-type="string">
            <text:p>&lt;value type="USD"&gt;7918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33</text:p>
          </table:table-cell>
          <table:table-cell office:value-type="string">
            <text:p>&lt;value type="percent"&gt;0.225</text:p>
          </table:table-cell>
          <table:table-cell office:value-type="string">
            <text:p>&lt;value type="USD"&gt;429</text:p>
          </table:table-cell>
          <table:table-cell office:value-type="string">
            <text:p>&lt;value type="USD"&gt;199000</text:p>
          </table:table-cell>
          <table:table-cell office:value-type="string">
            <text:p>&lt;value type="USD"&gt;212800</text:p>
          </table:table-cell>
          <table:table-cell office:value-type="string">
            <text:p>&lt;value type="USD"&gt;3652</text:p>
          </table:table-cell>
          <table:table-cell office:value-type="string">
            <text:p>&lt;value type="percent"&gt;0.052</text:p>
          </table:table-cell>
          <table:table-cell office:value-type="string">
            <text:p>&lt;value type="USD"&gt;259</text:p>
          </table:table-cell>
          <table:table-cell office:value-type="string">
            <text:p>&lt;value type="percent"&gt;0.168</text:p>
          </table:table-cell>
          <table:table-cell table:number-columns-repeated="1005"/>
        </table:table-row>
        <table:table-row table:style-name="ro2">
          <table:table-cell office:value-type="float" office:value="11416">
            <text:p>11416</text:p>
          </table:table-cell>
          <table:table-cell office:value-type="float" office:value="62102">
            <text:p>62102</text:p>
          </table:table-cell>
          <table:table-cell office:value-type="float" office:value="40.685219">
            <text:p>40.685219</text:p>
          </table:table-cell>
          <table:table-cell office:value-type="float" office:value="-73.850604">
            <text:p>-73.850604</text:p>
          </table:table-cell>
          <table:table-cell office:value-type="string">
            <text:p>&lt;value type="USD"&gt;384200</text:p>
          </table:table-cell>
          <table:table-cell office:value-type="string">
            <text:p>&lt;value type="USD"&gt;3895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325</text:p>
          </table:table-cell>
          <table:table-cell office:value-type="string">
            <text:p>&lt;value type="USD"&gt;435000</text:p>
          </table:table-cell>
          <table:table-cell office:value-type="string">
            <text:p>&lt;value&gt;0</text:p>
          </table:table-cell>
          <table:table-cell office:value-type="string">
            <text:p>&lt;value type="USD"&gt;302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percent"&gt;0.045847750865</text:p>
          </table:table-cell>
          <table:table-cell office:value-type="string">
            <text:p>&lt;value type="percent"&gt;0.2024221453287</text:p>
          </table:table-cell>
          <table:table-cell office:value-type="string">
            <text:p>&lt;value type="percent"&gt;0.6052479815455</text:p>
          </table:table-cell>
          <table:table-cell office:value-type="string">
            <text:p>&lt;value type="percent"&gt;0.0694925028835</text:p>
          </table:table-cell>
          <table:table-cell office:value-type="string">
            <text:p>&lt;value type="percent"&gt;0.055940023068</text:p>
          </table:table-cell>
          <table:table-cell office:value-type="string">
            <text:p>&lt;value type="percent"&gt;0.0190311418685</text:p>
          </table:table-cell>
          <table:table-cell office:value-type="string">
            <text:p>&lt;value type="percent"&gt;0.0308535178777</text:p>
          </table:table-cell>
          <table:table-cell office:value-type="string">
            <text:p>&lt;value type="percent"&gt;0.0268166089965</text:p>
          </table:table-cell>
          <table:table-cell office:value-type="string">
            <text:p>&lt;value type="percent"&gt;0.1862745098039</text:p>
          </table:table-cell>
          <table:table-cell office:value-type="string">
            <text:p>&lt;value type="percent"&gt;0.1955017301038</text:p>
          </table:table-cell>
          <table:table-cell office:value-type="string">
            <text:p>&lt;value type="percent"&gt;0.316032295271</text:p>
          </table:table-cell>
          <table:table-cell office:value-type="string">
            <text:p>&lt;value type="percent"&gt;0.243656286043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7">
            <text:p>11417</text:p>
          </table:table-cell>
          <table:table-cell office:value-type="float" office:value="62103">
            <text:p>62103</text:p>
          </table:table-cell>
          <table:table-cell office:value-type="float" office:value="40.67571">
            <text:p>40.67571</text:p>
          </table:table-cell>
          <table:table-cell office:value-type="float" office:value="-73.846642">
            <text:p>-73.846642</text:p>
          </table:table-cell>
          <table:table-cell office:value-type="string">
            <text:p>&lt;value type="USD"&gt;383200</text:p>
          </table:table-cell>
          <table:table-cell office:value-type="string">
            <text:p>&lt;value type="USD"&gt;387000</text:p>
          </table:table-cell>
          <table:table-cell office:value-type="string">
            <text:p>&lt;value type="USD"&gt;309700</text:p>
          </table:table-cell>
          <table:table-cell office:value-type="string">
            <text:p>none</text:p>
          </table:table-cell>
          <table:table-cell office:value-type="string">
            <text:p>&lt;value type="USD"&gt;405900</text:p>
          </table:table-cell>
          <table:table-cell office:value-type="string">
            <text:p>none</text:p>
          </table:table-cell>
          <table:table-cell office:value-type="string">
            <text:p>&lt;value type="percent"&gt;0.275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326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335500</text:p>
          </table:table-cell>
          <table:table-cell office:value-type="string">
            <text:p>&lt;value type="USD"&gt;3196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92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percent"&gt;0.0291370937616</text:p>
          </table:table-cell>
          <table:table-cell office:value-type="string">
            <text:p>&lt;value type="percent"&gt;0.0345536047814</text:p>
          </table:table-cell>
          <table:table-cell office:value-type="string">
            <text:p>&lt;value type="percent"&gt;0.6709002614867</text:p>
          </table:table-cell>
          <table:table-cell office:value-type="string">
            <text:p>&lt;value type="percent"&gt;0.1449383638401</text:p>
          </table:table-cell>
          <table:table-cell office:value-type="string">
            <text:p>&lt;value type="percent"&gt;0.0952558834516</text:p>
          </table:table-cell>
          <table:table-cell office:value-type="string">
            <text:p>&lt;value type="percent"&gt;0.0237205827418</text:p>
          </table:table-cell>
          <table:table-cell office:value-type="string">
            <text:p>&lt;value type="percent"&gt;0.0447161890855</text:p>
          </table:table-cell>
          <table:table-cell office:value-type="string">
            <text:p>&lt;value type="percent"&gt;0.0144186895418</text:p>
          </table:table-cell>
          <table:table-cell office:value-type="string">
            <text:p>&lt;value type="percent"&gt;0.3613798138346</text:p>
          </table:table-cell>
          <table:table-cell office:value-type="string">
            <text:p>&lt;value type="percent"&gt;0.2069720751962</text:p>
          </table:table-cell>
          <table:table-cell office:value-type="string">
            <text:p>&lt;value type="percent"&gt;0.2233984303705</text:p>
          </table:table-cell>
          <table:table-cell office:value-type="string">
            <text:p>&lt;value type="percent"&gt;0.148019711626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8">
            <text:p>11418</text:p>
          </table:table-cell>
          <table:table-cell office:value-type="float" office:value="62104">
            <text:p>62104</text:p>
          </table:table-cell>
          <table:table-cell office:value-type="float" office:value="40.699543">
            <text:p>40.699543</text:p>
          </table:table-cell>
          <table:table-cell office:value-type="float" office:value="-73.831285">
            <text:p>-73.831285</text:p>
          </table:table-cell>
          <table:table-cell office:value-type="string">
            <text:p>&lt;value type="USD"&gt;434200</text:p>
          </table:table-cell>
          <table:table-cell office:value-type="string">
            <text:p>&lt;value type="USD"&gt;435700</text:p>
          </table:table-cell>
          <table:table-cell office:value-type="string">
            <text:p>&lt;value type="USD"&gt;4263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4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318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337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48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percent"&gt;0.0230706410779</text:p>
          </table:table-cell>
          <table:table-cell office:value-type="string">
            <text:p>&lt;value type="percent"&gt;0.0414454879542</text:p>
          </table:table-cell>
          <table:table-cell office:value-type="string">
            <text:p>&lt;value type="percent"&gt;0.2895059207839</text:p>
          </table:table-cell>
          <table:table-cell office:value-type="string">
            <text:p>&lt;value type="percent"&gt;0.5857492854226</text:p>
          </table:table-cell>
          <table:table-cell office:value-type="string">
            <text:p>&lt;value type="percent"&gt;0.0387913434054</text:p>
          </table:table-cell>
          <table:table-cell office:value-type="string">
            <text:p>&lt;value type="percent"&gt;0.0179665169456</text:p>
          </table:table-cell>
          <table:table-cell office:value-type="string">
            <text:p>&lt;value type="percent"&gt;0.0034708044099</text:p>
          </table:table-cell>
          <table:table-cell office:value-type="string">
            <text:p>&lt;value type="percent"&gt;0.0486952948428</text:p>
          </table:table-cell>
          <table:table-cell office:value-type="string">
            <text:p>&lt;value type="percent"&gt;0.0478734333264</text:p>
          </table:table-cell>
          <table:table-cell office:value-type="string">
            <text:p>&lt;value type="percent"&gt;0.1664269570577</text:p>
          </table:table-cell>
          <table:table-cell office:value-type="string">
            <text:p>&lt;value type="percent"&gt;0.1982740908156</text:p>
          </table:table-cell>
          <table:table-cell office:value-type="string">
            <text:p>&lt;value type="percent"&gt;0.3328539141154</text:p>
          </table:table-cell>
          <table:table-cell office:value-type="string">
            <text:p>&lt;value type="percent"&gt;0.201972467639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19">
            <text:p>11419</text:p>
          </table:table-cell>
          <table:table-cell office:value-type="float" office:value="62105">
            <text:p>62105</text:p>
          </table:table-cell>
          <table:table-cell office:value-type="float" office:value="40.688366">
            <text:p>40.688366</text:p>
          </table:table-cell>
          <table:table-cell office:value-type="float" office:value="-73.8227">
            <text:p>-73.8227</text:p>
          </table:table-cell>
          <table:table-cell table:number-columns-repeated="2" office:value-type="string">
            <text:p>&lt;value type="USD"&gt;3828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4400</text:p>
          </table:table-cell>
          <table:table-cell office:value-type="string">
            <text:p>none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percent"&gt;0.298</text:p>
          </table:table-cell>
          <table:table-cell office:value-type="string">
            <text:p>&lt;value type="USD"&gt;310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311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percent"&gt;0.0288200884576</text:p>
          </table:table-cell>
          <table:table-cell office:value-type="string">
            <text:p>&lt;value type="percent"&gt;0.1405335996575</text:p>
          </table:table-cell>
          <table:table-cell office:value-type="string">
            <text:p>&lt;value type="percent"&gt;0.765587102297</text:p>
          </table:table-cell>
          <table:table-cell office:value-type="string">
            <text:p>&lt;value type="percent"&gt;0.0382365530032</text:p>
          </table:table-cell>
          <table:table-cell office:value-type="string">
            <text:p>&lt;value type="percent"&gt;0.0204023398487</text:p>
          </table:table-cell>
          <table:table-cell office:value-type="string">
            <text:p>&lt;value type="percent"&gt;0.0059922956199</text:p>
          </table:table-cell>
          <table:table-cell office:value-type="string">
            <text:p>&lt;value type="percent"&gt;0.0200678349349</text:p>
          </table:table-cell>
          <table:table-cell office:value-type="string">
            <text:p>&lt;value type="percent"&gt;0.021339739966</text:p>
          </table:table-cell>
          <table:table-cell office:value-type="string">
            <text:p>&lt;value type="percent"&gt;0.3600904465799</text:p>
          </table:table-cell>
          <table:table-cell office:value-type="string">
            <text:p>&lt;value type="percent"&gt;0.2343131712832</text:p>
          </table:table-cell>
          <table:table-cell office:value-type="string">
            <text:p>&lt;value type="percent"&gt;0.2327586206896</text:p>
          </table:table-cell>
          <table:table-cell office:value-type="string">
            <text:p>&lt;value type="percent"&gt;0.131288863764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0">
            <text:p>11420</text:p>
          </table:table-cell>
          <table:table-cell office:value-type="float" office:value="62106">
            <text:p>62106</text:p>
          </table:table-cell>
          <table:table-cell office:value-type="float" office:value="40.672112">
            <text:p>40.672112</text:p>
          </table:table-cell>
          <table:table-cell office:value-type="float" office:value="-73.814083">
            <text:p>-73.814083</text:p>
          </table:table-cell>
          <table:table-cell office:value-type="string">
            <text:p>&lt;value type="USD"&gt;380100</text:p>
          </table:table-cell>
          <table:table-cell office:value-type="string">
            <text:p>&lt;value type="USD"&gt;3804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7800</text:p>
          </table:table-cell>
          <table:table-cell office:value-type="string">
            <text:p>none</text:p>
          </table:table-cell>
          <table:table-cell office:value-type="string">
            <text:p>&lt;value type="percent"&gt;0.276</text:p>
          </table:table-cell>
          <table:table-cell office:value-type="string">
            <text:p>&lt;value type="percent"&gt;0.241</text:p>
          </table:table-cell>
          <table:table-cell office:value-type="string">
            <text:p>&lt;value type="USD"&gt;323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90000</text:p>
          </table:table-cell>
          <table:table-cell office:value-type="string">
            <text:p>&lt;value type="USD"&gt;319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16</text:p>
          </table:table-cell>
          <table:table-cell office:value-type="string">
            <text:p>&lt;value type="percent"&gt;0.021</text:p>
          </table:table-cell>
          <table:table-cell office:value-type="string">
            <text:p>&lt;value type="percent"&gt;0.0283783783783</text:p>
          </table:table-cell>
          <table:table-cell office:value-type="string">
            <text:p>&lt;value type="percent"&gt;0.0157657657657</text:p>
          </table:table-cell>
          <table:table-cell office:value-type="string">
            <text:p>&lt;value type="percent"&gt;0.6956081081081</text:p>
          </table:table-cell>
          <table:table-cell office:value-type="string">
            <text:p>&lt;value type="percent"&gt;0.1943693693693</text:p>
          </table:table-cell>
          <table:table-cell office:value-type="string">
            <text:p>&lt;value type="percent"&gt;0.0476351351351</text:p>
          </table:table-cell>
          <table:table-cell office:value-type="string">
            <text:p>&lt;value type="percent"&gt;0.0177927927927</text:p>
          </table:table-cell>
          <table:table-cell office:value-type="string">
            <text:p>&lt;value type="percent"&gt;0.0921882035119</text:p>
          </table:table-cell>
          <table:table-cell office:value-type="string">
            <text:p>&lt;value type="percent"&gt;0.006978838361</text:p>
          </table:table-cell>
          <table:table-cell office:value-type="string">
            <text:p>&lt;value type="percent"&gt;0.3892390814948</text:p>
          </table:table-cell>
          <table:table-cell office:value-type="string">
            <text:p>&lt;value type="percent"&gt;0.2203962179198</text:p>
          </table:table-cell>
          <table:table-cell office:value-type="string">
            <text:p>&lt;value type="percent"&gt;0.1842638451148</text:p>
          </table:table-cell>
          <table:table-cell office:value-type="string">
            <text:p>&lt;value type="percent"&gt;0.106596127870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1">
            <text:p>11421</text:p>
          </table:table-cell>
          <table:table-cell office:value-type="float" office:value="62107">
            <text:p>62107</text:p>
          </table:table-cell>
          <table:table-cell office:value-type="float" office:value="40.692639">
            <text:p>40.692639</text:p>
          </table:table-cell>
          <table:table-cell office:value-type="float" office:value="-73.857497">
            <text:p>-73.857497</text:p>
          </table:table-cell>
          <table:table-cell office:value-type="string">
            <text:p>&lt;value type="USD"&gt;385800</text:p>
          </table:table-cell>
          <table:table-cell office:value-type="string">
            <text:p>&lt;value type="USD"&gt;3855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4200</text:p>
          </table:table-cell>
          <table:table-cell office:value-type="string">
            <text:p>none</text:p>
          </table:table-cell>
          <table:table-cell office:value-type="string">
            <text:p>&lt;value type="percent"&gt;0.11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3247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287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021677505419</text:p>
          </table:table-cell>
          <table:table-cell office:value-type="string">
            <text:p>&lt;value type="percent"&gt;0.018676004669</text:p>
          </table:table-cell>
          <table:table-cell office:value-type="string">
            <text:p>&lt;value type="percent"&gt;0.3104885776221</text:p>
          </table:table-cell>
          <table:table-cell office:value-type="string">
            <text:p>&lt;value type="percent"&gt;0.6126396531599</text:p>
          </table:table-cell>
          <table:table-cell office:value-type="string">
            <text:p>&lt;value type="percent"&gt;0.032516258129</text:p>
          </table:table-cell>
          <table:table-cell office:value-type="string">
            <text:p>&lt;value type="percent"&gt;0.0210105052526</text:p>
          </table:table-cell>
          <table:table-cell office:value-type="string">
            <text:p>&lt;value type="percent"&gt;0.0025012506253</text:p>
          </table:table-cell>
          <table:table-cell office:value-type="string">
            <text:p>&lt;value type="percent"&gt;0.0053156146179</text:p>
          </table:table-cell>
          <table:table-cell office:value-type="string">
            <text:p>&lt;value type="percent"&gt;0.0172757475083</text:p>
          </table:table-cell>
          <table:table-cell office:value-type="string">
            <text:p>&lt;value type="percent"&gt;0.3</text:p>
          </table:table-cell>
          <table:table-cell office:value-type="string">
            <text:p>&lt;value type="percent"&gt;0.2091362126245</text:p>
          </table:table-cell>
          <table:table-cell office:value-type="string">
            <text:p>&lt;value type="percent"&gt;0.2953488372093</text:p>
          </table:table-cell>
          <table:table-cell office:value-type="string">
            <text:p>&lt;value type="percent"&gt;0.17192691029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368">
            <text:p>11368</text:p>
          </table:table-cell>
          <table:table-cell office:value-type="float" office:value="62080">
            <text:p>62080</text:p>
          </table:table-cell>
          <table:table-cell office:value-type="float" office:value="40.751611">
            <text:p>40.751611</text:p>
          </table:table-cell>
          <table:table-cell office:value-type="float" office:value="-73.852246">
            <text:p>-73.852246</text:p>
          </table:table-cell>
          <table:table-cell office:value-type="string">
            <text:p>&lt;value type="USD"&gt;404100</text:p>
          </table:table-cell>
          <table:table-cell office:value-type="string">
            <text:p>&lt;value type="USD"&gt;514900</text:p>
          </table:table-cell>
          <table:table-cell office:value-type="string">
            <text:p>&lt;value type="USD"&gt;3513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460</text:p>
          </table:table-cell>
          <table:table-cell office:value-type="string">
            <text:p>&lt;value type="USD"&gt;260000</text:p>
          </table:table-cell>
          <table:table-cell office:value-type="string">
            <text:p>&lt;value type="USD"&gt;230000</text:p>
          </table:table-cell>
          <table:table-cell office:value-type="string">
            <text:p>&lt;value type="USD"&gt;1151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409</text:p>
          </table:table-cell>
          <table:table-cell office:value-type="string">
            <text:p>&lt;value type="percent"&gt;0.087</text:p>
          </table:table-cell>
          <table:table-cell office:value-type="string">
            <text:p>&lt;value type="percent"&gt;0.1604301075268</text:p>
          </table:table-cell>
          <table:table-cell office:value-type="string">
            <text:p>&lt;value type="percent"&gt;0.1717562724014</text:p>
          </table:table-cell>
          <table:table-cell office:value-type="string">
            <text:p>&lt;value type="percent"&gt;0.4488888888888</text:p>
          </table:table-cell>
          <table:table-cell office:value-type="string">
            <text:p>&lt;value type="percent"&gt;0.0368458781362</text:p>
          </table:table-cell>
          <table:table-cell office:value-type="string">
            <text:p>&lt;value type="percent"&gt;0.1261648745519</text:p>
          </table:table-cell>
          <table:table-cell office:value-type="string">
            <text:p>&lt;value type="percent"&gt;0.0551971326164</text:p>
          </table:table-cell>
          <table:table-cell office:value-type="string">
            <text:p>&lt;value type="percent"&gt;0.089729277142</text:p>
          </table:table-cell>
          <table:table-cell office:value-type="string">
            <text:p>&lt;value type="percent"&gt;0.1278258442645</text:p>
          </table:table-cell>
          <table:table-cell office:value-type="string">
            <text:p>&lt;value type="percent"&gt;0.072843985487</text:p>
          </table:table-cell>
          <table:table-cell office:value-type="string">
            <text:p>&lt;value type="percent"&gt;0.1152665364219</text:p>
          </table:table-cell>
          <table:table-cell office:value-type="string">
            <text:p>&lt;value type="percent"&gt;0.2334635780072</text:p>
          </table:table-cell>
          <table:table-cell office:value-type="string">
            <text:p>&lt;value type="percent"&gt;0.355149316215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69">
            <text:p>11369</text:p>
          </table:table-cell>
          <table:table-cell office:value-type="float" office:value="62081">
            <text:p>62081</text:p>
          </table:table-cell>
          <table:table-cell office:value-type="float" office:value="40.763831">
            <text:p>40.763831</text:p>
          </table:table-cell>
          <table:table-cell office:value-type="float" office:value="-73.872158">
            <text:p>-73.872158</text:p>
          </table:table-cell>
          <table:table-cell table:number-columns-repeated="2" office:value-type="string">
            <text:p>&lt;value type="USD"&gt;508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08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398</text:p>
          </table:table-cell>
          <table:table-cell office:value-type="string">
            <text:p>&lt;value type="USD"&gt;41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3781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0.104</text:p>
          </table:table-cell>
          <table:table-cell office:value-type="string">
            <text:p>&lt;value type="percent"&gt;0.0394549522066</text:p>
          </table:table-cell>
          <table:table-cell office:value-type="string">
            <text:p>&lt;value type="percent"&gt;0.0687411022981</text:p>
          </table:table-cell>
          <table:table-cell office:value-type="string">
            <text:p>&lt;value type="percent"&gt;0.5078299776286</text:p>
          </table:table-cell>
          <table:table-cell office:value-type="string">
            <text:p>&lt;value type="percent"&gt;0.3050640634533</text:p>
          </table:table-cell>
          <table:table-cell office:value-type="string">
            <text:p>&lt;value type="percent"&gt;0.0557250355908</text:p>
          </table:table-cell>
          <table:table-cell office:value-type="string">
            <text:p>&lt;value type="percent"&gt;0.0229814927801</text:p>
          </table:table-cell>
          <table:table-cell office:value-type="string">
            <text:p>&lt;value type="percent"&gt;0.0148585385711</text:p>
          </table:table-cell>
          <table:table-cell office:value-type="string">
            <text:p>&lt;value type="percent"&gt;0.0242214532871</text:p>
          </table:table-cell>
          <table:table-cell office:value-type="string">
            <text:p>&lt;value type="percent"&gt;0.1506208019539</text:p>
          </table:table-cell>
          <table:table-cell office:value-type="string">
            <text:p>&lt;value type="percent"&gt;0.2525951557093</text:p>
          </table:table-cell>
          <table:table-cell office:value-type="string">
            <text:p>&lt;value type="percent"&gt;0.3637288825564</text:p>
          </table:table-cell>
          <table:table-cell office:value-type="string">
            <text:p>&lt;value type="percent"&gt;0.19336454304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0">
            <text:p>11370</text:p>
          </table:table-cell>
          <table:table-cell office:value-type="float" office:value="62082">
            <text:p>62082</text:p>
          </table:table-cell>
          <table:table-cell office:value-type="float" office:value="40.764308">
            <text:p>40.764308</text:p>
          </table:table-cell>
          <table:table-cell office:value-type="float" office:value="-73.891535">
            <text:p>-73.891535</text:p>
          </table:table-cell>
          <table:table-cell office:value-type="string">
            <text:p>&lt;value type="USD"&gt;517700</text:p>
          </table:table-cell>
          <table:table-cell office:value-type="string">
            <text:p>&lt;value type="USD"&gt;581600</text:p>
          </table:table-cell>
          <table:table-cell office:value-type="string">
            <text:p>&lt;value type="USD"&gt;323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1</text:p>
          </table:table-cell>
          <table:table-cell office:value-type="string">
            <text:p>&lt;value type="percent"&gt;0.184</text:p>
          </table:table-cell>
          <table:table-cell office:value-type="string">
            <text:p>&lt;value type="USD"&gt;434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2413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40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231097714142</text:p>
          </table:table-cell>
          <table:table-cell office:value-type="string">
            <text:p>&lt;value type="percent"&gt;0.0095453403667</text:p>
          </table:table-cell>
          <table:table-cell office:value-type="string">
            <text:p>&lt;value type="percent"&gt;0.2891233358452</text:p>
          </table:table-cell>
          <table:table-cell office:value-type="string">
            <text:p>&lt;value type="percent"&gt;0.3966340115548</text:p>
          </table:table-cell>
          <table:table-cell office:value-type="string">
            <text:p>&lt;value type="percent"&gt;0.2614920874152</text:p>
          </table:table-cell>
          <table:table-cell office:value-type="string">
            <text:p>&lt;value type="percent"&gt;0.0198442602361</text:p>
          </table:table-cell>
          <table:table-cell office:value-type="string">
            <text:p>&lt;value type="percent"&gt;0.2093442951674</text:p>
          </table:table-cell>
          <table:table-cell office:value-type="string">
            <text:p>&lt;value type="percent"&gt;0.0272709043513</text:p>
          </table:table-cell>
          <table:table-cell office:value-type="string">
            <text:p>&lt;value type="percent"&gt;0.0814116703428</text:p>
          </table:table-cell>
          <table:table-cell office:value-type="string">
            <text:p>&lt;value type="percent"&gt;0.2131542009223</text:p>
          </table:table-cell>
          <table:table-cell office:value-type="string">
            <text:p>&lt;value type="percent"&gt;0.2197714056547</text:p>
          </table:table-cell>
          <table:table-cell office:value-type="string">
            <text:p>&lt;value type="percent"&gt;0.248044916783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2">
            <text:p>11372</text:p>
          </table:table-cell>
          <table:table-cell office:value-type="float" office:value="62084">
            <text:p>62084</text:p>
          </table:table-cell>
          <table:table-cell office:value-type="float" office:value="40.751762">
            <text:p>40.751762</text:p>
          </table:table-cell>
          <table:table-cell office:value-type="float" office:value="-73.882972">
            <text:p>-73.882972</text:p>
          </table:table-cell>
          <table:table-cell office:value-type="string">
            <text:p>&lt;value type="USD"&gt;483800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399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136</text:p>
          </table:table-cell>
          <table:table-cell office:value-type="string">
            <text:p>&lt;value type="USD"&gt;447</text:p>
          </table:table-cell>
          <table:table-cell office:value-type="string">
            <text:p>&lt;value type="USD"&gt;238000</text:p>
          </table:table-cell>
          <table:table-cell office:value-type="string">
            <text:p>&lt;value type="USD"&gt;226700</text:p>
          </table:table-cell>
          <table:table-cell office:value-type="string">
            <text:p>&lt;value type="USD"&gt;2520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298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>
          <table:table-cell office:value-type="float" office:value="11373">
            <text:p>11373</text:p>
          </table:table-cell>
          <table:table-cell office:value-type="float" office:value="62085">
            <text:p>62085</text:p>
          </table:table-cell>
          <table:table-cell office:value-type="float" office:value="40.738496">
            <text:p>40.738496</text:p>
          </table:table-cell>
          <table:table-cell office:value-type="float" office:value="-73.87797">
            <text:p>-73.87797</text:p>
          </table:table-cell>
          <table:table-cell office:value-type="string">
            <text:p>&lt;value type="USD"&gt;437000</text:p>
          </table:table-cell>
          <table:table-cell office:value-type="string">
            <text:p>&lt;value type="USD"&gt;605100</text:p>
          </table:table-cell>
          <table:table-cell office:value-type="string">
            <text:p>&lt;value type="USD"&gt;369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29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8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390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58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71790765946</text:p>
          </table:table-cell>
          <table:table-cell office:value-type="string">
            <text:p>&lt;value type="percent"&gt;0.0812650120096</text:p>
          </table:table-cell>
          <table:table-cell office:value-type="string">
            <text:p>&lt;value type="percent"&gt;0.3468107819589</text:p>
          </table:table-cell>
          <table:table-cell office:value-type="string">
            <text:p>&lt;value type="percent"&gt;0.2049639711769</text:p>
          </table:table-cell>
          <table:table-cell office:value-type="string">
            <text:p>&lt;value type="percent"&gt;0.1832132372564</text:p>
          </table:table-cell>
          <table:table-cell office:value-type="string">
            <text:p>&lt;value type="percent"&gt;0.1119562316519</text:p>
          </table:table-cell>
          <table:table-cell office:value-type="string">
            <text:p>&lt;value type="percent"&gt;0.170625798212</text:p>
          </table:table-cell>
          <table:table-cell office:value-type="string">
            <text:p>&lt;value type="percent"&gt;0.0848020434227</text:p>
          </table:table-cell>
          <table:table-cell office:value-type="string">
            <text:p>&lt;value type="percent"&gt;0.109067688378</text:p>
          </table:table-cell>
          <table:table-cell office:value-type="string">
            <text:p>&lt;value type="percent"&gt;0.1515964240102</text:p>
          </table:table-cell>
          <table:table-cell office:value-type="string">
            <text:p>&lt;value type="percent"&gt;0.1851851851851</text:p>
          </table:table-cell>
          <table:table-cell office:value-type="string">
            <text:p>&lt;value type="percent"&gt;0.284163473818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7">
            <text:p>11377</text:p>
          </table:table-cell>
          <table:table-cell office:value-type="float" office:value="62088">
            <text:p>62088</text:p>
          </table:table-cell>
          <table:table-cell office:value-type="float" office:value="40.747832">
            <text:p>40.747832</text:p>
          </table:table-cell>
          <table:table-cell office:value-type="float" office:value="-73.906252">
            <text:p>-73.906252</text:p>
          </table:table-cell>
          <table:table-cell office:value-type="string">
            <text:p>&lt;value type="USD"&gt;566200</text:p>
          </table:table-cell>
          <table:table-cell office:value-type="string">
            <text:p>&lt;value type="USD"&gt;582400</text:p>
          </table:table-cell>
          <table:table-cell office:value-type="string">
            <text:p>&lt;value type="USD"&gt;394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92</text:p>
          </table:table-cell>
          <table:table-cell office:value-type="string">
            <text:p>&lt;value type="percent"&gt;0.123</text:p>
          </table:table-cell>
          <table:table-cell office:value-type="string">
            <text:p>&lt;value type="USD"&gt;474</text:p>
          </table:table-cell>
          <table:table-cell office:value-type="string">
            <text:p>&lt;value type="USD"&gt;249000</text:p>
          </table:table-cell>
          <table:table-cell office:value-type="string">
            <text:p>&lt;value type="USD"&gt;226800</text:p>
          </table:table-cell>
          <table:table-cell office:value-type="string">
            <text:p>&lt;value type="USD"&gt;352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0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642228739002</text:p>
          </table:table-cell>
          <table:table-cell office:value-type="string">
            <text:p>&lt;value type="percent"&gt;0.0775659824046</text:p>
          </table:table-cell>
          <table:table-cell office:value-type="string">
            <text:p>&lt;value type="percent"&gt;0.3810850439882</text:p>
          </table:table-cell>
          <table:table-cell office:value-type="string">
            <text:p>&lt;value type="percent"&gt;0.2887096774193</text:p>
          </table:table-cell>
          <table:table-cell office:value-type="string">
            <text:p>&lt;value type="percent"&gt;0.1347507331378</text:p>
          </table:table-cell>
          <table:table-cell office:value-type="string">
            <text:p>&lt;value type="percent"&gt;0.0529325513196</text:p>
          </table:table-cell>
          <table:table-cell office:value-type="string">
            <text:p>&lt;value type="percent"&gt;0.0712312836168</text:p>
          </table:table-cell>
          <table:table-cell office:value-type="string">
            <text:p>&lt;value type="percent"&gt;0.0600377961913</text:p>
          </table:table-cell>
          <table:table-cell office:value-type="string">
            <text:p>&lt;value type="percent"&gt;0.1139700537868</text:p>
          </table:table-cell>
          <table:table-cell office:value-type="string">
            <text:p>&lt;value type="percent"&gt;0.2120947812182</text:p>
          </table:table-cell>
          <table:table-cell office:value-type="string">
            <text:p>&lt;value type="percent"&gt;0.2607937200174</text:p>
          </table:table-cell>
          <table:table-cell office:value-type="string">
            <text:p>&lt;value type="percent"&gt;0.274458496874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8">
            <text:p>11378</text:p>
          </table:table-cell>
          <table:table-cell office:value-type="float" office:value="62089">
            <text:p>62089</text:p>
          </table:table-cell>
          <table:table-cell office:value-type="float" office:value="40.723685">
            <text:p>40.723685</text:p>
          </table:table-cell>
          <table:table-cell office:value-type="float" office:value="-73.907772">
            <text:p>-73.907772</text:p>
          </table:table-cell>
          <table:table-cell office:value-type="string">
            <text:p>&lt;value type="USD"&gt;532200</text:p>
          </table:table-cell>
          <table:table-cell office:value-type="string">
            <text:p>&lt;value type="USD"&gt;5341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456</text:p>
          </table:table-cell>
          <table:table-cell office:value-type="string">
            <text:p>&lt;value type="USD"&gt;525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47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381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percent"&gt;0.0051583321392</text:p>
          </table:table-cell>
          <table:table-cell office:value-type="string">
            <text:p>&lt;value type="percent"&gt;0.0332425848975</text:p>
          </table:table-cell>
          <table:table-cell office:value-type="string">
            <text:p>&lt;value type="percent"&gt;0.1326837655824</text:p>
          </table:table-cell>
          <table:table-cell office:value-type="string">
            <text:p>&lt;value type="percent"&gt;0.4688350766585</text:p>
          </table:table-cell>
          <table:table-cell office:value-type="string">
            <text:p>&lt;value type="percent"&gt;0.2534747098438</text:p>
          </table:table-cell>
          <table:table-cell office:value-type="string">
            <text:p>&lt;value type="percent"&gt;0.0842527582748</text:p>
          </table:table-cell>
          <table:table-cell office:value-type="string">
            <text:p>&lt;value type="percent"&gt;0.0223527726035</text:p>
          </table:table-cell>
          <table:table-cell office:value-type="string">
            <text:p>&lt;value type="percent"&gt;0.0442693409742</text:p>
          </table:table-cell>
          <table:table-cell office:value-type="string">
            <text:p>&lt;value type="percent"&gt;0.0326647564469</text:p>
          </table:table-cell>
          <table:table-cell office:value-type="string">
            <text:p>&lt;value type="percent"&gt;0.1895415472779</text:p>
          </table:table-cell>
          <table:table-cell office:value-type="string">
            <text:p>&lt;value type="percent"&gt;0.2674785100286</text:p>
          </table:table-cell>
          <table:table-cell office:value-type="string">
            <text:p>&lt;value type="percent"&gt;0.2603151862464</text:p>
          </table:table-cell>
          <table:table-cell office:value-type="string">
            <text:p>&lt;value type="percent"&gt;0.204727793696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0302">
            <text:p>10302</text:p>
          </table:table-cell>
          <table:table-cell table:style-name="ce1" office:value-type="float" office:value="61778">
            <text:p>61778</text:p>
          </table:table-cell>
          <table:table-cell table:style-name="ce1" office:value-type="float" office:value="40.629307">
            <text:p>40.629307</text:p>
          </table:table-cell>
          <table:table-cell table:style-name="ce1" office:value-type="float" office:value="-74.137446">
            <text:p>-74.137446</text:p>
          </table:table-cell>
          <table:table-cell table:number-columns-repeated="2" office:value-type="string">
            <text:p>&lt;value type="USD"&gt;320600</text:p>
          </table:table-cell>
          <table:table-cell table:number-columns-repeated="2" table:style-name="ce1" office:value-type="string">
            <text:p>none</text:p>
          </table:table-cell>
          <table:table-cell table:style-name="ce1" office:value-type="string">
            <text:p>&lt;value type="USD"&gt;3071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USD"&gt;236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2694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632780082987</text:p>
          </table:table-cell>
          <table:table-cell office:value-type="string">
            <text:p>&lt;value type="percent"&gt;0.085580912863</text:p>
          </table:table-cell>
          <table:table-cell office:value-type="string">
            <text:p>&lt;value type="percent"&gt;0.1859439834024</text:p>
          </table:table-cell>
          <table:table-cell office:value-type="string">
            <text:p>&lt;value type="percent"&gt;0.3970435684647</text:p>
          </table:table-cell>
          <table:table-cell office:value-type="string">
            <text:p>&lt;value type="percent"&gt;0.1314834024896</text:p>
          </table:table-cell>
          <table:table-cell office:value-type="string">
            <text:p>&lt;value type="percent"&gt;0.0783195020746</text:p>
          </table:table-cell>
          <table:table-cell office:value-type="string">
            <text:p>&lt;value type="percent"&gt;0.0583506224066</text:p>
          </table:table-cell>
          <table:table-cell office:value-type="string">
            <text:p>&lt;value type="percent"&gt;0.0771829521829</text:p>
          </table:table-cell>
          <table:table-cell office:value-type="string">
            <text:p>&lt;value type="percent"&gt;0.0192307692307</text:p>
          </table:table-cell>
          <table:table-cell office:value-type="string">
            <text:p>&lt;value type="percent"&gt;0.3071725571725</text:p>
          </table:table-cell>
          <table:table-cell office:value-type="string">
            <text:p>&lt;value type="percent"&gt;0.2570166320166</text:p>
          </table:table-cell>
          <table:table-cell office:value-type="string">
            <text:p>&lt;value type="percent"&gt;0.2406444906444</text:p>
          </table:table-cell>
          <table:table-cell table:style-name="ce1" office:value-type="string">
            <text:p>&lt;value type="percent"&gt;0.0982328482328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3">
            <text:p>10303</text:p>
          </table:table-cell>
          <table:table-cell table:style-name="ce1" office:value-type="float" office:value="61779">
            <text:p>61779</text:p>
          </table:table-cell>
          <table:table-cell table:style-name="ce1" office:value-type="float" office:value="40.632374">
            <text:p>40.632374</text:p>
          </table:table-cell>
          <table:table-cell table:style-name="ce1" office:value-type="float" office:value="-74.169178">
            <text:p>-74.169178</text:p>
          </table:table-cell>
          <table:table-cell office:value-type="string">
            <text:p>&lt;value type="USD"&gt;279600</text:p>
          </table:table-cell>
          <table:table-cell office:value-type="string">
            <text:p>&lt;value type="USD"&gt;285100</text:p>
          </table:table-cell>
          <table:table-cell table:style-name="ce1" office:value-type="string">
            <text:p>&lt;value type="USD"&gt;218800</text:p>
          </table:table-cell>
          <table:table-cell table:style-name="ce1" office:value-type="string">
            <text:p>&lt;value type="USD"&gt;251200</text:p>
          </table:table-cell>
          <table:table-cell table:style-name="ce1" office:value-type="string">
            <text:p>&lt;value type="USD"&gt;2849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216</text:p>
          </table:table-cell>
          <table:table-cell office:value-type="string">
            <text:p>&lt;value type="percent"&gt;0.342</text:p>
          </table:table-cell>
          <table:table-cell office:value-type="string">
            <text:p>&lt;value type="USD"&gt;204</text:p>
          </table:table-cell>
          <table:table-cell office:value-type="string">
            <text:p>&lt;value type="USD"&gt;269000</text:p>
          </table:table-cell>
          <table:table-cell office:value-type="string">
            <text:p>&lt;value type="USD"&gt;200000</text:p>
          </table:table-cell>
          <table:table-cell office:value-type="string">
            <text:p>&lt;value type="USD"&gt;2349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USD"&gt;202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374351371386</text:p>
          </table:table-cell>
          <table:table-cell office:value-type="string">
            <text:p>&lt;value type="percent"&gt;0.1745737583395</text:p>
          </table:table-cell>
          <table:table-cell office:value-type="string">
            <text:p>&lt;value type="percent"&gt;0.1039659006671</text:p>
          </table:table-cell>
          <table:table-cell office:value-type="string">
            <text:p>&lt;value type="percent"&gt;0.1293550778354</text:p>
          </table:table-cell>
          <table:table-cell office:value-type="string">
            <text:p>&lt;value type="percent"&gt;0.0492957746478</text:p>
          </table:table-cell>
          <table:table-cell office:value-type="string">
            <text:p>&lt;value type="percent"&gt;0.1275018532246</text:p>
          </table:table-cell>
          <table:table-cell office:value-type="string">
            <text:p>&lt;value type="percent"&gt;0.3778724981467</text:p>
          </table:table-cell>
          <table:table-cell office:value-type="string">
            <text:p>&lt;value type="percent"&gt;0.1491950580307</text:p>
          </table:table-cell>
          <table:table-cell office:value-type="string">
            <text:p>&lt;value type="percent"&gt;0.0093597903406</text:p>
          </table:table-cell>
          <table:table-cell office:value-type="string">
            <text:p>&lt;value type="percent"&gt;0.3000748783227</text:p>
          </table:table-cell>
          <table:table-cell office:value-type="string">
            <text:p>&lt;value type="percent"&gt;0.2465368775739</text:p>
          </table:table-cell>
          <table:table-cell office:value-type="string">
            <text:p>&lt;value type="percent"&gt;0.2186447023586</text:p>
          </table:table-cell>
          <table:table-cell table:style-name="ce1" office:value-type="string">
            <text:p>&lt;value type="percent"&gt;0.0743167353051</text:p>
          </table:table-cell>
          <table:table-cell table:style-name="ce1" office:value-type="string">
            <text:p>&lt;value type="percent"&gt;0.1325365679628</text:p>
          </table:table-cell>
          <table:table-cell table:style-name="ce1" office:value-type="string">
            <text:p>&lt;value type="percent"&gt;0.2827327863003</text:p>
          </table:table-cell>
          <table:table-cell table:style-name="ce1" office:value-type="string">
            <text:p>&lt;value type="percent"&gt;0.584730645736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10">
            <text:p>10310</text:p>
          </table:table-cell>
          <table:table-cell table:style-name="ce1" office:value-type="float" office:value="61786">
            <text:p>61786</text:p>
          </table:table-cell>
          <table:table-cell table:style-name="ce1" office:value-type="float" office:value="40.633335">
            <text:p>40.633335</text:p>
          </table:table-cell>
          <table:table-cell table:style-name="ce1" office:value-type="float" office:value="-74.117787">
            <text:p>-74.117787</text:p>
          </table:table-cell>
          <table:table-cell office:value-type="string">
            <text:p>&lt;value type="USD"&gt;390500</text:p>
          </table:table-cell>
          <table:table-cell office:value-type="string">
            <text:p>&lt;value type="USD"&gt;397400</text:p>
          </table:table-cell>
          <table:table-cell table:style-name="ce1" office:value-type="string">
            <text:p>&lt;value type="USD"&gt;2072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354300</text:p>
          </table:table-cell>
          <table:table-cell table:style-name="ce1" office:value-type="string">
            <text:p>&lt;value type="USD"&gt;416100</text:p>
          </table:table-cell>
          <table:table-cell office:value-type="string">
            <text:p>&lt;value type="percent"&gt;0.176</text:p>
          </table:table-cell>
          <table:table-cell office:value-type="string">
            <text:p>&lt;value type="percent"&gt;0.383</text:p>
          </table:table-cell>
          <table:table-cell office:value-type="string">
            <text:p>&lt;value type="USD"&gt;267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51500</text:p>
          </table:table-cell>
          <table:table-cell office:value-type="string">
            <text:p>&lt;value type="USD"&gt;3205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831234256926</text:p>
          </table:table-cell>
          <table:table-cell office:value-type="string">
            <text:p>&lt;value type="percent"&gt;0.0906801007556</text:p>
          </table:table-cell>
          <table:table-cell office:value-type="string">
            <text:p>&lt;value type="percent"&gt;0.13440086362</text:p>
          </table:table-cell>
          <table:table-cell office:value-type="string">
            <text:p>&lt;value type="percent"&gt;0.3751349406261</text:p>
          </table:table-cell>
          <table:table-cell office:value-type="string">
            <text:p>&lt;value type="percent"&gt;0.1523929471032</text:p>
          </table:table-cell>
          <table:table-cell office:value-type="string">
            <text:p>&lt;value type="percent"&gt;0.0548758546239</text:p>
          </table:table-cell>
          <table:table-cell office:value-type="string">
            <text:p>&lt;value type="percent"&gt;0.1093918675782</text:p>
          </table:table-cell>
          <table:table-cell office:value-type="string">
            <text:p>&lt;value type="percent"&gt;0.0680100755667</text:p>
          </table:table-cell>
          <table:table-cell office:value-type="string">
            <text:p>&lt;value type="percent"&gt;0.028967254408</text:p>
          </table:table-cell>
          <table:table-cell office:value-type="string">
            <text:p>&lt;value type="percent"&gt;0.2808564231738</text:p>
          </table:table-cell>
          <table:table-cell office:value-type="string">
            <text:p>&lt;value type="percent"&gt;0.2759985606333</text:p>
          </table:table-cell>
          <table:table-cell office:value-type="string">
            <text:p>&lt;value type="percent"&gt;0.2315581144296</text:p>
          </table:table-cell>
          <table:table-cell table:style-name="ce1" office:value-type="string">
            <text:p>&lt;value type="percent"&gt;0.11388988844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6">
            <text:p>10306</text:p>
          </table:table-cell>
          <table:table-cell table:style-name="ce1" office:value-type="float" office:value="61782">
            <text:p>61782</text:p>
          </table:table-cell>
          <table:table-cell table:style-name="ce1" office:value-type="float" office:value="40.565944">
            <text:p>40.565944</text:p>
          </table:table-cell>
          <table:table-cell table:style-name="ce1" office:value-type="float" office:value="-74.127817">
            <text:p>-74.127817</text:p>
          </table:table-cell>
          <table:table-cell office:value-type="string">
            <text:p>&lt;value type="USD"&gt;397700</text:p>
          </table:table-cell>
          <table:table-cell office:value-type="string">
            <text:p>&lt;value type="USD"&gt;404400</text:p>
          </table:table-cell>
          <table:table-cell table:style-name="ce1" office:value-type="string">
            <text:p>&lt;value type="USD"&gt;241900</text:p>
          </table:table-cell>
          <table:table-cell table:style-name="ce1" office:value-type="string">
            <text:p>&lt;value type="USD"&gt;276600</text:p>
          </table:table-cell>
          <table:table-cell table:style-name="ce1" office:value-type="string">
            <text:p>&lt;value type="USD"&gt;402700</text:p>
          </table:table-cell>
          <table:table-cell table:style-name="ce1" office:value-type="string">
            <text:p>&lt;value type="USD"&gt;528000</text:p>
          </table:table-cell>
          <table:table-cell office:value-type="string">
            <text:p>&lt;value type="percent"&gt;0.388</text:p>
          </table:table-cell>
          <table:table-cell office:value-type="string">
            <text:p>&lt;value type="percent"&gt;0.423</text:p>
          </table:table-cell>
          <table:table-cell office:value-type="string">
            <text:p>&lt;value type="USD"&gt;288</text:p>
          </table:table-cell>
          <table:table-cell office:value-type="string">
            <text:p>&lt;value type="USD"&gt;419000</text:p>
          </table:table-cell>
          <table:table-cell office:value-type="string">
            <text:p>&lt;value type="USD"&gt;368800</text:p>
          </table:table-cell>
          <table:table-cell office:value-type="string">
            <text:p>&lt;value type="USD"&gt;3539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USD"&gt;293</text:p>
          </table:table-cell>
          <table:table-cell office:value-type="string">
            <text:p>&lt;value type="percent"&gt;0.009</text:p>
          </table:table-cell>
          <table:table-cell office:value-type="string">
            <text:p>&lt;value type="percent"&gt;0.0053539934492</text:p>
          </table:table-cell>
          <table:table-cell office:value-type="string">
            <text:p>&lt;value type="percent"&gt;0.0920886873267</text:p>
          </table:table-cell>
          <table:table-cell office:value-type="string">
            <text:p>&lt;value type="percent"&gt;0.0173217435122</text:p>
          </table:table-cell>
          <table:table-cell office:value-type="string">
            <text:p>&lt;value type="percent"&gt;0.1558327034517</text:p>
          </table:table-cell>
          <table:table-cell office:value-type="string">
            <text:p>&lt;value type="percent"&gt;0.1434240362811</text:p>
          </table:table-cell>
          <table:table-cell office:value-type="string">
            <text:p>&lt;value type="percent"&gt;0.3539304610733</text:p>
          </table:table-cell>
          <table:table-cell office:value-type="string">
            <text:p>&lt;value type="percent"&gt;0.2320483749055</text:p>
          </table:table-cell>
          <table:table-cell office:value-type="string">
            <text:p>&lt;value type="percent"&gt;0.1514957811301</text:p>
          </table:table-cell>
          <table:table-cell office:value-type="string">
            <text:p>&lt;value type="percent"&gt;0.0197519815903</text:p>
          </table:table-cell>
          <table:table-cell office:value-type="string">
            <text:p>&lt;value type="percent"&gt;0.2892482740986</text:p>
          </table:table-cell>
          <table:table-cell office:value-type="string">
            <text:p>&lt;value type="percent"&gt;0.2236001022756</text:p>
          </table:table-cell>
          <table:table-cell office:value-type="string">
            <text:p>&lt;value type="percent"&gt;0.2221298900536</text:p>
          </table:table-cell>
          <table:table-cell table:style-name="ce1" office:value-type="string">
            <text:p>&lt;value type="percent"&gt;0.0931347481462</text:p>
          </table:table-cell>
          <table:table-cell table:style-name="ce1" office:value-type="string">
            <text:p>&lt;value type="percent"&gt;0.0505677785663</text:p>
          </table:table-cell>
          <table:table-cell table:style-name="ce1" office:value-type="string">
            <text:p>&lt;value type="percent"&gt;0.2502957180032</text:p>
          </table:table-cell>
          <table:table-cell table:style-name="ce1" office:value-type="string">
            <text:p>&lt;value type="percent"&gt;0.699136503430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7">
            <text:p>10307</text:p>
          </table:table-cell>
          <table:table-cell table:style-name="ce1" office:value-type="float" office:value="61783">
            <text:p>61783</text:p>
          </table:table-cell>
          <table:table-cell table:style-name="ce1" office:value-type="float" office:value="40.50833">
            <text:p>40.50833</text:p>
          </table:table-cell>
          <table:table-cell table:style-name="ce1" office:value-type="float" office:value="-74.240579">
            <text:p>-74.240579</text:p>
          </table:table-cell>
          <table:table-cell office:value-type="string">
            <text:p>&lt;value type="USD"&gt;482300</text:p>
          </table:table-cell>
          <table:table-cell office:value-type="string">
            <text:p>&lt;value type="USD"&gt;489200</text:p>
          </table:table-cell>
          <table:table-cell table:style-name="ce1" office:value-type="string">
            <text:p>&lt;value type="USD"&gt;2546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4619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5899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74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9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31822971548</text:p>
          </table:table-cell>
          <table:table-cell office:value-type="string">
            <text:p>&lt;value type="percent"&gt;0.1825605900948</text:p>
          </table:table-cell>
          <table:table-cell office:value-type="string">
            <text:p>&lt;value type="percent"&gt;0.1209167544783</text:p>
          </table:table-cell>
          <table:table-cell office:value-type="string">
            <text:p>&lt;value type="percent"&gt;0.1322444678609</text:p>
          </table:table-cell>
          <table:table-cell office:value-type="string">
            <text:p>&lt;value type="percent"&gt;0.0547945205479</text:p>
          </table:table-cell>
          <table:table-cell office:value-type="string">
            <text:p>&lt;value type="percent"&gt;0.0571654373024</text:p>
          </table:table-cell>
          <table:table-cell office:value-type="string">
            <text:p>&lt;value type="percent"&gt;0.4291359325605</text:p>
          </table:table-cell>
          <table:table-cell office:value-type="string">
            <text:p>&lt;value type="percent"&gt;0.1078639744952</text:p>
          </table:table-cell>
          <table:table-cell office:value-type="string">
            <text:p>&lt;value type="percent"&gt;0.1596705632306</text:p>
          </table:table-cell>
          <table:table-cell office:value-type="string">
            <text:p>&lt;value type="percent"&gt;0.1198193411264</text:p>
          </table:table-cell>
          <table:table-cell office:value-type="string">
            <text:p>&lt;value type="percent"&gt;0.1503719447396</text:p>
          </table:table-cell>
          <table:table-cell office:value-type="string">
            <text:p>&lt;value type="percent"&gt;0.1790648246546</text:p>
          </table:table-cell>
          <table:table-cell table:style-name="ce1" office:value-type="string">
            <text:p>&lt;value type="percent"&gt;0.281083953241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8">
            <text:p>10308</text:p>
          </table:table-cell>
          <table:table-cell table:style-name="ce1" office:value-type="float" office:value="61784">
            <text:p>61784</text:p>
          </table:table-cell>
          <table:table-cell table:style-name="ce1" office:value-type="float" office:value="40.549318">
            <text:p>40.549318</text:p>
          </table:table-cell>
          <table:table-cell table:style-name="ce1" office:value-type="float" office:value="-74.143406">
            <text:p>-74.143406</text:p>
          </table:table-cell>
          <table:table-cell office:value-type="string">
            <text:p>&lt;value type="USD"&gt;407000</text:p>
          </table:table-cell>
          <table:table-cell office:value-type="string">
            <text:p>&lt;value type="USD"&gt;413000</text:p>
          </table:table-cell>
          <table:table-cell table:style-name="ce1" office:value-type="string">
            <text:p>&lt;value type="USD"&gt;253900</text:p>
          </table:table-cell>
          <table:table-cell table:style-name="ce1" office:value-type="string">
            <text:p>&lt;value type="USD"&gt;322600</text:p>
          </table:table-cell>
          <table:table-cell table:style-name="ce1" office:value-type="string">
            <text:p>&lt;value type="USD"&gt;4127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313</text:p>
          </table:table-cell>
          <table:table-cell office:value-type="string">
            <text:p>&lt;value type="percent"&gt;0.492</text:p>
          </table:table-cell>
          <table:table-cell office:value-type="string">
            <text:p>&lt;value type="USD"&gt;287</text:p>
          </table:table-cell>
          <table:table-cell office:value-type="string">
            <text:p>&lt;value type="USD"&gt;424900</text:p>
          </table:table-cell>
          <table:table-cell office:value-type="string">
            <text:p>&lt;value type="USD"&gt;424800</text:p>
          </table:table-cell>
          <table:table-cell office:value-type="string">
            <text:p>&lt;value type="USD"&gt;3557</text:p>
          </table:table-cell>
          <table:table-cell office:value-type="string">
            <text:p>&lt;value type="percent"&gt;0.026</text:p>
          </table:table-cell>
          <table:table-cell office:value-type="string">
            <text:p>&lt;value type="USD"&gt;276</text:p>
          </table:table-cell>
          <table:table-cell office:value-type="string">
            <text:p>&lt;value type="percent"&gt;0.012</text:p>
          </table:table-cell>
          <table:table-cell office:value-type="string">
            <text:p>&lt;value type="percent"&gt;0.0071230230592</text:p>
          </table:table-cell>
          <table:table-cell office:value-type="string">
            <text:p>&lt;value type="percent"&gt;0.0581914765181</text:p>
          </table:table-cell>
          <table:table-cell office:value-type="string">
            <text:p>&lt;value type="percent"&gt;0.0152118797537</text:p>
          </table:table-cell>
          <table:table-cell office:value-type="string">
            <text:p>&lt;value type="percent"&gt;0.0994808644211</text:p>
          </table:table-cell>
          <table:table-cell office:value-type="string">
            <text:p>&lt;value type="percent"&gt;0.0930822165881</text:p>
          </table:table-cell>
          <table:table-cell office:value-type="string">
            <text:p>&lt;value type="percent"&gt;0.4637208740794</text:p>
          </table:table-cell>
          <table:table-cell office:value-type="string">
            <text:p>&lt;value type="percent"&gt;0.2631896655801</text:p>
          </table:table-cell>
          <table:table-cell office:value-type="string">
            <text:p>&lt;value type="percent"&gt;0.1105996365838</text:p>
          </table:table-cell>
          <table:table-cell office:value-type="string">
            <text:p>&lt;value type="percent"&gt;0.0163537250151</text:p>
          </table:table-cell>
          <table:table-cell office:value-type="string">
            <text:p>&lt;value type="percent"&gt;0.288794669897</text:p>
          </table:table-cell>
          <table:table-cell office:value-type="string">
            <text:p>&lt;value type="percent"&gt;0.2556026650514</text:p>
          </table:table-cell>
          <table:table-cell office:value-type="string">
            <text:p>&lt;value type="percent"&gt;0.2316172016959</text:p>
          </table:table-cell>
          <table:table-cell table:style-name="ce1" office:value-type="string">
            <text:p>&lt;value type="percent"&gt;0.0954572986069</text:p>
          </table:table-cell>
          <table:table-cell table:style-name="ce1" office:value-type="string">
            <text:p>&lt;value type="percent"&gt;0.0620364920541</text:p>
          </table:table-cell>
          <table:table-cell table:style-name="ce1" office:value-type="string">
            <text:p>&lt;value type="percent"&gt;0.25238375515</text:p>
          </table:table-cell>
          <table:table-cell table:style-name="ce1" office:value-type="string">
            <text:p>&lt;value type="percent"&gt;0.685579752795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9">
            <text:p>10309</text:p>
          </table:table-cell>
          <table:table-cell table:style-name="ce1" office:value-type="float" office:value="61785">
            <text:p>61785</text:p>
          </table:table-cell>
          <table:table-cell table:style-name="ce1" office:value-type="float" office:value="40.52958">
            <text:p>40.52958</text:p>
          </table:table-cell>
          <table:table-cell table:style-name="ce1" office:value-type="float" office:value="-74.220608">
            <text:p>-74.220608</text:p>
          </table:table-cell>
          <table:table-cell office:value-type="string">
            <text:p>&lt;value type="USD"&gt;456400</text:p>
          </table:table-cell>
          <table:table-cell office:value-type="string">
            <text:p>&lt;value type="USD"&gt;471900</text:p>
          </table:table-cell>
          <table:table-cell table:style-name="ce1" office:value-type="string">
            <text:p>&lt;value type="USD"&gt;295100</text:p>
          </table:table-cell>
          <table:table-cell table:style-name="ce1" office:value-type="string">
            <text:p>&lt;value type="USD"&gt;323900</text:p>
          </table:table-cell>
          <table:table-cell table:style-name="ce1" office:value-type="string">
            <text:p>&lt;value type="USD"&gt;447900</text:p>
          </table:table-cell>
          <table:table-cell table:style-name="ce1" office:value-type="string">
            <text:p>&lt;value type="USD"&gt;639400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46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386200</text:p>
          </table:table-cell>
          <table:table-cell office:value-type="string">
            <text:p>&lt;value type="USD"&gt;392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percent"&gt;0.0126869053013</text:p>
          </table:table-cell>
          <table:table-cell office:value-type="string">
            <text:p>&lt;value type="percent"&gt;0.1948346171273</text:p>
          </table:table-cell>
          <table:table-cell office:value-type="string">
            <text:p>&lt;value type="percent"&gt;0.0180108744902</text:p>
          </table:table-cell>
          <table:table-cell office:value-type="string">
            <text:p>&lt;value type="percent"&gt;0.0498414136837</text:p>
          </table:table-cell>
          <table:table-cell office:value-type="string">
            <text:p>&lt;value type="percent"&gt;0.0471227911191</text:p>
          </table:table-cell>
          <table:table-cell office:value-type="string">
            <text:p>&lt;value type="percent"&gt;0.097077480743</text:p>
          </table:table-cell>
          <table:table-cell office:value-type="string">
            <text:p>&lt;value type="percent"&gt;0.5804259175351</text:p>
          </table:table-cell>
          <table:table-cell office:value-type="string">
            <text:p>&lt;value type="percent"&gt;0.0603956959389</text:p>
          </table:table-cell>
          <table:table-cell office:value-type="string">
            <text:p>&lt;value type="percent"&gt;0.096378572255</text:p>
          </table:table-cell>
          <table:table-cell office:value-type="string">
            <text:p>&lt;value type="percent"&gt;0.1210227930116</text:p>
          </table:table-cell>
          <table:table-cell office:value-type="string">
            <text:p>&lt;value type="percent"&gt;0.1441629063982</text:p>
          </table:table-cell>
          <table:table-cell office:value-type="string">
            <text:p>&lt;value type="percent"&gt;0.2954992479463</text:p>
          </table:table-cell>
          <table:table-cell table:style-name="ce1" office:value-type="string">
            <text:p>&lt;value type="percent"&gt;0.280920976512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12">
            <text:p>10312</text:p>
          </table:table-cell>
          <table:table-cell table:style-name="ce1" office:value-type="float" office:value="61788">
            <text:p>61788</text:p>
          </table:table-cell>
          <table:table-cell table:style-name="ce1" office:value-type="float" office:value="40.546029">
            <text:p>40.546029</text:p>
          </table:table-cell>
          <table:table-cell table:style-name="ce1" office:value-type="float" office:value="-74.179125">
            <text:p>-74.179125</text:p>
          </table:table-cell>
          <table:table-cell office:value-type="string">
            <text:p>&lt;value type="USD"&gt;420500</text:p>
          </table:table-cell>
          <table:table-cell office:value-type="string">
            <text:p>&lt;value type="USD"&gt;425400</text:p>
          </table:table-cell>
          <table:table-cell table:style-name="ce1" office:value-type="string">
            <text:p>&lt;value type="USD"&gt;311700</text:p>
          </table:table-cell>
          <table:table-cell table:style-name="ce1" office:value-type="string">
            <text:p>&lt;value type="USD"&gt;297700</text:p>
          </table:table-cell>
          <table:table-cell table:style-name="ce1" office:value-type="string">
            <text:p>&lt;value type="USD"&gt;418600</text:p>
          </table:table-cell>
          <table:table-cell table:style-name="ce1" office:value-type="string">
            <text:p>&lt;value type="USD"&gt;550200</text:p>
          </table:table-cell>
          <table:table-cell office:value-type="string">
            <text:p>&lt;value type="percent"&gt;0.209</text:p>
          </table:table-cell>
          <table:table-cell office:value-type="string">
            <text:p>&lt;value type="percent"&gt;0.457</text:p>
          </table:table-cell>
          <table:table-cell office:value-type="string">
            <text:p>&lt;value type="USD"&gt;260</text:p>
          </table:table-cell>
          <table:table-cell office:value-type="string">
            <text:p>&lt;value type="USD"&gt;435000</text:p>
          </table:table-cell>
          <table:table-cell office:value-type="string">
            <text:p>&lt;value type="USD"&gt;407400</text:p>
          </table:table-cell>
          <table:table-cell office:value-type="string">
            <text:p>&lt;value type="USD"&gt;3613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72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percent"&gt;0.0011258091753</text:p>
          </table:table-cell>
          <table:table-cell office:value-type="string">
            <text:p>&lt;value type="percent"&gt;0.0925978046721</text:p>
          </table:table-cell>
          <table:table-cell office:value-type="string">
            <text:p>&lt;value type="percent"&gt;0.0062482409231</text:p>
          </table:table-cell>
          <table:table-cell office:value-type="string">
            <text:p>&lt;value type="percent"&gt;0.0400788066422</text:p>
          </table:table-cell>
          <table:table-cell office:value-type="string">
            <text:p>&lt;value type="percent"&gt;0.0770616380523</text:p>
          </table:table-cell>
          <table:table-cell office:value-type="string">
            <text:p>&lt;value type="percent"&gt;0.3938643399943</text:p>
          </table:table-cell>
          <table:table-cell office:value-type="string">
            <text:p>&lt;value type="percent"&gt;0.3890233605403</text:p>
          </table:table-cell>
          <table:table-cell office:value-type="string">
            <text:p>&lt;value type="percent"&gt;0.0726914414414</text:p>
          </table:table-cell>
          <table:table-cell office:value-type="string">
            <text:p>&lt;value type="percent"&gt;0.0523648648648</text:p>
          </table:table-cell>
          <table:table-cell office:value-type="string">
            <text:p>&lt;value type="percent"&gt;0.2217905405405</text:p>
          </table:table-cell>
          <table:table-cell office:value-type="string">
            <text:p>&lt;value type="percent"&gt;0.20259009009</text:p>
          </table:table-cell>
          <table:table-cell office:value-type="string">
            <text:p>&lt;value type="percent"&gt;0.3004504504504</text:p>
          </table:table-cell>
          <table:table-cell table:style-name="ce1" office:value-type="string">
            <text:p>&lt;value type="percent"&gt;0.1490427927927</text:p>
          </table:table-cell>
          <table:table-cell table:style-name="ce1" office:value-type="string">
            <text:p>&lt;value type="percent"&gt;0.0283482025022</text:p>
          </table:table-cell>
          <table:table-cell table:style-name="ce1" office:value-type="string">
            <text:p>&lt;value type="percent"&gt;0.2700205880799</text:p>
          </table:table-cell>
          <table:table-cell table:style-name="ce1" office:value-type="string">
            <text:p>&lt;value type="percent"&gt;0.701631209417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1">
            <text:p>10301</text:p>
          </table:table-cell>
          <table:table-cell table:style-name="ce1" office:value-type="float" office:value="61777">
            <text:p>61777</text:p>
          </table:table-cell>
          <table:table-cell table:style-name="ce1" office:value-type="float" office:value="40.624802">
            <text:p>40.624802</text:p>
          </table:table-cell>
          <table:table-cell table:style-name="ce1" office:value-type="float" office:value="-74.094499">
            <text:p>-74.094499</text:p>
          </table:table-cell>
          <table:table-cell office:value-type="string">
            <text:p>&lt;value type="USD"&gt;412800</text:p>
          </table:table-cell>
          <table:table-cell office:value-type="string">
            <text:p>&lt;value type="USD"&gt;447600</text:p>
          </table:table-cell>
          <table:table-cell table:style-name="ce1" office:value-type="string">
            <text:p>&lt;value type="USD"&gt;2110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427300</text:p>
          </table:table-cell>
          <table:table-cell table:style-name="ce1" office:value-type="string">
            <text:p>&lt;value type="USD"&gt;569900</text:p>
          </table:table-cell>
          <table:table-cell office:value-type="string">
            <text:p>&lt;value type="percent"&gt;0.31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475400</text:p>
          </table:table-cell>
          <table:table-cell office:value-type="string">
            <text:p>&lt;value type="USD"&gt;3384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82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percent"&gt;0.0409034568241</text:p>
          </table:table-cell>
          <table:table-cell office:value-type="string">
            <text:p>&lt;value type="percent"&gt;0.066519763118</text:p>
          </table:table-cell>
          <table:table-cell office:value-type="string">
            <text:p>&lt;value type="percent"&gt;0.1293210301611</text:p>
          </table:table-cell>
          <table:table-cell office:value-type="string">
            <text:p>&lt;value type="percent"&gt;0.365514391957</text:p>
          </table:table-cell>
          <table:table-cell office:value-type="string">
            <text:p>&lt;value type="percent"&gt;0.1379975210026</text:p>
          </table:table-cell>
          <table:table-cell office:value-type="string">
            <text:p>&lt;value type="percent"&gt;0.1220217600881</text:p>
          </table:table-cell>
          <table:table-cell office:value-type="string">
            <text:p>&lt;value type="percent"&gt;0.1377220768489</text:p>
          </table:table-cell>
          <table:table-cell office:value-type="string">
            <text:p>&lt;value type="percent"&gt;0.1193438914027</text:p>
          </table:table-cell>
          <table:table-cell office:value-type="string">
            <text:p>&lt;value type="percent"&gt;0.0815893665158</text:p>
          </table:table-cell>
          <table:table-cell office:value-type="string">
            <text:p>&lt;value type="percent"&gt;0.1681278280542</text:p>
          </table:table-cell>
          <table:table-cell office:value-type="string">
            <text:p>&lt;value type="percent"&gt;0.2037613122171</text:p>
          </table:table-cell>
          <table:table-cell office:value-type="string">
            <text:p>&lt;value type="percent"&gt;0.2345871040723</text:p>
          </table:table-cell>
          <table:table-cell table:style-name="ce1" office:value-type="string">
            <text:p>&lt;value type="percent"&gt;0.1882070135746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4">
            <text:p>10304</text:p>
          </table:table-cell>
          <table:table-cell table:style-name="ce1" office:value-type="float" office:value="61780">
            <text:p>61780</text:p>
          </table:table-cell>
          <table:table-cell table:style-name="ce1" office:value-type="float" office:value="40.607839">
            <text:p>40.607839</text:p>
          </table:table-cell>
          <table:table-cell table:style-name="ce1" office:value-type="float" office:value="-74.095935">
            <text:p>-74.095935</text:p>
          </table:table-cell>
          <table:table-cell office:value-type="string">
            <text:p>&lt;value type="USD"&gt;385500</text:p>
          </table:table-cell>
          <table:table-cell office:value-type="string">
            <text:p>&lt;value type="USD"&gt;392800</text:p>
          </table:table-cell>
          <table:table-cell table:style-name="ce1" office:value-type="string">
            <text:p>&lt;value type="USD"&gt;329400</text:p>
          </table:table-cell>
          <table:table-cell table:style-name="ce1" office:value-type="string">
            <text:p>&lt;value type="USD"&gt;254200</text:p>
          </table:table-cell>
          <table:table-cell table:style-name="ce1" office:value-type="string">
            <text:p>&lt;value type="USD"&gt;353600</text:p>
          </table:table-cell>
          <table:table-cell table:style-name="ce1" office:value-type="string">
            <text:p>&lt;value type="USD"&gt;772600</text:p>
          </table:table-cell>
          <table:table-cell office:value-type="string">
            <text:p>&lt;value type="percent"&gt;0.313</text:p>
          </table:table-cell>
          <table:table-cell office:value-type="string">
            <text:p>&lt;value type="percent"&gt;0.355</text:p>
          </table:table-cell>
          <table:table-cell office:value-type="string">
            <text:p>&lt;value type="USD"&gt;255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293000</text:p>
          </table:table-cell>
          <table:table-cell office:value-type="string">
            <text:p>&lt;value type="USD"&gt;3174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45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percent"&gt;0.0418356704137</text:p>
          </table:table-cell>
          <table:table-cell office:value-type="string">
            <text:p>&lt;value type="percent"&gt;0.1237686869857</text:p>
          </table:table-cell>
          <table:table-cell office:value-type="string">
            <text:p>&lt;value type="percent"&gt;0.1106733109282</text:p>
          </table:table-cell>
          <table:table-cell office:value-type="string">
            <text:p>&lt;value type="percent"&gt;0.1643295862788</text:p>
          </table:table-cell>
          <table:table-cell office:value-type="string">
            <text:p>&lt;value type="percent"&gt;0.1170471665314</text:p>
          </table:table-cell>
          <table:table-cell office:value-type="string">
            <text:p>&lt;value type="percent"&gt;0.1768455209178</text:p>
          </table:table-cell>
          <table:table-cell office:value-type="string">
            <text:p>&lt;value type="percent"&gt;0.2655000579441</text:p>
          </table:table-cell>
          <table:table-cell office:value-type="string">
            <text:p>&lt;value type="percent"&gt;0.1329262564584</text:p>
          </table:table-cell>
          <table:table-cell office:value-type="string">
            <text:p>&lt;value type="percent"&gt;0.0829027712541</text:p>
          </table:table-cell>
          <table:table-cell office:value-type="string">
            <text:p>&lt;value type="percent"&gt;0.2312118365429</text:p>
          </table:table-cell>
          <table:table-cell office:value-type="string">
            <text:p>&lt;value type="percent"&gt;0.185533114138</text:p>
          </table:table-cell>
          <table:table-cell office:value-type="string">
            <text:p>&lt;value type="percent"&gt;0.23684828558</text:p>
          </table:table-cell>
          <table:table-cell table:style-name="ce1" office:value-type="string">
            <text:p>&lt;value type="percent"&gt;0.1256458431188</text:p>
          </table:table-cell>
          <table:table-cell table:style-name="ce1" office:value-type="string">
            <text:p>&lt;value type="percent"&gt;0.0713200173686</text:p>
          </table:table-cell>
          <table:table-cell table:style-name="ce1" office:value-type="string">
            <text:p>&lt;value type="percent"&gt;0.2723621363438</text:p>
          </table:table-cell>
          <table:table-cell table:style-name="ce1" office:value-type="string">
            <text:p>&lt;value type="percent"&gt;0.656317846287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5">
            <text:p>10305</text:p>
          </table:table-cell>
          <table:table-cell table:style-name="ce1" office:value-type="float" office:value="61781">
            <text:p>61781</text:p>
          </table:table-cell>
          <table:table-cell table:style-name="ce1" office:value-type="float" office:value="40.597063">
            <text:p>40.597063</text:p>
          </table:table-cell>
          <table:table-cell table:style-name="ce1" office:value-type="float" office:value="-74.076695">
            <text:p>-74.076695</text:p>
          </table:table-cell>
          <table:table-cell office:value-type="string">
            <text:p>&lt;value type="USD"&gt;370500</text:p>
          </table:table-cell>
          <table:table-cell office:value-type="string">
            <text:p>&lt;value type="USD"&gt;377600</text:p>
          </table:table-cell>
          <table:table-cell table:style-name="ce1" office:value-type="string">
            <text:p>&lt;value type="USD"&gt;276100</text:p>
          </table:table-cell>
          <table:table-cell table:style-name="ce1" office:value-type="string">
            <text:p>&lt;value type="USD"&gt;309600</text:p>
          </table:table-cell>
          <table:table-cell table:style-name="ce1" office:value-type="string">
            <text:p>&lt;value type="USD"&gt;3819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432</text:p>
          </table:table-cell>
          <table:table-cell office:value-type="string">
            <text:p>&lt;value type="percent"&gt;0.356</text:p>
          </table:table-cell>
          <table:table-cell office:value-type="string">
            <text:p>&lt;value type="USD"&gt;259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54800</text:p>
          </table:table-cell>
          <table:table-cell office:value-type="string">
            <text:p>&lt;value type="USD"&gt;3240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176494183714</text:p>
          </table:table-cell>
          <table:table-cell office:value-type="string">
            <text:p>&lt;value type="percent"&gt;0.1285599679101</text:p>
          </table:table-cell>
          <table:table-cell office:value-type="string">
            <text:p>&lt;value type="percent"&gt;0.0750100280786</text:p>
          </table:table-cell>
          <table:table-cell office:value-type="string">
            <text:p>&lt;value type="percent"&gt;0.1409947853991</text:p>
          </table:table-cell>
          <table:table-cell office:value-type="string">
            <text:p>&lt;value type="percent"&gt;0.1177296430004</text:p>
          </table:table-cell>
          <table:table-cell office:value-type="string">
            <text:p>&lt;value type="percent"&gt;0.2439831528279</text:p>
          </table:table-cell>
          <table:table-cell office:value-type="string">
            <text:p>&lt;value type="percent"&gt;0.2760730044123</text:p>
          </table:table-cell>
          <table:table-cell office:value-type="string">
            <text:p>&lt;value type="percent"&gt;0.1417577966788</text:p>
          </table:table-cell>
          <table:table-cell office:value-type="string">
            <text:p>&lt;value type="percent"&gt;0.0250101255569</text:p>
          </table:table-cell>
          <table:table-cell office:value-type="string">
            <text:p>&lt;value type="percent"&gt;0.2317739975698</text:p>
          </table:table-cell>
          <table:table-cell office:value-type="string">
            <text:p>&lt;value type="percent"&gt;0.2192183070068</text:p>
          </table:table-cell>
          <table:table-cell office:value-type="string">
            <text:p>&lt;value type="percent"&gt;0.2795666261644</text:p>
          </table:table-cell>
          <table:table-cell table:style-name="ce1" office:value-type="string">
            <text:p>&lt;value type="percent"&gt;0.1009518023491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14">
            <text:p>10314</text:p>
          </table:table-cell>
          <table:table-cell table:style-name="ce1" office:value-type="float" office:value="61790">
            <text:p>61790</text:p>
          </table:table-cell>
          <table:table-cell table:style-name="ce1" office:value-type="float" office:value="40.601304">
            <text:p>40.601304</text:p>
          </table:table-cell>
          <table:table-cell table:style-name="ce1" office:value-type="float" office:value="-74.155654">
            <text:p>-74.155654</text:p>
          </table:table-cell>
          <table:table-cell office:value-type="string">
            <text:p>&lt;value type="USD"&gt;388500</text:p>
          </table:table-cell>
          <table:table-cell office:value-type="string">
            <text:p>&lt;value type="USD"&gt;417600</text:p>
          </table:table-cell>
          <table:table-cell table:style-name="ce1" office:value-type="string">
            <text:p>&lt;value type="USD"&gt;252700</text:p>
          </table:table-cell>
          <table:table-cell table:style-name="ce1" office:value-type="string">
            <text:p>&lt;value type="USD"&gt;283900</text:p>
          </table:table-cell>
          <table:table-cell table:style-name="ce1" office:value-type="string">
            <text:p>&lt;value type="USD"&gt;404300</text:p>
          </table:table-cell>
          <table:table-cell table:style-name="ce1" office:value-type="string">
            <text:p>&lt;value type="USD"&gt;503100</text:p>
          </table:table-cell>
          <table:table-cell office:value-type="string">
            <text:p>&lt;value type="percent"&gt;0.24</text:p>
          </table:table-cell>
          <table:table-cell office:value-type="string">
            <text:p>&lt;value type="percent"&gt;0.322</text:p>
          </table:table-cell>
          <table:table-cell office:value-type="string">
            <text:p>&lt;value type="USD"&gt;259</text:p>
          </table:table-cell>
          <table:table-cell office:value-type="string">
            <text:p>&lt;value type="USD"&gt;399900</text:p>
          </table:table-cell>
          <table:table-cell office:value-type="string">
            <text:p>&lt;value type="USD"&gt;363500</text:p>
          </table:table-cell>
          <table:table-cell office:value-type="string">
            <text:p>&lt;value type="USD"&gt;3242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68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percent"&gt;0.0046063651591</text:p>
          </table:table-cell>
          <table:table-cell office:value-type="string">
            <text:p>&lt;value type="percent"&gt;0.04702680067</text:p>
          </table:table-cell>
          <table:table-cell office:value-type="string">
            <text:p>&lt;value type="percent"&gt;0.0191373534338</text:p>
          </table:table-cell>
          <table:table-cell office:value-type="string">
            <text:p>&lt;value type="percent"&gt;0.0832077051926</text:p>
          </table:table-cell>
          <table:table-cell office:value-type="string">
            <text:p>&lt;value type="percent"&gt;0.1206030150753</text:p>
          </table:table-cell>
          <table:table-cell office:value-type="string">
            <text:p>&lt;value type="percent"&gt;0.3667504187604</text:p>
          </table:table-cell>
          <table:table-cell office:value-type="string">
            <text:p>&lt;value type="percent"&gt;0.3586683417085</text:p>
          </table:table-cell>
          <table:table-cell office:value-type="string">
            <text:p>&lt;value type="percent"&gt;0.1266277309106</text:p>
          </table:table-cell>
          <table:table-cell office:value-type="string">
            <text:p>&lt;value type="percent"&gt;0.0123296560674</text:p>
          </table:table-cell>
          <table:table-cell office:value-type="string">
            <text:p>&lt;value type="percent"&gt;0.2421804023361</text:p>
          </table:table-cell>
          <table:table-cell office:value-type="string">
            <text:p>&lt;value type="percent"&gt;0.1884923210036</text:p>
          </table:table-cell>
          <table:table-cell office:value-type="string">
            <text:p>&lt;value type="percent"&gt;0.3030067056024</text:p>
          </table:table-cell>
          <table:table-cell table:style-name="ce1" office:value-type="string">
            <text:p>&lt;value type="percent"&gt;0.1249405148172</text:p>
          </table:table-cell>
          <table:table-cell table:style-name="ce1" office:value-type="string">
            <text:p>&lt;value type="percent"&gt;0.1990295254543</text:p>
          </table:table-cell>
          <table:table-cell table:style-name="ce1" office:value-type="string">
            <text:p>&lt;value type="percent"&gt;0.28863393371150003</text:p>
          </table:table-cell>
          <table:table-cell table:style-name="ce1" office:value-type="string">
            <text:p>&lt;value type="percent"&gt;0.512336540833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num of nones</text:p>
          </table:table-cell>
          <table:table-cell table:formula="of:=COUNTIF([.E2:.E178]; &quot;none&quot;)" office:value-type="float" office:value="53">
            <text:p>53</text:p>
          </table:table-cell>
          <table:table-cell table:formula="of:=COUNTIF([.F2:.F178]; &quot;none&quot;)" office:value-type="float" office:value="65">
            <text:p>65</text:p>
          </table:table-cell>
          <table:table-cell table:formula="of:=COUNTIF([.G2:.G178]; &quot;none&quot;)" office:value-type="float" office:value="95">
            <text:p>95</text:p>
          </table:table-cell>
          <table:table-cell table:formula="of:=COUNTIF([.H2:.H178]; &quot;none&quot;)" office:value-type="float" office:value="160">
            <text:p>160</text:p>
          </table:table-cell>
          <table:table-cell table:formula="of:=COUNTIF([.I2:.I178]; &quot;none&quot;)" office:value-type="float" office:value="128">
            <text:p>128</text:p>
          </table:table-cell>
          <table:table-cell table:formula="of:=COUNTIF([.J2:.J178]; &quot;none&quot;)" office:value-type="float" office:value="166">
            <text:p>166</text:p>
          </table:table-cell>
          <table:table-cell table:formula="of:=COUNTIF([.K2:.K178]; &quot;none&quot;)" office:value-type="float" office:value="0">
            <text:p>0</text:p>
          </table:table-cell>
          <table:table-cell table:formula="of:=COUNTIF([.L2:.L178]; &quot;none&quot;)" office:value-type="float" office:value="0">
            <text:p>0</text:p>
          </table:table-cell>
          <table:table-cell table:formula="of:=COUNTIF([.M2:.M178]; &quot;none&quot;)" office:value-type="float" office:value="0">
            <text:p>0</text:p>
          </table:table-cell>
          <table:table-cell table:formula="of:=COUNTIF([.N2:.N178]; &quot;none&quot;)" office:value-type="float" office:value="0">
            <text:p>0</text:p>
          </table:table-cell>
          <table:table-cell table:formula="of:=COUNTIF([.O2:.O178]; &quot;none&quot;)" office:value-type="float" office:value="0">
            <text:p>0</text:p>
          </table:table-cell>
          <table:table-cell table:formula="of:=COUNTIF([.P2:.P178]; &quot;none&quot;)" office:value-type="float" office:value="0">
            <text:p>0</text:p>
          </table:table-cell>
          <table:table-cell table:formula="of:=COUNTIF([.Q2:.Q178]; &quot;none&quot;)" office:value-type="float" office:value="0">
            <text:p>0</text:p>
          </table:table-cell>
          <table:table-cell table:formula="of:=COUNTIF([.R2:.R178]; &quot;none&quot;)" office:value-type="float" office:value="0">
            <text:p>0</text:p>
          </table:table-cell>
          <table:table-cell table:formula="of:=COUNTIF([.S2:.S178]; &quot;none&quot;)" office:value-type="float" office:value="53">
            <text:p>53</text:p>
          </table:table-cell>
          <table:table-cell table:formula="of:=COUNTIF([.T2:.T178]; &quot;none&quot;)" office:value-type="float" office:value="0">
            <text:p>0</text:p>
          </table:table-cell>
          <table:table-cell table:formula="of:=COUNTIF([.U2:.U178]; &quot;none&quot;)" office:value-type="float" office:value="0">
            <text:p>0</text:p>
          </table:table-cell>
          <table:table-cell table:formula="of:=COUNTIF([.V2:.V178]; &quot;none&quot;)" office:value-type="float" office:value="0">
            <text:p>0</text:p>
          </table:table-cell>
          <table:table-cell table:formula="of:=COUNTIF([.W2:.W178]; &quot;none&quot;)" office:value-type="float" office:value="0">
            <text:p>0</text:p>
          </table:table-cell>
          <table:table-cell table:formula="of:=COUNTIF([.X2:.X178]; &quot;none&quot;)" office:value-type="float" office:value="1">
            <text:p>1</text:p>
          </table:table-cell>
          <table:table-cell table:formula="of:=COUNTIF([.Y2:.Y178]; &quot;none&quot;)" office:value-type="float" office:value="1">
            <text:p>1</text:p>
          </table:table-cell>
          <table:table-cell table:formula="of:=COUNTIF([.Z2:.Z178]; &quot;none&quot;)" office:value-type="float" office:value="2">
            <text:p>2</text:p>
          </table:table-cell>
          <table:table-cell table:formula="of:=COUNTIF([.AA2:.AA178]; &quot;none&quot;)" office:value-type="float" office:value="11">
            <text:p>11</text:p>
          </table:table-cell>
          <table:table-cell table:formula="of:=COUNTIF([.AB2:.AB178]; &quot;none&quot;)" office:value-type="float" office:value="11">
            <text:p>11</text:p>
          </table:table-cell>
          <table:table-cell table:formula="of:=COUNTIF([.AC2:.AC178]; &quot;none&quot;)" office:value-type="float" office:value="11">
            <text:p>11</text:p>
          </table:table-cell>
          <table:table-cell table:formula="of:=COUNTIF([.AD2:.AD178]; &quot;none&quot;)" office:value-type="float" office:value="12">
            <text:p>12</text:p>
          </table:table-cell>
          <table:table-cell table:formula="of:=COUNTIF([.AE2:.AE178]; &quot;none&quot;)" office:value-type="float" office:value="18">
            <text:p>18</text:p>
          </table:table-cell>
          <table:table-cell table:formula="of:=COUNTIF([.AF2:.AF178]; &quot;none&quot;)" office:value-type="float" office:value="50">
            <text:p>50</text:p>
          </table:table-cell>
          <table:table-cell table:formula="of:=COUNTIF([.AG2:.AG178]; &quot;none&quot;)" office:value-type="float" office:value="108">
            <text:p>108</text:p>
          </table:table-cell>
          <table:table-cell table:formula="of:=COUNTIF([.AH2:.AH178]; &quot;none&quot;)" office:value-type="float" office:value="99">
            <text:p>99</text:p>
          </table:table-cell>
          <table:table-cell table:formula="of:=COUNTIF([.AI2:.AI178]; &quot;none&quot;)" office:value-type="float" office:value="104">
            <text:p>104</text:p>
          </table:table-cell>
          <table:table-cell table:formula="of:=COUNTIF([.AJ2:.AJ178]; &quot;none&quot;)" office:value-type="float" office:value="120">
            <text:p>120</text:p>
          </table:table-cell>
          <table:table-cell table:formula="of:=COUNTIF([.AK2:.AK178]; &quot;none&quot;)" office:value-type="float" office:value="119">
            <text:p>119</text:p>
          </table:table-cell>
          <table:table-cell table:formula="of:=COUNTIF([.AL2:.AL178]; &quot;none&quot;)" office:value-type="float" office:value="112">
            <text:p>112</text:p>
          </table:table-cell>
          <table:table-cell table:formula="of:=COUNTIF([.AM2:.AM178]; &quot;none&quot;)" office:value-type="float" office:value="80">
            <text:p>80</text:p>
          </table:table-cell>
          <table:table-cell table:formula="of:=COUNTIF([.AN2:.AN178]; &quot;none&quot;)" office:value-type="float" office:value="21">
            <text:p>21</text:p>
          </table:table-cell>
          <table:table-cell table:formula="of:=COUNTIF([.AO2:.AO178]; &quot;none&quot;)" office:value-type="float" office:value="21">
            <text:p>21</text:p>
          </table:table-cell>
          <table:table-cell table:formula="of:=COUNTIF([.AP2:.AP178]; &quot;none&quot;)" office:value-type="float" office:value="16">
            <text:p>16</text:p>
          </table:table-cell>
          <table:table-cell table:number-columns-repeated="982"/>
        </table:table-row>
        <table:table-row table:style-name="ro2">
          <table:table-cell table:number-columns-repeated="3"/>
          <table:table-cell office:value-type="string">
            <text:p>num blanks</text:p>
          </table:table-cell>
          <table:table-cell table:formula="of:=COUNTBLANK([.E2:.E177])" office:value-type="float" office:value="0">
            <text:p>0</text:p>
          </table:table-cell>
          <table:table-cell table:formula="of:=COUNTBLANK([.F2:.F177])" office:value-type="float" office:value="0">
            <text:p>0</text:p>
          </table:table-cell>
          <table:table-cell table:formula="of:=COUNTBLANK([.G2:.G177])" office:value-type="float" office:value="0">
            <text:p>0</text:p>
          </table:table-cell>
          <table:table-cell table:formula="of:=COUNTBLANK([.H2:.H177])" office:value-type="float" office:value="0">
            <text:p>0</text:p>
          </table:table-cell>
          <table:table-cell table:formula="of:=COUNTBLANK([.I2:.I177])" office:value-type="float" office:value="0">
            <text:p>0</text:p>
          </table:table-cell>
          <table:table-cell table:formula="of:=COUNTBLANK([.J2:.J177])" office:value-type="float" office:value="0">
            <text:p>0</text:p>
          </table:table-cell>
          <table:table-cell table:formula="of:=COUNTBLANK([.K2:.K177])" office:value-type="float" office:value="0">
            <text:p>0</text:p>
          </table:table-cell>
          <table:table-cell table:formula="of:=COUNTBLANK([.L2:.L177])" office:value-type="float" office:value="0">
            <text:p>0</text:p>
          </table:table-cell>
          <table:table-cell table:formula="of:=COUNTBLANK([.M2:.M177])" office:value-type="float" office:value="0">
            <text:p>0</text:p>
          </table:table-cell>
          <table:table-cell table:formula="of:=COUNTBLANK([.N2:.N177])" office:value-type="float" office:value="0">
            <text:p>0</text:p>
          </table:table-cell>
          <table:table-cell table:formula="of:=COUNTBLANK([.O2:.O177])" office:value-type="float" office:value="0">
            <text:p>0</text:p>
          </table:table-cell>
          <table:table-cell table:formula="of:=COUNTBLANK([.P2:.P177])" office:value-type="float" office:value="0">
            <text:p>0</text:p>
          </table:table-cell>
          <table:table-cell table:formula="of:=COUNTBLANK([.Q2:.Q177])" office:value-type="float" office:value="0">
            <text:p>0</text:p>
          </table:table-cell>
          <table:table-cell table:formula="of:=COUNTBLANK([.R2:.R177])" office:value-type="float" office:value="0">
            <text:p>0</text:p>
          </table:table-cell>
          <table:table-cell table:formula="of:=COUNTBLANK([.S2:.S177])" office:value-type="float" office:value="0">
            <text:p>0</text:p>
          </table:table-cell>
          <table:table-cell table:formula="of:=COUNTBLANK([.T2:.T177])" office:value-type="float" office:value="66">
            <text:p>66</text:p>
          </table:table-cell>
          <table:table-cell table:formula="of:=COUNTBLANK([.U2:.U177])" office:value-type="float" office:value="58">
            <text:p>58</text:p>
          </table:table-cell>
          <table:table-cell table:formula="of:=COUNTBLANK([.V2:.V177])" office:value-type="float" office:value="63">
            <text:p>63</text:p>
          </table:table-cell>
          <table:table-cell table:formula="of:=COUNTBLANK([.W2:.W177])" office:value-type="float" office:value="59">
            <text:p>59</text:p>
          </table:table-cell>
          <table:table-cell table:formula="of:=COUNTBLANK([.X2:.X177])" office:value-type="float" office:value="62">
            <text:p>62</text:p>
          </table:table-cell>
          <table:table-cell table:formula="of:=COUNTBLANK([.Y2:.Y177])" office:value-type="float" office:value="63">
            <text:p>63</text:p>
          </table:table-cell>
          <table:table-cell table:formula="of:=COUNTBLANK([.Z2:.Z177])" office:value-type="float" office:value="61">
            <text:p>61</text:p>
          </table:table-cell>
          <table:table-cell table:formula="of:=COUNTBLANK([.AA2:.AA177])" office:value-type="float" office:value="49">
            <text:p>49</text:p>
          </table:table-cell>
          <table:table-cell table:formula="of:=COUNTBLANK([.AB2:.AB177])" office:value-type="float" office:value="52">
            <text:p>52</text:p>
          </table:table-cell>
          <table:table-cell table:formula="of:=COUNTBLANK([.AC2:.AC177])" office:value-type="float" office:value="48">
            <text:p>48</text:p>
          </table:table-cell>
          <table:table-cell table:formula="of:=COUNTBLANK([.AD2:.AD177])" office:value-type="float" office:value="48">
            <text:p>48</text:p>
          </table:table-cell>
          <table:table-cell table:formula="of:=COUNTBLANK([.AE2:.AE177])" office:value-type="float" office:value="50">
            <text:p>50</text:p>
          </table:table-cell>
          <table:table-cell table:formula="of:=COUNTBLANK([.AF2:.AF177])" office:value-type="float" office:value="52">
            <text:p>52</text:p>
          </table:table-cell>
          <table:table-cell table:formula="of:=COUNTBLANK([.AG2:.AG177])" office:value-type="float" office:value="49">
            <text:p>49</text:p>
          </table:table-cell>
          <table:table-cell table:formula="of:=COUNTBLANK([.AH2:.AH177])" office:value-type="float" office:value="56">
            <text:p>56</text:p>
          </table:table-cell>
          <table:table-cell table:formula="of:=COUNTBLANK([.AI2:.AI177])" office:value-type="float" office:value="57">
            <text:p>57</text:p>
          </table:table-cell>
          <table:table-cell table:formula="of:=COUNTBLANK([.AJ2:.AJ177])" office:value-type="float" office:value="56">
            <text:p>56</text:p>
          </table:table-cell>
          <table:table-cell table:formula="of:=COUNTBLANK([.AK2:.AK177])" office:value-type="float" office:value="57">
            <text:p>57</text:p>
          </table:table-cell>
          <table:table-cell table:formula="of:=COUNTBLANK([.AL2:.AL177])" office:value-type="float" office:value="64">
            <text:p>64</text:p>
          </table:table-cell>
          <table:table-cell table:formula="of:=COUNTBLANK([.AM2:.AM177])" office:value-type="float" office:value="96">
            <text:p>96</text:p>
          </table:table-cell>
          <table:table-cell table:formula="of:=COUNTBLANK([.AN2:.AN177])" office:value-type="float" office:value="155">
            <text:p>155</text:p>
          </table:table-cell>
          <table:table-cell table:formula="of:=COUNTBLANK([.AO2:.AO177])" office:value-type="float" office:value="155">
            <text:p>155</text:p>
          </table:table-cell>
          <table:table-cell table:formula="of:=COUNTBLANK([.AP2:.AP177])" office:value-type="float" office:value="160">
            <text:p>160</text:p>
          </table:table-cell>
          <table:table-cell table:number-columns-repeated="982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179:.E180])" office:value-type="float" office:value="53">
            <text:p>53</text:p>
          </table:table-cell>
          <table:table-cell table:formula="of:=SUM([.F179:.F180])" office:value-type="float" office:value="65">
            <text:p>65</text:p>
          </table:table-cell>
          <table:table-cell table:formula="of:=SUM([.G179:.G180])" office:value-type="float" office:value="95">
            <text:p>95</text:p>
          </table:table-cell>
          <table:table-cell table:formula="of:=SUM([.H179:.H180])" office:value-type="float" office:value="160">
            <text:p>160</text:p>
          </table:table-cell>
          <table:table-cell table:formula="of:=SUM([.I179:.I180])" office:value-type="float" office:value="128">
            <text:p>128</text:p>
          </table:table-cell>
          <table:table-cell table:formula="of:=SUM([.J179:.J180])" office:value-type="float" office:value="166">
            <text:p>166</text:p>
          </table:table-cell>
          <table:table-cell table:formula="of:=SUM([.K179:.K180])" office:value-type="float" office:value="0">
            <text:p>0</text:p>
          </table:table-cell>
          <table:table-cell table:formula="of:=SUM([.L179:.L180])" office:value-type="float" office:value="0">
            <text:p>0</text:p>
          </table:table-cell>
          <table:table-cell table:formula="of:=SUM([.M179:.M180])" office:value-type="float" office:value="0">
            <text:p>0</text:p>
          </table:table-cell>
          <table:table-cell table:formula="of:=SUM([.N179:.N180])" office:value-type="float" office:value="0">
            <text:p>0</text:p>
          </table:table-cell>
          <table:table-cell table:formula="of:=SUM([.O179:.O180])" office:value-type="float" office:value="0">
            <text:p>0</text:p>
          </table:table-cell>
          <table:table-cell table:formula="of:=SUM([.P179:.P180])" office:value-type="float" office:value="0">
            <text:p>0</text:p>
          </table:table-cell>
          <table:table-cell table:formula="of:=SUM([.Q179:.Q180])" office:value-type="float" office:value="0">
            <text:p>0</text:p>
          </table:table-cell>
          <table:table-cell table:formula="of:=SUM([.R179:.R180])" office:value-type="float" office:value="0">
            <text:p>0</text:p>
          </table:table-cell>
          <table:table-cell table:formula="of:=SUM([.S179:.S180])" office:value-type="float" office:value="53">
            <text:p>53</text:p>
          </table:table-cell>
          <table:table-cell table:formula="of:=SUM([.T179:.T180])" office:value-type="float" office:value="66">
            <text:p>66</text:p>
          </table:table-cell>
          <table:table-cell table:formula="of:=SUM([.U179:.U180])" office:value-type="float" office:value="58">
            <text:p>58</text:p>
          </table:table-cell>
          <table:table-cell table:formula="of:=SUM([.V179:.V180])" office:value-type="float" office:value="63">
            <text:p>63</text:p>
          </table:table-cell>
          <table:table-cell table:formula="of:=SUM([.W179:.W180])" office:value-type="float" office:value="59">
            <text:p>59</text:p>
          </table:table-cell>
          <table:table-cell table:formula="of:=SUM([.X179:.X180])" office:value-type="float" office:value="63">
            <text:p>63</text:p>
          </table:table-cell>
          <table:table-cell table:formula="of:=SUM([.Y179:.Y180])" office:value-type="float" office:value="64">
            <text:p>64</text:p>
          </table:table-cell>
          <table:table-cell table:formula="of:=SUM([.Z179:.Z180])" office:value-type="float" office:value="63">
            <text:p>63</text:p>
          </table:table-cell>
          <table:table-cell table:formula="of:=SUM([.AA179:.AA180])" office:value-type="float" office:value="60">
            <text:p>60</text:p>
          </table:table-cell>
          <table:table-cell table:formula="of:=SUM([.AB179:.AB180])" office:value-type="float" office:value="63">
            <text:p>63</text:p>
          </table:table-cell>
          <table:table-cell table:formula="of:=SUM([.AC179:.AC180])" office:value-type="float" office:value="59">
            <text:p>59</text:p>
          </table:table-cell>
          <table:table-cell table:formula="of:=SUM([.AD179:.AD180])" office:value-type="float" office:value="60">
            <text:p>60</text:p>
          </table:table-cell>
          <table:table-cell table:formula="of:=SUM([.AE179:.AE180])" office:value-type="float" office:value="68">
            <text:p>68</text:p>
          </table:table-cell>
          <table:table-cell table:formula="of:=SUM([.AF179:.AF180])" office:value-type="float" office:value="102">
            <text:p>102</text:p>
          </table:table-cell>
          <table:table-cell table:formula="of:=SUM([.AG179:.AG180])" office:value-type="float" office:value="157">
            <text:p>157</text:p>
          </table:table-cell>
          <table:table-cell table:formula="of:=SUM([.AH179:.AH180])" office:value-type="float" office:value="155">
            <text:p>155</text:p>
          </table:table-cell>
          <table:table-cell table:formula="of:=SUM([.AI179:.AI180])" office:value-type="float" office:value="161">
            <text:p>161</text:p>
          </table:table-cell>
          <table:table-cell table:formula="of:=SUM([.AJ179:.AJ180])" office:value-type="float" office:value="176">
            <text:p>176</text:p>
          </table:table-cell>
          <table:table-cell table:formula="of:=SUM([.AK179:.AK180])" office:value-type="float" office:value="176">
            <text:p>176</text:p>
          </table:table-cell>
          <table:table-cell table:formula="of:=SUM([.AL179:.AL180])" office:value-type="float" office:value="176">
            <text:p>176</text:p>
          </table:table-cell>
          <table:table-cell table:formula="of:=SUM([.AM179:.AM180])" office:value-type="float" office:value="176">
            <text:p>176</text:p>
          </table:table-cell>
          <table:table-cell table:formula="of:=SUM([.AN179:.AN180])" office:value-type="float" office:value="176">
            <text:p>176</text:p>
          </table:table-cell>
          <table:table-cell table:formula="of:=SUM([.AO179:.AO180])" office:value-type="float" office:value="176">
            <text:p>176</text:p>
          </table:table-cell>
          <table:table-cell table:formula="of:=SUM([.AP179:.AP180])" office:value-type="float" office:value="176">
            <text:p>176</text:p>
          </table:table-cell>
          <table:table-cell table:number-columns-repeated="982"/>
        </table:table-row>
        <table:table-row table:style-name="ro2">
          <table:table-cell table:number-columns-repeated="3"/>
          <table:table-cell office:value-type="string">
            <text:p>%none</text:p>
          </table:table-cell>
          <table:table-cell table:formula="of:=[.E181]/176" office:value-type="float" office:value="0.301136363636364">
            <text:p>0.3011363636</text:p>
          </table:table-cell>
          <table:table-cell table:formula="of:=[.F181]/176" office:value-type="float" office:value="0.369318181818182">
            <text:p>0.3693181818</text:p>
          </table:table-cell>
          <table:table-cell table:formula="of:=[.G181]/176" office:value-type="float" office:value="0.539772727272727">
            <text:p>0.5397727273</text:p>
          </table:table-cell>
          <table:table-cell table:formula="of:=[.H181]/176" office:value-type="float" office:value="0.909090909090909">
            <text:p>0.9090909091</text:p>
          </table:table-cell>
          <table:table-cell table:formula="of:=[.I181]/176" office:value-type="float" office:value="0.727272727272727">
            <text:p>0.7272727273</text:p>
          </table:table-cell>
          <table:table-cell table:formula="of:=[.J181]/176" office:value-type="float" office:value="0.943181818181818">
            <text:p>0.9431818182</text:p>
          </table:table-cell>
          <table:table-cell table:formula="of:=[.K181]/176" office:value-type="float" office:value="0">
            <text:p>0</text:p>
          </table:table-cell>
          <table:table-cell table:formula="of:=[.L181]/176" office:value-type="float" office:value="0">
            <text:p>0</text:p>
          </table:table-cell>
          <table:table-cell table:formula="of:=[.M181]/176" office:value-type="float" office:value="0">
            <text:p>0</text:p>
          </table:table-cell>
          <table:table-cell table:formula="of:=[.N181]/176" office:value-type="float" office:value="0">
            <text:p>0</text:p>
          </table:table-cell>
          <table:table-cell table:formula="of:=[.O181]/176" office:value-type="float" office:value="0">
            <text:p>0</text:p>
          </table:table-cell>
          <table:table-cell table:formula="of:=[.P181]/176" office:value-type="float" office:value="0">
            <text:p>0</text:p>
          </table:table-cell>
          <table:table-cell table:formula="of:=[.Q181]/176" office:value-type="float" office:value="0">
            <text:p>0</text:p>
          </table:table-cell>
          <table:table-cell table:formula="of:=[.R181]/176" office:value-type="float" office:value="0">
            <text:p>0</text:p>
          </table:table-cell>
          <table:table-cell table:formula="of:=[.S181]/176" office:value-type="float" office:value="0.301136363636364">
            <text:p>0.3011363636</text:p>
          </table:table-cell>
          <table:table-cell table:formula="of:=[.T181]/176" office:value-type="float" office:value="0.375">
            <text:p>0.375</text:p>
          </table:table-cell>
          <table:table-cell table:formula="of:=[.U181]/176" office:value-type="float" office:value="0.329545454545454">
            <text:p>0.3295454545</text:p>
          </table:table-cell>
          <table:table-cell table:formula="of:=[.V181]/176" office:value-type="float" office:value="0.357954545454545">
            <text:p>0.3579545455</text:p>
          </table:table-cell>
          <table:table-cell table:formula="of:=[.W181]/176" office:value-type="float" office:value="0.335227272727273">
            <text:p>0.3352272727</text:p>
          </table:table-cell>
          <table:table-cell table:formula="of:=[.X181]/176" office:value-type="float" office:value="0.357954545454545">
            <text:p>0.3579545455</text:p>
          </table:table-cell>
          <table:table-cell table:formula="of:=[.Y181]/176" office:value-type="float" office:value="0.363636363636364">
            <text:p>0.3636363636</text:p>
          </table:table-cell>
          <table:table-cell table:formula="of:=[.Z181]/176" office:value-type="float" office:value="0.357954545454545">
            <text:p>0.3579545455</text:p>
          </table:table-cell>
          <table:table-cell table:formula="of:=[.AA181]/176" office:value-type="float" office:value="0.340909090909091">
            <text:p>0.3409090909</text:p>
          </table:table-cell>
          <table:table-cell table:formula="of:=[.AB181]/176" office:value-type="float" office:value="0.357954545454545">
            <text:p>0.3579545455</text:p>
          </table:table-cell>
          <table:table-cell table:formula="of:=[.AC181]/176" office:value-type="float" office:value="0.335227272727273">
            <text:p>0.3352272727</text:p>
          </table:table-cell>
          <table:table-cell table:formula="of:=[.AD181]/176" office:value-type="float" office:value="0.340909090909091">
            <text:p>0.3409090909</text:p>
          </table:table-cell>
          <table:table-cell table:formula="of:=[.AE181]/176" office:value-type="float" office:value="0.386363636363636">
            <text:p>0.3863636364</text:p>
          </table:table-cell>
          <table:table-cell table:formula="of:=[.AF181]/176" office:value-type="float" office:value="0.579545454545455">
            <text:p>0.5795454545</text:p>
          </table:table-cell>
          <table:table-cell table:formula="of:=[.AG181]/176" office:value-type="float" office:value="0.892045454545455">
            <text:p>0.8920454545</text:p>
          </table:table-cell>
          <table:table-cell table:formula="of:=[.AH181]/176" office:value-type="float" office:value="0.880681818181818">
            <text:p>0.8806818182</text:p>
          </table:table-cell>
          <table:table-cell table:formula="of:=[.AI181]/176" office:value-type="float" office:value="0.914772727272727">
            <text:p>0.9147727273</text:p>
          </table:table-cell>
          <table:table-cell table:formula="of:=[.AJ181]/176" office:value-type="float" office:value="1">
            <text:p>1</text:p>
          </table:table-cell>
          <table:table-cell table:formula="of:=[.AK181]/176" office:value-type="float" office:value="1">
            <text:p>1</text:p>
          </table:table-cell>
          <table:table-cell table:formula="of:=[.AL181]/176" office:value-type="float" office:value="1">
            <text:p>1</text:p>
          </table:table-cell>
          <table:table-cell table:formula="of:=[.AM181]/176" office:value-type="float" office:value="1">
            <text:p>1</text:p>
          </table:table-cell>
          <table:table-cell table:formula="of:=[.AN181]/176" office:value-type="float" office:value="1">
            <text:p>1</text:p>
          </table:table-cell>
          <table:table-cell table:formula="of:=[.AO181]/176" office:value-type="float" office:value="1">
            <text:p>1</text:p>
          </table:table-cell>
          <table:table-cell table:formula="of:=[.AP181]/176" office:value-type="float" office:value="1">
            <text:p>1</text:p>
          </table:table-cell>
          <table:table-cell table:number-columns-repeated="982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AP17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11/28/2014</text:date>, <text:time>22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22:38:06</dc:date>
    <meta:generator>OpenOffice.org/3.4.1$Unix OpenOffice.org_project/341m1$Build-9593</meta:generator>
    <meta:editing-duration>PT7H16M53S</meta:editing-duration>
    <meta:editing-cycles>8</meta:editing-cycles>
    <meta:document-statistic meta:table-count="1" meta:cell-count="5954" meta:object-count="0"/>
  </office:meta>
</office:document-meta>
</file>